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30%" style:writing-mode="lr-tb"/>
    </style:style>
    <style:style style:name="T1_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1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1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1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1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_14" style:family="text">
      <style:text-properties fo:color="#333333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5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16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17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18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19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20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21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22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23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T1_24" style:family="text">
      <style:text-properties fo:color="#333333"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5" style:family="text">
      <style:text-properties fo:color="#333333" fo:font-size="9pt" style:font-size-asian="9pt" style:font-size-complex="9pt"/>
    </style:style>
    <style:style style:name="T1_26" style:family="text">
      <style:text-properties fo:color="#333333" fo:font-size="9pt" style:font-size-asian="9pt" style:font-size-complex="9pt"/>
    </style:style>
    <style:style style:name="T1_27" style:family="text">
      <style:text-properties fo:color="#333333" fo:font-size="9pt" style:font-size-asian="9pt" style:font-size-complex="9pt"/>
    </style:style>
    <style:style style:name="T1_28" style:family="text">
      <style:text-properties fo:color="#333333" fo:font-size="9pt" style:font-size-asian="9pt" style:font-size-complex="9pt"/>
    </style:style>
    <style:style style:name="T1_29" style:family="text">
      <style:text-properties fo:color="#333333" fo:font-size="9pt" style:font-size-asian="9pt" style:font-size-complex="9pt"/>
    </style:style>
    <style:style style:name="T1_30" style:family="text">
      <style:text-properties fo:color="#333333" fo:font-size="9pt" style:font-size-asian="9pt" style:font-size-complex="9pt"/>
    </style:style>
    <style:style style:name="T1_31" style:family="text"/>
    <style:style style:name="T1_32" style:family="text">
      <style:text-properties fo:color="#1155cc" style:text-underline-style="solid" style:text-underline-color="font-color"/>
    </style:style>
    <style:style style:name="T1_33" style:family="text"/>
    <style:style style:name="T1_34" style:family="text">
      <style:text-properties fo:color="#1155cc" style:text-underline-style="solid" style:text-underline-color="font-color"/>
    </style:style>
    <style:style style:name="T1_35" style:family="text"/>
    <style:style style:name="T1_36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text-align="justify" fo:break-before="auto" fo:line-height="140%" fo:margin-top="0.388cm" style:writing-mode="lr-tb"/>
    </style:style>
    <style:style style:name="T2_1" style:family="text">
      <style:text-properties fo:background-color="#ffffff" fo:color="#333333" fo:font-size="9pt" style:font-size-asian="9pt" style:font-size-complex="9pt"/>
    </style:style>
    <style:style style:name="T2_2" style:family="text">
      <style:text-properties fo:background-color="#ffffff" fo:color="#333333" fo:font-size="9pt" style:font-size-asian="9pt" style:font-size-complex="9pt"/>
    </style:style>
    <style:style style:name="T2_3" style:family="text">
      <style:text-properties fo:background-color="#ffffff" fo:color="#333333" fo:font-size="9pt" style:font-size-asian="9pt" style:font-size-complex="9pt"/>
    </style:style>
    <style:style style:name="T2_4" style:family="text">
      <style:text-properties fo:background-color="#ffffff" fo:color="#333333" fo:font-size="9pt" style:font-size-asian="9pt" style:font-size-complex="9pt"/>
    </style:style>
    <style:style style:name="T2_5" style:family="text">
      <style:text-properties fo:background-color="#ffffff" fo:color="#333333" fo:font-size="9pt" style:font-size-asian="9pt" style:font-size-complex="9pt"/>
    </style:style>
    <style:style style:name="T2_6" style:family="text">
      <style:text-properties fo:background-color="#ffffff" fo:color="#333333" fo:font-size="9pt" style:font-size-asian="9pt" style:font-size-complex="9pt"/>
    </style:style>
    <style:style style:name="T2_7" style:family="text">
      <style:text-properties fo:background-color="#ffffff" fo:color="#333333" fo:font-size="9pt" style:font-size-asian="9pt" style:font-size-complex="9pt"/>
    </style:style>
    <style:style style:name="T2_8" style:family="text">
      <style:text-properties fo:background-color="#ffffff" fo:color="#333333" fo:font-size="9pt" style:font-size-asian="9pt" style:font-size-complex="9pt"/>
    </style:style>
    <style:style style:name="T2_9" style:family="text">
      <style:text-properties fo:background-color="#ffffff" fo:color="#333333" fo:font-size="9pt" style:font-size-asian="9pt" style:font-size-complex="9pt"/>
    </style:style>
    <style:style style:name="T2_10" style:family="text">
      <style:text-properties fo:background-color="#ffffff" fo:color="#333333" fo:font-size="9pt" style:font-size-asian="9pt" style:font-size-complex="9pt"/>
    </style:style>
    <style:style style:name="T2_11" style:family="text">
      <style:text-properties fo:background-color="#ffffff" fo:color="#333333" fo:font-size="9pt" style:font-size-asian="9pt" style:font-size-complex="9pt"/>
    </style:style>
    <style:style style:name="T2_12" style:family="text">
      <style:text-properties fo:background-color="#ffffff" fo:color="#333333" fo:font-size="9pt" style:font-size-asian="9pt" style:font-size-complex="9pt"/>
    </style:style>
    <style:style style:name="T2_13" style:family="text">
      <style:text-properties fo:background-color="#ffffff" fo:color="#333333" fo:font-size="9pt" style:font-size-asian="9pt" style:font-size-complex="9pt"/>
    </style:style>
    <style:style style:name="T2_14" style:family="text">
      <style:text-properties fo:background-color="#ffffff" fo:color="#333333" fo:font-size="9pt" style:font-size-asian="9pt" style:font-size-complex="9pt"/>
    </style:style>
    <style:style style:name="T2_15" style:family="text">
      <style:text-properties fo:background-color="#ffffff" fo:color="#333333" fo:font-size="9pt" style:font-size-asian="9pt" style:font-size-complex="9pt"/>
    </style:style>
    <style:style style:name="T2_16" style:family="text">
      <style:text-properties fo:background-color="#ffffff" fo:color="#333333" fo:font-size="9pt" style:font-size-asian="9pt" style:font-size-complex="9pt"/>
    </style:style>
    <style:style style:name="T2_17" style:family="text">
      <style:text-properties fo:background-color="#ffffff" fo:color="#333333" fo:font-size="9pt" style:font-size-asian="9pt" style:font-size-complex="9pt"/>
    </style:style>
    <style:style style:name="T2_18" style:family="text">
      <style:text-properties fo:background-color="#ffffff" fo:color="#333333" fo:font-size="9pt" style:font-size-asian="9pt" style:font-size-complex="9pt"/>
    </style:style>
    <style:style style:name="T2_19" style:family="text">
      <style:text-properties fo:background-color="#ffffff" fo:color="#333333" fo:font-size="9pt" style:font-size-asian="9pt" style:font-size-complex="9pt"/>
    </style:style>
    <style:style style:name="T2_20" style:family="text">
      <style:text-properties fo:background-color="#ffffff" fo:color="#333333" fo:font-size="9pt" style:font-size-asian="9pt" style:font-size-complex="9pt"/>
    </style:style>
    <style:style style:name="T2_21" style:family="text">
      <style:text-properties fo:background-color="#ffffff" fo:color="#333333" fo:font-size="9pt" style:font-size-asian="9pt" style:font-size-complex="9pt"/>
    </style:style>
    <style:style style:name="T2_22" style:family="text">
      <style:text-properties fo:background-color="#ffffff" fo:color="#333333" fo:font-size="9pt" style:font-size-asian="9pt" style:font-size-complex="9pt"/>
    </style:style>
    <style:style style:name="T2_23" style:family="text">
      <style:text-properties fo:background-color="#ffffff" fo:color="#333333" fo:font-size="9pt" style:font-size-asian="9pt" style:font-size-complex="9pt"/>
    </style:style>
    <style:style style:name="T2_24" style:family="text">
      <style:text-properties fo:background-color="#ffffff" fo:color="#333333" fo:font-size="9pt" style:font-size-asian="9pt" style:font-size-complex="9pt"/>
    </style:style>
    <style:style style:name="T2_25" style:family="text">
      <style:text-properties fo:background-color="#ffffff" fo:color="#333333" fo:font-size="9pt" style:font-size-asian="9pt" style:font-size-complex="9pt"/>
    </style:style>
    <style:style style:name="T2_26" style:family="text">
      <style:text-properties fo:background-color="#ffffff" fo:color="#333333" fo:font-size="9pt" style:font-size-asian="9pt" style:font-size-complex="9pt"/>
    </style:style>
    <style:style style:name="T2_27" style:family="text">
      <style:text-properties fo:background-color="#ffffff" fo:color="#333333" fo:font-size="9pt" style:font-size-asian="9pt" style:font-size-complex="9pt"/>
    </style:style>
    <style:style style:name="T2_28" style:family="text">
      <style:text-properties fo:background-color="#ffffff" fo:color="#333333" fo:font-size="9pt" style:font-size-asian="9pt" style:font-size-complex="9pt"/>
    </style:style>
    <style:style style:name="T2_29" style:family="text">
      <style:text-properties fo:background-color="#ffffff" fo:color="#333333" fo:font-size="9pt" style:font-size-asian="9pt" style:font-size-complex="9pt"/>
    </style:style>
    <style:style style:name="T2_30" style:family="text">
      <style:text-properties fo:background-color="#ffffff" fo:color="#333333" fo:font-size="9pt" style:font-size-asian="9pt" style:font-size-complex="9pt"/>
    </style:style>
    <style:style style:name="T2_31" style:family="text">
      <style:text-properties fo:background-color="#ffffff" fo:color="#333333" fo:font-size="9pt" style:font-size-asian="9pt" style:font-size-complex="9pt"/>
    </style:style>
    <style:style style:name="T2_32" style:family="text">
      <style:text-properties fo:background-color="#ffffff" fo:color="#333333" fo:font-size="9pt" style:font-size-asian="9pt" style:font-size-complex="9pt"/>
    </style:style>
    <style:style style:name="T2_33" style:family="text">
      <style:text-properties fo:background-color="#ffffff" fo:color="#333333" fo:font-size="9pt" style:font-size-asian="9pt" style:font-size-complex="9pt"/>
    </style:style>
    <style:style style:name="T2_34" style:family="text">
      <style:text-properties fo:background-color="#ffffff" fo:color="#333333" fo:font-size="9pt" style:font-size-asian="9pt" style:font-size-complex="9pt"/>
    </style:style>
    <style:style style:name="T2_35" style:family="text">
      <style:text-properties fo:background-color="#ffffff" fo:color="#333333" fo:font-size="9pt" style:font-size-asian="9pt" style:font-size-complex="9pt"/>
    </style:style>
    <style:style style:name="T2_36" style:family="text">
      <style:text-properties fo:background-color="#ffffff" fo:color="#333333" fo:font-size="9pt" style:font-size-asian="9pt" style:font-size-complex="9pt"/>
    </style:style>
    <style:style style:name="T2_37" style:family="text">
      <style:text-properties fo:background-color="#ffffff" fo:color="#333333" fo:font-size="9pt" style:font-size-asian="9pt" style:font-size-complex="9pt"/>
    </style:style>
    <style:style style:name="T2_38" style:family="text">
      <style:text-properties fo:background-color="#ffffff" fo:color="#333333" fo:font-size="9pt" style:font-size-asian="9pt" style:font-size-complex="9pt"/>
    </style:style>
    <style:style style:name="T2_39" style:family="text">
      <style:text-properties fo:background-color="#ffffff" fo:color="#333333" fo:font-size="9pt" style:font-size-asian="9pt" style:font-size-complex="9pt"/>
    </style:style>
    <style:style style:name="T2_40" style:family="text">
      <style:text-properties fo:background-color="#ffffff" fo:color="#333333" fo:font-size="9pt" style:font-size-asian="9pt" style:font-size-complex="9pt"/>
    </style:style>
    <style:style style:name="T2_41" style:family="text">
      <style:text-properties fo:background-color="#ffffff" fo:color="#333333" fo:font-size="9pt" style:font-size-asian="9pt" style:font-size-complex="9pt"/>
    </style:style>
    <style:style style:name="T2_42" style:family="text">
      <style:text-properties fo:background-color="#ffffff" fo:color="#333333" fo:font-size="9pt" style:font-size-asian="9pt" style:font-size-complex="9pt"/>
    </style:style>
    <style:style style:name="T2_43" style:family="text">
      <style:text-properties fo:background-color="#ffffff" fo:color="#333333" fo:font-size="9pt" style:font-size-asian="9pt" style:font-size-complex="9pt"/>
    </style:style>
    <style:style style:name="T2_44" style:family="text">
      <style:text-properties fo:background-color="#ffffff" fo:color="#333333" fo:font-size="9pt" style:font-size-asian="9pt" style:font-size-complex="9pt"/>
    </style:style>
    <style:style style:name="T2_45" style:family="text">
      <style:text-properties fo:background-color="#ffffff" fo:color="#333333" fo:font-size="9pt" style:font-size-asian="9pt" style:font-size-complex="9pt"/>
    </style:style>
    <style:style style:name="T2_46" style:family="text">
      <style:text-properties fo:background-color="#ffffff" fo:color="#333333" fo:font-size="9pt" style:font-size-asian="9pt" style:font-size-complex="9pt"/>
    </style:style>
    <style:style style:name="T2_47" style:family="text">
      <style:text-properties fo:background-color="#ffffff" fo:color="#333333" fo:font-size="9pt" style:font-size-asian="9pt" style:font-size-complex="9pt"/>
    </style:style>
    <style:style style:name="T2_48" style:family="text">
      <style:text-properties fo:background-color="#ffffff" fo:color="#333333" fo:font-size="9pt" style:font-size-asian="9pt" style:font-size-complex="9pt"/>
    </style:style>
    <style:style style:name="T2_49" style:family="text">
      <style:text-properties fo:background-color="#ffffff" fo:color="#333333" fo:font-size="9pt" style:font-size-asian="9pt" style:font-size-complex="9pt"/>
    </style:style>
    <style:style style:name="T2_50" style:family="text">
      <style:text-properties fo:background-color="#ffffff" fo:color="#333333" fo:font-size="9pt" style:font-size-asian="9pt" style:font-size-complex="9pt"/>
    </style:style>
    <style:style style:name="T2_51" style:family="text">
      <style:text-properties fo:background-color="#ffffff" fo:color="#333333" fo:font-size="9pt" style:font-size-asian="9pt" style:font-size-complex="9pt"/>
    </style:style>
    <style:style style:name="T2_52" style:family="text">
      <style:text-properties fo:background-color="#ffffff" fo:color="#333333" fo:font-size="9pt" style:font-size-asian="9pt" style:font-size-complex="9pt"/>
    </style:style>
    <style:style style:name="T2_53" style:family="text">
      <style:text-properties fo:background-color="#ffffff" fo:color="#333333" fo:font-size="9pt" style:font-size-asian="9pt" style:font-size-complex="9pt"/>
    </style:style>
    <style:style style:name="T2_54" style:family="text">
      <style:text-properties fo:background-color="#ffffff" fo:color="#333333" fo:font-size="9pt" style:font-size-asian="9pt" style:font-size-complex="9pt"/>
    </style:style>
    <style:style style:name="T2_55" style:family="text">
      <style:text-properties fo:background-color="#ffffff" fo:color="#333333" fo:font-size="9pt" style:font-size-asian="9pt" style:font-size-complex="9pt"/>
    </style:style>
    <style:style style:name="T2_56" style:family="text">
      <style:text-properties fo:background-color="#ffffff" fo:color="#333333" fo:font-size="9pt" style:font-size-asian="9pt" style:font-size-complex="9pt"/>
    </style:style>
    <style:style style:name="T2_57" style:family="text">
      <style:text-properties fo:background-color="#ffffff" fo:color="#333333" fo:font-size="9pt" style:font-size-asian="9pt" style:font-size-complex="9pt"/>
    </style:style>
    <style:style style:name="T2_58" style:family="text">
      <style:text-properties fo:background-color="#ffffff" fo:color="#333333" fo:font-size="9pt" style:font-size-asian="9pt" style:font-size-complex="9pt"/>
    </style:style>
    <style:style style:name="T2_59" style:family="text">
      <style:text-properties fo:background-color="#ffffff" fo:color="#333333" fo:font-size="9pt" style:font-size-asian="9pt" style:font-size-complex="9pt"/>
    </style:style>
    <style:style style:name="T2_60" style:family="text">
      <style:text-properties fo:background-color="#ffffff" fo:color="#333333" fo:font-size="9pt" style:font-size-asian="9pt" style:font-size-complex="9pt"/>
    </style:style>
    <style:style style:name="T2_61" style:family="text">
      <style:text-properties fo:background-color="#ffffff" fo:color="#333333" fo:font-size="9pt" style:font-size-asian="9pt" style:font-size-complex="9pt"/>
    </style:style>
    <style:style style:name="T2_62" style:family="text">
      <style:text-properties fo:background-color="#ffffff" fo:color="#333333" fo:font-size="9pt" style:font-size-asian="9pt" style:font-size-complex="9pt"/>
    </style:style>
    <style:style style:name="T2_63" style:family="text">
      <style:text-properties fo:background-color="#ffffff" fo:color="#333333" fo:font-size="9pt" style:font-size-asian="9pt" style:font-size-complex="9pt"/>
    </style:style>
    <style:style style:name="T2_64" style:family="text">
      <style:text-properties fo:background-color="#ffffff" fo:color="#333333" fo:font-size="9pt" style:font-size-asian="9pt" style:font-size-complex="9pt"/>
    </style:style>
    <style:style style:name="T2_65" style:family="text">
      <style:text-properties fo:background-color="#ffffff" fo:color="#333333" fo:font-size="9pt" style:font-size-asian="9pt" style:font-size-complex="9pt"/>
    </style:style>
    <style:style style:name="T2_66" style:family="text">
      <style:text-properties fo:background-color="#ffffff" fo:color="#333333" fo:font-size="9pt" style:font-size-asian="9pt" style:font-size-complex="9pt"/>
    </style:style>
    <style:style style:name="T2_67" style:family="text">
      <style:text-properties fo:background-color="#ffffff" fo:color="#333333" fo:font-size="9pt" style:font-size-asian="9pt" style:font-size-complex="9pt"/>
    </style:style>
    <style:style style:name="T2_68" style:family="text">
      <style:text-properties fo:background-color="#ffffff" fo:color="#333333" fo:font-size="9pt" style:font-size-asian="9pt" style:font-size-complex="9pt"/>
    </style:style>
    <style:style style:name="T2_69" style:family="text">
      <style:text-properties fo:background-color="#ffffff" fo:color="#333333" fo:font-size="9pt" style:font-size-asian="9pt" style:font-size-complex="9pt"/>
    </style:style>
    <style:style style:name="T2_70" style:family="text">
      <style:text-properties fo:background-color="#ffffff" fo:color="#333333" fo:font-size="9pt" style:font-size-asian="9pt" style:font-size-complex="9pt"/>
    </style:style>
    <style:style style:name="T2_71" style:family="text">
      <style:text-properties fo:background-color="#ffffff" fo:color="#333333" fo:font-size="9pt" style:font-size-asian="9pt" style:font-size-complex="9pt"/>
    </style:style>
    <style:style style:name="T2_72" style:family="text">
      <style:text-properties fo:background-color="#ffffff" fo:color="#333333" fo:font-size="9pt" style:font-size-asian="9pt" style:font-size-complex="9pt"/>
    </style:style>
    <style:style style:name="T2_73" style:family="text">
      <style:text-properties fo:background-color="#ffffff" fo:color="#333333" fo:font-size="9pt" style:font-size-asian="9pt" style:font-size-complex="9pt"/>
    </style:style>
    <style:style style:name="T2_74" style:family="text">
      <style:text-properties fo:background-color="#ffffff" fo:color="#333333" fo:font-size="9pt" style:font-size-asian="9pt" style:font-size-complex="9pt"/>
    </style:style>
    <style:style style:name="T2_75" style:family="text">
      <style:text-properties fo:background-color="#ffffff" fo:color="#333333" fo:font-size="9pt" style:font-size-asian="9pt" style:font-size-complex="9pt"/>
    </style:style>
    <style:style style:name="T2_76" style:family="text">
      <style:text-properties fo:background-color="#ffffff" fo:color="#333333" fo:font-size="9pt" style:font-size-asian="9pt" style:font-size-complex="9pt"/>
    </style:style>
    <style:style style:name="T2_77" style:family="text">
      <style:text-properties fo:background-color="#ffffff" fo:color="#333333" fo:font-size="9pt" style:font-size-asian="9pt" style:font-size-complex="9pt"/>
    </style:style>
    <style:style style:name="T2_78" style:family="text">
      <style:text-properties fo:background-color="#ffffff" fo:color="#333333" fo:font-size="9pt" style:font-size-asian="9pt" style:font-size-complex="9pt"/>
    </style:style>
    <style:style style:name="T2_79" style:family="text">
      <style:text-properties fo:background-color="#ffffff" fo:color="#333333" fo:font-size="9pt" style:font-size-asian="9pt" style:font-size-complex="9pt"/>
    </style:style>
    <style:style style:name="T2_80" style:family="text">
      <style:text-properties fo:background-color="#ffffff" fo:color="#333333" fo:font-size="9pt" style:font-size-asian="9pt" style:font-size-complex="9pt"/>
    </style:style>
    <style:style style:name="T2_81" style:family="text">
      <style:text-properties fo:background-color="#ffffff" fo:color="#333333" fo:font-size="9pt" style:font-size-asian="9pt" style:font-size-complex="9pt"/>
    </style:style>
    <style:style style:name="T2_82" style:family="text">
      <style:text-properties fo:background-color="#ffffff" fo:color="#333333" fo:font-size="9pt" style:font-size-asian="9pt" style:font-size-complex="9pt"/>
    </style:style>
    <style:style style:name="T2_83" style:family="text">
      <style:text-properties fo:background-color="#ffffff" fo:color="#333333" fo:font-size="9pt" style:font-size-asian="9pt" style:font-size-complex="9pt"/>
    </style:style>
    <style:style style:name="T2_84" style:family="text">
      <style:text-properties fo:background-color="#ffffff" fo:color="#333333" fo:font-size="9pt" style:font-size-asian="9pt" style:font-size-complex="9pt"/>
    </style:style>
    <style:style style:name="T2_85" style:family="text">
      <style:text-properties fo:background-color="#ffffff" fo:color="#333333" fo:font-size="9pt" style:font-size-asian="9pt" style:font-size-complex="9pt"/>
    </style:style>
    <style:style style:name="T2_86" style:family="text">
      <style:text-properties fo:background-color="#ffffff" fo:color="#333333" fo:font-size="9pt" style:font-size-asian="9pt" style:font-size-complex="9pt"/>
    </style:style>
    <style:style style:name="T2_87" style:family="text">
      <style:text-properties fo:background-color="#ffffff" fo:color="#333333" fo:font-size="9pt" style:font-size-asian="9pt" style:font-size-complex="9pt"/>
    </style:style>
    <style:style style:name="T2_88" style:family="text">
      <style:text-properties fo:background-color="#ffffff" fo:color="#333333" fo:font-size="9pt" style:font-size-asian="9pt" style:font-size-complex="9pt"/>
    </style:style>
    <style:style style:name="T2_89" style:family="text">
      <style:text-properties fo:background-color="#ffffff" fo:color="#333333" fo:font-size="9pt" style:font-size-asian="9pt" style:font-size-complex="9pt"/>
    </style:style>
    <style:style style:name="T2_90" style:family="text">
      <style:text-properties fo:background-color="#ffffff" fo:color="#333333" fo:font-size="9pt" style:font-size-asian="9pt" style:font-size-complex="9pt"/>
    </style:style>
    <style:style style:name="T2_91" style:family="text">
      <style:text-properties fo:background-color="#ffffff" fo:color="#333333" fo:font-size="9pt" style:font-size-asian="9pt" style:font-size-complex="9pt"/>
    </style:style>
    <style:style style:name="T2_92" style:family="text">
      <style:text-properties fo:background-color="#ffffff" fo:color="#333333" fo:font-size="9pt" style:font-size-asian="9pt" style:font-size-complex="9pt"/>
    </style:style>
    <style:style style:name="P3" style:family="paragraph" style:parent-style-name="Standard">
      <style:paragraph-properties fo:text-align="justify" fo:break-before="auto" fo:line-height="140%" fo:margin-top="0.388cm" style:writing-mode="lr-tb"/>
    </style:style>
    <style:style style:name="T3_1" style:family="text">
      <style:text-properties fo:background-color="#ffffff" fo:color="#333333" fo:font-size="9pt" style:font-size-asian="9pt" style:font-size-complex="9pt"/>
    </style:style>
    <style:style style:name="T3_2" style:family="text">
      <style:text-properties fo:background-color="#ffffff" fo:color="#333333" fo:font-size="9pt" style:font-size-asian="9pt" style:font-size-complex="9pt"/>
    </style:style>
    <style:style style:name="T3_3" style:family="text">
      <style:text-properties fo:background-color="#ffffff" fo:color="#333333" fo:font-size="9pt" style:font-size-asian="9pt" style:font-size-complex="9pt"/>
    </style:style>
    <style:style style:name="T3_4" style:family="text">
      <style:text-properties fo:background-color="#ffffff" fo:color="#333333" fo:font-size="9pt" style:font-size-asian="9pt" style:font-size-complex="9pt"/>
    </style:style>
    <style:style style:name="T3_5" style:family="text">
      <style:text-properties fo:background-color="#ffffff" fo:color="#333333" fo:font-size="9pt" style:font-size-asian="9pt" style:font-size-complex="9pt"/>
    </style:style>
    <style:style style:name="T3_6" style:family="text">
      <style:text-properties fo:background-color="#ffffff" fo:color="#333333" fo:font-size="9pt" style:font-size-asian="9pt" style:font-size-complex="9pt"/>
    </style:style>
    <style:style style:name="T3_7" style:family="text">
      <style:text-properties fo:background-color="#ffffff" fo:color="#333333" fo:font-size="9pt" style:font-size-asian="9pt" style:font-size-complex="9pt"/>
    </style:style>
    <style:style style:name="T3_8" style:family="text">
      <style:text-properties fo:background-color="#ffffff" fo:color="#333333" fo:font-size="9pt" style:font-size-asian="9pt" style:font-size-complex="9pt"/>
    </style:style>
    <style:style style:name="T3_9" style:family="text">
      <style:text-properties fo:background-color="#ffffff" fo:color="#333333" fo:font-size="9pt" style:font-size-asian="9pt" style:font-size-complex="9pt"/>
    </style:style>
    <style:style style:name="T3_10" style:family="text">
      <style:text-properties fo:background-color="#ffffff" fo:color="#333333" fo:font-size="9pt" style:font-size-asian="9pt" style:font-size-complex="9pt"/>
    </style:style>
    <style:style style:name="T3_11" style:family="text">
      <style:text-properties fo:background-color="#ffffff" fo:color="#333333" fo:font-size="9pt" style:font-size-asian="9pt" style:font-size-complex="9pt"/>
    </style:style>
    <style:style style:name="T3_12" style:family="text">
      <style:text-properties fo:background-color="#ffffff" fo:color="#333333" fo:font-size="9pt" style:font-size-asian="9pt" style:font-size-complex="9pt"/>
    </style:style>
    <style:style style:name="T3_13" style:family="text">
      <style:text-properties fo:background-color="#ffffff" fo:color="#333333" fo:font-size="9pt" style:font-size-asian="9pt" style:font-size-complex="9pt"/>
    </style:style>
    <style:style style:name="T3_14" style:family="text">
      <style:text-properties fo:background-color="#ffffff" fo:color="#333333" fo:font-size="9pt" style:font-size-asian="9pt" style:font-size-complex="9pt"/>
    </style:style>
    <style:style style:name="T3_15" style:family="text">
      <style:text-properties fo:background-color="#ffffff" fo:color="#333333" fo:font-size="9pt" style:font-size-asian="9pt" style:font-size-complex="9pt"/>
    </style:style>
    <style:style style:name="T3_16" style:family="text">
      <style:text-properties fo:background-color="#ffffff" fo:color="#333333" fo:font-size="9pt" style:font-size-asian="9pt" style:font-size-complex="9pt"/>
    </style:style>
    <style:style style:name="T3_17" style:family="text">
      <style:text-properties fo:background-color="#ffffff" fo:color="#333333" fo:font-size="9pt" style:font-size-asian="9pt" style:font-size-complex="9pt"/>
    </style:style>
    <style:style style:name="T3_18" style:family="text">
      <style:text-properties fo:background-color="#ffffff" fo:color="#333333" fo:font-size="9pt" style:font-size-asian="9pt" style:font-size-complex="9pt"/>
    </style:style>
    <style:style style:name="T3_19" style:family="text">
      <style:text-properties fo:background-color="#ffffff" fo:color="#333333" fo:font-size="9pt" style:font-size-asian="9pt" style:font-size-complex="9pt"/>
    </style:style>
    <style:style style:name="T3_20" style:family="text">
      <style:text-properties fo:background-color="#ffffff" fo:color="#333333" fo:font-size="9pt" style:font-size-asian="9pt" style:font-size-complex="9pt"/>
    </style:style>
    <style:style style:name="T3_21" style:family="text">
      <style:text-properties fo:background-color="#ffffff" fo:color="#333333" fo:font-size="9pt" style:font-size-asian="9pt" style:font-size-complex="9pt"/>
    </style:style>
    <style:style style:name="T3_22" style:family="text">
      <style:text-properties fo:background-color="#ffffff" fo:color="#333333" fo:font-size="9pt" style:font-size-asian="9pt" style:font-size-complex="9pt"/>
    </style:style>
    <style:style style:name="T3_23" style:family="text">
      <style:text-properties fo:background-color="#ffffff" fo:color="#333333" fo:font-size="9pt" style:font-size-asian="9pt" style:font-size-complex="9pt"/>
    </style:style>
    <style:style style:name="T3_24" style:family="text">
      <style:text-properties fo:background-color="#ffffff" fo:color="#333333" fo:font-size="9pt" style:font-size-asian="9pt" style:font-size-complex="9pt"/>
    </style:style>
    <style:style style:name="T3_25" style:family="text">
      <style:text-properties fo:background-color="#ffffff" fo:color="#333333" fo:font-size="9pt" style:font-size-asian="9pt" style:font-size-complex="9pt"/>
    </style:style>
    <style:style style:name="T3_26" style:family="text">
      <style:text-properties fo:background-color="#ffffff" fo:color="#333333" fo:font-size="9pt" style:font-size-asian="9pt" style:font-size-complex="9pt"/>
    </style:style>
    <style:style style:name="T3_27" style:family="text">
      <style:text-properties fo:background-color="#ffffff" fo:color="#333333" fo:font-size="9pt" style:font-size-asian="9pt" style:font-size-complex="9pt"/>
    </style:style>
    <style:style style:name="T3_28" style:family="text">
      <style:text-properties fo:background-color="#ffffff" fo:color="#333333" fo:font-size="9pt" style:font-size-asian="9pt" style:font-size-complex="9pt"/>
    </style:style>
    <style:style style:name="T3_29" style:family="text">
      <style:text-properties fo:background-color="#ffffff" fo:color="#333333" fo:font-size="9pt" style:font-size-asian="9pt" style:font-size-complex="9pt"/>
    </style:style>
    <style:style style:name="T3_30" style:family="text">
      <style:text-properties fo:background-color="#ffffff" fo:color="#333333" fo:font-size="9pt" style:font-size-asian="9pt" style:font-size-complex="9pt"/>
    </style:style>
    <style:style style:name="T3_31" style:family="text">
      <style:text-properties fo:background-color="#ffffff" fo:color="#333333" fo:font-size="9pt" style:font-size-asian="9pt" style:font-size-complex="9pt"/>
    </style:style>
    <style:style style:name="T3_32" style:family="text">
      <style:text-properties fo:background-color="#ffffff" fo:color="#333333" fo:font-size="9pt" style:font-size-asian="9pt" style:font-size-complex="9pt"/>
    </style:style>
    <style:style style:name="T3_33" style:family="text">
      <style:text-properties fo:background-color="#ffffff" fo:color="#333333" fo:font-size="9pt" style:font-size-asian="9pt" style:font-size-complex="9pt"/>
    </style:style>
    <style:style style:name="T3_34" style:family="text">
      <style:text-properties fo:background-color="#ffffff" fo:color="#333333" fo:font-size="9pt" style:font-size-asian="9pt" style:font-size-complex="9pt"/>
    </style:style>
    <style:style style:name="T3_35" style:family="text">
      <style:text-properties fo:background-color="#ffffff" fo:color="#333333" fo:font-size="9pt" style:font-size-asian="9pt" style:font-size-complex="9pt"/>
    </style:style>
    <style:style style:name="T3_36" style:family="text">
      <style:text-properties fo:background-color="#ffffff" fo:color="#333333" fo:font-size="9pt" style:font-size-asian="9pt" style:font-size-complex="9pt"/>
    </style:style>
    <style:style style:name="T3_37" style:family="text">
      <style:text-properties fo:background-color="#ffffff" fo:color="#333333" fo:font-size="9pt" style:font-size-asian="9pt" style:font-size-complex="9pt"/>
    </style:style>
    <style:style style:name="T3_38" style:family="text">
      <style:text-properties fo:background-color="#ffffff" fo:color="#333333" fo:font-size="9pt" style:font-size-asian="9pt" style:font-size-complex="9pt"/>
    </style:style>
    <style:style style:name="T3_39" style:family="text">
      <style:text-properties fo:background-color="#ffffff" fo:color="#333333" fo:font-size="9pt" style:font-size-asian="9pt" style:font-size-complex="9pt"/>
    </style:style>
    <style:style style:name="T3_40" style:family="text">
      <style:text-properties fo:background-color="#ffffff" fo:color="#333333" fo:font-size="9pt" style:font-size-asian="9pt" style:font-size-complex="9pt"/>
    </style:style>
    <style:style style:name="T3_41" style:family="text">
      <style:text-properties fo:background-color="#ffffff" fo:color="#333333" fo:font-size="9pt" style:font-size-asian="9pt" style:font-size-complex="9pt"/>
    </style:style>
    <style:style style:name="T3_42" style:family="text">
      <style:text-properties fo:background-color="#ffffff" fo:color="#333333" fo:font-size="9pt" style:font-size-asian="9pt" style:font-size-complex="9pt"/>
    </style:style>
    <style:style style:name="T3_43" style:family="text">
      <style:text-properties fo:background-color="#ffffff" fo:color="#333333" fo:font-size="9pt" style:font-size-asian="9pt" style:font-size-complex="9pt"/>
    </style:style>
    <style:style style:name="T3_44" style:family="text">
      <style:text-properties fo:background-color="#ffffff" fo:color="#333333" fo:font-size="9pt" style:font-size-asian="9pt" style:font-size-complex="9pt"/>
    </style:style>
    <style:style style:name="T3_45" style:family="text">
      <style:text-properties fo:background-color="#ffffff" fo:color="#333333" fo:font-size="9pt" style:font-size-asian="9pt" style:font-size-complex="9pt"/>
    </style:style>
    <style:style style:name="T3_46" style:family="text">
      <style:text-properties fo:background-color="#ffffff" fo:color="#333333" fo:font-size="9pt" style:font-size-asian="9pt" style:font-size-complex="9pt"/>
    </style:style>
    <style:style style:name="T3_47" style:family="text">
      <style:text-properties fo:background-color="#ffffff" fo:color="#333333" fo:font-size="9pt" style:font-size-asian="9pt" style:font-size-complex="9pt"/>
    </style:style>
    <style:style style:name="T3_48" style:family="text">
      <style:text-properties fo:background-color="#ffffff" fo:color="#333333" fo:font-size="9pt" style:font-size-asian="9pt" style:font-size-complex="9pt"/>
    </style:style>
    <style:style style:name="T3_49" style:family="text">
      <style:text-properties fo:background-color="#ffffff" fo:color="#333333" fo:font-size="9pt" style:font-size-asian="9pt" style:font-size-complex="9pt"/>
    </style:style>
    <style:style style:name="T3_50" style:family="text">
      <style:text-properties fo:background-color="#ffffff" fo:color="#333333" fo:font-size="9pt" style:font-size-asian="9pt" style:font-size-complex="9pt"/>
    </style:style>
    <style:style style:name="T3_51" style:family="text">
      <style:text-properties fo:background-color="#ffffff" fo:color="#333333" fo:font-size="9pt" style:font-size-asian="9pt" style:font-size-complex="9pt"/>
    </style:style>
    <style:style style:name="T3_52" style:family="text">
      <style:text-properties fo:background-color="#ffffff" fo:color="#333333" fo:font-size="9pt" style:font-size-asian="9pt" style:font-size-complex="9pt"/>
    </style:style>
    <style:style style:name="T3_53" style:family="text">
      <style:text-properties fo:background-color="#ffffff" fo:color="#333333" fo:font-size="9pt" style:font-size-asian="9pt" style:font-size-complex="9pt"/>
    </style:style>
    <style:style style:name="T3_54" style:family="text">
      <style:text-properties fo:background-color="#ffffff" fo:color="#333333" fo:font-size="9pt" style:font-size-asian="9pt" style:font-size-complex="9pt"/>
    </style:style>
    <style:style style:name="T3_55" style:family="text">
      <style:text-properties fo:background-color="#ffffff" fo:color="#333333" fo:font-size="9pt" style:font-size-asian="9pt" style:font-size-complex="9pt"/>
    </style:style>
    <style:style style:name="T3_56" style:family="text">
      <style:text-properties fo:background-color="#ffffff" fo:color="#333333" fo:font-size="9pt" style:font-size-asian="9pt" style:font-size-complex="9pt"/>
    </style:style>
    <style:style style:name="T3_57" style:family="text">
      <style:text-properties fo:background-color="#ffffff" fo:color="#333333" fo:font-size="9pt" style:font-size-asian="9pt" style:font-size-complex="9pt"/>
    </style:style>
    <style:style style:name="T3_58" style:family="text">
      <style:text-properties fo:background-color="#ffffff" fo:color="#333333" fo:font-size="9pt" style:font-size-asian="9pt" style:font-size-complex="9pt"/>
    </style:style>
    <style:style style:name="T3_59" style:family="text">
      <style:text-properties fo:background-color="#ffffff" fo:color="#333333" fo:font-size="9pt" style:font-size-asian="9pt" style:font-size-complex="9pt"/>
    </style:style>
    <style:style style:name="T3_60" style:family="text">
      <style:text-properties fo:background-color="#ffffff" fo:color="#333333" fo:font-size="9pt" style:font-size-asian="9pt" style:font-size-complex="9pt"/>
    </style:style>
    <style:style style:name="T3_61" style:family="text">
      <style:text-properties fo:background-color="#ffffff" fo:color="#333333" fo:font-size="9pt" style:font-size-asian="9pt" style:font-size-complex="9pt"/>
    </style:style>
    <style:style style:name="T3_62" style:family="text">
      <style:text-properties fo:background-color="#ffffff" fo:color="#333333" fo:font-size="9pt" style:font-size-asian="9pt" style:font-size-complex="9pt"/>
    </style:style>
    <style:style style:name="T3_63" style:family="text">
      <style:text-properties fo:background-color="#ffffff" fo:color="#333333" fo:font-size="9pt" style:font-size-asian="9pt" style:font-size-complex="9pt"/>
    </style:style>
    <style:style style:name="T3_64" style:family="text">
      <style:text-properties fo:background-color="#ffffff" fo:color="#333333" fo:font-size="9pt" style:font-size-asian="9pt" style:font-size-complex="9pt"/>
    </style:style>
    <style:style style:name="T3_65" style:family="text">
      <style:text-properties fo:background-color="#ffffff" fo:color="#333333" fo:font-size="9pt" style:font-size-asian="9pt" style:font-size-complex="9pt"/>
    </style:style>
    <style:style style:name="T3_66" style:family="text">
      <style:text-properties fo:background-color="#ffffff" fo:color="#333333" fo:font-size="9pt" style:font-size-asian="9pt" style:font-size-complex="9pt"/>
    </style:style>
    <style:style style:name="T3_67" style:family="text">
      <style:text-properties fo:background-color="#ffffff" fo:color="#333333" fo:font-size="9pt" style:font-size-asian="9pt" style:font-size-complex="9pt"/>
    </style:style>
    <style:style style:name="T3_68" style:family="text">
      <style:text-properties fo:background-color="#ffffff" fo:color="#333333" fo:font-size="9pt" style:font-size-asian="9pt" style:font-size-complex="9pt"/>
    </style:style>
    <style:style style:name="T3_69" style:family="text">
      <style:text-properties fo:background-color="#ffffff" fo:color="#333333" fo:font-size="9pt" style:font-size-asian="9pt" style:font-size-complex="9pt"/>
    </style:style>
    <style:style style:name="T3_70" style:family="text">
      <style:text-properties fo:background-color="#ffffff" fo:color="#333333" fo:font-size="9pt" style:font-size-asian="9pt" style:font-size-complex="9pt"/>
    </style:style>
    <style:style style:name="T3_71" style:family="text">
      <style:text-properties fo:background-color="#ffffff" fo:color="#333333" fo:font-size="9pt" style:font-size-asian="9pt" style:font-size-complex="9pt"/>
    </style:style>
    <style:style style:name="T3_72" style:family="text">
      <style:text-properties fo:background-color="#ffffff" fo:color="#333333" fo:font-size="9pt" style:font-size-asian="9pt" style:font-size-complex="9pt"/>
    </style:style>
    <style:style style:name="T3_73" style:family="text">
      <style:text-properties fo:background-color="#ffffff" fo:color="#333333" fo:font-size="9pt" style:font-size-asian="9pt" style:font-size-complex="9pt"/>
    </style:style>
    <style:style style:name="T3_74" style:family="text">
      <style:text-properties fo:background-color="#ffffff" fo:color="#333333" fo:font-size="9pt" style:font-size-asian="9pt" style:font-size-complex="9pt"/>
    </style:style>
    <style:style style:name="T3_75" style:family="text">
      <style:text-properties fo:background-color="#ffffff" fo:color="#333333" fo:font-size="9pt" style:font-size-asian="9pt" style:font-size-complex="9pt"/>
    </style:style>
    <style:style style:name="T3_76" style:family="text">
      <style:text-properties fo:background-color="#ffffff" fo:color="#333333" fo:font-size="9pt" style:font-size-asian="9pt" style:font-size-complex="9pt"/>
    </style:style>
    <style:style style:name="T3_77" style:family="text">
      <style:text-properties fo:background-color="#ffffff" fo:color="#333333" fo:font-size="9pt" style:font-size-asian="9pt" style:font-size-complex="9pt"/>
    </style:style>
    <style:style style:name="T3_78" style:family="text">
      <style:text-properties fo:background-color="#ffffff" fo:color="#333333" fo:font-size="9pt" style:font-size-asian="9pt" style:font-size-complex="9pt"/>
    </style:style>
    <style:style style:name="T3_79" style:family="text">
      <style:text-properties fo:background-color="#ffffff" fo:color="#333333" fo:font-size="9pt" style:font-size-asian="9pt" style:font-size-complex="9pt"/>
    </style:style>
    <style:style style:name="T3_80" style:family="text">
      <style:text-properties fo:background-color="#ffffff" fo:color="#333333" fo:font-size="9pt" style:font-size-asian="9pt" style:font-size-complex="9pt"/>
    </style:style>
    <style:style style:name="T3_81" style:family="text">
      <style:text-properties fo:background-color="#ffffff" fo:color="#333333" fo:font-size="9pt" style:font-size-asian="9pt" style:font-size-complex="9pt"/>
    </style:style>
    <style:style style:name="T3_82" style:family="text">
      <style:text-properties fo:background-color="#ffffff" fo:color="#333333" fo:font-size="9pt" style:font-size-asian="9pt" style:font-size-complex="9pt"/>
    </style:style>
    <style:style style:name="T3_83" style:family="text">
      <style:text-properties fo:background-color="#ffffff" fo:color="#333333" fo:font-size="9pt" style:font-size-asian="9pt" style:font-size-complex="9pt"/>
    </style:style>
    <style:style style:name="T3_84" style:family="text">
      <style:text-properties fo:background-color="#ffffff" fo:color="#333333" fo:font-size="9pt" style:font-size-asian="9pt" style:font-size-complex="9pt"/>
    </style:style>
    <style:style style:name="T3_85" style:family="text">
      <style:text-properties fo:background-color="#ffffff" fo:color="#333333" fo:font-size="9pt" style:font-size-asian="9pt" style:font-size-complex="9pt"/>
    </style:style>
    <style:style style:name="T3_86" style:family="text">
      <style:text-properties fo:background-color="#ffffff" fo:color="#333333" fo:font-size="9pt" style:font-size-asian="9pt" style:font-size-complex="9pt"/>
    </style:style>
    <style:style style:name="T3_87" style:family="text">
      <style:text-properties fo:background-color="#ffffff" fo:color="#333333" fo:font-size="9pt" style:font-size-asian="9pt" style:font-size-complex="9pt"/>
    </style:style>
    <style:style style:name="T3_88" style:family="text">
      <style:text-properties fo:background-color="#ffffff" fo:color="#333333" fo:font-size="9pt" style:font-size-asian="9pt" style:font-size-complex="9pt"/>
    </style:style>
    <style:style style:name="T3_89" style:family="text">
      <style:text-properties fo:background-color="#ffffff" fo:color="#333333" fo:font-size="9pt" style:font-size-asian="9pt" style:font-size-complex="9pt"/>
    </style:style>
    <style:style style:name="T3_90" style:family="text">
      <style:text-properties fo:background-color="#ffffff" fo:color="#333333" fo:font-size="9pt" style:font-size-asian="9pt" style:font-size-complex="9pt"/>
    </style:style>
    <style:style style:name="T3_91" style:family="text">
      <style:text-properties fo:background-color="#ffffff" fo:color="#333333" fo:font-size="9pt" style:font-size-asian="9pt" style:font-size-complex="9pt"/>
    </style:style>
    <style:style style:name="T3_92" style:family="text">
      <style:text-properties fo:background-color="#ffffff" fo:color="#333333" fo:font-size="9pt" style:font-size-asian="9pt" style:font-size-complex="9pt"/>
    </style:style>
    <style:style style:name="T3_93" style:family="text">
      <style:text-properties fo:background-color="#ffffff" fo:color="#333333" fo:font-size="9pt" style:font-size-asian="9pt" style:font-size-complex="9pt"/>
    </style:style>
    <style:style style:name="T3_94" style:family="text">
      <style:text-properties fo:background-color="#ffffff" fo:color="#333333" fo:font-size="9pt" style:font-size-asian="9pt" style:font-size-complex="9pt"/>
    </style:style>
    <style:style style:name="T3_95" style:family="text">
      <style:text-properties fo:background-color="#ffffff" fo:color="#333333" fo:font-size="9pt" style:font-size-asian="9pt" style:font-size-complex="9pt"/>
    </style:style>
    <style:style style:name="T3_96" style:family="text">
      <style:text-properties fo:background-color="#ffffff" fo:color="#333333" fo:font-size="9pt" style:font-size-asian="9pt" style:font-size-complex="9pt"/>
    </style:style>
    <style:style style:name="T3_97" style:family="text">
      <style:text-properties fo:background-color="#ffffff" fo:color="#333333" fo:font-size="9pt" style:font-size-asian="9pt" style:font-size-complex="9pt"/>
    </style:style>
    <style:style style:name="T3_98" style:family="text">
      <style:text-properties fo:background-color="#ffffff" fo:color="#333333" fo:font-size="9pt" style:font-size-asian="9pt" style:font-size-complex="9pt"/>
    </style:style>
    <style:style style:name="T3_99" style:family="text">
      <style:text-properties fo:background-color="#ffffff" fo:color="#333333" fo:font-size="9pt" style:font-size-asian="9pt" style:font-size-complex="9pt"/>
    </style:style>
    <style:style style:name="T3_100" style:family="text">
      <style:text-properties fo:background-color="#ffffff" fo:color="#333333" fo:font-size="9pt" style:font-size-asian="9pt" style:font-size-complex="9pt"/>
    </style:style>
    <style:style style:name="T3_101" style:family="text">
      <style:text-properties fo:background-color="#ffffff" fo:color="#333333" fo:font-size="9pt" style:font-size-asian="9pt" style:font-size-complex="9pt"/>
    </style:style>
    <style:style style:name="T3_102" style:family="text">
      <style:text-properties fo:background-color="#ffffff" fo:color="#333333" fo:font-size="9pt" style:font-size-asian="9pt" style:font-size-complex="9pt"/>
    </style:style>
    <style:style style:name="T3_103" style:family="text">
      <style:text-properties fo:background-color="#ffffff" fo:color="#333333" fo:font-size="9pt" style:font-size-asian="9pt" style:font-size-complex="9pt"/>
    </style:style>
    <style:style style:name="T3_104" style:family="text">
      <style:text-properties fo:background-color="#ffffff" fo:color="#333333" fo:font-size="9pt" style:font-size-asian="9pt" style:font-size-complex="9pt"/>
    </style:style>
    <style:style style:name="T3_105" style:family="text">
      <style:text-properties fo:background-color="#ffffff" fo:color="#333333" fo:font-size="9pt" style:font-size-asian="9pt" style:font-size-complex="9pt"/>
    </style:style>
    <style:style style:name="T3_106" style:family="text">
      <style:text-properties fo:background-color="#ffffff" fo:color="#333333" fo:font-size="9pt" style:font-size-asian="9pt" style:font-size-complex="9pt"/>
    </style:style>
    <style:style style:name="T3_107" style:family="text">
      <style:text-properties fo:background-color="#ffffff" fo:color="#333333" fo:font-size="9pt" style:font-size-asian="9pt" style:font-size-complex="9pt"/>
    </style:style>
    <style:style style:name="T3_108" style:family="text">
      <style:text-properties fo:background-color="#ffffff" fo:color="#333333" fo:font-size="9pt" style:font-size-asian="9pt" style:font-size-complex="9pt"/>
    </style:style>
    <style:style style:name="T3_109" style:family="text">
      <style:text-properties fo:background-color="#ffffff" fo:color="#333333" fo:font-size="9pt" style:font-size-asian="9pt" style:font-size-complex="9pt"/>
    </style:style>
    <style:style style:name="T3_110" style:family="text">
      <style:text-properties fo:background-color="#ffffff" fo:color="#333333" fo:font-size="9pt" style:font-size-asian="9pt" style:font-size-complex="9pt"/>
    </style:style>
    <style:style style:name="T3_111" style:family="text">
      <style:text-properties fo:background-color="#ffffff" fo:color="#333333" fo:font-size="9pt" style:font-size-asian="9pt" style:font-size-complex="9pt"/>
    </style:style>
    <style:style style:name="T3_112" style:family="text">
      <style:text-properties fo:background-color="#ffffff" fo:color="#333333" fo:font-size="9pt" style:font-size-asian="9pt" style:font-size-complex="9pt"/>
    </style:style>
    <style:style style:name="T3_113" style:family="text">
      <style:text-properties fo:background-color="#ffffff" fo:color="#333333" fo:font-size="9pt" style:font-size-asian="9pt" style:font-size-complex="9pt"/>
    </style:style>
    <style:style style:name="T3_114" style:family="text">
      <style:text-properties fo:background-color="#ffffff" fo:color="#333333" fo:font-size="9pt" style:font-size-asian="9pt" style:font-size-complex="9pt"/>
    </style:style>
    <style:style style:name="T3_115" style:family="text">
      <style:text-properties fo:background-color="#ffffff" fo:color="#333333" fo:font-size="9pt" style:font-size-asian="9pt" style:font-size-complex="9pt"/>
    </style:style>
    <style:style style:name="T3_116" style:family="text">
      <style:text-properties fo:background-color="#ffffff" fo:color="#333333" fo:font-size="9pt" style:font-size-asian="9pt" style:font-size-complex="9pt"/>
    </style:style>
    <style:style style:name="T3_117" style:family="text">
      <style:text-properties fo:background-color="#ffffff" fo:color="#333333" fo:font-size="9pt" style:font-size-asian="9pt" style:font-size-complex="9pt"/>
    </style:style>
    <style:style style:name="T3_118" style:family="text">
      <style:text-properties fo:background-color="#ffffff" fo:color="#333333" fo:font-size="9pt" style:font-size-asian="9pt" style:font-size-complex="9pt"/>
    </style:style>
    <style:style style:name="T3_119" style:family="text">
      <style:text-properties fo:background-color="#ffffff" fo:color="#333333" fo:font-size="9pt" style:font-size-asian="9pt" style:font-size-complex="9pt"/>
    </style:style>
    <style:style style:name="T3_120" style:family="text">
      <style:text-properties fo:background-color="#ffffff" fo:color="#333333" fo:font-size="9pt" style:font-size-asian="9pt" style:font-size-complex="9pt"/>
    </style:style>
    <style:style style:name="T3_121" style:family="text">
      <style:text-properties fo:background-color="#ffffff" fo:color="#333333" fo:font-size="9pt" style:font-size-asian="9pt" style:font-size-complex="9pt"/>
    </style:style>
    <style:style style:name="T3_122" style:family="text">
      <style:text-properties fo:background-color="#ffffff" fo:color="#333333" fo:font-size="9pt" style:font-size-asian="9pt" style:font-size-complex="9pt"/>
    </style:style>
    <style:style style:name="T3_123" style:family="text">
      <style:text-properties fo:background-color="#ffffff" fo:color="#333333" fo:font-size="9pt" style:font-size-asian="9pt" style:font-size-complex="9pt"/>
    </style:style>
    <style:style style:name="T3_124" style:family="text">
      <style:text-properties fo:background-color="#ffffff" fo:color="#333333" fo:font-size="9pt" style:font-size-asian="9pt" style:font-size-complex="9pt"/>
    </style:style>
    <style:style style:name="T3_125" style:family="text">
      <style:text-properties fo:background-color="#ffffff" fo:color="#333333" fo:font-size="9pt" style:font-size-asian="9pt" style:font-size-complex="9pt"/>
    </style:style>
    <style:style style:name="T3_126" style:family="text">
      <style:text-properties fo:background-color="#ffffff" fo:color="#333333" fo:font-size="9pt" style:font-size-asian="9pt" style:font-size-complex="9pt"/>
    </style:style>
    <style:style style:name="T3_127" style:family="text">
      <style:text-properties fo:background-color="#ffffff" fo:color="#333333" fo:font-size="9pt" style:font-size-asian="9pt" style:font-size-complex="9pt"/>
    </style:style>
    <style:style style:name="T3_128" style:family="text">
      <style:text-properties fo:background-color="#ffffff" fo:color="#333333" fo:font-size="9pt" style:font-size-asian="9pt" style:font-size-complex="9pt"/>
    </style:style>
    <style:style style:name="T3_129" style:family="text">
      <style:text-properties fo:background-color="#ffffff" fo:color="#333333" fo:font-size="9pt" style:font-size-asian="9pt" style:font-size-complex="9pt"/>
    </style:style>
    <style:style style:name="T3_130" style:family="text">
      <style:text-properties fo:background-color="#ffffff" fo:color="#333333" fo:font-size="9pt" style:font-size-asian="9pt" style:font-size-complex="9pt"/>
    </style:style>
    <style:style style:name="T3_131" style:family="text">
      <style:text-properties fo:background-color="#ffffff" fo:color="#333333" fo:font-size="9pt" style:font-size-asian="9pt" style:font-size-complex="9pt"/>
    </style:style>
    <style:style style:name="T3_132" style:family="text">
      <style:text-properties fo:background-color="#ffffff" fo:color="#333333" fo:font-size="9pt" style:font-size-asian="9pt" style:font-size-complex="9pt"/>
    </style:style>
    <style:style style:name="T3_133" style:family="text">
      <style:text-properties fo:background-color="#ffffff" fo:color="#333333" fo:font-size="9pt" style:font-size-asian="9pt" style:font-size-complex="9pt"/>
    </style:style>
    <style:style style:name="T3_134" style:family="text">
      <style:text-properties fo:background-color="#ffffff" fo:color="#333333" fo:font-size="9pt" style:font-size-asian="9pt" style:font-size-complex="9pt"/>
    </style:style>
    <style:style style:name="T3_135" style:family="text">
      <style:text-properties fo:background-color="#ffffff" fo:color="#333333" fo:font-size="9pt" style:font-size-asian="9pt" style:font-size-complex="9pt"/>
    </style:style>
    <style:style style:name="T3_136" style:family="text">
      <style:text-properties fo:background-color="#ffffff" fo:color="#333333" fo:font-size="9pt" style:font-size-asian="9pt" style:font-size-complex="9pt"/>
    </style:style>
    <style:style style:name="T3_137" style:family="text">
      <style:text-properties fo:background-color="#ffffff" fo:color="#333333" fo:font-size="9pt" style:font-size-asian="9pt" style:font-size-complex="9pt"/>
    </style:style>
    <style:style style:name="T3_138" style:family="text">
      <style:text-properties fo:background-color="#ffffff" fo:color="#333333" fo:font-size="9pt" style:font-size-asian="9pt" style:font-size-complex="9pt"/>
    </style:style>
    <style:style style:name="T3_139" style:family="text">
      <style:text-properties fo:background-color="#ffffff" fo:color="#333333" fo:font-size="9pt" style:font-size-asian="9pt" style:font-size-complex="9pt"/>
    </style:style>
    <style:style style:name="T3_140" style:family="text">
      <style:text-properties fo:background-color="#ffffff" fo:color="#333333" fo:font-size="9pt" style:font-size-asian="9pt" style:font-size-complex="9pt"/>
    </style:style>
    <style:style style:name="T3_141" style:family="text">
      <style:text-properties fo:background-color="#ffffff" fo:color="#333333" fo:font-size="9pt" style:font-size-asian="9pt" style:font-size-complex="9pt"/>
    </style:style>
    <style:style style:name="T3_142" style:family="text">
      <style:text-properties fo:background-color="#ffffff" fo:color="#333333" fo:font-size="9pt" style:font-size-asian="9pt" style:font-size-complex="9pt"/>
    </style:style>
    <style:style style:name="T3_143" style:family="text">
      <style:text-properties fo:background-color="#ffffff" fo:color="#333333" fo:font-size="9pt" style:font-size-asian="9pt" style:font-size-complex="9pt"/>
    </style:style>
    <style:style style:name="T3_144" style:family="text">
      <style:text-properties fo:background-color="#ffffff" fo:color="#333333" fo:font-size="9pt" style:font-size-asian="9pt" style:font-size-complex="9pt"/>
    </style:style>
    <style:style style:name="T3_145" style:family="text">
      <style:text-properties fo:background-color="#ffffff" fo:color="#333333" fo:font-size="9pt" style:font-size-asian="9pt" style:font-size-complex="9pt"/>
    </style:style>
    <style:style style:name="T3_146" style:family="text">
      <style:text-properties fo:background-color="#ffffff" fo:color="#333333" fo:font-size="9pt" style:font-size-asian="9pt" style:font-size-complex="9pt"/>
    </style:style>
    <style:style style:name="T3_147" style:family="text">
      <style:text-properties fo:background-color="#ffffff" fo:color="#333333" fo:font-size="9pt" style:font-size-asian="9pt" style:font-size-complex="9pt"/>
    </style:style>
    <style:style style:name="T3_148" style:family="text">
      <style:text-properties fo:background-color="#ffffff" fo:color="#333333" fo:font-size="9pt" style:font-size-asian="9pt" style:font-size-complex="9pt"/>
    </style:style>
    <style:style style:name="T3_149" style:family="text">
      <style:text-properties fo:background-color="#ffffff" fo:color="#333333" fo:font-size="9pt" style:font-size-asian="9pt" style:font-size-complex="9pt"/>
    </style:style>
    <style:style style:name="T3_150" style:family="text">
      <style:text-properties fo:background-color="#ffffff" fo:color="#333333" fo:font-size="9pt" style:font-size-asian="9pt" style:font-size-complex="9pt"/>
    </style:style>
    <style:style style:name="T3_151" style:family="text">
      <style:text-properties fo:background-color="#ffffff" fo:color="#333333" fo:font-size="9pt" style:font-size-asian="9pt" style:font-size-complex="9pt"/>
    </style:style>
    <style:style style:name="T3_152" style:family="text">
      <style:text-properties fo:background-color="#ffffff" fo:color="#333333" fo:font-size="9pt" style:font-size-asian="9pt" style:font-size-complex="9pt"/>
    </style:style>
    <style:style style:name="T3_153" style:family="text">
      <style:text-properties fo:background-color="#ffffff" fo:color="#333333" fo:font-size="9pt" style:font-size-asian="9pt" style:font-size-complex="9pt"/>
    </style:style>
    <style:style style:name="T3_154" style:family="text">
      <style:text-properties fo:background-color="#ffffff" fo:color="#333333" fo:font-size="9pt" style:font-size-asian="9pt" style:font-size-complex="9pt"/>
    </style:style>
    <style:style style:name="T3_155" style:family="text">
      <style:text-properties fo:background-color="#ffffff" fo:color="#333333" fo:font-size="9pt" style:font-size-asian="9pt" style:font-size-complex="9pt"/>
    </style:style>
    <style:style style:name="T3_156" style:family="text">
      <style:text-properties fo:background-color="#ffffff" fo:color="#333333" fo:font-size="9pt" style:font-size-asian="9pt" style:font-size-complex="9pt"/>
    </style:style>
    <style:style style:name="T3_157" style:family="text">
      <style:text-properties fo:background-color="#ffffff" fo:color="#333333" fo:font-size="9pt" style:font-size-asian="9pt" style:font-size-complex="9pt"/>
    </style:style>
    <style:style style:name="T3_158" style:family="text">
      <style:text-properties fo:background-color="#ffffff" fo:color="#333333" fo:font-size="9pt" style:font-size-asian="9pt" style:font-size-complex="9pt"/>
    </style:style>
    <style:style style:name="T3_159" style:family="text">
      <style:text-properties fo:background-color="#ffffff" fo:color="#333333" fo:font-size="9pt" style:font-size-asian="9pt" style:font-size-complex="9pt"/>
    </style:style>
    <style:style style:name="T3_160" style:family="text">
      <style:text-properties fo:background-color="#ffffff" fo:color="#333333" fo:font-size="9pt" style:font-size-asian="9pt" style:font-size-complex="9pt"/>
    </style:style>
    <style:style style:name="T3_161" style:family="text">
      <style:text-properties fo:background-color="#ffffff" fo:color="#333333" fo:font-size="9pt" style:font-size-asian="9pt" style:font-size-complex="9pt"/>
    </style:style>
    <style:style style:name="T3_162" style:family="text">
      <style:text-properties fo:background-color="#ffffff" fo:color="#333333" fo:font-size="9pt" style:font-size-asian="9pt" style:font-size-complex="9pt"/>
    </style:style>
    <style:style style:name="T3_163" style:family="text">
      <style:text-properties fo:background-color="#ffffff" fo:color="#333333" fo:font-size="9pt" style:font-size-asian="9pt" style:font-size-complex="9pt"/>
    </style:style>
    <style:style style:name="T3_164" style:family="text">
      <style:text-properties fo:background-color="#ffffff" fo:color="#333333" fo:font-size="9pt" style:font-size-asian="9pt" style:font-size-complex="9pt"/>
    </style:style>
    <style:style style:name="T3_165" style:family="text">
      <style:text-properties fo:background-color="#ffffff" fo:color="#333333" fo:font-size="9pt" style:font-size-asian="9pt" style:font-size-complex="9pt"/>
    </style:style>
    <style:style style:name="T3_166" style:family="text">
      <style:text-properties fo:background-color="#ffffff" fo:color="#333333" fo:font-size="9pt" style:font-size-asian="9pt" style:font-size-complex="9pt"/>
    </style:style>
    <style:style style:name="T3_167" style:family="text">
      <style:text-properties fo:background-color="#ffffff" fo:color="#333333" fo:font-size="9pt" style:font-size-asian="9pt" style:font-size-complex="9pt"/>
    </style:style>
    <style:style style:name="T3_168" style:family="text">
      <style:text-properties fo:background-color="#ffffff" fo:color="#333333" fo:font-size="9pt" style:font-size-asian="9pt" style:font-size-complex="9pt"/>
    </style:style>
    <style:style style:name="T3_169" style:family="text">
      <style:text-properties fo:background-color="#ffffff" fo:color="#333333" fo:font-size="9pt" style:font-size-asian="9pt" style:font-size-complex="9pt"/>
    </style:style>
    <style:style style:name="T3_170" style:family="text">
      <style:text-properties fo:background-color="#ffffff" fo:color="#333333" fo:font-size="9pt" style:font-size-asian="9pt" style:font-size-complex="9pt"/>
    </style:style>
    <style:style style:name="T3_171" style:family="text">
      <style:text-properties fo:background-color="#ffffff" fo:color="#333333" fo:font-size="9pt" style:font-size-asian="9pt" style:font-size-complex="9pt"/>
    </style:style>
    <style:style style:name="T3_172" style:family="text">
      <style:text-properties fo:background-color="#ffffff" fo:color="#333333" fo:font-size="9pt" style:font-size-asian="9pt" style:font-size-complex="9pt"/>
    </style:style>
    <style:style style:name="T3_173" style:family="text">
      <style:text-properties fo:background-color="#ffffff" fo:color="#333333" fo:font-size="9pt" style:font-size-asian="9pt" style:font-size-complex="9pt"/>
    </style:style>
    <style:style style:name="T3_174" style:family="text">
      <style:text-properties fo:background-color="#ffffff" fo:color="#333333" fo:font-size="9pt" style:font-size-asian="9pt" style:font-size-complex="9pt"/>
    </style:style>
    <style:style style:name="T3_175" style:family="text">
      <style:text-properties fo:background-color="#ffffff" fo:color="#333333" fo:font-size="9pt" style:font-size-asian="9pt" style:font-size-complex="9pt"/>
    </style:style>
    <style:style style:name="T3_176" style:family="text">
      <style:text-properties fo:background-color="#ffffff" fo:color="#333333" fo:font-size="9pt" style:font-size-asian="9pt" style:font-size-complex="9pt"/>
    </style:style>
    <style:style style:name="T3_177" style:family="text">
      <style:text-properties fo:background-color="#ffffff" fo:color="#333333" fo:font-size="9pt" style:font-size-asian="9pt" style:font-size-complex="9pt"/>
    </style:style>
    <style:style style:name="T3_178" style:family="text">
      <style:text-properties fo:background-color="#ffffff" fo:color="#333333" fo:font-size="9pt" style:font-size-asian="9pt" style:font-size-complex="9pt"/>
    </style:style>
    <style:style style:name="T3_179" style:family="text">
      <style:text-properties fo:background-color="#ffffff" fo:color="#333333" fo:font-size="9pt" style:font-size-asian="9pt" style:font-size-complex="9pt"/>
    </style:style>
    <style:style style:name="T3_180" style:family="text">
      <style:text-properties fo:background-color="#ffffff" fo:color="#333333" fo:font-size="9pt" style:font-size-asian="9pt" style:font-size-complex="9pt"/>
    </style:style>
    <style:style style:name="T3_181" style:family="text">
      <style:text-properties fo:background-color="#ffffff" fo:color="#333333" fo:font-size="9pt" style:font-size-asian="9pt" style:font-size-complex="9pt"/>
    </style:style>
    <style:style style:name="T3_182" style:family="text">
      <style:text-properties fo:background-color="#ffffff" fo:color="#333333" fo:font-size="9pt" style:font-size-asian="9pt" style:font-size-complex="9pt"/>
    </style:style>
    <style:style style:name="T3_183" style:family="text">
      <style:text-properties fo:background-color="#ffffff" fo:color="#333333" fo:font-size="9pt" style:font-size-asian="9pt" style:font-size-complex="9pt"/>
    </style:style>
    <style:style style:name="T3_184" style:family="text">
      <style:text-properties fo:background-color="#ffffff" fo:color="#333333" fo:font-size="9pt" style:font-size-asian="9pt" style:font-size-complex="9pt"/>
    </style:style>
    <style:style style:name="T3_185" style:family="text">
      <style:text-properties fo:background-color="#ffffff" fo:color="#333333" fo:font-size="9pt" style:font-size-asian="9pt" style:font-size-complex="9pt"/>
    </style:style>
    <style:style style:name="T3_186" style:family="text">
      <style:text-properties fo:background-color="#ffffff" fo:color="#333333" fo:font-size="9pt" style:font-size-asian="9pt" style:font-size-complex="9pt"/>
    </style:style>
    <style:style style:name="T3_187" style:family="text">
      <style:text-properties fo:background-color="#ffffff" fo:color="#333333" fo:font-size="9pt" style:font-size-asian="9pt" style:font-size-complex="9pt"/>
    </style:style>
    <style:style style:name="T3_188" style:family="text">
      <style:text-properties fo:background-color="#ffffff" fo:color="#333333" fo:font-size="9pt" style:font-size-asian="9pt" style:font-size-complex="9pt"/>
    </style:style>
    <style:style style:name="T3_189" style:family="text">
      <style:text-properties fo:background-color="#ffffff" fo:color="#333333" fo:font-size="9pt" style:font-size-asian="9pt" style:font-size-complex="9pt"/>
    </style:style>
    <style:style style:name="T3_190" style:family="text">
      <style:text-properties fo:background-color="#ffffff" fo:color="#333333" fo:font-size="9pt" style:font-size-asian="9pt" style:font-size-complex="9pt"/>
    </style:style>
    <style:style style:name="T3_191" style:family="text">
      <style:text-properties fo:background-color="#ffffff" fo:color="#333333" fo:font-size="9pt" style:font-size-asian="9pt" style:font-size-complex="9pt"/>
    </style:style>
    <style:style style:name="T3_192" style:family="text">
      <style:text-properties fo:background-color="#ffffff" fo:color="#333333" fo:font-size="9pt" style:font-size-asian="9pt" style:font-size-complex="9pt"/>
    </style:style>
    <style:style style:name="T3_193" style:family="text">
      <style:text-properties fo:background-color="#ffffff" fo:color="#333333" fo:font-size="9pt" style:font-size-asian="9pt" style:font-size-complex="9pt"/>
    </style:style>
    <style:style style:name="T3_194" style:family="text">
      <style:text-properties fo:background-color="#ffffff" fo:color="#333333" fo:font-size="9pt" style:font-size-asian="9pt" style:font-size-complex="9pt"/>
    </style:style>
    <style:style style:name="T3_195" style:family="text">
      <style:text-properties fo:background-color="#ffffff" fo:color="#333333" fo:font-size="9pt" style:font-size-asian="9pt" style:font-size-complex="9pt"/>
    </style:style>
    <style:style style:name="T3_196" style:family="text">
      <style:text-properties fo:background-color="#ffffff" fo:color="#333333" fo:font-size="9pt" style:font-size-asian="9pt" style:font-size-complex="9pt"/>
    </style:style>
    <style:style style:name="T3_197" style:family="text">
      <style:text-properties fo:background-color="#ffffff" fo:color="#333333" fo:font-size="9pt" style:font-size-asian="9pt" style:font-size-complex="9pt"/>
    </style:style>
    <style:style style:name="T3_198" style:family="text">
      <style:text-properties fo:background-color="#ffffff" fo:color="#333333" fo:font-size="9pt" style:font-size-asian="9pt" style:font-size-complex="9pt"/>
    </style:style>
    <style:style style:name="T3_199" style:family="text">
      <style:text-properties fo:background-color="#ffffff" fo:color="#333333" fo:font-size="9pt" style:font-size-asian="9pt" style:font-size-complex="9pt"/>
    </style:style>
    <style:style style:name="T3_200" style:family="text">
      <style:text-properties fo:background-color="#ffffff" fo:color="#333333" fo:font-size="9pt" style:font-size-asian="9pt" style:font-size-complex="9pt"/>
    </style:style>
    <style:style style:name="T3_201" style:family="text">
      <style:text-properties fo:background-color="#ffffff" fo:color="#333333" fo:font-size="9pt" style:font-size-asian="9pt" style:font-size-complex="9pt"/>
    </style:style>
    <style:style style:name="T3_202" style:family="text">
      <style:text-properties fo:background-color="#ffffff" fo:color="#333333" fo:font-size="9pt" style:font-size-asian="9pt" style:font-size-complex="9pt"/>
    </style:style>
    <style:style style:name="T3_203" style:family="text">
      <style:text-properties fo:background-color="#ffffff" fo:color="#333333" fo:font-size="9pt" style:font-size-asian="9pt" style:font-size-complex="9pt"/>
    </style:style>
    <style:style style:name="T3_204" style:family="text">
      <style:text-properties fo:background-color="#ffffff" fo:color="#333333" fo:font-size="9pt" style:font-size-asian="9pt" style:font-size-complex="9pt"/>
    </style:style>
    <style:style style:name="T3_205" style:family="text">
      <style:text-properties fo:background-color="#ffffff" fo:color="#333333" fo:font-size="9pt" style:font-size-asian="9pt" style:font-size-complex="9pt"/>
    </style:style>
    <style:style style:name="T3_206" style:family="text">
      <style:text-properties fo:background-color="#ffffff" fo:color="#333333" fo:font-size="9pt" style:font-size-asian="9pt" style:font-size-complex="9pt"/>
    </style:style>
    <style:style style:name="T3_207" style:family="text">
      <style:text-properties fo:background-color="#ffffff" fo:color="#333333" fo:font-size="9pt" style:font-size-asian="9pt" style:font-size-complex="9pt"/>
    </style:style>
    <style:style style:name="T3_208" style:family="text">
      <style:text-properties fo:background-color="#ffffff" fo:color="#333333" fo:font-size="9pt" style:font-size-asian="9pt" style:font-size-complex="9pt"/>
    </style:style>
    <style:style style:name="T3_209" style:family="text">
      <style:text-properties fo:background-color="#ffffff" fo:color="#333333" fo:font-size="9pt" style:font-size-asian="9pt" style:font-size-complex="9pt"/>
    </style:style>
    <style:style style:name="T3_210" style:family="text">
      <style:text-properties fo:background-color="#ffffff" fo:color="#333333" fo:font-size="9pt" style:font-size-asian="9pt" style:font-size-complex="9pt"/>
    </style:style>
    <style:style style:name="T3_211" style:family="text">
      <style:text-properties fo:background-color="#ffffff" fo:color="#333333" fo:font-size="9pt" style:font-size-asian="9pt" style:font-size-complex="9pt"/>
    </style:style>
    <style:style style:name="T3_212" style:family="text">
      <style:text-properties fo:background-color="#ffffff" fo:color="#333333" fo:font-size="9pt" style:font-size-asian="9pt" style:font-size-complex="9pt"/>
    </style:style>
    <style:style style:name="T3_213" style:family="text">
      <style:text-properties fo:background-color="#ffffff" fo:color="#333333" fo:font-size="9pt" style:font-size-asian="9pt" style:font-size-complex="9pt"/>
    </style:style>
    <style:style style:name="T3_214" style:family="text">
      <style:text-properties fo:background-color="#ffffff" fo:color="#333333" fo:font-size="9pt" style:font-size-asian="9pt" style:font-size-complex="9pt"/>
    </style:style>
    <style:style style:name="T3_215" style:family="text">
      <style:text-properties fo:background-color="#ffffff" fo:color="#333333" fo:font-size="9pt" style:font-size-asian="9pt" style:font-size-complex="9pt"/>
    </style:style>
    <style:style style:name="T3_216" style:family="text">
      <style:text-properties fo:background-color="#ffffff" fo:color="#333333" fo:font-size="9pt" style:font-size-asian="9pt" style:font-size-complex="9pt"/>
    </style:style>
    <style:style style:name="T3_217" style:family="text">
      <style:text-properties fo:background-color="#ffffff" fo:color="#333333" fo:font-size="9pt" style:font-size-asian="9pt" style:font-size-complex="9pt"/>
    </style:style>
    <style:style style:name="T3_218" style:family="text">
      <style:text-properties fo:background-color="#ffffff" fo:color="#333333" fo:font-size="9pt" style:font-size-asian="9pt" style:font-size-complex="9pt"/>
    </style:style>
    <style:style style:name="T3_219" style:family="text">
      <style:text-properties fo:background-color="#ffffff" fo:color="#333333" fo:font-size="9pt" style:font-size-asian="9pt" style:font-size-complex="9pt"/>
    </style:style>
    <style:style style:name="T3_220" style:family="text">
      <style:text-properties fo:background-color="#ffffff" fo:color="#333333" fo:font-size="9pt" style:font-size-asian="9pt" style:font-size-complex="9pt"/>
    </style:style>
    <style:style style:name="T3_221" style:family="text">
      <style:text-properties fo:background-color="#ffffff" fo:color="#333333" fo:font-size="9pt" style:font-size-asian="9pt" style:font-size-complex="9pt"/>
    </style:style>
    <style:style style:name="T3_222" style:family="text">
      <style:text-properties fo:background-color="#ffffff" fo:color="#333333" fo:font-size="9pt" style:font-size-asian="9pt" style:font-size-complex="9pt"/>
    </style:style>
    <style:style style:name="T3_223" style:family="text">
      <style:text-properties fo:background-color="#ffffff" fo:color="#333333" fo:font-size="9pt" style:font-size-asian="9pt" style:font-size-complex="9pt"/>
    </style:style>
    <style:style style:name="T3_224" style:family="text">
      <style:text-properties fo:background-color="#ffffff" fo:color="#333333" fo:font-size="9pt" style:font-size-asian="9pt" style:font-size-complex="9pt"/>
    </style:style>
    <style:style style:name="T3_225" style:family="text">
      <style:text-properties fo:background-color="#ffffff" fo:color="#333333" fo:font-size="9pt" style:font-size-asian="9pt" style:font-size-complex="9pt"/>
    </style:style>
    <style:style style:name="T3_226" style:family="text">
      <style:text-properties fo:background-color="#ffffff" fo:color="#333333" fo:font-size="9pt" style:font-size-asian="9pt" style:font-size-complex="9pt"/>
    </style:style>
    <style:style style:name="T3_227" style:family="text">
      <style:text-properties fo:background-color="#ffffff" fo:color="#333333" fo:font-size="9pt" style:font-size-asian="9pt" style:font-size-complex="9pt"/>
    </style:style>
    <style:style style:name="T3_228" style:family="text">
      <style:text-properties fo:background-color="#ffffff" fo:color="#333333" fo:font-size="9pt" style:font-size-asian="9pt" style:font-size-complex="9pt"/>
    </style:style>
    <style:style style:name="T3_229" style:family="text">
      <style:text-properties fo:background-color="#ffffff" fo:color="#333333" fo:font-size="9pt" style:font-size-asian="9pt" style:font-size-complex="9pt"/>
    </style:style>
    <style:style style:name="T3_230" style:family="text">
      <style:text-properties fo:background-color="#ffffff" fo:color="#333333" fo:font-size="9pt" style:font-size-asian="9pt" style:font-size-complex="9pt"/>
    </style:style>
    <style:style style:name="T3_231" style:family="text">
      <style:text-properties fo:background-color="#ffffff" fo:color="#333333" fo:font-size="9pt" style:font-size-asian="9pt" style:font-size-complex="9pt"/>
    </style:style>
    <style:style style:name="T3_232" style:family="text">
      <style:text-properties fo:background-color="#ffffff" fo:color="#333333" fo:font-size="9pt" style:font-size-asian="9pt" style:font-size-complex="9pt"/>
    </style:style>
    <style:style style:name="P4" style:family="paragraph" style:parent-style-name="Standard">
      <style:paragraph-properties fo:text-align="justify" fo:break-before="auto" fo:line-height="140%" fo:margin-top="0.388cm" fo:margin-bottom="0.388cm" style:writing-mode="lr-tb"/>
    </style:style>
    <style:style style:name="T4_1" style:family="text">
      <style:text-properties fo:background-color="#ffffff" fo:color="#333333" fo:font-size="9pt" style:font-size-asian="9pt" style:font-size-complex="9pt"/>
    </style:style>
    <style:style style:name="T4_2" style:family="text">
      <style:text-properties fo:background-color="#ffffff" fo:color="#333333" fo:font-size="9pt" style:font-size-asian="9pt" style:font-size-complex="9pt"/>
    </style:style>
    <style:style style:name="T4_3" style:family="text">
      <style:text-properties fo:background-color="#ffffff" fo:color="#333333" fo:font-size="9pt" style:font-size-asian="9pt" style:font-size-complex="9pt"/>
    </style:style>
    <style:style style:name="T4_4" style:family="text">
      <style:text-properties fo:background-color="#ffffff" fo:color="#333333" fo:font-size="9pt" style:font-size-asian="9pt" style:font-size-complex="9pt"/>
    </style:style>
    <style:style style:name="T4_5" style:family="text">
      <style:text-properties fo:background-color="#ffffff" fo:color="#333333" fo:font-size="9pt" style:font-size-asian="9pt" style:font-size-complex="9pt"/>
    </style:style>
    <style:style style:name="T4_6" style:family="text">
      <style:text-properties fo:background-color="#ffffff" fo:color="#333333" fo:font-size="9pt" style:font-size-asian="9pt" style:font-size-complex="9pt"/>
    </style:style>
    <style:style style:name="T4_7" style:family="text">
      <style:text-properties fo:background-color="#ffffff" fo:color="#333333" fo:font-size="9pt" style:font-size-asian="9pt" style:font-size-complex="9pt"/>
    </style:style>
    <style:style style:name="T4_8" style:family="text">
      <style:text-properties fo:background-color="#ffffff" fo:color="#333333" fo:font-size="9pt" style:font-size-asian="9pt" style:font-size-complex="9pt"/>
    </style:style>
    <style:style style:name="T4_9" style:family="text">
      <style:text-properties fo:background-color="#ffffff" fo:color="#333333" fo:font-size="9pt" style:font-size-asian="9pt" style:font-size-complex="9pt"/>
    </style:style>
    <style:style style:name="T4_10" style:family="text">
      <style:text-properties fo:background-color="#ffffff" fo:color="#333333" fo:font-size="9pt" style:font-size-asian="9pt" style:font-size-complex="9pt"/>
    </style:style>
    <style:style style:name="T4_11" style:family="text">
      <style:text-properties fo:background-color="#ffffff" fo:color="#333333" fo:font-size="9pt" style:font-size-asian="9pt" style:font-size-complex="9pt"/>
    </style:style>
    <style:style style:name="T4_12" style:family="text">
      <style:text-properties fo:background-color="#ffffff" fo:color="#333333" fo:font-size="9pt" style:font-size-asian="9pt" style:font-size-complex="9pt"/>
    </style:style>
    <style:style style:name="T4_13" style:family="text">
      <style:text-properties fo:background-color="#ffffff" fo:color="#333333" fo:font-size="9pt" style:font-size-asian="9pt" style:font-size-complex="9pt"/>
    </style:style>
    <style:style style:name="T4_14" style:family="text">
      <style:text-properties fo:background-color="#ffffff" fo:color="#333333" fo:font-size="9pt" style:font-size-asian="9pt" style:font-size-complex="9pt"/>
    </style:style>
    <style:style style:name="T4_15" style:family="text">
      <style:text-properties fo:background-color="#ffffff" fo:color="#333333" fo:font-size="9pt" style:font-size-asian="9pt" style:font-size-complex="9pt"/>
    </style:style>
    <style:style style:name="T4_16" style:family="text">
      <style:text-properties fo:background-color="#ffffff" fo:color="#333333" fo:font-size="9pt" style:font-size-asian="9pt" style:font-size-complex="9pt"/>
    </style:style>
    <style:style style:name="T4_17" style:family="text">
      <style:text-properties fo:background-color="#ffffff" fo:color="#333333" fo:font-size="9pt" style:font-size-asian="9pt" style:font-size-complex="9pt"/>
    </style:style>
    <style:style style:name="T4_18" style:family="text">
      <style:text-properties fo:background-color="#ffffff" fo:color="#333333" fo:font-size="9pt" style:font-size-asian="9pt" style:font-size-complex="9pt"/>
    </style:style>
    <style:style style:name="T4_19" style:family="text">
      <style:text-properties fo:background-color="#ffffff" fo:color="#333333" fo:font-size="9pt" style:font-size-asian="9pt" style:font-size-complex="9pt"/>
    </style:style>
    <style:style style:name="T4_20" style:family="text">
      <style:text-properties fo:background-color="#ffffff" fo:color="#333333" fo:font-size="9pt" style:font-size-asian="9pt" style:font-size-complex="9pt"/>
    </style:style>
    <style:style style:name="T4_21" style:family="text">
      <style:text-properties fo:background-color="#ffffff" fo:color="#333333" fo:font-size="9pt" style:font-size-asian="9pt" style:font-size-complex="9pt"/>
    </style:style>
    <style:style style:name="T4_22" style:family="text">
      <style:text-properties fo:background-color="#ffffff" fo:color="#333333" fo:font-size="9pt" style:font-size-asian="9pt" style:font-size-complex="9pt"/>
    </style:style>
    <style:style style:name="T4_23" style:family="text">
      <style:text-properties fo:background-color="#ffffff" fo:color="#333333" fo:font-size="9pt" style:font-size-asian="9pt" style:font-size-complex="9pt"/>
    </style:style>
    <style:style style:name="T4_24" style:family="text">
      <style:text-properties fo:background-color="#ffffff" fo:color="#333333" fo:font-size="9pt" style:font-size-asian="9pt" style:font-size-complex="9pt"/>
    </style:style>
    <style:style style:name="T4_25" style:family="text">
      <style:text-properties fo:background-color="#ffffff" fo:color="#333333" fo:font-size="9pt" style:font-size-asian="9pt" style:font-size-complex="9pt"/>
    </style:style>
    <style:style style:name="T4_26" style:family="text">
      <style:text-properties fo:background-color="#ffffff" fo:color="#333333" fo:font-size="9pt" style:font-size-asian="9pt" style:font-size-complex="9pt"/>
    </style:style>
    <style:style style:name="T4_27" style:family="text">
      <style:text-properties fo:background-color="#ffffff" fo:color="#333333" fo:font-size="9pt" style:font-size-asian="9pt" style:font-size-complex="9pt"/>
    </style:style>
    <style:style style:name="T4_28" style:family="text">
      <style:text-properties fo:background-color="#ffffff" fo:color="#333333" fo:font-size="9pt" style:font-size-asian="9pt" style:font-size-complex="9pt"/>
    </style:style>
    <style:style style:name="T4_29" style:family="text">
      <style:text-properties fo:background-color="#ffffff" fo:color="#333333" fo:font-size="9pt" style:font-size-asian="9pt" style:font-size-complex="9pt"/>
    </style:style>
    <style:style style:name="T4_30" style:family="text">
      <style:text-properties fo:background-color="#ffffff" fo:color="#333333" fo:font-size="9pt" style:font-size-asian="9pt" style:font-size-complex="9pt"/>
    </style:style>
    <style:style style:name="T4_31" style:family="text">
      <style:text-properties fo:background-color="#ffffff" fo:color="#333333" fo:font-size="9pt" style:font-size-asian="9pt" style:font-size-complex="9pt"/>
    </style:style>
    <style:style style:name="T4_32" style:family="text">
      <style:text-properties fo:background-color="#ffffff" fo:color="#333333" fo:font-size="9pt" style:font-size-asian="9pt" style:font-size-complex="9pt"/>
    </style:style>
    <style:style style:name="T4_33" style:family="text">
      <style:text-properties fo:background-color="#ffffff" fo:color="#333333" fo:font-size="9pt" style:font-size-asian="9pt" style:font-size-complex="9pt"/>
    </style:style>
    <style:style style:name="T4_34" style:family="text">
      <style:text-properties fo:background-color="#ffffff" fo:color="#333333" fo:font-size="9pt" style:font-size-asian="9pt" style:font-size-complex="9pt"/>
    </style:style>
    <style:style style:name="T4_35" style:family="text">
      <style:text-properties fo:background-color="#ffffff" fo:color="#333333" fo:font-size="9pt" style:font-size-asian="9pt" style:font-size-complex="9pt"/>
    </style:style>
    <style:style style:name="T4_36" style:family="text">
      <style:text-properties fo:background-color="#ffffff" fo:color="#333333" fo:font-size="9pt" style:font-size-asian="9pt" style:font-size-complex="9pt"/>
    </style:style>
    <style:style style:name="T4_37" style:family="text">
      <style:text-properties fo:background-color="#ffffff" fo:color="#333333" fo:font-size="9pt" style:font-size-asian="9pt" style:font-size-complex="9pt"/>
    </style:style>
    <style:style style:name="T4_38" style:family="text">
      <style:text-properties fo:background-color="#ffffff" fo:color="#333333" fo:font-size="9pt" style:font-size-asian="9pt" style:font-size-complex="9pt"/>
    </style:style>
    <style:style style:name="T4_39" style:family="text">
      <style:text-properties fo:background-color="#ffffff" fo:color="#333333" fo:font-size="9pt" style:font-size-asian="9pt" style:font-size-complex="9pt"/>
    </style:style>
    <style:style style:name="T4_40" style:family="text">
      <style:text-properties fo:background-color="#ffffff" fo:color="#333333" fo:font-size="9pt" style:font-size-asian="9pt" style:font-size-complex="9pt"/>
    </style:style>
    <style:style style:name="T4_41" style:family="text">
      <style:text-properties fo:background-color="#ffffff" fo:color="#333333" fo:font-size="9pt" style:font-size-asian="9pt" style:font-size-complex="9pt"/>
    </style:style>
    <style:style style:name="T4_42" style:family="text">
      <style:text-properties fo:background-color="#ffffff" fo:color="#333333" fo:font-size="9pt" style:font-size-asian="9pt" style:font-size-complex="9pt"/>
    </style:style>
    <style:style style:name="T4_43" style:family="text">
      <style:text-properties fo:background-color="#ffffff" fo:color="#333333" fo:font-size="9pt" style:font-size-asian="9pt" style:font-size-complex="9pt"/>
    </style:style>
    <style:style style:name="T4_44" style:family="text">
      <style:text-properties fo:background-color="#ffffff" fo:color="#333333" fo:font-size="9pt" style:font-size-asian="9pt" style:font-size-complex="9pt"/>
    </style:style>
    <style:style style:name="T4_45" style:family="text">
      <style:text-properties fo:background-color="#ffffff" fo:color="#333333" fo:font-size="9pt" style:font-size-asian="9pt" style:font-size-complex="9pt"/>
    </style:style>
    <style:style style:name="T4_46" style:family="text">
      <style:text-properties fo:background-color="#ffffff" fo:color="#333333" fo:font-size="9pt" style:font-size-asian="9pt" style:font-size-complex="9pt"/>
    </style:style>
    <style:style style:name="T4_47" style:family="text">
      <style:text-properties fo:background-color="#ffffff" fo:color="#333333" fo:font-size="9pt" style:font-size-asian="9pt" style:font-size-complex="9pt"/>
    </style:style>
    <style:style style:name="T4_48" style:family="text">
      <style:text-properties fo:background-color="#ffffff" fo:color="#333333" fo:font-size="9pt" style:font-size-asian="9pt" style:font-size-complex="9pt"/>
    </style:style>
    <style:style style:name="T4_49" style:family="text">
      <style:text-properties fo:background-color="#ffffff" fo:color="#333333" fo:font-size="9pt" style:font-size-asian="9pt" style:font-size-complex="9pt"/>
    </style:style>
    <style:style style:name="T4_50" style:family="text">
      <style:text-properties fo:background-color="#ffffff" fo:color="#333333" fo:font-size="9pt" style:font-size-asian="9pt" style:font-size-complex="9pt"/>
    </style:style>
    <style:style style:name="T4_51" style:family="text">
      <style:text-properties fo:background-color="#ffffff" fo:color="#333333" fo:font-size="9pt" style:font-size-asian="9pt" style:font-size-complex="9pt"/>
    </style:style>
    <style:style style:name="T4_52" style:family="text">
      <style:text-properties fo:background-color="#ffffff" fo:color="#333333" fo:font-size="9pt" style:font-size-asian="9pt" style:font-size-complex="9pt"/>
    </style:style>
    <style:style style:name="T4_53" style:family="text">
      <style:text-properties fo:background-color="#ffffff" fo:color="#333333" fo:font-size="9pt" style:font-size-asian="9pt" style:font-size-complex="9pt"/>
    </style:style>
    <style:style style:name="T4_54" style:family="text">
      <style:text-properties fo:background-color="#ffffff" fo:color="#333333" fo:font-size="9pt" style:font-size-asian="9pt" style:font-size-complex="9pt"/>
    </style:style>
    <style:style style:name="T4_55" style:family="text">
      <style:text-properties fo:background-color="#ffffff" fo:color="#333333" fo:font-size="9pt" style:font-size-asian="9pt" style:font-size-complex="9pt"/>
    </style:style>
    <style:style style:name="T4_56" style:family="text">
      <style:text-properties fo:background-color="#ffffff" fo:color="#333333" fo:font-size="9pt" style:font-size-asian="9pt" style:font-size-complex="9pt"/>
    </style:style>
    <style:style style:name="T4_57" style:family="text">
      <style:text-properties fo:background-color="#ffffff" fo:color="#333333" fo:font-size="9pt" style:font-size-asian="9pt" style:font-size-complex="9pt"/>
    </style:style>
    <style:style style:name="T4_58" style:family="text">
      <style:text-properties fo:background-color="#ffffff" fo:color="#333333" fo:font-size="9pt" style:font-size-asian="9pt" style:font-size-complex="9pt"/>
    </style:style>
    <style:style style:name="T4_59" style:family="text">
      <style:text-properties fo:background-color="#ffffff" fo:color="#333333" fo:font-size="9pt" style:font-size-asian="9pt" style:font-size-complex="9pt"/>
    </style:style>
    <style:style style:name="T4_60" style:family="text">
      <style:text-properties fo:background-color="#ffffff" fo:color="#333333" fo:font-size="9pt" style:font-size-asian="9pt" style:font-size-complex="9pt"/>
    </style:style>
    <style:style style:name="T4_61" style:family="text">
      <style:text-properties fo:background-color="#ffffff" fo:color="#333333" fo:font-size="9pt" style:font-size-asian="9pt" style:font-size-complex="9pt"/>
    </style:style>
    <style:style style:name="T4_62" style:family="text">
      <style:text-properties fo:background-color="#ffffff" fo:color="#333333" fo:font-size="9pt" style:font-size-asian="9pt" style:font-size-complex="9pt"/>
    </style:style>
    <style:style style:name="T4_63" style:family="text">
      <style:text-properties fo:background-color="#ffffff" fo:color="#333333" fo:font-size="9pt" style:font-size-asian="9pt" style:font-size-complex="9pt"/>
    </style:style>
    <style:style style:name="T4_64" style:family="text">
      <style:text-properties fo:background-color="#ffffff" fo:color="#333333" fo:font-size="9pt" style:font-size-asian="9pt" style:font-size-complex="9pt"/>
    </style:style>
    <style:style style:name="T4_65" style:family="text">
      <style:text-properties fo:background-color="#ffffff" fo:color="#333333" fo:font-size="9pt" style:font-size-asian="9pt" style:font-size-complex="9pt"/>
    </style:style>
    <style:style style:name="T4_66" style:family="text">
      <style:text-properties fo:background-color="#ffffff" fo:color="#333333" fo:font-size="9pt" style:font-size-asian="9pt" style:font-size-complex="9pt"/>
    </style:style>
    <style:style style:name="T4_67" style:family="text">
      <style:text-properties fo:background-color="#ffffff" fo:color="#333333" fo:font-size="9pt" style:font-size-asian="9pt" style:font-size-complex="9pt"/>
    </style:style>
    <style:style style:name="T4_68" style:family="text">
      <style:text-properties fo:background-color="#ffffff" fo:color="#333333" fo:font-size="9pt" style:font-size-asian="9pt" style:font-size-complex="9pt"/>
    </style:style>
    <style:style style:name="T4_69" style:family="text">
      <style:text-properties fo:background-color="#ffffff" fo:color="#333333" fo:font-size="9pt" style:font-size-asian="9pt" style:font-size-complex="9pt"/>
    </style:style>
    <style:style style:name="T4_70" style:family="text">
      <style:text-properties fo:background-color="#ffffff" fo:color="#333333" fo:font-size="9pt" style:font-size-asian="9pt" style:font-size-complex="9pt"/>
    </style:style>
    <style:style style:name="T4_71" style:family="text">
      <style:text-properties fo:background-color="#ffffff" fo:color="#333333" fo:font-size="9pt" style:font-size-asian="9pt" style:font-size-complex="9pt"/>
    </style:style>
    <style:style style:name="T4_72" style:family="text">
      <style:text-properties fo:background-color="#ffffff" fo:color="#333333" fo:font-size="9pt" style:font-size-asian="9pt" style:font-size-complex="9pt"/>
    </style:style>
    <style:style style:name="T4_73" style:family="text">
      <style:text-properties fo:background-color="#ffffff" fo:color="#333333" fo:font-size="9pt" style:font-size-asian="9pt" style:font-size-complex="9pt"/>
    </style:style>
    <style:style style:name="T4_74" style:family="text">
      <style:text-properties fo:background-color="#ffffff" fo:color="#333333" fo:font-size="9pt" style:font-size-asian="9pt" style:font-size-complex="9pt"/>
    </style:style>
    <style:style style:name="T4_75" style:family="text">
      <style:text-properties fo:background-color="#ffffff" fo:color="#333333" fo:font-size="9pt" style:font-size-asian="9pt" style:font-size-complex="9pt"/>
    </style:style>
    <style:style style:name="T4_76" style:family="text">
      <style:text-properties fo:background-color="#ffffff" fo:color="#333333" fo:font-size="9pt" style:font-size-asian="9pt" style:font-size-complex="9pt"/>
    </style:style>
    <style:style style:name="T4_77" style:family="text">
      <style:text-properties fo:background-color="#ffffff" fo:color="#333333" fo:font-size="9pt" style:font-size-asian="9pt" style:font-size-complex="9pt"/>
    </style:style>
    <style:style style:name="T4_78" style:family="text">
      <style:text-properties fo:background-color="#ffffff" fo:color="#333333" fo:font-size="9pt" style:font-size-asian="9pt" style:font-size-complex="9pt"/>
    </style:style>
    <style:style style:name="T4_79" style:family="text">
      <style:text-properties fo:background-color="#ffffff" fo:color="#333333" fo:font-size="9pt" style:font-size-asian="9pt" style:font-size-complex="9pt"/>
    </style:style>
    <style:style style:name="T4_80" style:family="text">
      <style:text-properties fo:background-color="#ffffff" fo:color="#333333" fo:font-size="9pt" style:font-size-asian="9pt" style:font-size-complex="9pt"/>
    </style:style>
    <style:style style:name="T4_81" style:family="text">
      <style:text-properties fo:background-color="#ffffff" fo:color="#333333" fo:font-size="9pt" style:font-size-asian="9pt" style:font-size-complex="9pt"/>
    </style:style>
    <style:style style:name="T4_82" style:family="text">
      <style:text-properties fo:background-color="#ffffff" fo:color="#333333" fo:font-size="9pt" style:font-size-asian="9pt" style:font-size-complex="9pt"/>
    </style:style>
    <style:style style:name="T4_83" style:family="text">
      <style:text-properties fo:background-color="#ffffff" fo:color="#333333" fo:font-size="9pt" style:font-size-asian="9pt" style:font-size-complex="9pt"/>
    </style:style>
    <style:style style:name="T4_84" style:family="text">
      <style:text-properties fo:background-color="#ffffff" fo:color="#333333" fo:font-size="9pt" style:font-size-asian="9pt" style:font-size-complex="9pt"/>
    </style:style>
    <style:style style:name="T4_85" style:family="text">
      <style:text-properties fo:background-color="#ffffff" fo:color="#333333" fo:font-size="9pt" style:font-size-asian="9pt" style:font-size-complex="9pt"/>
    </style:style>
    <style:style style:name="T4_86" style:family="text">
      <style:text-properties fo:background-color="#ffffff" fo:color="#333333" fo:font-size="9pt" style:font-size-asian="9pt" style:font-size-complex="9pt"/>
    </style:style>
    <style:style style:name="T4_87" style:family="text">
      <style:text-properties fo:background-color="#ffffff" fo:color="#333333" fo:font-size="9pt" style:font-size-asian="9pt" style:font-size-complex="9pt"/>
    </style:style>
    <style:style style:name="T4_88" style:family="text">
      <style:text-properties fo:background-color="#ffffff" fo:color="#333333" fo:font-size="9pt" style:font-size-asian="9pt" style:font-size-complex="9pt"/>
    </style:style>
    <style:style style:name="T4_89" style:family="text">
      <style:text-properties fo:background-color="#ffffff" fo:color="#333333" fo:font-size="9pt" style:font-size-asian="9pt" style:font-size-complex="9pt"/>
    </style:style>
    <style:style style:name="T4_90" style:family="text">
      <style:text-properties fo:background-color="#ffffff" fo:color="#333333" fo:font-size="9pt" style:font-size-asian="9pt" style:font-size-complex="9pt"/>
    </style:style>
    <style:style style:name="T4_91" style:family="text">
      <style:text-properties fo:background-color="#ffffff" fo:color="#333333" fo:font-size="9pt" style:font-size-asian="9pt" style:font-size-complex="9pt"/>
    </style:style>
    <style:style style:name="T4_92" style:family="text">
      <style:text-properties fo:background-color="#ffffff" fo:color="#333333" fo:font-size="9pt" style:font-size-asian="9pt" style:font-size-complex="9pt"/>
    </style:style>
    <style:style style:name="T4_93" style:family="text">
      <style:text-properties fo:background-color="#ffffff" fo:color="#333333" fo:font-size="9pt" style:font-size-asian="9pt" style:font-size-complex="9pt"/>
    </style:style>
    <style:style style:name="T4_94" style:family="text">
      <style:text-properties fo:background-color="#ffffff" fo:color="#333333" fo:font-size="9pt" style:font-size-asian="9pt" style:font-size-complex="9pt"/>
    </style:style>
    <style:style style:name="T4_95" style:family="text">
      <style:text-properties fo:background-color="#ffffff" fo:color="#333333" fo:font-size="9pt" style:font-size-asian="9pt" style:font-size-complex="9pt"/>
    </style:style>
    <style:style style:name="T4_96" style:family="text">
      <style:text-properties fo:background-color="#ffffff" fo:color="#333333" fo:font-size="9pt" style:font-size-asian="9pt" style:font-size-complex="9pt"/>
    </style:style>
    <style:style style:name="T4_97" style:family="text">
      <style:text-properties fo:background-color="#ffffff" fo:color="#333333" fo:font-size="9pt" style:font-size-asian="9pt" style:font-size-complex="9pt"/>
    </style:style>
    <style:style style:name="T4_98" style:family="text">
      <style:text-properties fo:background-color="#ffffff" fo:color="#333333" fo:font-size="9pt" style:font-size-asian="9pt" style:font-size-complex="9pt"/>
    </style:style>
    <style:style style:name="T4_99" style:family="text">
      <style:text-properties fo:background-color="#ffffff" fo:color="#333333" fo:font-size="9pt" style:font-size-asian="9pt" style:font-size-complex="9pt"/>
    </style:style>
    <style:style style:name="T4_100" style:family="text">
      <style:text-properties fo:background-color="#ffffff" fo:color="#333333" fo:font-size="9pt" style:font-size-asian="9pt" style:font-size-complex="9pt"/>
    </style:style>
    <style:style style:name="T4_101" style:family="text">
      <style:text-properties fo:background-color="#ffffff" fo:color="#333333" fo:font-size="9pt" style:font-size-asian="9pt" style:font-size-complex="9pt"/>
    </style:style>
    <style:style style:name="T4_102" style:family="text">
      <style:text-properties fo:background-color="#ffffff" fo:color="#333333" fo:font-size="9pt" style:font-size-asian="9pt" style:font-size-complex="9pt"/>
    </style:style>
    <style:style style:name="T4_103" style:family="text">
      <style:text-properties fo:background-color="#ffffff" fo:color="#333333" fo:font-size="9pt" style:font-size-asian="9pt" style:font-size-complex="9pt"/>
    </style:style>
    <style:style style:name="T4_104" style:family="text">
      <style:text-properties fo:background-color="#ffffff" fo:color="#333333" fo:font-size="9pt" style:font-size-asian="9pt" style:font-size-complex="9pt"/>
    </style:style>
    <style:style style:name="T4_105" style:family="text">
      <style:text-properties fo:background-color="#ffffff" fo:color="#333333" fo:font-size="9pt" style:font-size-asian="9pt" style:font-size-complex="9pt"/>
    </style:style>
    <style:style style:name="T4_106" style:family="text">
      <style:text-properties fo:background-color="#ffffff" fo:color="#333333" fo:font-size="9pt" style:font-size-asian="9pt" style:font-size-complex="9pt"/>
    </style:style>
    <style:style style:name="T4_107" style:family="text">
      <style:text-properties fo:background-color="#ffffff" fo:color="#333333" fo:font-size="9pt" style:font-size-asian="9pt" style:font-size-complex="9pt"/>
    </style:style>
    <style:style style:name="T4_108" style:family="text">
      <style:text-properties fo:background-color="#ffffff" fo:color="#333333" fo:font-size="9pt" style:font-size-asian="9pt" style:font-size-complex="9pt"/>
    </style:style>
    <style:style style:name="T4_109" style:family="text">
      <style:text-properties fo:background-color="#ffffff" fo:color="#333333" fo:font-size="9pt" style:font-size-asian="9pt" style:font-size-complex="9pt"/>
    </style:style>
    <style:style style:name="T4_110" style:family="text">
      <style:text-properties fo:background-color="#ffffff" fo:color="#333333" fo:font-size="9pt" style:font-size-asian="9pt" style:font-size-complex="9pt"/>
    </style:style>
    <style:style style:name="T4_111" style:family="text">
      <style:text-properties fo:background-color="#ffffff" fo:color="#333333" fo:font-size="9pt" style:font-size-asian="9pt" style:font-size-complex="9pt"/>
    </style:style>
    <style:style style:name="T4_112" style:family="text">
      <style:text-properties fo:background-color="#ffffff" fo:color="#333333" fo:font-size="9pt" style:font-size-asian="9pt" style:font-size-complex="9pt"/>
    </style:style>
    <style:style style:name="T4_113" style:family="text">
      <style:text-properties fo:background-color="#ffffff" fo:color="#333333" fo:font-size="9pt" style:font-size-asian="9pt" style:font-size-complex="9pt"/>
    </style:style>
    <style:style style:name="T4_114" style:family="text">
      <style:text-properties fo:background-color="#ffffff" fo:color="#333333" fo:font-size="9pt" style:font-size-asian="9pt" style:font-size-complex="9pt"/>
    </style:style>
    <style:style style:name="T4_115" style:family="text">
      <style:text-properties fo:background-color="#ffffff" fo:color="#333333" fo:font-size="9pt" style:font-size-asian="9pt" style:font-size-complex="9pt"/>
    </style:style>
    <style:style style:name="T4_116" style:family="text">
      <style:text-properties fo:background-color="#ffffff" fo:color="#333333" fo:font-size="9pt" style:font-size-asian="9pt" style:font-size-complex="9pt"/>
    </style:style>
    <style:style style:name="T4_117" style:family="text">
      <style:text-properties fo:background-color="#ffffff" fo:color="#333333" fo:font-size="9pt" style:font-size-asian="9pt" style:font-size-complex="9pt"/>
    </style:style>
    <style:style style:name="T4_118" style:family="text">
      <style:text-properties fo:background-color="#ffffff" fo:color="#333333" fo:font-size="9pt" style:font-size-asian="9pt" style:font-size-complex="9pt"/>
    </style:style>
    <style:style style:name="T4_119" style:family="text">
      <style:text-properties fo:background-color="#ffffff" fo:color="#333333" fo:font-size="9pt" style:font-size-asian="9pt" style:font-size-complex="9pt"/>
    </style:style>
    <style:style style:name="T4_120" style:family="text">
      <style:text-properties fo:background-color="#ffffff" fo:color="#333333" fo:font-size="9pt" style:font-size-asian="9pt" style:font-size-complex="9pt"/>
    </style:style>
    <style:style style:name="T4_121" style:family="text">
      <style:text-properties fo:background-color="#ffffff" fo:color="#333333" fo:font-size="9pt" style:font-size-asian="9pt" style:font-size-complex="9pt"/>
    </style:style>
    <style:style style:name="T4_122" style:family="text">
      <style:text-properties fo:background-color="#ffffff" fo:color="#333333" fo:font-size="9pt" style:font-size-asian="9pt" style:font-size-complex="9pt"/>
    </style:style>
    <style:style style:name="T4_123" style:family="text">
      <style:text-properties fo:background-color="#ffffff" fo:color="#333333" fo:font-size="9pt" style:font-size-asian="9pt" style:font-size-complex="9pt"/>
    </style:style>
    <style:style style:name="T4_124" style:family="text">
      <style:text-properties fo:background-color="#ffffff" fo:color="#333333" fo:font-size="9pt" style:font-size-asian="9pt" style:font-size-complex="9pt"/>
    </style:style>
    <style:style style:name="T4_125" style:family="text">
      <style:text-properties fo:background-color="#ffffff" fo:color="#333333" fo:font-size="9pt" style:font-size-asian="9pt" style:font-size-complex="9pt"/>
    </style:style>
    <style:style style:name="T4_126" style:family="text">
      <style:text-properties fo:background-color="#ffffff" fo:color="#333333" fo:font-size="9pt" style:font-size-asian="9pt" style:font-size-complex="9pt"/>
    </style:style>
    <style:style style:name="T4_127" style:family="text">
      <style:text-properties fo:background-color="#ffffff" fo:color="#333333" fo:font-size="9pt" style:font-size-asian="9pt" style:font-size-complex="9pt"/>
    </style:style>
    <style:style style:name="T4_128" style:family="text">
      <style:text-properties fo:background-color="#ffffff" fo:color="#333333" fo:font-size="9pt" style:font-size-asian="9pt" style:font-size-complex="9pt"/>
    </style:style>
    <style:style style:name="T4_129" style:family="text">
      <style:text-properties fo:background-color="#ffffff" fo:color="#333333" fo:font-size="9pt" style:font-size-asian="9pt" style:font-size-complex="9pt"/>
    </style:style>
    <style:style style:name="T4_130" style:family="text">
      <style:text-properties fo:background-color="#ffffff" fo:color="#333333" fo:font-size="9pt" style:font-size-asian="9pt" style:font-size-complex="9pt"/>
    </style:style>
    <style:style style:name="T4_131" style:family="text">
      <style:text-properties fo:background-color="#ffffff" fo:color="#333333" fo:font-size="9pt" style:font-size-asian="9pt" style:font-size-complex="9pt"/>
    </style:style>
    <style:style style:name="T4_132" style:family="text">
      <style:text-properties fo:background-color="#ffffff" fo:color="#333333" fo:font-size="9pt" style:font-size-asian="9pt" style:font-size-complex="9pt"/>
    </style:style>
    <style:style style:name="T4_133" style:family="text">
      <style:text-properties fo:background-color="#ffffff" fo:color="#333333" fo:font-size="9pt" style:font-size-asian="9pt" style:font-size-complex="9pt"/>
    </style:style>
    <style:style style:name="T4_134" style:family="text">
      <style:text-properties fo:background-color="#ffffff" fo:color="#333333" fo:font-size="9pt" style:font-size-asian="9pt" style:font-size-complex="9pt"/>
    </style:style>
    <style:style style:name="T4_135" style:family="text">
      <style:text-properties fo:background-color="#ffffff" fo:color="#333333" fo:font-size="9pt" style:font-size-asian="9pt" style:font-size-complex="9pt"/>
    </style:style>
    <style:style style:name="T4_136" style:family="text">
      <style:text-properties fo:background-color="#ffffff" fo:color="#333333" fo:font-size="9pt" style:font-size-asian="9pt" style:font-size-complex="9pt"/>
    </style:style>
    <style:style style:name="T4_137" style:family="text">
      <style:text-properties fo:background-color="#ffffff" fo:color="#333333" fo:font-size="9pt" style:font-size-asian="9pt" style:font-size-complex="9pt"/>
    </style:style>
    <style:style style:name="T4_138" style:family="text">
      <style:text-properties fo:background-color="#ffffff" fo:color="#333333" fo:font-size="9pt" style:font-size-asian="9pt" style:font-size-complex="9pt"/>
    </style:style>
    <style:style style:name="T4_139" style:family="text">
      <style:text-properties fo:background-color="#ffffff" fo:color="#333333" fo:font-size="9pt" style:font-size-asian="9pt" style:font-size-complex="9pt"/>
    </style:style>
    <style:style style:name="T4_140" style:family="text">
      <style:text-properties fo:background-color="#ffffff" fo:color="#333333" fo:font-size="9pt" style:font-size-asian="9pt" style:font-size-complex="9pt"/>
    </style:style>
    <style:style style:name="T4_141" style:family="text">
      <style:text-properties fo:background-color="#ffffff" fo:color="#333333" fo:font-size="9pt" style:font-size-asian="9pt" style:font-size-complex="9pt"/>
    </style:style>
    <style:style style:name="T4_142" style:family="text">
      <style:text-properties fo:background-color="#ffffff" fo:color="#333333" fo:font-size="9pt" style:font-size-asian="9pt" style:font-size-complex="9pt"/>
    </style:style>
    <style:style style:name="T4_143" style:family="text">
      <style:text-properties fo:background-color="#ffffff" fo:color="#333333" fo:font-size="9pt" style:font-size-asian="9pt" style:font-size-complex="9pt"/>
    </style:style>
    <style:style style:name="T4_144" style:family="text">
      <style:text-properties fo:background-color="#ffffff" fo:color="#333333" fo:font-size="9pt" style:font-size-asian="9pt" style:font-size-complex="9pt"/>
    </style:style>
    <style:style style:name="P5" style:family="paragraph" style:parent-style-name="Heading_20_2">
      <style:paragraph-properties fo:text-align="justify" fo:break-before="auto" fo:line-height="130%" fo:margin-top="0.318cm" style:writing-mode="lr-tb"/>
    </style:style>
    <style:style style:name="T5_1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2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3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4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5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6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7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8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9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5_10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P6" style:family="paragraph" style:parent-style-name="Standard">
      <style:paragraph-properties fo:text-align="justify" fo:break-before="auto" fo:line-height="140%" fo:margin-top="0.388cm" fo:margin-bottom="0.388cm" style:writing-mode="lr-tb"/>
    </style:style>
    <style:style style:name="T6_1" style:family="text">
      <style:text-properties fo:background-color="#ffffff" fo:color="#333333" fo:font-size="9pt" style:font-size-asian="9pt" style:font-size-complex="9pt"/>
    </style:style>
    <style:style style:name="T6_2" style:family="text">
      <style:text-properties fo:background-color="#ffffff" fo:color="#333333" fo:font-size="9pt" style:font-size-asian="9pt" style:font-size-complex="9pt"/>
    </style:style>
    <style:style style:name="T6_3" style:family="text">
      <style:text-properties fo:background-color="#ffffff" fo:color="#333333" fo:font-size="9pt" style:font-size-asian="9pt" style:font-size-complex="9pt"/>
    </style:style>
    <style:style style:name="T6_4" style:family="text">
      <style:text-properties fo:background-color="#ffffff" fo:color="#333333" fo:font-size="9pt" style:font-size-asian="9pt" style:font-size-complex="9pt"/>
    </style:style>
    <style:style style:name="T6_5" style:family="text">
      <style:text-properties fo:background-color="#ffffff" fo:color="#333333" fo:font-size="9pt" style:font-size-asian="9pt" style:font-size-complex="9pt"/>
    </style:style>
    <style:style style:name="T6_6" style:family="text">
      <style:text-properties fo:background-color="#ffffff" fo:color="#333333" fo:font-size="9pt" style:font-size-asian="9pt" style:font-size-complex="9pt"/>
    </style:style>
    <style:style style:name="T6_7" style:family="text">
      <style:text-properties fo:background-color="#ffffff" fo:color="#333333" fo:font-size="9pt" style:font-size-asian="9pt" style:font-size-complex="9pt"/>
    </style:style>
    <style:style style:name="T6_8" style:family="text">
      <style:text-properties fo:background-color="#ffffff" fo:color="#333333" fo:font-size="9pt" style:font-size-asian="9pt" style:font-size-complex="9pt"/>
    </style:style>
    <style:style style:name="T6_9" style:family="text">
      <style:text-properties fo:background-color="#ffffff" fo:color="#333333" fo:font-size="9pt" style:font-size-asian="9pt" style:font-size-complex="9pt"/>
    </style:style>
    <style:style style:name="T6_10" style:family="text">
      <style:text-properties fo:background-color="#ffffff" fo:color="#333333" fo:font-size="9pt" style:font-size-asian="9pt" style:font-size-complex="9pt"/>
    </style:style>
    <style:style style:name="T6_11" style:family="text">
      <style:text-properties fo:background-color="#ffffff" fo:color="#333333" fo:font-size="9pt" style:font-size-asian="9pt" style:font-size-complex="9pt"/>
    </style:style>
    <style:style style:name="T6_12" style:family="text">
      <style:text-properties fo:background-color="#ffffff" fo:color="#333333" fo:font-size="9pt" style:font-size-asian="9pt" style:font-size-complex="9pt"/>
    </style:style>
    <style:style style:name="T6_13" style:family="text">
      <style:text-properties fo:background-color="#ffffff" fo:color="#333333" fo:font-size="9pt" style:font-size-asian="9pt" style:font-size-complex="9pt"/>
    </style:style>
    <style:style style:name="T6_14" style:family="text">
      <style:text-properties fo:background-color="#ffffff" fo:color="#333333" fo:font-size="9pt" style:font-size-asian="9pt" style:font-size-complex="9pt"/>
    </style:style>
    <style:style style:name="T6_15" style:family="text">
      <style:text-properties fo:background-color="#ffffff" fo:color="#333333" fo:font-size="9pt" style:font-size-asian="9pt" style:font-size-complex="9pt"/>
    </style:style>
    <style:style style:name="T6_16" style:family="text">
      <style:text-properties fo:background-color="#ffffff" fo:color="#333333" fo:font-size="9pt" style:font-size-asian="9pt" style:font-size-complex="9pt"/>
    </style:style>
    <style:style style:name="T6_17" style:family="text">
      <style:text-properties fo:background-color="#ffffff" fo:color="#333333" fo:font-size="9pt" style:font-size-asian="9pt" style:font-size-complex="9pt"/>
    </style:style>
    <style:style style:name="T6_18" style:family="text">
      <style:text-properties fo:background-color="#ffffff" fo:color="#333333" fo:font-size="9pt" style:font-size-asian="9pt" style:font-size-complex="9pt"/>
    </style:style>
    <style:style style:name="T6_19" style:family="text">
      <style:text-properties fo:background-color="#ffffff" fo:color="#333333" fo:font-size="9pt" style:font-size-asian="9pt" style:font-size-complex="9pt"/>
    </style:style>
    <style:style style:name="T6_20" style:family="text">
      <style:text-properties fo:background-color="#ffffff" fo:color="#333333" fo:font-size="9pt" style:font-size-asian="9pt" style:font-size-complex="9pt"/>
    </style:style>
    <style:style style:name="T6_21" style:family="text">
      <style:text-properties fo:background-color="#ffffff" fo:color="#333333" fo:font-size="9pt" style:font-size-asian="9pt" style:font-size-complex="9pt"/>
    </style:style>
    <style:style style:name="T6_22" style:family="text">
      <style:text-properties fo:background-color="#ffffff" fo:color="#333333" fo:font-size="9pt" style:font-size-asian="9pt" style:font-size-complex="9pt"/>
    </style:style>
    <style:style style:name="T6_23" style:family="text">
      <style:text-properties fo:background-color="#ffffff" fo:color="#333333" fo:font-size="9pt" style:font-size-asian="9pt" style:font-size-complex="9pt"/>
    </style:style>
    <style:style style:name="T6_24" style:family="text">
      <style:text-properties fo:background-color="#ffffff" fo:color="#333333" fo:font-size="9pt" style:font-size-asian="9pt" style:font-size-complex="9pt"/>
    </style:style>
    <style:style style:name="T6_25" style:family="text">
      <style:text-properties fo:background-color="#ffffff" fo:color="#333333" fo:font-size="9pt" style:font-size-asian="9pt" style:font-size-complex="9pt"/>
    </style:style>
    <style:style style:name="T6_26" style:family="text">
      <style:text-properties fo:background-color="#ffffff" fo:color="#333333" fo:font-size="9pt" style:font-size-asian="9pt" style:font-size-complex="9pt"/>
    </style:style>
    <style:style style:name="T6_27" style:family="text">
      <style:text-properties fo:background-color="#ffffff" fo:color="#333333" fo:font-size="9pt" style:font-size-asian="9pt" style:font-size-complex="9pt"/>
    </style:style>
    <style:style style:name="T6_28" style:family="text">
      <style:text-properties fo:background-color="#ffffff" fo:color="#333333" fo:font-size="9pt" style:font-size-asian="9pt" style:font-size-complex="9pt"/>
    </style:style>
    <style:style style:name="T6_29" style:family="text">
      <style:text-properties fo:background-color="#ffffff" fo:color="#333333" fo:font-size="9pt" style:font-size-asian="9pt" style:font-size-complex="9pt"/>
    </style:style>
    <style:style style:name="T6_30" style:family="text">
      <style:text-properties fo:background-color="#ffffff" fo:color="#333333" fo:font-size="9pt" style:font-size-asian="9pt" style:font-size-complex="9pt"/>
    </style:style>
    <style:style style:name="T6_31" style:family="text">
      <style:text-properties fo:background-color="#ffffff" fo:color="#333333" fo:font-size="9pt" style:font-size-asian="9pt" style:font-size-complex="9pt"/>
    </style:style>
    <style:style style:name="T6_32" style:family="text">
      <style:text-properties fo:background-color="#ffffff" fo:color="#333333" fo:font-size="9pt" style:font-size-asian="9pt" style:font-size-complex="9pt"/>
    </style:style>
    <style:style style:name="T6_33" style:family="text">
      <style:text-properties fo:background-color="#ffffff" fo:color="#333333" fo:font-size="9pt" style:font-size-asian="9pt" style:font-size-complex="9pt"/>
    </style:style>
    <style:style style:name="T6_34" style:family="text">
      <style:text-properties fo:background-color="#ffffff" fo:color="#333333" fo:font-size="9pt" style:font-size-asian="9pt" style:font-size-complex="9pt"/>
    </style:style>
    <style:style style:name="T6_35" style:family="text">
      <style:text-properties fo:background-color="#ffffff" fo:color="#333333" fo:font-size="9pt" style:font-size-asian="9pt" style:font-size-complex="9pt"/>
    </style:style>
    <style:style style:name="T6_36" style:family="text">
      <style:text-properties fo:background-color="#ffffff" fo:color="#333333" fo:font-size="9pt" style:font-size-asian="9pt" style:font-size-complex="9pt"/>
    </style:style>
    <style:style style:name="T6_37" style:family="text">
      <style:text-properties fo:background-color="#ffffff" fo:color="#333333" fo:font-size="9pt" style:font-size-asian="9pt" style:font-size-complex="9pt"/>
    </style:style>
    <style:style style:name="T6_38" style:family="text">
      <style:text-properties fo:background-color="#ffffff" fo:color="#333333" fo:font-size="9pt" style:font-size-asian="9pt" style:font-size-complex="9pt"/>
    </style:style>
    <style:style style:name="T6_39" style:family="text">
      <style:text-properties fo:background-color="#ffffff" fo:color="#333333" fo:font-size="9pt" style:font-size-asian="9pt" style:font-size-complex="9pt"/>
    </style:style>
    <style:style style:name="T6_40" style:family="text">
      <style:text-properties fo:background-color="#ffffff" fo:color="#333333" fo:font-size="9pt" style:font-size-asian="9pt" style:font-size-complex="9pt"/>
    </style:style>
    <style:style style:name="T6_41" style:family="text">
      <style:text-properties fo:background-color="#ffffff" fo:color="#333333" fo:font-size="9pt" style:font-size-asian="9pt" style:font-size-complex="9pt"/>
    </style:style>
    <style:style style:name="T6_42" style:family="text">
      <style:text-properties fo:background-color="#ffffff" fo:color="#333333" fo:font-size="9pt" style:font-size-asian="9pt" style:font-size-complex="9pt"/>
    </style:style>
    <style:style style:name="T6_43" style:family="text">
      <style:text-properties fo:background-color="#ffffff" fo:color="#333333" fo:font-size="9pt" style:font-size-asian="9pt" style:font-size-complex="9pt"/>
    </style:style>
    <style:style style:name="T6_44" style:family="text">
      <style:text-properties fo:background-color="#ffffff" fo:color="#333333" fo:font-size="9pt" style:font-size-asian="9pt" style:font-size-complex="9pt"/>
    </style:style>
    <style:style style:name="T6_45" style:family="text">
      <style:text-properties fo:background-color="#ffffff" fo:color="#333333" fo:font-size="9pt" style:font-size-asian="9pt" style:font-size-complex="9pt"/>
    </style:style>
    <style:style style:name="T6_46" style:family="text">
      <style:text-properties fo:background-color="#ffffff" fo:color="#333333" fo:font-size="9pt" style:font-size-asian="9pt" style:font-size-complex="9pt"/>
    </style:style>
    <style:style style:name="T6_47" style:family="text">
      <style:text-properties fo:background-color="#ffffff" fo:color="#333333" fo:font-size="9pt" style:font-size-asian="9pt" style:font-size-complex="9pt"/>
    </style:style>
    <style:style style:name="T6_48" style:family="text">
      <style:text-properties fo:background-color="#ffffff" fo:color="#333333" fo:font-size="9pt" style:font-size-asian="9pt" style:font-size-complex="9pt"/>
    </style:style>
    <style:style style:name="T6_49" style:family="text">
      <style:text-properties fo:background-color="#ffffff" fo:color="#333333" fo:font-size="9pt" style:font-size-asian="9pt" style:font-size-complex="9pt"/>
    </style:style>
    <style:style style:name="T6_50" style:family="text">
      <style:text-properties fo:background-color="#ffffff" fo:color="#333333" fo:font-size="9pt" style:font-size-asian="9pt" style:font-size-complex="9pt"/>
    </style:style>
    <style:style style:name="T6_51" style:family="text">
      <style:text-properties fo:background-color="#ffffff" fo:color="#333333" fo:font-size="9pt" style:font-size-asian="9pt" style:font-size-complex="9pt"/>
    </style:style>
    <style:style style:name="T6_52" style:family="text">
      <style:text-properties fo:background-color="#ffffff" fo:color="#333333" fo:font-size="9pt" style:font-size-asian="9pt" style:font-size-complex="9pt"/>
    </style:style>
    <style:style style:name="T6_53" style:family="text">
      <style:text-properties fo:background-color="#ffffff" fo:color="#333333" fo:font-size="9pt" style:font-size-asian="9pt" style:font-size-complex="9pt"/>
    </style:style>
    <style:style style:name="T6_54" style:family="text">
      <style:text-properties fo:background-color="#ffffff" fo:color="#333333" fo:font-size="9pt" style:font-size-asian="9pt" style:font-size-complex="9pt"/>
    </style:style>
    <style:style style:name="T6_55" style:family="text">
      <style:text-properties fo:background-color="#ffffff" fo:color="#333333" fo:font-size="9pt" style:font-size-asian="9pt" style:font-size-complex="9pt"/>
    </style:style>
    <style:style style:name="T6_56" style:family="text">
      <style:text-properties fo:background-color="#ffffff" fo:color="#333333" fo:font-size="9pt" style:font-size-asian="9pt" style:font-size-complex="9pt"/>
    </style:style>
    <style:style style:name="T6_57" style:family="text">
      <style:text-properties fo:background-color="#ffffff" fo:color="#333333" fo:font-size="9pt" style:font-size-asian="9pt" style:font-size-complex="9pt"/>
    </style:style>
    <style:style style:name="T6_58" style:family="text">
      <style:text-properties fo:background-color="#ffffff" fo:color="#333333" fo:font-size="9pt" style:font-size-asian="9pt" style:font-size-complex="9pt"/>
    </style:style>
    <style:style style:name="P7" style:family="paragraph" style:parent-style-name="Heading_20_3">
      <style:paragraph-properties fo:text-align="justify" fo:break-before="auto" fo:line-height="130%" fo:margin-top="0.318cm" style:writing-mode="lr-tb"/>
    </style:style>
    <style:style style:name="T7_1" style:family="text">
      <style:text-properties fo:background-color="#ffffff" fo:color="#333333" style:font-name="Arial" style:font-name-asian="Arial" style:font-name-complex="Arial"/>
    </style:style>
    <style:style style:name="T7_2" style:family="text">
      <style:text-properties fo:background-color="#ffffff" fo:color="#333333" style:font-name="Arial" style:font-name-asian="Arial" style:font-name-complex="Arial"/>
    </style:style>
    <style:style style:name="T7_3" style:family="text">
      <style:text-properties fo:background-color="#ffffff" fo:color="#333333" style:font-name="Arial" style:font-name-asian="Arial" style:font-name-complex="Arial"/>
    </style:style>
    <style:style style:name="T7_4" style:family="text">
      <style:text-properties fo:background-color="#ffffff" fo:color="#333333" style:font-name="Arial" style:font-name-asian="Arial" style:font-name-complex="Arial"/>
    </style:style>
    <style:style style:name="T7_5" style:family="text">
      <style:text-properties fo:background-color="#ffffff" fo:color="#333333" style:font-name="Arial" style:font-name-asian="Arial" style:font-name-complex="Arial"/>
    </style:style>
    <style:style style:name="T7_6" style:family="text">
      <style:text-properties fo:background-color="#ffffff" fo:color="#333333" style:font-name="Arial" style:font-name-asian="Arial" style:font-name-complex="Arial"/>
    </style:style>
    <style:style style:name="T7_7" style:family="text">
      <style:text-properties fo:background-color="#ffffff" fo:color="#333333" style:font-name="Arial" style:font-name-asian="Arial" style:font-name-complex="Arial"/>
    </style:style>
    <style:style style:name="P8" style:family="paragraph" style:parent-style-name="Standard">
      <style:paragraph-properties fo:text-align="justify" fo:break-before="auto" fo:line-height="140%" fo:margin-top="0.388cm" style:writing-mode="lr-tb"/>
    </style:style>
    <style:style style:name="T8_1" style:family="text">
      <style:text-properties fo:background-color="#ffffff" fo:color="#333333" fo:font-size="9pt" style:font-size-asian="9pt" style:font-size-complex="9pt"/>
    </style:style>
    <style:style style:name="T8_2" style:family="text">
      <style:text-properties fo:background-color="#ffffff" fo:color="#333333" fo:font-size="9pt" style:font-size-asian="9pt" style:font-size-complex="9pt"/>
    </style:style>
    <style:style style:name="T8_3" style:family="text">
      <style:text-properties fo:background-color="#ffffff" fo:color="#333333" fo:font-size="9pt" style:font-size-asian="9pt" style:font-size-complex="9pt"/>
    </style:style>
    <style:style style:name="T8_4" style:family="text">
      <style:text-properties fo:background-color="#ffffff" fo:color="#333333" fo:font-size="9pt" style:font-size-asian="9pt" style:font-size-complex="9pt"/>
    </style:style>
    <style:style style:name="T8_5" style:family="text">
      <style:text-properties fo:background-color="#ffffff" fo:color="#333333" fo:font-size="9pt" style:font-size-asian="9pt" style:font-size-complex="9pt"/>
    </style:style>
    <style:style style:name="T8_6" style:family="text">
      <style:text-properties fo:background-color="#ffffff" fo:color="#333333" fo:font-size="9pt" style:font-size-asian="9pt" style:font-size-complex="9pt"/>
    </style:style>
    <style:style style:name="T8_7" style:family="text">
      <style:text-properties fo:background-color="#ffffff" fo:color="#333333" fo:font-size="9pt" style:font-size-asian="9pt" style:font-size-complex="9pt"/>
    </style:style>
    <style:style style:name="T8_8" style:family="text">
      <style:text-properties fo:background-color="#ffffff" fo:color="#333333" fo:font-size="9pt" style:font-size-asian="9pt" style:font-size-complex="9pt"/>
    </style:style>
    <style:style style:name="T8_9" style:family="text">
      <style:text-properties fo:background-color="#ffffff" fo:color="#333333" fo:font-size="9pt" style:font-size-asian="9pt" style:font-size-complex="9pt"/>
    </style:style>
    <style:style style:name="T8_10" style:family="text">
      <style:text-properties fo:background-color="#ffffff" fo:color="#333333" fo:font-size="9pt" style:font-size-asian="9pt" style:font-size-complex="9pt"/>
    </style:style>
    <style:style style:name="T8_11" style:family="text"/>
    <style:style style:name="T8_12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13" style:family="text"/>
    <style:style style:name="T8_14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15" style:family="text"/>
    <style:style style:name="T8_16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17" style:family="text"/>
    <style:style style:name="T8_18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19" style:family="text"/>
    <style:style style:name="T8_20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21" style:family="text"/>
    <style:style style:name="T8_22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23" style:family="text"/>
    <style:style style:name="T8_24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25" style:family="text"/>
    <style:style style:name="T8_26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27" style:family="text"/>
    <style:style style:name="T8_28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29" style:family="text"/>
    <style:style style:name="T8_30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31" style:family="text"/>
    <style:style style:name="T8_32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33" style:family="text"/>
    <style:style style:name="T8_34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35" style:family="text"/>
    <style:style style:name="T8_36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37" style:family="text"/>
    <style:style style:name="T8_38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39" style:family="text"/>
    <style:style style:name="T8_40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41" style:family="text"/>
    <style:style style:name="T8_42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43" style:family="text"/>
    <style:style style:name="T8_44" style:family="text">
      <style:text-properties fo:background-color="#ffffff"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8_45" style:family="text">
      <style:text-properties fo:background-color="#ffffff" fo:color="#333333" fo:font-size="9pt" style:font-size-asian="9pt" style:font-size-complex="9pt"/>
    </style:style>
    <style:style style:name="T8_46" style:family="text">
      <style:text-properties fo:background-color="#ffffff" fo:color="#333333" fo:font-size="9pt" style:font-size-asian="9pt" style:font-size-complex="9pt"/>
    </style:style>
    <style:style style:name="T8_47" style:family="text">
      <style:text-properties fo:background-color="#ffffff" fo:color="#333333" fo:font-size="9pt" style:font-size-asian="9pt" style:font-size-complex="9pt"/>
    </style:style>
    <style:style style:name="T8_48" style:family="text">
      <style:text-properties fo:background-color="#ffffff" fo:color="#333333" fo:font-size="9pt" style:font-size-asian="9pt" style:font-size-complex="9pt"/>
    </style:style>
    <style:style style:name="T8_49" style:family="text">
      <style:text-properties fo:background-color="#ffffff" fo:color="#333333" fo:font-size="9pt" style:font-size-asian="9pt" style:font-size-complex="9pt"/>
    </style:style>
    <style:style style:name="T8_50" style:family="text">
      <style:text-properties fo:background-color="#ffffff" fo:color="#333333" fo:font-size="9pt" style:font-size-asian="9pt" style:font-size-complex="9pt"/>
    </style:style>
    <style:style style:name="T8_51" style:family="text">
      <style:text-properties fo:background-color="#ffffff" fo:color="#333333" fo:font-size="9pt" style:font-size-asian="9pt" style:font-size-complex="9pt"/>
    </style:style>
    <style:style style:name="T8_52" style:family="text">
      <style:text-properties fo:background-color="#ffffff" fo:color="#333333" fo:font-size="9pt" style:font-size-asian="9pt" style:font-size-complex="9pt"/>
    </style:style>
    <style:style style:name="T8_53" style:family="text">
      <style:text-properties fo:background-color="#ffffff" fo:color="#333333" fo:font-size="9pt" style:font-size-asian="9pt" style:font-size-complex="9pt"/>
    </style:style>
    <style:style style:name="T8_54" style:family="text">
      <style:text-properties fo:background-color="#ffffff" fo:color="#333333" fo:font-size="9pt" style:font-size-asian="9pt" style:font-size-complex="9pt"/>
    </style:style>
    <style:style style:name="T8_55" style:family="text">
      <style:text-properties fo:background-color="#ffffff" fo:color="#333333" fo:font-size="9pt" style:font-size-asian="9pt" style:font-size-complex="9pt"/>
    </style:style>
    <style:style style:name="T8_56" style:family="text">
      <style:text-properties fo:background-color="#ffffff" fo:color="#333333" fo:font-size="9pt" style:font-size-asian="9pt" style:font-size-complex="9pt"/>
    </style:style>
    <style:style style:name="T8_57" style:family="text">
      <style:text-properties fo:background-color="#ffffff" fo:color="#333333" fo:font-size="9pt" style:font-size-asian="9pt" style:font-size-complex="9pt"/>
    </style:style>
    <style:style style:name="T8_58" style:family="text">
      <style:text-properties fo:background-color="#ffffff" fo:color="#333333" fo:font-size="9pt" style:font-size-asian="9pt" style:font-size-complex="9pt"/>
    </style:style>
    <style:style style:name="T8_59" style:family="text">
      <style:text-properties fo:background-color="#ffffff" fo:color="#333333" fo:font-size="9pt" style:font-size-asian="9pt" style:font-size-complex="9pt"/>
    </style:style>
    <style:style style:name="T8_60" style:family="text">
      <style:text-properties fo:background-color="#ffffff" fo:color="#333333" fo:font-size="9pt" style:font-size-asian="9pt" style:font-size-complex="9pt"/>
    </style:style>
    <style:style style:name="T8_61" style:family="text">
      <style:text-properties fo:background-color="#ffffff" fo:color="#333333" fo:font-size="9pt" style:font-size-asian="9pt" style:font-size-complex="9pt"/>
    </style:style>
    <style:style style:name="T8_62" style:family="text">
      <style:text-properties fo:background-color="#ffffff" fo:color="#333333" fo:font-size="9pt" style:font-size-asian="9pt" style:font-size-complex="9pt"/>
    </style:style>
    <style:style style:name="T8_63" style:family="text">
      <style:text-properties fo:background-color="#ffffff" fo:color="#333333" fo:font-size="9pt" style:font-size-asian="9pt" style:font-size-complex="9pt"/>
    </style:style>
    <style:style style:name="T8_64" style:family="text">
      <style:text-properties fo:background-color="#ffffff" fo:color="#333333" fo:font-size="9pt" style:font-size-asian="9pt" style:font-size-complex="9pt"/>
    </style:style>
    <style:style style:name="T8_65" style:family="text">
      <style:text-properties fo:background-color="#ffffff" fo:color="#333333" fo:font-size="9pt" style:font-size-asian="9pt" style:font-size-complex="9pt"/>
    </style:style>
    <style:style style:name="T8_66" style:family="text">
      <style:text-properties fo:background-color="#ffffff" fo:color="#333333" fo:font-size="9pt" style:font-size-asian="9pt" style:font-size-complex="9pt"/>
    </style:style>
    <style:style style:name="T8_67" style:family="text">
      <style:text-properties fo:background-color="#ffffff" fo:color="#333333" fo:font-size="9pt" style:font-size-asian="9pt" style:font-size-complex="9pt"/>
    </style:style>
    <style:style style:name="T8_68" style:family="text">
      <style:text-properties fo:background-color="#ffffff" fo:color="#333333" fo:font-size="9pt" style:font-size-asian="9pt" style:font-size-complex="9pt"/>
    </style:style>
    <style:style style:name="T8_69" style:family="text">
      <style:text-properties fo:background-color="#ffffff" fo:color="#333333" fo:font-size="9pt" style:font-size-asian="9pt" style:font-size-complex="9pt"/>
    </style:style>
    <style:style style:name="T8_70" style:family="text">
      <style:text-properties fo:background-color="#ffffff" fo:color="#333333" fo:font-size="9pt" style:font-size-asian="9pt" style:font-size-complex="9pt"/>
    </style:style>
    <style:style style:name="T8_71" style:family="text">
      <style:text-properties fo:background-color="#ffffff" fo:color="#333333" fo:font-size="9pt" style:font-size-asian="9pt" style:font-size-complex="9pt"/>
    </style:style>
    <style:style style:name="T8_72" style:family="text">
      <style:text-properties fo:background-color="#ffffff" fo:color="#333333" fo:font-size="9pt" style:font-size-asian="9pt" style:font-size-complex="9pt"/>
    </style:style>
    <style:style style:name="T8_73" style:family="text">
      <style:text-properties fo:background-color="#ffffff" fo:color="#333333" fo:font-size="9pt" style:font-size-asian="9pt" style:font-size-complex="9pt"/>
    </style:style>
    <style:style style:name="T8_74" style:family="text">
      <style:text-properties fo:background-color="#ffffff" fo:color="#333333" fo:font-size="9pt" style:font-size-asian="9pt" style:font-size-complex="9pt"/>
    </style:style>
    <style:style style:name="T8_75" style:family="text">
      <style:text-properties fo:background-color="#ffffff" fo:color="#333333" fo:font-size="9pt" style:font-size-asian="9pt" style:font-size-complex="9pt"/>
    </style:style>
    <style:style style:name="T8_76" style:family="text">
      <style:text-properties fo:background-color="#ffffff" fo:color="#333333" fo:font-size="9pt" style:font-size-asian="9pt" style:font-size-complex="9pt"/>
    </style:style>
    <style:style style:name="T8_77" style:family="text">
      <style:text-properties fo:background-color="#ffffff" fo:color="#333333" fo:font-size="9pt" style:font-size-asian="9pt" style:font-size-complex="9pt"/>
    </style:style>
    <style:style style:name="T8_78" style:family="text">
      <style:text-properties fo:background-color="#ffffff" fo:color="#333333" fo:font-size="9pt" style:font-size-asian="9pt" style:font-size-complex="9pt"/>
    </style:style>
    <style:style style:name="T8_79" style:family="text">
      <style:text-properties fo:background-color="#ffffff" fo:color="#333333" fo:font-size="9pt" style:font-size-asian="9pt" style:font-size-complex="9pt"/>
    </style:style>
    <style:style style:name="T8_80" style:family="text">
      <style:text-properties fo:background-color="#ffffff" fo:color="#333333" fo:font-size="9pt" style:font-size-asian="9pt" style:font-size-complex="9pt"/>
    </style:style>
    <style:style style:name="T8_81" style:family="text">
      <style:text-properties fo:background-color="#ffffff" fo:color="#333333" fo:font-size="9pt" style:font-size-asian="9pt" style:font-size-complex="9pt"/>
    </style:style>
    <style:style style:name="T8_82" style:family="text">
      <style:text-properties fo:background-color="#ffffff" fo:color="#333333" fo:font-size="9pt" style:font-size-asian="9pt" style:font-size-complex="9pt"/>
    </style:style>
    <style:style style:name="T8_83" style:family="text">
      <style:text-properties fo:background-color="#ffffff" fo:color="#333333" fo:font-size="9pt" style:font-size-asian="9pt" style:font-size-complex="9pt"/>
    </style:style>
    <style:style style:name="T8_84" style:family="text">
      <style:text-properties fo:background-color="#ffffff" fo:color="#333333" fo:font-size="9pt" style:font-size-asian="9pt" style:font-size-complex="9pt"/>
    </style:style>
    <style:style style:name="T8_85" style:family="text">
      <style:text-properties fo:background-color="#ffffff" fo:color="#333333" fo:font-size="9pt" style:font-size-asian="9pt" style:font-size-complex="9pt"/>
    </style:style>
    <style:style style:name="T8_86" style:family="text">
      <style:text-properties fo:background-color="#ffffff" fo:color="#333333" fo:font-size="9pt" style:font-size-asian="9pt" style:font-size-complex="9pt"/>
    </style:style>
    <style:style style:name="T8_87" style:family="text">
      <style:text-properties fo:background-color="#ffffff" fo:color="#333333" fo:font-size="9pt" style:font-size-asian="9pt" style:font-size-complex="9pt"/>
    </style:style>
    <style:style style:name="T8_88" style:family="text">
      <style:text-properties fo:background-color="#ffffff" fo:color="#333333" fo:font-size="9pt" style:font-size-asian="9pt" style:font-size-complex="9pt"/>
    </style:style>
    <style:style style:name="T8_89" style:family="text">
      <style:text-properties fo:background-color="#ffffff" fo:color="#333333" fo:font-size="9pt" style:font-size-asian="9pt" style:font-size-complex="9pt"/>
    </style:style>
    <style:style style:name="T8_90" style:family="text">
      <style:text-properties fo:background-color="#ffffff" fo:color="#333333" fo:font-size="9pt" style:font-size-asian="9pt" style:font-size-complex="9pt"/>
    </style:style>
    <style:style style:name="T8_91" style:family="text">
      <style:text-properties fo:background-color="#ffffff" fo:color="#333333" fo:font-size="9pt" style:font-size-asian="9pt" style:font-size-complex="9pt"/>
    </style:style>
    <style:style style:name="T8_92" style:family="text">
      <style:text-properties fo:background-color="#ffffff" fo:color="#333333" fo:font-size="9pt" style:font-size-asian="9pt" style:font-size-complex="9pt"/>
    </style:style>
    <style:style style:name="T8_93" style:family="text">
      <style:text-properties fo:background-color="#ffffff" fo:color="#333333" fo:font-size="9pt" style:font-size-asian="9pt" style:font-size-complex="9pt"/>
    </style:style>
    <style:style style:name="T8_94" style:family="text">
      <style:text-properties fo:background-color="#ffffff" fo:color="#333333" fo:font-size="9pt" style:font-size-asian="9pt" style:font-size-complex="9pt"/>
    </style:style>
    <style:style style:name="T8_95" style:family="text">
      <style:text-properties fo:background-color="#ffffff" fo:color="#333333" fo:font-size="9pt" style:font-size-asian="9pt" style:font-size-complex="9pt"/>
    </style:style>
    <style:style style:name="T8_96" style:family="text">
      <style:text-properties fo:background-color="#ffffff" fo:color="#333333" fo:font-size="9pt" style:font-size-asian="9pt" style:font-size-complex="9pt"/>
    </style:style>
    <style:style style:name="T8_97" style:family="text">
      <style:text-properties fo:background-color="#ffffff" fo:color="#333333" fo:font-size="9pt" style:font-size-asian="9pt" style:font-size-complex="9pt"/>
    </style:style>
    <style:style style:name="T8_98" style:family="text">
      <style:text-properties fo:background-color="#ffffff" fo:color="#333333" fo:font-size="9pt" style:font-size-asian="9pt" style:font-size-complex="9pt"/>
    </style:style>
    <style:style style:name="T8_99" style:family="text">
      <style:text-properties fo:background-color="#ffffff" fo:color="#333333" fo:font-size="9pt" style:font-size-asian="9pt" style:font-size-complex="9pt"/>
    </style:style>
    <style:style style:name="T8_100" style:family="text">
      <style:text-properties fo:background-color="#ffffff" fo:color="#333333" fo:font-size="9pt" style:font-size-asian="9pt" style:font-size-complex="9pt"/>
    </style:style>
    <style:style style:name="T8_101" style:family="text">
      <style:text-properties fo:background-color="#ffffff" fo:color="#333333" fo:font-size="9pt" style:font-size-asian="9pt" style:font-size-complex="9pt"/>
    </style:style>
    <style:style style:name="T8_102" style:family="text">
      <style:text-properties fo:background-color="#ffffff" fo:color="#333333" fo:font-size="9pt" style:font-size-asian="9pt" style:font-size-complex="9pt"/>
    </style:style>
    <style:style style:name="T8_103" style:family="text">
      <style:text-properties fo:background-color="#ffffff" fo:color="#333333" fo:font-size="9pt" style:font-size-asian="9pt" style:font-size-complex="9pt"/>
    </style:style>
    <style:style style:name="T8_104" style:family="text">
      <style:text-properties fo:background-color="#ffffff" fo:color="#333333" fo:font-size="9pt" style:font-size-asian="9pt" style:font-size-complex="9pt"/>
    </style:style>
    <style:style style:name="T8_105" style:family="text">
      <style:text-properties fo:background-color="#ffffff" fo:color="#333333" fo:font-size="9pt" style:font-size-asian="9pt" style:font-size-complex="9pt"/>
    </style:style>
    <style:style style:name="T8_106" style:family="text">
      <style:text-properties fo:background-color="#ffffff" fo:color="#333333" fo:font-size="9pt" style:font-size-asian="9pt" style:font-size-complex="9pt"/>
    </style:style>
    <style:style style:name="T8_107" style:family="text">
      <style:text-properties fo:background-color="#ffffff" fo:color="#333333" fo:font-size="9pt" style:font-size-asian="9pt" style:font-size-complex="9pt"/>
    </style:style>
    <style:style style:name="T8_108" style:family="text">
      <style:text-properties fo:background-color="#ffffff" fo:color="#333333" fo:font-size="9pt" style:font-size-asian="9pt" style:font-size-complex="9pt"/>
    </style:style>
    <style:style style:name="T8_109" style:family="text">
      <style:text-properties fo:background-color="#ffffff" fo:color="#333333" fo:font-size="9pt" style:font-size-asian="9pt" style:font-size-complex="9pt"/>
    </style:style>
    <style:style style:name="T8_110" style:family="text">
      <style:text-properties fo:background-color="#ffffff" fo:color="#333333" fo:font-size="9pt" style:font-size-asian="9pt" style:font-size-complex="9pt"/>
    </style:style>
    <style:style style:name="T8_111" style:family="text">
      <style:text-properties fo:background-color="#ffffff" fo:color="#333333" fo:font-size="9pt" style:font-size-asian="9pt" style:font-size-complex="9pt"/>
    </style:style>
    <style:style style:name="T8_112" style:family="text">
      <style:text-properties fo:background-color="#ffffff" fo:color="#333333" fo:font-size="9pt" style:font-size-asian="9pt" style:font-size-complex="9pt"/>
    </style:style>
    <style:style style:name="T8_113" style:family="text">
      <style:text-properties fo:background-color="#ffffff" fo:color="#333333" fo:font-size="9pt" style:font-size-asian="9pt" style:font-size-complex="9pt"/>
    </style:style>
    <style:style style:name="T8_114" style:family="text">
      <style:text-properties fo:background-color="#ffffff" fo:color="#333333" fo:font-size="9pt" style:font-size-asian="9pt" style:font-size-complex="9pt"/>
    </style:style>
    <style:style style:name="T8_115" style:family="text">
      <style:text-properties fo:background-color="#ffffff" fo:color="#333333" fo:font-size="9pt" style:font-size-asian="9pt" style:font-size-complex="9pt"/>
    </style:style>
    <style:style style:name="T8_116" style:family="text">
      <style:text-properties fo:background-color="#ffffff" fo:color="#333333" fo:font-size="9pt" style:font-size-asian="9pt" style:font-size-complex="9pt"/>
    </style:style>
    <style:style style:name="T8_117" style:family="text">
      <style:text-properties fo:background-color="#ffffff" fo:color="#333333" fo:font-size="9pt" style:font-size-asian="9pt" style:font-size-complex="9pt"/>
    </style:style>
    <style:style style:name="T8_118" style:family="text">
      <style:text-properties fo:background-color="#ffffff" fo:color="#333333" fo:font-size="9pt" style:font-size-asian="9pt" style:font-size-complex="9pt"/>
    </style:style>
    <style:style style:name="T8_119" style:family="text">
      <style:text-properties fo:background-color="#ffffff" fo:color="#333333" fo:font-size="9pt" style:font-size-asian="9pt" style:font-size-complex="9pt"/>
    </style:style>
    <style:style style:name="T8_120" style:family="text">
      <style:text-properties fo:background-color="#ffffff" fo:color="#333333" fo:font-size="9pt" style:font-size-asian="9pt" style:font-size-complex="9pt"/>
    </style:style>
    <style:style style:name="T8_121" style:family="text">
      <style:text-properties fo:background-color="#ffffff" fo:color="#333333" fo:font-size="9pt" style:font-size-asian="9pt" style:font-size-complex="9pt"/>
    </style:style>
    <style:style style:name="T8_122" style:family="text">
      <style:text-properties fo:background-color="#ffffff" fo:color="#333333" fo:font-size="9pt" style:font-size-asian="9pt" style:font-size-complex="9pt"/>
    </style:style>
    <style:style style:name="T8_123" style:family="text">
      <style:text-properties fo:background-color="#ffffff" fo:color="#333333" fo:font-size="9pt" style:font-size-asian="9pt" style:font-size-complex="9pt"/>
    </style:style>
    <style:style style:name="T8_124" style:family="text">
      <style:text-properties fo:background-color="#ffffff" fo:color="#333333" fo:font-size="9pt" style:font-size-asian="9pt" style:font-size-complex="9pt"/>
    </style:style>
    <style:style style:name="T8_125" style:family="text">
      <style:text-properties fo:background-color="#ffffff" fo:color="#333333" fo:font-size="9pt" style:font-size-asian="9pt" style:font-size-complex="9pt"/>
    </style:style>
    <style:style style:name="T8_126" style:family="text">
      <style:text-properties fo:background-color="#ffffff" fo:color="#333333" fo:font-size="9pt" style:font-size-asian="9pt" style:font-size-complex="9pt"/>
    </style:style>
    <style:style style:name="T8_127" style:family="text">
      <style:text-properties fo:background-color="#ffffff" fo:color="#333333" fo:font-size="9pt" style:font-size-asian="9pt" style:font-size-complex="9pt"/>
    </style:style>
    <style:style style:name="T8_128" style:family="text">
      <style:text-properties fo:background-color="#ffffff" fo:color="#333333" fo:font-size="9pt" style:font-size-asian="9pt" style:font-size-complex="9pt"/>
    </style:style>
    <style:style style:name="T8_129" style:family="text">
      <style:text-properties fo:background-color="#ffffff" fo:color="#333333" fo:font-size="9pt" style:font-size-asian="9pt" style:font-size-complex="9pt"/>
    </style:style>
    <style:style style:name="T8_130" style:family="text">
      <style:text-properties fo:background-color="#ffffff" fo:color="#333333" fo:font-size="9pt" style:font-size-asian="9pt" style:font-size-complex="9pt"/>
    </style:style>
    <style:style style:name="T8_131" style:family="text">
      <style:text-properties fo:background-color="#ffffff" fo:color="#333333" fo:font-size="9pt" style:font-size-asian="9pt" style:font-size-complex="9pt"/>
    </style:style>
    <style:style style:name="T8_132" style:family="text">
      <style:text-properties fo:background-color="#ffffff" fo:color="#333333" fo:font-size="9pt" style:font-size-asian="9pt" style:font-size-complex="9pt"/>
    </style:style>
    <style:style style:name="T8_133" style:family="text">
      <style:text-properties fo:background-color="#ffffff" fo:color="#333333" fo:font-size="9pt" style:font-size-asian="9pt" style:font-size-complex="9pt"/>
    </style:style>
    <style:style style:name="T8_134" style:family="text">
      <style:text-properties fo:background-color="#ffffff" fo:color="#333333" fo:font-size="9pt" style:font-size-asian="9pt" style:font-size-complex="9pt"/>
    </style:style>
    <style:style style:name="T8_135" style:family="text">
      <style:text-properties fo:background-color="#ffffff" fo:color="#333333" fo:font-size="9pt" style:font-size-asian="9pt" style:font-size-complex="9pt"/>
    </style:style>
    <style:style style:name="T8_136" style:family="text">
      <style:text-properties fo:background-color="#ffffff" fo:color="#333333" fo:font-size="9pt" style:font-size-asian="9pt" style:font-size-complex="9pt"/>
    </style:style>
    <style:style style:name="T8_137" style:family="text">
      <style:text-properties fo:background-color="#ffffff" fo:color="#333333" fo:font-size="9pt" style:font-size-asian="9pt" style:font-size-complex="9pt"/>
    </style:style>
    <style:style style:name="T8_138" style:family="text">
      <style:text-properties fo:background-color="#ffffff" fo:color="#333333" fo:font-size="9pt" style:font-size-asian="9pt" style:font-size-complex="9pt"/>
    </style:style>
    <style:style style:name="T8_139" style:family="text">
      <style:text-properties fo:background-color="#ffffff" fo:color="#333333" fo:font-size="9pt" style:font-size-asian="9pt" style:font-size-complex="9pt"/>
    </style:style>
    <style:style style:name="T8_140" style:family="text">
      <style:text-properties fo:background-color="#ffffff" fo:color="#333333" fo:font-size="9pt" style:font-size-asian="9pt" style:font-size-complex="9pt"/>
    </style:style>
    <style:style style:name="T8_141" style:family="text">
      <style:text-properties fo:background-color="#ffffff" fo:color="#333333" fo:font-size="9pt" style:font-size-asian="9pt" style:font-size-complex="9pt"/>
    </style:style>
    <style:style style:name="T8_142" style:family="text">
      <style:text-properties fo:background-color="#ffffff" fo:color="#333333" fo:font-size="9pt" style:font-size-asian="9pt" style:font-size-complex="9pt"/>
    </style:style>
    <style:style style:name="T8_143" style:family="text">
      <style:text-properties fo:background-color="#ffffff" fo:color="#333333" fo:font-size="9pt" style:font-size-asian="9pt" style:font-size-complex="9pt"/>
    </style:style>
    <style:style style:name="T8_144" style:family="text">
      <style:text-properties fo:background-color="#ffffff" fo:color="#333333" fo:font-size="9pt" style:font-size-asian="9pt" style:font-size-complex="9pt"/>
    </style:style>
    <style:style style:name="T8_145" style:family="text">
      <style:text-properties fo:background-color="#ffffff" fo:color="#333333" fo:font-size="9pt" style:font-size-asian="9pt" style:font-size-complex="9pt"/>
    </style:style>
    <style:style style:name="T8_146" style:family="text">
      <style:text-properties fo:background-color="#ffffff" fo:color="#333333" fo:font-size="9pt" style:font-size-asian="9pt" style:font-size-complex="9pt"/>
    </style:style>
    <style:style style:name="T8_147" style:family="text">
      <style:text-properties fo:background-color="#ffffff" fo:color="#333333" fo:font-size="9pt" style:font-size-asian="9pt" style:font-size-complex="9pt"/>
    </style:style>
    <style:style style:name="T8_148" style:family="text">
      <style:text-properties fo:background-color="#ffffff" fo:color="#333333" fo:font-size="9pt" style:font-size-asian="9pt" style:font-size-complex="9pt"/>
    </style:style>
    <style:style style:name="T8_149" style:family="text">
      <style:text-properties fo:background-color="#ffffff" fo:color="#333333" fo:font-size="9pt" style:font-size-asian="9pt" style:font-size-complex="9pt"/>
    </style:style>
    <style:style style:name="T8_150" style:family="text">
      <style:text-properties fo:background-color="#ffffff" fo:color="#333333" fo:font-size="9pt" style:font-size-asian="9pt" style:font-size-complex="9pt"/>
    </style:style>
    <style:style style:name="T8_151" style:family="text">
      <style:text-properties fo:background-color="#ffffff" fo:color="#333333" fo:font-size="9pt" style:font-size-asian="9pt" style:font-size-complex="9pt"/>
    </style:style>
    <style:style style:name="T8_152" style:family="text">
      <style:text-properties fo:background-color="#ffffff" fo:color="#333333" fo:font-size="9pt" style:font-size-asian="9pt" style:font-size-complex="9pt"/>
    </style:style>
    <style:style style:name="T8_153" style:family="text">
      <style:text-properties fo:background-color="#ffffff" fo:color="#333333" fo:font-size="9pt" style:font-size-asian="9pt" style:font-size-complex="9pt"/>
    </style:style>
    <style:style style:name="T8_154" style:family="text">
      <style:text-properties fo:background-color="#ffffff" fo:color="#333333" fo:font-size="9pt" style:font-size-asian="9pt" style:font-size-complex="9pt"/>
    </style:style>
    <style:style style:name="T8_155" style:family="text">
      <style:text-properties fo:background-color="#ffffff" fo:color="#333333" fo:font-size="9pt" style:font-size-asian="9pt" style:font-size-complex="9pt"/>
    </style:style>
    <style:style style:name="T8_156" style:family="text">
      <style:text-properties fo:background-color="#ffffff" fo:color="#333333" fo:font-size="9pt" style:font-size-asian="9pt" style:font-size-complex="9pt"/>
    </style:style>
    <style:style style:name="T8_157" style:family="text">
      <style:text-properties fo:background-color="#ffffff" fo:color="#333333" fo:font-size="9pt" style:font-size-asian="9pt" style:font-size-complex="9pt"/>
    </style:style>
    <style:style style:name="T8_158" style:family="text">
      <style:text-properties fo:background-color="#ffffff" fo:color="#333333" fo:font-size="9pt" style:font-size-asian="9pt" style:font-size-complex="9pt"/>
    </style:style>
    <style:style style:name="T8_159" style:family="text">
      <style:text-properties fo:background-color="#ffffff" fo:color="#333333" fo:font-size="9pt" style:font-size-asian="9pt" style:font-size-complex="9pt"/>
    </style:style>
    <style:style style:name="T8_160" style:family="text">
      <style:text-properties fo:background-color="#ffffff" fo:color="#333333" fo:font-size="9pt" style:font-size-asian="9pt" style:font-size-complex="9pt"/>
    </style:style>
    <style:style style:name="T8_161" style:family="text">
      <style:text-properties fo:background-color="#ffffff" fo:color="#333333" fo:font-size="9pt" style:font-size-asian="9pt" style:font-size-complex="9pt"/>
    </style:style>
    <style:style style:name="T8_162" style:family="text">
      <style:text-properties fo:background-color="#ffffff" fo:color="#333333" fo:font-size="9pt" style:font-size-asian="9pt" style:font-size-complex="9pt"/>
    </style:style>
    <style:style style:name="T8_163" style:family="text">
      <style:text-properties fo:background-color="#ffffff" fo:color="#333333" fo:font-size="9pt" style:font-size-asian="9pt" style:font-size-complex="9pt"/>
    </style:style>
    <style:style style:name="T8_164" style:family="text">
      <style:text-properties fo:background-color="#ffffff" fo:color="#333333" fo:font-size="9pt" style:font-size-asian="9pt" style:font-size-complex="9pt"/>
    </style:style>
    <style:style style:name="T8_165" style:family="text">
      <style:text-properties fo:background-color="#ffffff" fo:color="#333333" fo:font-size="9pt" style:font-size-asian="9pt" style:font-size-complex="9pt"/>
    </style:style>
    <style:style style:name="T8_166" style:family="text">
      <style:text-properties fo:background-color="#ffffff" fo:color="#333333" fo:font-size="9pt" style:font-size-asian="9pt" style:font-size-complex="9pt"/>
    </style:style>
    <style:style style:name="T8_167" style:family="text">
      <style:text-properties fo:background-color="#ffffff" fo:color="#333333" fo:font-size="9pt" style:font-size-asian="9pt" style:font-size-complex="9pt"/>
    </style:style>
    <style:style style:name="T8_168" style:family="text">
      <style:text-properties fo:background-color="#ffffff" fo:color="#333333" fo:font-size="9pt" style:font-size-asian="9pt" style:font-size-complex="9pt"/>
    </style:style>
    <style:style style:name="T8_169" style:family="text">
      <style:text-properties fo:background-color="#ffffff" fo:color="#333333" fo:font-size="9pt" style:font-size-asian="9pt" style:font-size-complex="9pt"/>
    </style:style>
    <style:style style:name="T8_170" style:family="text">
      <style:text-properties fo:background-color="#ffffff" fo:color="#333333" fo:font-size="9pt" style:font-size-asian="9pt" style:font-size-complex="9pt"/>
    </style:style>
    <style:style style:name="T8_171" style:family="text">
      <style:text-properties fo:background-color="#ffffff" fo:color="#333333" fo:font-size="9pt" style:font-size-asian="9pt" style:font-size-complex="9pt"/>
    </style:style>
    <style:style style:name="T8_172" style:family="text">
      <style:text-properties fo:background-color="#ffffff" fo:color="#333333" fo:font-size="9pt" style:font-size-asian="9pt" style:font-size-complex="9pt"/>
    </style:style>
    <style:style style:name="T8_173" style:family="text">
      <style:text-properties fo:background-color="#ffffff" fo:color="#333333" fo:font-size="9pt" style:font-size-asian="9pt" style:font-size-complex="9pt"/>
    </style:style>
    <style:style style:name="T8_174" style:family="text">
      <style:text-properties fo:background-color="#ffffff" fo:color="#333333" fo:font-size="9pt" style:font-size-asian="9pt" style:font-size-complex="9pt"/>
    </style:style>
    <style:style style:name="T8_175" style:family="text">
      <style:text-properties fo:background-color="#ffffff" fo:color="#333333" fo:font-size="9pt" style:font-size-asian="9pt" style:font-size-complex="9pt"/>
    </style:style>
    <style:style style:name="T8_176" style:family="text">
      <style:text-properties fo:background-color="#ffffff" fo:color="#333333" fo:font-size="9pt" style:font-size-asian="9pt" style:font-size-complex="9pt"/>
    </style:style>
    <style:style style:name="T8_177" style:family="text">
      <style:text-properties fo:background-color="#ffffff" fo:color="#333333" fo:font-size="9pt" style:font-size-asian="9pt" style:font-size-complex="9pt"/>
    </style:style>
    <style:style style:name="T8_178" style:family="text">
      <style:text-properties fo:background-color="#ffffff" fo:color="#333333" fo:font-size="9pt" style:font-size-asian="9pt" style:font-size-complex="9pt"/>
    </style:style>
    <style:style style:name="T8_179" style:family="text">
      <style:text-properties fo:background-color="#ffffff" fo:color="#333333" fo:font-size="9pt" style:font-size-asian="9pt" style:font-size-complex="9pt"/>
    </style:style>
    <style:style style:name="T8_180" style:family="text">
      <style:text-properties fo:background-color="#ffffff" fo:color="#333333" fo:font-size="9pt" style:font-size-asian="9pt" style:font-size-complex="9pt"/>
    </style:style>
    <style:style style:name="T8_181" style:family="text">
      <style:text-properties fo:background-color="#ffffff" fo:color="#333333" fo:font-size="9pt" style:font-size-asian="9pt" style:font-size-complex="9pt"/>
    </style:style>
    <style:style style:name="T8_182" style:family="text">
      <style:text-properties fo:background-color="#ffffff" fo:color="#333333" fo:font-size="9pt" style:font-size-asian="9pt" style:font-size-complex="9pt"/>
    </style:style>
    <style:style style:name="T8_183" style:family="text">
      <style:text-properties fo:background-color="#ffffff" fo:color="#333333" fo:font-size="9pt" style:font-size-asian="9pt" style:font-size-complex="9pt"/>
    </style:style>
    <style:style style:name="T8_184" style:family="text">
      <style:text-properties fo:background-color="#ffffff" fo:color="#333333" fo:font-size="9pt" style:font-size-asian="9pt" style:font-size-complex="9pt"/>
    </style:style>
    <style:style style:name="T8_185" style:family="text">
      <style:text-properties fo:background-color="#ffffff" fo:color="#333333" fo:font-size="9pt" style:font-size-asian="9pt" style:font-size-complex="9pt"/>
    </style:style>
    <style:style style:name="T8_186" style:family="text">
      <style:text-properties fo:background-color="#ffffff" fo:color="#333333" fo:font-size="9pt" style:font-size-asian="9pt" style:font-size-complex="9pt"/>
    </style:style>
    <style:style style:name="T8_187" style:family="text">
      <style:text-properties fo:background-color="#ffffff" fo:color="#333333" fo:font-size="9pt" style:font-size-asian="9pt" style:font-size-complex="9pt"/>
    </style:style>
    <style:style style:name="T8_188" style:family="text">
      <style:text-properties fo:background-color="#ffffff" fo:color="#333333" fo:font-size="9pt" style:font-size-asian="9pt" style:font-size-complex="9pt"/>
    </style:style>
    <style:style style:name="T8_189" style:family="text">
      <style:text-properties fo:background-color="#ffffff" fo:color="#333333" fo:font-size="9pt" style:font-size-asian="9pt" style:font-size-complex="9pt"/>
    </style:style>
    <style:style style:name="T8_190" style:family="text">
      <style:text-properties fo:background-color="#ffffff" fo:color="#333333" fo:font-size="9pt" style:font-size-asian="9pt" style:font-size-complex="9pt"/>
    </style:style>
    <style:style style:name="T8_191" style:family="text">
      <style:text-properties fo:background-color="#ffffff" fo:color="#333333" fo:font-size="9pt" style:font-size-asian="9pt" style:font-size-complex="9pt"/>
    </style:style>
    <style:style style:name="T8_192" style:family="text">
      <style:text-properties fo:background-color="#ffffff" fo:color="#333333" fo:font-size="9pt" style:font-size-asian="9pt" style:font-size-complex="9pt"/>
    </style:style>
    <style:style style:name="T8_193" style:family="text">
      <style:text-properties fo:background-color="#ffffff" fo:color="#333333" fo:font-size="9pt" style:font-size-asian="9pt" style:font-size-complex="9pt"/>
    </style:style>
    <style:style style:name="T8_194" style:family="text">
      <style:text-properties fo:background-color="#ffffff" fo:color="#333333" fo:font-size="9pt" style:font-size-asian="9pt" style:font-size-complex="9pt"/>
    </style:style>
    <style:style style:name="T8_195" style:family="text">
      <style:text-properties fo:background-color="#ffffff" fo:color="#333333" fo:font-size="9pt" style:font-size-asian="9pt" style:font-size-complex="9pt"/>
    </style:style>
    <style:style style:name="T8_196" style:family="text">
      <style:text-properties fo:background-color="#ffffff" fo:color="#333333" fo:font-size="9pt" style:font-size-asian="9pt" style:font-size-complex="9pt"/>
    </style:style>
    <style:style style:name="T8_197" style:family="text">
      <style:text-properties fo:background-color="#ffffff" fo:color="#333333" fo:font-size="9pt" style:font-size-asian="9pt" style:font-size-complex="9pt"/>
    </style:style>
    <style:style style:name="T8_198" style:family="text">
      <style:text-properties fo:background-color="#ffffff" fo:color="#333333" fo:font-size="9pt" style:font-size-asian="9pt" style:font-size-complex="9pt"/>
    </style:style>
    <style:style style:name="T8_199" style:family="text">
      <style:text-properties fo:background-color="#ffffff" fo:color="#333333" fo:font-size="9pt" style:font-size-asian="9pt" style:font-size-complex="9pt"/>
    </style:style>
    <style:style style:name="T8_200" style:family="text">
      <style:text-properties fo:background-color="#ffffff" fo:color="#333333" fo:font-size="9pt" style:font-size-asian="9pt" style:font-size-complex="9pt"/>
    </style:style>
    <style:style style:name="T8_201" style:family="text">
      <style:text-properties fo:background-color="#ffffff" fo:color="#333333" fo:font-size="9pt" style:font-size-asian="9pt" style:font-size-complex="9pt"/>
    </style:style>
    <style:style style:name="T8_202" style:family="text">
      <style:text-properties fo:background-color="#ffffff" fo:color="#333333" fo:font-size="9pt" style:font-size-asian="9pt" style:font-size-complex="9pt"/>
    </style:style>
    <style:style style:name="T8_203" style:family="text">
      <style:text-properties fo:background-color="#ffffff" fo:color="#333333" fo:font-size="9pt" style:font-size-asian="9pt" style:font-size-complex="9pt"/>
    </style:style>
    <style:style style:name="T8_204" style:family="text">
      <style:text-properties fo:background-color="#ffffff" fo:color="#333333" fo:font-size="9pt" style:font-size-asian="9pt" style:font-size-complex="9pt"/>
    </style:style>
    <style:style style:name="T8_205" style:family="text">
      <style:text-properties fo:background-color="#ffffff" fo:color="#333333" fo:font-size="9pt" style:font-size-asian="9pt" style:font-size-complex="9pt"/>
    </style:style>
    <style:style style:name="T8_206" style:family="text">
      <style:text-properties fo:background-color="#ffffff" fo:color="#333333" fo:font-size="9pt" style:font-size-asian="9pt" style:font-size-complex="9pt"/>
    </style:style>
    <style:style style:name="T8_207" style:family="text">
      <style:text-properties fo:background-color="#ffffff" fo:color="#333333" fo:font-size="9pt" style:font-size-asian="9pt" style:font-size-complex="9pt"/>
    </style:style>
    <style:style style:name="T8_208" style:family="text">
      <style:text-properties fo:background-color="#ffffff" fo:color="#333333" fo:font-size="9pt" style:font-size-asian="9pt" style:font-size-complex="9pt"/>
    </style:style>
    <style:style style:name="T8_209" style:family="text">
      <style:text-properties fo:background-color="#ffffff" fo:color="#333333" fo:font-size="9pt" style:font-size-asian="9pt" style:font-size-complex="9pt"/>
    </style:style>
    <style:style style:name="T8_210" style:family="text">
      <style:text-properties fo:background-color="#ffffff" fo:color="#333333" fo:font-size="9pt" style:font-size-asian="9pt" style:font-size-complex="9pt"/>
    </style:style>
    <style:style style:name="T8_211" style:family="text">
      <style:text-properties fo:background-color="#ffffff" fo:color="#333333" fo:font-size="9pt" style:font-size-asian="9pt" style:font-size-complex="9pt"/>
    </style:style>
    <style:style style:name="T8_212" style:family="text">
      <style:text-properties fo:background-color="#ffffff" fo:color="#333333" fo:font-size="9pt" style:font-size-asian="9pt" style:font-size-complex="9pt"/>
    </style:style>
    <style:style style:name="T8_213" style:family="text">
      <style:text-properties fo:background-color="#ffffff" fo:color="#333333" fo:font-size="9pt" style:font-size-asian="9pt" style:font-size-complex="9pt"/>
    </style:style>
    <style:style style:name="T8_214" style:family="text">
      <style:text-properties fo:background-color="#ffffff" fo:color="#333333" fo:font-size="9pt" style:font-size-asian="9pt" style:font-size-complex="9pt"/>
    </style:style>
    <style:style style:name="T8_215" style:family="text">
      <style:text-properties fo:background-color="#ffffff" fo:color="#333333" fo:font-size="9pt" style:font-size-asian="9pt" style:font-size-complex="9pt"/>
    </style:style>
    <style:style style:name="T8_216" style:family="text">
      <style:text-properties fo:background-color="#ffffff" fo:color="#333333" fo:font-size="9pt" style:font-size-asian="9pt" style:font-size-complex="9pt"/>
    </style:style>
    <style:style style:name="T8_217" style:family="text">
      <style:text-properties fo:background-color="#ffffff" fo:color="#333333" fo:font-size="9pt" style:font-size-asian="9pt" style:font-size-complex="9pt"/>
    </style:style>
    <style:style style:name="T8_218" style:family="text">
      <style:text-properties fo:background-color="#ffffff" fo:color="#333333" fo:font-size="9pt" style:font-size-asian="9pt" style:font-size-complex="9pt"/>
    </style:style>
    <style:style style:name="T8_219" style:family="text">
      <style:text-properties fo:background-color="#ffffff" fo:color="#333333" fo:font-size="9pt" style:font-size-asian="9pt" style:font-size-complex="9pt"/>
    </style:style>
    <style:style style:name="T8_220" style:family="text">
      <style:text-properties fo:background-color="#ffffff" fo:color="#333333" fo:font-size="9pt" style:font-size-asian="9pt" style:font-size-complex="9pt"/>
    </style:style>
    <style:style style:name="T8_221" style:family="text">
      <style:text-properties fo:background-color="#ffffff" fo:color="#333333" fo:font-size="9pt" style:font-size-asian="9pt" style:font-size-complex="9pt"/>
    </style:style>
    <style:style style:name="T8_222" style:family="text">
      <style:text-properties fo:background-color="#ffffff" fo:color="#333333" fo:font-size="9pt" style:font-size-asian="9pt" style:font-size-complex="9pt"/>
    </style:style>
    <style:style style:name="T8_223" style:family="text">
      <style:text-properties fo:background-color="#ffffff" fo:color="#333333" fo:font-size="9pt" style:font-size-asian="9pt" style:font-size-complex="9pt"/>
    </style:style>
    <style:style style:name="T8_224" style:family="text">
      <style:text-properties fo:background-color="#ffffff" fo:color="#333333" fo:font-size="9pt" style:font-size-asian="9pt" style:font-size-complex="9pt"/>
    </style:style>
    <style:style style:name="T8_225" style:family="text">
      <style:text-properties fo:background-color="#ffffff" fo:color="#333333" fo:font-size="9pt" style:font-size-asian="9pt" style:font-size-complex="9pt"/>
    </style:style>
    <style:style style:name="T8_226" style:family="text">
      <style:text-properties fo:background-color="#ffffff" fo:color="#333333" fo:font-size="9pt" style:font-size-asian="9pt" style:font-size-complex="9pt"/>
    </style:style>
    <style:style style:name="T8_227" style:family="text">
      <style:text-properties fo:background-color="#ffffff" fo:color="#333333" fo:font-size="9pt" style:font-size-asian="9pt" style:font-size-complex="9pt"/>
    </style:style>
    <style:style style:name="T8_228" style:family="text">
      <style:text-properties fo:background-color="#ffffff" fo:color="#333333" fo:font-size="9pt" style:font-size-asian="9pt" style:font-size-complex="9pt"/>
    </style:style>
    <style:style style:name="T8_229" style:family="text">
      <style:text-properties fo:background-color="#ffffff" fo:color="#333333" fo:font-size="9pt" style:font-size-asian="9pt" style:font-size-complex="9pt"/>
    </style:style>
    <style:style style:name="T8_230" style:family="text">
      <style:text-properties fo:background-color="#ffffff" fo:color="#333333" fo:font-size="9pt" style:font-size-asian="9pt" style:font-size-complex="9pt"/>
    </style:style>
    <style:style style:name="T8_231" style:family="text">
      <style:text-properties fo:background-color="#ffffff" fo:color="#333333" fo:font-size="9pt" style:font-size-asian="9pt" style:font-size-complex="9pt"/>
    </style:style>
    <style:style style:name="T8_232" style:family="text">
      <style:text-properties fo:background-color="#ffffff" fo:color="#333333" fo:font-size="9pt" style:font-size-asian="9pt" style:font-size-complex="9pt"/>
    </style:style>
    <style:style style:name="T8_233" style:family="text">
      <style:text-properties fo:background-color="#ffffff" fo:color="#333333" fo:font-size="9pt" style:font-size-asian="9pt" style:font-size-complex="9pt"/>
    </style:style>
    <style:style style:name="T8_234" style:family="text">
      <style:text-properties fo:background-color="#ffffff" fo:color="#333333" fo:font-size="9pt" style:font-size-asian="9pt" style:font-size-complex="9pt"/>
    </style:style>
    <style:style style:name="T8_235" style:family="text">
      <style:text-properties fo:background-color="#ffffff" fo:color="#333333" fo:font-size="9pt" style:font-size-asian="9pt" style:font-size-complex="9pt"/>
    </style:style>
    <style:style style:name="T8_236" style:family="text">
      <style:text-properties fo:background-color="#ffffff" fo:color="#333333" fo:font-size="9pt" style:font-size-asian="9pt" style:font-size-complex="9pt"/>
    </style:style>
    <style:style style:name="T8_237" style:family="text">
      <style:text-properties fo:background-color="#ffffff" fo:color="#333333" fo:font-size="9pt" style:font-size-asian="9pt" style:font-size-complex="9pt"/>
    </style:style>
    <style:style style:name="T8_238" style:family="text">
      <style:text-properties fo:background-color="#ffffff" fo:color="#333333" fo:font-size="9pt" style:font-size-asian="9pt" style:font-size-complex="9pt"/>
    </style:style>
    <style:style style:name="T8_239" style:family="text">
      <style:text-properties fo:background-color="#ffffff" fo:color="#333333" fo:font-size="9pt" style:font-size-asian="9pt" style:font-size-complex="9pt"/>
    </style:style>
    <style:style style:name="T8_240" style:family="text">
      <style:text-properties fo:background-color="#ffffff" fo:color="#333333" fo:font-size="9pt" style:font-size-asian="9pt" style:font-size-complex="9pt"/>
    </style:style>
    <style:style style:name="T8_241" style:family="text">
      <style:text-properties fo:background-color="#ffffff" fo:color="#333333" fo:font-size="9pt" style:font-size-asian="9pt" style:font-size-complex="9pt"/>
    </style:style>
    <style:style style:name="T8_242" style:family="text">
      <style:text-properties fo:background-color="#ffffff" fo:color="#333333" fo:font-size="9pt" style:font-size-asian="9pt" style:font-size-complex="9pt"/>
    </style:style>
    <style:style style:name="T8_243" style:family="text">
      <style:text-properties fo:background-color="#ffffff" fo:color="#333333" fo:font-size="9pt" style:font-size-asian="9pt" style:font-size-complex="9pt"/>
    </style:style>
    <style:style style:name="T8_244" style:family="text">
      <style:text-properties fo:background-color="#ffffff" fo:color="#333333" fo:font-size="9pt" style:font-size-asian="9pt" style:font-size-complex="9pt"/>
    </style:style>
    <style:style style:name="T8_245" style:family="text">
      <style:text-properties fo:background-color="#ffffff" fo:color="#333333" fo:font-size="9pt" style:font-size-asian="9pt" style:font-size-complex="9pt"/>
    </style:style>
    <style:style style:name="P9" style:family="paragraph" style:parent-style-name="Standard">
      <style:paragraph-properties fo:text-align="justify" fo:break-before="auto" fo:line-height="140%" fo:margin-top="0.388cm" fo:margin-bottom="0.388cm" style:writing-mode="lr-tb"/>
    </style:style>
    <style:style style:name="T9_1" style:family="text">
      <style:text-properties fo:background-color="#ffffff" fo:color="#333333" fo:font-size="9pt" style:font-size-asian="9pt" style:font-size-complex="9pt"/>
    </style:style>
    <style:style style:name="T9_2" style:family="text">
      <style:text-properties fo:background-color="#ffffff" fo:color="#333333" fo:font-size="9pt" style:font-size-asian="9pt" style:font-size-complex="9pt"/>
    </style:style>
    <style:style style:name="T9_3" style:family="text">
      <style:text-properties fo:background-color="#ffffff" fo:color="#333333" fo:font-size="9pt" style:font-size-asian="9pt" style:font-size-complex="9pt"/>
    </style:style>
    <style:style style:name="T9_4" style:family="text">
      <style:text-properties fo:background-color="#ffffff" fo:color="#333333" fo:font-size="9pt" style:font-size-asian="9pt" style:font-size-complex="9pt"/>
    </style:style>
    <style:style style:name="T9_5" style:family="text">
      <style:text-properties fo:background-color="#ffffff" fo:color="#333333" fo:font-size="9pt" style:font-size-asian="9pt" style:font-size-complex="9pt"/>
    </style:style>
    <style:style style:name="T9_6" style:family="text">
      <style:text-properties fo:background-color="#ffffff" fo:color="#333333" fo:font-size="9pt" style:font-size-asian="9pt" style:font-size-complex="9pt"/>
    </style:style>
    <style:style style:name="T9_7" style:family="text">
      <style:text-properties fo:background-color="#ffffff" fo:color="#333333" fo:font-size="9pt" style:font-size-asian="9pt" style:font-size-complex="9pt"/>
    </style:style>
    <style:style style:name="T9_8" style:family="text">
      <style:text-properties fo:background-color="#ffffff" fo:color="#333333" fo:font-size="9pt" style:font-size-asian="9pt" style:font-size-complex="9pt"/>
    </style:style>
    <style:style style:name="T9_9" style:family="text">
      <style:text-properties fo:background-color="#ffffff" fo:color="#333333" fo:font-size="9pt" style:font-size-asian="9pt" style:font-size-complex="9pt"/>
    </style:style>
    <style:style style:name="T9_10" style:family="text">
      <style:text-properties fo:background-color="#ffffff" fo:color="#333333" fo:font-size="9pt" style:font-size-asian="9pt" style:font-size-complex="9pt"/>
    </style:style>
    <style:style style:name="T9_11" style:family="text">
      <style:text-properties fo:background-color="#ffffff" fo:color="#333333" fo:font-size="9pt" style:font-size-asian="9pt" style:font-size-complex="9pt"/>
    </style:style>
    <style:style style:name="T9_12" style:family="text">
      <style:text-properties fo:background-color="#ffffff" fo:color="#333333" fo:font-size="9pt" style:font-size-asian="9pt" style:font-size-complex="9pt"/>
    </style:style>
    <style:style style:name="T9_13" style:family="text">
      <style:text-properties fo:background-color="#ffffff" fo:color="#333333" fo:font-size="9pt" style:font-size-asian="9pt" style:font-size-complex="9pt"/>
    </style:style>
    <style:style style:name="T9_14" style:family="text">
      <style:text-properties fo:background-color="#ffffff" fo:color="#333333" fo:font-size="9pt" style:font-size-asian="9pt" style:font-size-complex="9pt"/>
    </style:style>
    <style:style style:name="T9_15" style:family="text">
      <style:text-properties fo:background-color="#ffffff" fo:color="#333333" fo:font-size="9pt" style:font-size-asian="9pt" style:font-size-complex="9pt"/>
    </style:style>
    <style:style style:name="T9_16" style:family="text">
      <style:text-properties fo:background-color="#ffffff" fo:color="#333333" fo:font-size="9pt" style:font-size-asian="9pt" style:font-size-complex="9pt"/>
    </style:style>
    <style:style style:name="T9_17" style:family="text">
      <style:text-properties fo:background-color="#ffffff" fo:color="#333333" fo:font-size="9pt" style:font-size-asian="9pt" style:font-size-complex="9pt"/>
    </style:style>
    <style:style style:name="T9_18" style:family="text">
      <style:text-properties fo:background-color="#ffffff" fo:color="#333333" fo:font-size="9pt" style:font-size-asian="9pt" style:font-size-complex="9pt"/>
    </style:style>
    <style:style style:name="T9_19" style:family="text">
      <style:text-properties fo:background-color="#ffffff" fo:color="#333333" fo:font-size="9pt" style:font-size-asian="9pt" style:font-size-complex="9pt"/>
    </style:style>
    <style:style style:name="T9_20" style:family="text">
      <style:text-properties fo:background-color="#ffffff" fo:color="#333333" fo:font-size="9pt" style:font-size-asian="9pt" style:font-size-complex="9pt"/>
    </style:style>
    <style:style style:name="T9_21" style:family="text">
      <style:text-properties fo:background-color="#ffffff" fo:color="#333333" fo:font-size="9pt" style:font-size-asian="9pt" style:font-size-complex="9pt"/>
    </style:style>
    <style:style style:name="T9_22" style:family="text">
      <style:text-properties fo:background-color="#ffffff" fo:color="#333333" fo:font-size="9pt" style:font-size-asian="9pt" style:font-size-complex="9pt"/>
    </style:style>
    <style:style style:name="T9_23" style:family="text">
      <style:text-properties fo:background-color="#ffffff" fo:color="#333333" fo:font-size="9pt" style:font-size-asian="9pt" style:font-size-complex="9pt"/>
    </style:style>
    <style:style style:name="T9_24" style:family="text">
      <style:text-properties fo:background-color="#ffffff" fo:color="#333333" fo:font-size="9pt" style:font-size-asian="9pt" style:font-size-complex="9pt"/>
    </style:style>
    <style:style style:name="T9_25" style:family="text">
      <style:text-properties fo:background-color="#ffffff" fo:color="#333333" fo:font-size="9pt" style:font-size-asian="9pt" style:font-size-complex="9pt"/>
    </style:style>
    <style:style style:name="T9_26" style:family="text">
      <style:text-properties fo:background-color="#ffffff" fo:color="#333333" fo:font-size="9pt" style:font-size-asian="9pt" style:font-size-complex="9pt"/>
    </style:style>
    <style:style style:name="T9_27" style:family="text">
      <style:text-properties fo:background-color="#ffffff" fo:color="#333333" fo:font-size="9pt" style:font-size-asian="9pt" style:font-size-complex="9pt"/>
    </style:style>
    <style:style style:name="T9_28" style:family="text">
      <style:text-properties fo:background-color="#ffffff" fo:color="#333333" fo:font-size="9pt" style:font-size-asian="9pt" style:font-size-complex="9pt"/>
    </style:style>
    <style:style style:name="T9_29" style:family="text">
      <style:text-properties fo:background-color="#ffffff" fo:color="#333333" fo:font-size="9pt" style:font-size-asian="9pt" style:font-size-complex="9pt"/>
    </style:style>
    <style:style style:name="T9_30" style:family="text">
      <style:text-properties fo:background-color="#ffffff" fo:color="#333333" fo:font-size="9pt" style:font-size-asian="9pt" style:font-size-complex="9pt"/>
    </style:style>
    <style:style style:name="T9_31" style:family="text">
      <style:text-properties fo:background-color="#ffffff" fo:color="#333333" fo:font-size="9pt" style:font-size-asian="9pt" style:font-size-complex="9pt"/>
    </style:style>
    <style:style style:name="T9_32" style:family="text">
      <style:text-properties fo:background-color="#ffffff" fo:color="#333333" fo:font-size="9pt" style:font-size-asian="9pt" style:font-size-complex="9pt"/>
    </style:style>
    <style:style style:name="T9_33" style:family="text">
      <style:text-properties fo:background-color="#ffffff" fo:color="#333333" fo:font-size="9pt" style:font-size-asian="9pt" style:font-size-complex="9pt"/>
    </style:style>
    <style:style style:name="T9_34" style:family="text">
      <style:text-properties fo:background-color="#ffffff" fo:color="#333333" fo:font-size="9pt" style:font-size-asian="9pt" style:font-size-complex="9pt"/>
    </style:style>
    <style:style style:name="T9_35" style:family="text">
      <style:text-properties fo:background-color="#ffffff" fo:color="#333333" fo:font-size="9pt" style:font-size-asian="9pt" style:font-size-complex="9pt"/>
    </style:style>
    <style:style style:name="T9_36" style:family="text">
      <style:text-properties fo:background-color="#ffffff" fo:color="#333333" fo:font-size="9pt" style:font-size-asian="9pt" style:font-size-complex="9pt"/>
    </style:style>
    <style:style style:name="T9_37" style:family="text">
      <style:text-properties fo:background-color="#ffffff" fo:color="#333333" fo:font-size="9pt" style:font-size-asian="9pt" style:font-size-complex="9pt"/>
    </style:style>
    <style:style style:name="T9_38" style:family="text">
      <style:text-properties fo:background-color="#ffffff" fo:color="#333333" fo:font-size="9pt" style:font-size-asian="9pt" style:font-size-complex="9pt"/>
    </style:style>
    <style:style style:name="T9_39" style:family="text">
      <style:text-properties fo:background-color="#ffffff" fo:color="#333333" fo:font-size="9pt" style:font-size-asian="9pt" style:font-size-complex="9pt"/>
    </style:style>
    <style:style style:name="T9_40" style:family="text">
      <style:text-properties fo:background-color="#ffffff" fo:color="#333333" fo:font-size="9pt" style:font-size-asian="9pt" style:font-size-complex="9pt"/>
    </style:style>
    <style:style style:name="T9_41" style:family="text">
      <style:text-properties fo:background-color="#ffffff" fo:color="#333333" fo:font-size="9pt" style:font-size-asian="9pt" style:font-size-complex="9pt"/>
    </style:style>
    <style:style style:name="T9_42" style:family="text">
      <style:text-properties fo:background-color="#ffffff" fo:color="#333333" fo:font-size="9pt" style:font-size-asian="9pt" style:font-size-complex="9pt"/>
    </style:style>
    <style:style style:name="T9_43" style:family="text">
      <style:text-properties fo:background-color="#ffffff" fo:color="#333333" fo:font-size="9pt" style:font-size-asian="9pt" style:font-size-complex="9pt"/>
    </style:style>
    <style:style style:name="T9_44" style:family="text">
      <style:text-properties fo:background-color="#ffffff" fo:color="#333333" fo:font-size="9pt" style:font-size-asian="9pt" style:font-size-complex="9pt"/>
    </style:style>
    <style:style style:name="T9_45" style:family="text">
      <style:text-properties fo:background-color="#ffffff" fo:color="#333333" fo:font-size="9pt" style:font-size-asian="9pt" style:font-size-complex="9pt"/>
    </style:style>
    <style:style style:name="T9_46" style:family="text">
      <style:text-properties fo:background-color="#ffffff" fo:color="#333333" fo:font-size="9pt" style:font-size-asian="9pt" style:font-size-complex="9pt"/>
    </style:style>
    <style:style style:name="T9_47" style:family="text">
      <style:text-properties fo:background-color="#ffffff" fo:color="#333333" fo:font-size="9pt" style:font-size-asian="9pt" style:font-size-complex="9pt"/>
    </style:style>
    <style:style style:name="T9_48" style:family="text">
      <style:text-properties fo:background-color="#ffffff" fo:color="#333333" fo:font-size="9pt" style:font-size-asian="9pt" style:font-size-complex="9pt"/>
    </style:style>
    <style:style style:name="T9_49" style:family="text">
      <style:text-properties fo:background-color="#ffffff" fo:color="#333333" fo:font-size="9pt" style:font-size-asian="9pt" style:font-size-complex="9pt"/>
    </style:style>
    <style:style style:name="T9_50" style:family="text">
      <style:text-properties fo:background-color="#ffffff" fo:color="#333333" fo:font-size="9pt" style:font-size-asian="9pt" style:font-size-complex="9pt"/>
    </style:style>
    <style:style style:name="T9_51" style:family="text">
      <style:text-properties fo:background-color="#ffffff" fo:color="#333333" fo:font-size="9pt" style:font-size-asian="9pt" style:font-size-complex="9pt"/>
    </style:style>
    <style:style style:name="T9_52" style:family="text">
      <style:text-properties fo:background-color="#ffffff" fo:color="#333333" fo:font-size="9pt" style:font-size-asian="9pt" style:font-size-complex="9pt"/>
    </style:style>
    <style:style style:name="T9_53" style:family="text">
      <style:text-properties fo:background-color="#ffffff" fo:color="#333333" fo:font-size="9pt" style:font-size-asian="9pt" style:font-size-complex="9pt"/>
    </style:style>
    <style:style style:name="T9_54" style:family="text">
      <style:text-properties fo:background-color="#ffffff" fo:color="#333333" fo:font-size="9pt" style:font-size-asian="9pt" style:font-size-complex="9pt"/>
    </style:style>
    <style:style style:name="T9_55" style:family="text">
      <style:text-properties fo:background-color="#ffffff" fo:color="#333333" fo:font-size="9pt" style:font-size-asian="9pt" style:font-size-complex="9pt"/>
    </style:style>
    <style:style style:name="T9_56" style:family="text">
      <style:text-properties fo:background-color="#ffffff" fo:color="#333333" fo:font-size="9pt" style:font-size-asian="9pt" style:font-size-complex="9pt"/>
    </style:style>
    <style:style style:name="T9_57" style:family="text">
      <style:text-properties fo:background-color="#ffffff" fo:color="#333333" fo:font-size="9pt" style:font-size-asian="9pt" style:font-size-complex="9pt"/>
    </style:style>
    <style:style style:name="T9_58" style:family="text">
      <style:text-properties fo:background-color="#ffffff" fo:color="#333333" fo:font-size="9pt" style:font-size-asian="9pt" style:font-size-complex="9pt"/>
    </style:style>
    <style:style style:name="T9_59" style:family="text">
      <style:text-properties fo:background-color="#ffffff" fo:color="#333333" fo:font-size="9pt" style:font-size-asian="9pt" style:font-size-complex="9pt"/>
    </style:style>
    <style:style style:name="T9_60" style:family="text">
      <style:text-properties fo:background-color="#ffffff" fo:color="#333333" fo:font-size="9pt" style:font-size-asian="9pt" style:font-size-complex="9pt"/>
    </style:style>
    <style:style style:name="T9_61" style:family="text">
      <style:text-properties fo:background-color="#ffffff" fo:color="#333333" fo:font-size="9pt" style:font-size-asian="9pt" style:font-size-complex="9pt"/>
    </style:style>
    <style:style style:name="T9_62" style:family="text">
      <style:text-properties fo:background-color="#ffffff" fo:color="#333333" fo:font-size="9pt" style:font-size-asian="9pt" style:font-size-complex="9pt"/>
    </style:style>
    <style:style style:name="T9_63" style:family="text">
      <style:text-properties fo:background-color="#ffffff" fo:color="#333333" fo:font-size="9pt" style:font-size-asian="9pt" style:font-size-complex="9pt"/>
    </style:style>
    <style:style style:name="T9_64" style:family="text">
      <style:text-properties fo:background-color="#ffffff" fo:color="#333333" fo:font-size="9pt" style:font-size-asian="9pt" style:font-size-complex="9pt"/>
    </style:style>
    <style:style style:name="T9_65" style:family="text">
      <style:text-properties fo:background-color="#ffffff" fo:color="#333333" fo:font-size="9pt" style:font-size-asian="9pt" style:font-size-complex="9pt"/>
    </style:style>
    <style:style style:name="T9_66" style:family="text">
      <style:text-properties fo:background-color="#ffffff" fo:color="#333333" fo:font-size="9pt" style:font-size-asian="9pt" style:font-size-complex="9pt"/>
    </style:style>
    <style:style style:name="T9_67" style:family="text">
      <style:text-properties fo:background-color="#ffffff" fo:color="#333333" fo:font-size="9pt" style:font-size-asian="9pt" style:font-size-complex="9pt"/>
    </style:style>
    <style:style style:name="T9_68" style:family="text">
      <style:text-properties fo:background-color="#ffffff" fo:color="#333333" fo:font-size="9pt" style:font-size-asian="9pt" style:font-size-complex="9pt"/>
    </style:style>
    <style:style style:name="T9_69" style:family="text">
      <style:text-properties fo:background-color="#ffffff" fo:color="#333333" fo:font-size="9pt" style:font-size-asian="9pt" style:font-size-complex="9pt"/>
    </style:style>
    <style:style style:name="T9_70" style:family="text">
      <style:text-properties fo:background-color="#ffffff" fo:color="#333333" fo:font-size="9pt" style:font-size-asian="9pt" style:font-size-complex="9pt"/>
    </style:style>
    <style:style style:name="T9_71" style:family="text">
      <style:text-properties fo:background-color="#ffffff" fo:color="#333333" fo:font-size="9pt" style:font-size-asian="9pt" style:font-size-complex="9pt"/>
    </style:style>
    <style:style style:name="T9_72" style:family="text">
      <style:text-properties fo:background-color="#ffffff" fo:color="#333333" fo:font-size="9pt" style:font-size-asian="9pt" style:font-size-complex="9pt"/>
    </style:style>
    <style:style style:name="T9_73" style:family="text">
      <style:text-properties fo:background-color="#ffffff" fo:color="#333333" fo:font-size="9pt" style:font-size-asian="9pt" style:font-size-complex="9pt"/>
    </style:style>
    <style:style style:name="T9_74" style:family="text">
      <style:text-properties fo:background-color="#ffffff" fo:color="#333333" fo:font-size="9pt" style:font-size-asian="9pt" style:font-size-complex="9pt"/>
    </style:style>
    <style:style style:name="T9_75" style:family="text">
      <style:text-properties fo:background-color="#ffffff" fo:color="#333333" fo:font-size="9pt" style:font-size-asian="9pt" style:font-size-complex="9pt"/>
    </style:style>
    <style:style style:name="T9_76" style:family="text">
      <style:text-properties fo:background-color="#ffffff" fo:color="#333333" fo:font-size="9pt" style:font-size-asian="9pt" style:font-size-complex="9pt"/>
    </style:style>
    <style:style style:name="P10" style:family="paragraph" style:parent-style-name="Standard">
      <style:paragraph-properties fo:break-before="auto" fo:line-height="150%" fo:margin-top="0cm" style:writing-mode="lr-tb"/>
    </style:style>
    <style:style style:name="T10_1" style:family="text">
      <style:text-properties fo:background-color="#ffffff" fo:color="#333333" fo:font-size="9pt" style:font-size-asian="9pt" style:font-size-complex="9pt"/>
    </style:style>
    <style:style style:name="T10_2" style:family="text">
      <style:text-properties fo:background-color="#ffffff" fo:color="#333333" fo:font-size="9pt" style:font-size-asian="9pt" style:font-size-complex="9pt"/>
    </style:style>
    <style:style style:name="T10_3" style:family="text">
      <style:text-properties fo:background-color="#ffffff" fo:color="#333333" fo:font-size="9pt" style:font-size-asian="9pt" style:font-size-complex="9pt"/>
    </style:style>
    <style:style style:name="T10_4" style:family="text">
      <style:text-properties fo:background-color="#ffffff" fo:color="#333333" fo:font-size="9pt" style:font-size-asian="9pt" style:font-size-complex="9pt"/>
    </style:style>
    <style:style style:name="T10_5" style:family="text">
      <style:text-properties fo:background-color="#ffffff" fo:color="#333333" fo:font-size="9pt" style:font-size-asian="9pt" style:font-size-complex="9pt"/>
    </style:style>
    <style:style style:name="T10_6" style:family="text">
      <style:text-properties fo:background-color="#ffffff" fo:color="#333333" fo:font-size="9pt" style:font-size-asian="9pt" style:font-size-complex="9pt"/>
    </style:style>
    <style:style style:name="T10_7" style:family="text">
      <style:text-properties fo:background-color="#ffffff" fo:color="#333333" fo:font-size="9pt" style:font-size-asian="9pt" style:font-size-complex="9pt"/>
    </style:style>
    <style:style style:name="P11" style:family="paragraph" style:parent-style-name="Standard">
      <style:paragraph-properties fo:break-before="auto" fo:line-height="150%" fo:margin-top="0cm" style:writing-mode="lr-tb"/>
    </style:style>
    <style:style style:name="T11_1" style:family="text">
      <style:text-properties fo:background-color="#ffffff" fo:color="#333333" fo:font-size="9pt" style:font-size-asian="9pt" style:font-size-complex="9pt"/>
    </style:style>
    <style:style style:name="T11_2" style:family="text">
      <style:text-properties fo:background-color="#ffffff" fo:color="#333333" fo:font-size="9pt" style:font-size-asian="9pt" style:font-size-complex="9pt"/>
    </style:style>
    <style:style style:name="T11_3" style:family="text">
      <style:text-properties fo:background-color="#ffffff" fo:color="#333333" fo:font-size="9pt" style:font-size-asian="9pt" style:font-size-complex="9pt"/>
    </style:style>
    <style:style style:name="T11_4" style:family="text">
      <style:text-properties fo:background-color="#ffffff" fo:color="#333333" fo:font-size="9pt" style:font-size-asian="9pt" style:font-size-complex="9pt"/>
    </style:style>
    <style:style style:name="T11_5" style:family="text">
      <style:text-properties fo:background-color="#ffffff" fo:color="#333333" fo:font-size="9pt" style:font-size-asian="9pt" style:font-size-complex="9pt"/>
    </style:style>
    <style:style style:name="T11_6" style:family="text">
      <style:text-properties fo:background-color="#ffffff" fo:color="#333333" fo:font-size="9pt" style:font-size-asian="9pt" style:font-size-complex="9pt"/>
    </style:style>
    <style:style style:name="T11_7" style:family="text">
      <style:text-properties fo:background-color="#ffffff" fo:color="#333333" fo:font-size="9pt" style:font-size-asian="9pt" style:font-size-complex="9pt"/>
    </style:style>
    <style:style style:name="T11_8" style:family="text">
      <style:text-properties fo:background-color="#ffffff" fo:color="#333333" fo:font-size="9pt" style:font-size-asian="9pt" style:font-size-complex="9pt"/>
    </style:style>
    <style:style style:name="T11_9" style:family="text">
      <style:text-properties fo:background-color="#ffffff" fo:color="#333333" fo:font-size="9pt" style:font-size-asian="9pt" style:font-size-complex="9pt"/>
    </style:style>
    <style:style style:name="T11_10" style:family="text">
      <style:text-properties fo:background-color="#ffffff" fo:color="#333333" fo:font-size="9pt" style:font-size-asian="9pt" style:font-size-complex="9pt"/>
    </style:style>
    <style:style style:name="T11_11" style:family="text">
      <style:text-properties fo:background-color="#ffffff" fo:color="#333333" fo:font-size="9pt" style:font-size-asian="9pt" style:font-size-complex="9pt"/>
    </style:style>
    <style:style style:name="T11_12" style:family="text">
      <style:text-properties fo:background-color="#ffffff" fo:color="#333333" fo:font-size="9pt" style:font-size-asian="9pt" style:font-size-complex="9pt"/>
    </style:style>
    <style:style style:name="T11_13" style:family="text">
      <style:text-properties fo:background-color="#ffffff" fo:color="#333333" fo:font-size="9pt" style:font-size-asian="9pt" style:font-size-complex="9pt"/>
    </style:style>
    <style:style style:name="T11_14" style:family="text">
      <style:text-properties fo:background-color="#ffffff" fo:color="#333333" fo:font-size="9pt" style:font-size-asian="9pt" style:font-size-complex="9pt"/>
    </style:style>
    <style:style style:name="T11_15" style:family="text">
      <style:text-properties fo:background-color="#ffffff" fo:color="#333333" fo:font-size="9pt" style:font-size-asian="9pt" style:font-size-complex="9pt"/>
    </style:style>
    <style:style style:name="T11_16" style:family="text">
      <style:text-properties fo:background-color="#ffffff" fo:color="#333333" fo:font-size="9pt" style:font-size-asian="9pt" style:font-size-complex="9pt"/>
    </style:style>
    <style:style style:name="T11_17" style:family="text">
      <style:text-properties fo:background-color="#ffffff" fo:color="#333333" fo:font-size="9pt" style:font-size-asian="9pt" style:font-size-complex="9pt"/>
    </style:style>
    <style:style style:name="T11_18" style:family="text">
      <style:text-properties fo:background-color="#ffffff" fo:color="#333333" fo:font-size="9pt" style:font-size-asian="9pt" style:font-size-complex="9pt"/>
    </style:style>
    <style:style style:name="T11_19" style:family="text">
      <style:text-properties fo:background-color="#ffffff" fo:color="#333333" fo:font-size="9pt" style:font-size-asian="9pt" style:font-size-complex="9pt"/>
    </style:style>
    <style:style style:name="T11_20" style:family="text">
      <style:text-properties fo:background-color="#ffffff" fo:color="#333333" fo:font-size="9pt" style:font-size-asian="9pt" style:font-size-complex="9pt"/>
    </style:style>
    <style:style style:name="T11_21" style:family="text">
      <style:text-properties fo:background-color="#ffffff" fo:color="#333333" fo:font-size="9pt" style:font-size-asian="9pt" style:font-size-complex="9pt"/>
    </style:style>
    <style:style style:name="T11_22" style:family="text">
      <style:text-properties fo:background-color="#ffffff" fo:color="#333333" fo:font-size="9pt" style:font-size-asian="9pt" style:font-size-complex="9pt"/>
    </style:style>
    <style:style style:name="T11_23" style:family="text">
      <style:text-properties fo:background-color="#ffffff" fo:color="#333333" fo:font-size="9pt" style:font-size-asian="9pt" style:font-size-complex="9pt"/>
    </style:style>
    <style:style style:name="T11_24" style:family="text">
      <style:text-properties fo:background-color="#ffffff" fo:color="#333333" fo:font-size="9pt" style:font-size-asian="9pt" style:font-size-complex="9pt"/>
    </style:style>
    <style:style style:name="T11_25" style:family="text">
      <style:text-properties fo:background-color="#ffffff" fo:color="#333333" fo:font-size="9pt" style:font-size-asian="9pt" style:font-size-complex="9pt"/>
    </style:style>
    <style:style style:name="P12" style:family="paragraph" style:parent-style-name="Standard">
      <style:paragraph-properties fo:break-before="auto" fo:line-height="150%" fo:margin-top="0cm" style:writing-mode="lr-tb"/>
    </style:style>
    <style:style style:name="T12_1" style:family="text">
      <style:text-properties fo:background-color="#ffffff" fo:color="#333333" fo:font-size="9pt" style:font-size-asian="9pt" style:font-size-complex="9pt"/>
    </style:style>
    <style:style style:name="T12_2" style:family="text">
      <style:text-properties fo:background-color="#ffffff" fo:color="#333333" fo:font-size="9pt" style:font-size-asian="9pt" style:font-size-complex="9pt"/>
    </style:style>
    <style:style style:name="T12_3" style:family="text">
      <style:text-properties fo:background-color="#ffffff" fo:color="#333333" fo:font-size="9pt" style:font-size-asian="9pt" style:font-size-complex="9pt"/>
    </style:style>
    <style:style style:name="T12_4" style:family="text">
      <style:text-properties fo:background-color="#ffffff" fo:color="#333333" fo:font-size="9pt" style:font-size-asian="9pt" style:font-size-complex="9pt"/>
    </style:style>
    <style:style style:name="T12_5" style:family="text">
      <style:text-properties fo:background-color="#ffffff" fo:color="#333333" fo:font-size="9pt" style:font-size-asian="9pt" style:font-size-complex="9pt"/>
    </style:style>
    <style:style style:name="P13" style:family="paragraph" style:parent-style-name="Standard">
      <style:paragraph-properties fo:break-before="auto" fo:line-height="150%" fo:margin-top="0cm" style:writing-mode="lr-tb"/>
    </style:style>
    <style:style style:name="T13_1" style:family="text">
      <style:text-properties fo:background-color="#ffffff" fo:color="#333333" fo:font-size="9pt" style:font-size-asian="9pt" style:font-size-complex="9pt"/>
    </style:style>
    <style:style style:name="T13_2" style:family="text">
      <style:text-properties fo:background-color="#ffffff" fo:color="#333333" fo:font-size="9pt" style:font-size-asian="9pt" style:font-size-complex="9pt"/>
    </style:style>
    <style:style style:name="T13_3" style:family="text">
      <style:text-properties fo:background-color="#ffffff" fo:color="#333333" fo:font-size="9pt" style:font-size-asian="9pt" style:font-size-complex="9pt"/>
    </style:style>
    <style:style style:name="T13_4" style:family="text">
      <style:text-properties fo:background-color="#ffffff" fo:color="#333333" fo:font-size="9pt" style:font-size-asian="9pt" style:font-size-complex="9pt"/>
    </style:style>
    <style:style style:name="T13_5" style:family="text">
      <style:text-properties fo:background-color="#ffffff" fo:color="#333333" fo:font-size="9pt" style:font-size-asian="9pt" style:font-size-complex="9pt"/>
    </style:style>
    <style:style style:name="T13_6" style:family="text">
      <style:text-properties fo:background-color="#ffffff" fo:color="#333333" fo:font-size="9pt" style:font-size-asian="9pt" style:font-size-complex="9pt"/>
    </style:style>
    <style:style style:name="T13_7" style:family="text">
      <style:text-properties fo:background-color="#ffffff" fo:color="#333333" fo:font-size="9pt" style:font-size-asian="9pt" style:font-size-complex="9pt"/>
    </style:style>
    <style:style style:name="T13_8" style:family="text">
      <style:text-properties fo:background-color="#ffffff" fo:color="#333333" fo:font-size="9pt" style:font-size-asian="9pt" style:font-size-complex="9pt"/>
    </style:style>
    <style:style style:name="T13_9" style:family="text">
      <style:text-properties fo:background-color="#ffffff" fo:color="#333333" fo:font-size="9pt" style:font-size-asian="9pt" style:font-size-complex="9pt"/>
    </style:style>
    <style:style style:name="T13_10" style:family="text">
      <style:text-properties fo:background-color="#ffffff" fo:color="#333333" fo:font-size="9pt" style:font-size-asian="9pt" style:font-size-complex="9pt"/>
    </style:style>
    <style:style style:name="T13_11" style:family="text">
      <style:text-properties fo:background-color="#ffffff" fo:color="#333333" fo:font-size="9pt" style:font-size-asian="9pt" style:font-size-complex="9pt"/>
    </style:style>
    <style:style style:name="T13_12" style:family="text">
      <style:text-properties fo:background-color="#ffffff" fo:color="#333333" fo:font-size="9pt" style:font-size-asian="9pt" style:font-size-complex="9pt"/>
    </style:style>
    <style:style style:name="T13_13" style:family="text">
      <style:text-properties fo:background-color="#ffffff" fo:color="#333333" fo:font-size="9pt" style:font-size-asian="9pt" style:font-size-complex="9pt"/>
    </style:style>
    <style:style style:name="P14" style:family="paragraph" style:parent-style-name="Standard">
      <style:paragraph-properties fo:break-before="auto" fo:line-height="150%" fo:margin-top="0cm" style:writing-mode="lr-tb"/>
    </style:style>
    <style:style style:name="T14_1" style:family="text">
      <style:text-properties fo:background-color="#ffffff" fo:color="#333333" fo:font-size="9pt" style:font-size-asian="9pt" style:font-size-complex="9pt"/>
    </style:style>
    <style:style style:name="T14_2" style:family="text">
      <style:text-properties fo:background-color="#ffffff" fo:color="#333333" fo:font-size="9pt" style:font-size-asian="9pt" style:font-size-complex="9pt"/>
    </style:style>
    <style:style style:name="T14_3" style:family="text">
      <style:text-properties fo:background-color="#ffffff" fo:color="#333333" fo:font-size="9pt" style:font-size-asian="9pt" style:font-size-complex="9pt"/>
    </style:style>
    <style:style style:name="T14_4" style:family="text">
      <style:text-properties fo:background-color="#ffffff" fo:color="#333333" fo:font-size="9pt" style:font-size-asian="9pt" style:font-size-complex="9pt"/>
    </style:style>
    <style:style style:name="T14_5" style:family="text">
      <style:text-properties fo:background-color="#ffffff" fo:color="#333333" fo:font-size="9pt" style:font-size-asian="9pt" style:font-size-complex="9pt"/>
    </style:style>
    <style:style style:name="T14_6" style:family="text">
      <style:text-properties fo:background-color="#ffffff" fo:color="#333333" fo:font-size="9pt" style:font-size-asian="9pt" style:font-size-complex="9pt"/>
    </style:style>
    <style:style style:name="T14_7" style:family="text">
      <style:text-properties fo:background-color="#ffffff" fo:color="#333333" fo:font-size="9pt" style:font-size-asian="9pt" style:font-size-complex="9pt"/>
    </style:style>
    <style:style style:name="T14_8" style:family="text">
      <style:text-properties fo:background-color="#ffffff" fo:color="#333333" fo:font-size="9pt" style:font-size-asian="9pt" style:font-size-complex="9pt"/>
    </style:style>
    <style:style style:name="T14_9" style:family="text">
      <style:text-properties fo:background-color="#ffffff" fo:color="#333333" fo:font-size="9pt" style:font-size-asian="9pt" style:font-size-complex="9pt"/>
    </style:style>
    <style:style style:name="T14_10" style:family="text">
      <style:text-properties fo:background-color="#ffffff" fo:color="#333333" fo:font-size="9pt" style:font-size-asian="9pt" style:font-size-complex="9pt"/>
    </style:style>
    <style:style style:name="T14_11" style:family="text">
      <style:text-properties fo:background-color="#ffffff" fo:color="#333333" fo:font-size="9pt" style:font-size-asian="9pt" style:font-size-complex="9pt"/>
    </style:style>
    <style:style style:name="T14_12" style:family="text">
      <style:text-properties fo:background-color="#ffffff" fo:color="#333333" fo:font-size="9pt" style:font-size-asian="9pt" style:font-size-complex="9pt"/>
    </style:style>
    <style:style style:name="T14_13" style:family="text">
      <style:text-properties fo:background-color="#ffffff" fo:color="#333333" fo:font-size="9pt" style:font-size-asian="9pt" style:font-size-complex="9pt"/>
    </style:style>
    <style:style style:name="T14_14" style:family="text">
      <style:text-properties fo:background-color="#ffffff" fo:color="#333333" fo:font-size="9pt" style:font-size-asian="9pt" style:font-size-complex="9pt"/>
    </style:style>
    <style:style style:name="P15" style:family="paragraph" style:parent-style-name="Standard">
      <style:paragraph-properties fo:text-align="justify" fo:break-before="auto" fo:line-height="140%" fo:margin-top="0.388cm" fo:margin-bottom="0.388cm" style:writing-mode="lr-tb"/>
    </style:style>
    <style:style style:name="T15_1" style:family="text">
      <style:text-properties fo:background-color="#ffffff" fo:color="#333333" fo:font-size="9pt" style:font-size-asian="9pt" style:font-size-complex="9pt"/>
    </style:style>
    <style:style style:name="T15_2" style:family="text">
      <style:text-properties fo:background-color="#ffffff" fo:color="#333333" fo:font-size="9pt" style:font-size-asian="9pt" style:font-size-complex="9pt"/>
    </style:style>
    <style:style style:name="T15_3" style:family="text">
      <style:text-properties fo:background-color="#ffffff" fo:color="#333333" fo:font-size="9pt" style:font-size-asian="9pt" style:font-size-complex="9pt"/>
    </style:style>
    <style:style style:name="T15_4" style:family="text">
      <style:text-properties fo:background-color="#ffffff" fo:color="#333333" fo:font-size="9pt" style:font-size-asian="9pt" style:font-size-complex="9pt"/>
    </style:style>
    <style:style style:name="T15_5" style:family="text">
      <style:text-properties fo:background-color="#ffffff" fo:color="#333333" fo:font-size="9pt" style:font-size-asian="9pt" style:font-size-complex="9pt"/>
    </style:style>
    <style:style style:name="T15_6" style:family="text">
      <style:text-properties fo:background-color="#ffffff" fo:color="#333333" fo:font-size="9pt" style:font-size-asian="9pt" style:font-size-complex="9pt"/>
    </style:style>
    <style:style style:name="T15_7" style:family="text">
      <style:text-properties fo:background-color="#ffffff" fo:color="#333333" fo:font-size="9pt" style:font-size-asian="9pt" style:font-size-complex="9pt"/>
    </style:style>
    <style:style style:name="T15_8" style:family="text">
      <style:text-properties fo:background-color="#ffffff" fo:color="#333333" fo:font-size="9pt" style:font-size-asian="9pt" style:font-size-complex="9pt"/>
    </style:style>
    <style:style style:name="T15_9" style:family="text">
      <style:text-properties fo:background-color="#ffffff" fo:color="#333333" fo:font-size="9pt" style:font-size-asian="9pt" style:font-size-complex="9pt"/>
    </style:style>
    <style:style style:name="T15_10" style:family="text">
      <style:text-properties fo:background-color="#ffffff" fo:color="#333333" fo:font-size="9pt" style:font-size-asian="9pt" style:font-size-complex="9pt"/>
    </style:style>
    <style:style style:name="T15_11" style:family="text">
      <style:text-properties fo:background-color="#ffffff" fo:color="#333333" fo:font-size="9pt" style:font-size-asian="9pt" style:font-size-complex="9pt"/>
    </style:style>
    <style:style style:name="T15_12" style:family="text">
      <style:text-properties fo:background-color="#ffffff" fo:color="#333333" fo:font-size="9pt" style:font-size-asian="9pt" style:font-size-complex="9pt"/>
    </style:style>
    <style:style style:name="T15_13" style:family="text">
      <style:text-properties fo:background-color="#ffffff" fo:color="#333333" fo:font-size="9pt" style:font-size-asian="9pt" style:font-size-complex="9pt"/>
    </style:style>
    <style:style style:name="T15_14" style:family="text">
      <style:text-properties fo:background-color="#ffffff" fo:color="#333333" fo:font-size="9pt" style:font-size-asian="9pt" style:font-size-complex="9pt"/>
    </style:style>
    <style:style style:name="T15_15" style:family="text">
      <style:text-properties fo:background-color="#ffffff" fo:color="#333333" fo:font-size="9pt" style:font-size-asian="9pt" style:font-size-complex="9pt"/>
    </style:style>
    <style:style style:name="T15_16" style:family="text">
      <style:text-properties fo:background-color="#ffffff" fo:color="#333333" fo:font-size="9pt" style:font-size-asian="9pt" style:font-size-complex="9pt"/>
    </style:style>
    <style:style style:name="T15_17" style:family="text"/>
    <style:style style:name="T15_18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15_19" style:family="text"/>
    <style:style style:name="T15_20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15_21" style:family="text"/>
    <style:style style:name="T15_22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15_23" style:family="text"/>
    <style:style style:name="T15_24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15_25" style:family="text"/>
    <style:style style:name="T15_26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15_27" style:family="text"/>
    <style:style style:name="T15_28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15_29" style:family="text"/>
    <style:style style:name="T15_30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15_31" style:family="text">
      <style:text-properties fo:background-color="#ffffff" fo:color="#333333" fo:font-size="9pt" style:font-size-asian="9pt" style:font-size-complex="9pt"/>
    </style:style>
    <style:style style:name="T15_32" style:family="text">
      <style:text-properties fo:background-color="#ffffff" fo:color="#333333" fo:font-size="9pt" style:font-size-asian="9pt" style:font-size-complex="9pt"/>
    </style:style>
    <style:style style:name="T15_33" style:family="text">
      <style:text-properties fo:background-color="#ffffff" fo:color="#333333" fo:font-size="9pt" style:font-size-asian="9pt" style:font-size-complex="9pt"/>
    </style:style>
    <style:style style:name="T15_34" style:family="text">
      <style:text-properties fo:background-color="#ffffff" fo:color="#333333" fo:font-size="9pt" style:font-size-asian="9pt" style:font-size-complex="9pt"/>
    </style:style>
    <style:style style:name="T15_35" style:family="text">
      <style:text-properties fo:background-color="#ffffff" fo:color="#333333" fo:font-size="9pt" style:font-size-asian="9pt" style:font-size-complex="9pt"/>
    </style:style>
    <style:style style:name="T15_36" style:family="text">
      <style:text-properties fo:background-color="#ffffff" fo:color="#333333" fo:font-size="9pt" style:font-size-asian="9pt" style:font-size-complex="9pt"/>
    </style:style>
    <style:style style:name="T15_37" style:family="text">
      <style:text-properties fo:background-color="#ffffff" fo:color="#333333" fo:font-size="9pt" style:font-size-asian="9pt" style:font-size-complex="9pt"/>
    </style:style>
    <style:style style:name="T15_38" style:family="text">
      <style:text-properties fo:background-color="#ffffff" fo:color="#333333" fo:font-size="9pt" style:font-size-asian="9pt" style:font-size-complex="9pt"/>
    </style:style>
    <style:style style:name="T15_39" style:family="text">
      <style:text-properties fo:background-color="#ffffff" fo:color="#333333" fo:font-size="9pt" style:font-size-asian="9pt" style:font-size-complex="9pt"/>
    </style:style>
    <style:style style:name="T15_40" style:family="text">
      <style:text-properties fo:background-color="#ffffff" fo:color="#333333" fo:font-size="9pt" style:font-size-asian="9pt" style:font-size-complex="9pt"/>
    </style:style>
    <style:style style:name="T15_41" style:family="text">
      <style:text-properties fo:background-color="#ffffff" fo:color="#333333" fo:font-size="9pt" style:font-size-asian="9pt" style:font-size-complex="9pt"/>
    </style:style>
    <style:style style:name="T15_42" style:family="text">
      <style:text-properties fo:background-color="#ffffff" fo:color="#333333" fo:font-size="9pt" style:font-size-asian="9pt" style:font-size-complex="9pt"/>
    </style:style>
    <style:style style:name="T15_43" style:family="text">
      <style:text-properties fo:background-color="#ffffff" fo:color="#333333" fo:font-size="9pt" style:font-size-asian="9pt" style:font-size-complex="9pt"/>
    </style:style>
    <style:style style:name="T15_44" style:family="text">
      <style:text-properties fo:background-color="#ffffff" fo:color="#333333" fo:font-size="9pt" style:font-size-asian="9pt" style:font-size-complex="9pt"/>
    </style:style>
    <style:style style:name="T15_45" style:family="text">
      <style:text-properties fo:background-color="#ffffff" fo:color="#333333" fo:font-size="9pt" style:font-size-asian="9pt" style:font-size-complex="9pt"/>
    </style:style>
    <style:style style:name="T15_46" style:family="text">
      <style:text-properties fo:background-color="#ffffff" fo:color="#333333" fo:font-size="9pt" style:font-size-asian="9pt" style:font-size-complex="9pt"/>
    </style:style>
    <style:style style:name="T15_47" style:family="text">
      <style:text-properties fo:background-color="#ffffff" fo:color="#333333" fo:font-size="9pt" style:font-size-asian="9pt" style:font-size-complex="9pt"/>
    </style:style>
    <style:style style:name="T15_48" style:family="text">
      <style:text-properties fo:background-color="#ffffff" fo:color="#333333" fo:font-size="9pt" style:font-size-asian="9pt" style:font-size-complex="9pt"/>
    </style:style>
    <style:style style:name="T15_49" style:family="text">
      <style:text-properties fo:background-color="#ffffff" fo:color="#333333" fo:font-size="9pt" style:font-size-asian="9pt" style:font-size-complex="9pt"/>
    </style:style>
    <style:style style:name="T15_50" style:family="text">
      <style:text-properties fo:background-color="#ffffff" fo:color="#333333" fo:font-size="9pt" style:font-size-asian="9pt" style:font-size-complex="9pt"/>
    </style:style>
    <style:style style:name="T15_51" style:family="text">
      <style:text-properties fo:background-color="#ffffff" fo:color="#333333" fo:font-size="9pt" style:font-size-asian="9pt" style:font-size-complex="9pt"/>
    </style:style>
    <style:style style:name="T15_52" style:family="text">
      <style:text-properties fo:background-color="#ffffff" fo:color="#333333" fo:font-size="9pt" style:font-size-asian="9pt" style:font-size-complex="9pt"/>
    </style:style>
    <style:style style:name="T15_53" style:family="text">
      <style:text-properties fo:background-color="#ffffff" fo:color="#333333" fo:font-size="9pt" style:font-size-asian="9pt" style:font-size-complex="9pt"/>
    </style:style>
    <style:style style:name="T15_54" style:family="text">
      <style:text-properties fo:background-color="#ffffff" fo:color="#333333" fo:font-size="9pt" style:font-size-asian="9pt" style:font-size-complex="9pt"/>
    </style:style>
    <style:style style:name="T15_55" style:family="text">
      <style:text-properties fo:background-color="#ffffff" fo:color="#333333" fo:font-size="9pt" style:font-size-asian="9pt" style:font-size-complex="9pt"/>
    </style:style>
    <style:style style:name="T15_56" style:family="text">
      <style:text-properties fo:background-color="#ffffff" fo:color="#333333" fo:font-size="9pt" style:font-size-asian="9pt" style:font-size-complex="9pt"/>
    </style:style>
    <style:style style:name="T15_57" style:family="text">
      <style:text-properties fo:background-color="#ffffff" fo:color="#333333" fo:font-size="9pt" style:font-size-asian="9pt" style:font-size-complex="9pt"/>
    </style:style>
    <style:style style:name="T15_58" style:family="text">
      <style:text-properties fo:background-color="#ffffff" fo:color="#333333" fo:font-size="9pt" style:font-size-asian="9pt" style:font-size-complex="9pt"/>
    </style:style>
    <style:style style:name="T15_59" style:family="text">
      <style:text-properties fo:background-color="#ffffff" fo:color="#333333" fo:font-size="9pt" style:font-size-asian="9pt" style:font-size-complex="9pt"/>
    </style:style>
    <style:style style:name="T15_60" style:family="text">
      <style:text-properties fo:background-color="#ffffff" fo:color="#333333" fo:font-size="9pt" style:font-size-asian="9pt" style:font-size-complex="9pt"/>
    </style:style>
    <style:style style:name="T15_61" style:family="text">
      <style:text-properties fo:background-color="#ffffff" fo:color="#333333" fo:font-size="9pt" style:font-size-asian="9pt" style:font-size-complex="9pt"/>
    </style:style>
    <style:style style:name="T15_62" style:family="text">
      <style:text-properties fo:background-color="#ffffff" fo:color="#333333" fo:font-size="9pt" style:font-size-asian="9pt" style:font-size-complex="9pt"/>
    </style:style>
    <style:style style:name="T15_63" style:family="text">
      <style:text-properties fo:background-color="#ffffff" fo:color="#333333" fo:font-size="9pt" style:font-size-asian="9pt" style:font-size-complex="9pt"/>
    </style:style>
    <style:style style:name="T15_64" style:family="text">
      <style:text-properties fo:background-color="#ffffff" fo:color="#333333" fo:font-size="9pt" style:font-size-asian="9pt" style:font-size-complex="9pt"/>
    </style:style>
    <style:style style:name="T15_65" style:family="text">
      <style:text-properties fo:background-color="#ffffff" fo:color="#333333" fo:font-size="9pt" style:font-size-asian="9pt" style:font-size-complex="9pt"/>
    </style:style>
    <style:style style:name="T15_66" style:family="text">
      <style:text-properties fo:background-color="#ffffff" fo:color="#333333" fo:font-size="9pt" style:font-size-asian="9pt" style:font-size-complex="9pt"/>
    </style:style>
    <style:style style:name="T15_67" style:family="text">
      <style:text-properties fo:background-color="#ffffff" fo:color="#333333" fo:font-size="9pt" style:font-size-asian="9pt" style:font-size-complex="9pt"/>
    </style:style>
    <style:style style:name="T15_68" style:family="text">
      <style:text-properties fo:background-color="#ffffff" fo:color="#333333" fo:font-size="9pt" style:font-size-asian="9pt" style:font-size-complex="9pt"/>
    </style:style>
    <style:style style:name="T15_69" style:family="text">
      <style:text-properties fo:background-color="#ffffff" fo:color="#333333" fo:font-size="9pt" style:font-size-asian="9pt" style:font-size-complex="9pt"/>
    </style:style>
    <style:style style:name="T15_70" style:family="text">
      <style:text-properties fo:background-color="#ffffff" fo:color="#333333" fo:font-size="9pt" style:font-size-asian="9pt" style:font-size-complex="9pt"/>
    </style:style>
    <style:style style:name="T15_71" style:family="text">
      <style:text-properties fo:background-color="#ffffff" fo:color="#333333" fo:font-size="9pt" style:font-size-asian="9pt" style:font-size-complex="9pt"/>
    </style:style>
    <style:style style:name="T15_72" style:family="text">
      <style:text-properties fo:background-color="#ffffff" fo:color="#333333" fo:font-size="9pt" style:font-size-asian="9pt" style:font-size-complex="9pt"/>
    </style:style>
    <style:style style:name="T15_73" style:family="text">
      <style:text-properties fo:background-color="#ffffff" fo:color="#333333" fo:font-size="9pt" style:font-size-asian="9pt" style:font-size-complex="9pt"/>
    </style:style>
    <style:style style:name="T15_74" style:family="text">
      <style:text-properties fo:background-color="#ffffff" fo:color="#333333" fo:font-size="9pt" style:font-size-asian="9pt" style:font-size-complex="9pt"/>
    </style:style>
    <style:style style:name="T15_75" style:family="text">
      <style:text-properties fo:background-color="#ffffff" fo:color="#333333" fo:font-size="9pt" style:font-size-asian="9pt" style:font-size-complex="9pt"/>
    </style:style>
    <style:style style:name="P16" style:family="paragraph" style:parent-style-name="Heading_20_3">
      <style:paragraph-properties fo:break-before="auto" fo:line-height="130%" fo:margin-top="0.318cm" style:writing-mode="lr-tb"/>
    </style:style>
    <style:style style:name="T16_1" style:family="text">
      <style:text-properties fo:background-color="#ffffff" fo:color="#333333" style:font-name="Arial" style:font-name-asian="Arial" style:font-name-complex="Arial"/>
    </style:style>
    <style:style style:name="T16_2" style:family="text">
      <style:text-properties fo:background-color="#ffffff" fo:color="#333333" style:font-name="Arial" style:font-name-asian="Arial" style:font-name-complex="Arial"/>
    </style:style>
    <style:style style:name="T16_3" style:family="text">
      <style:text-properties fo:background-color="#ffffff" fo:color="#333333" style:font-name="Arial" style:font-name-asian="Arial" style:font-name-complex="Arial"/>
    </style:style>
    <style:style style:name="T16_4" style:family="text">
      <style:text-properties fo:background-color="#ffffff" fo:color="#333333" style:font-name="Arial" style:font-name-asian="Arial" style:font-name-complex="Arial"/>
    </style:style>
    <style:style style:name="T16_5" style:family="text">
      <style:text-properties fo:background-color="#ffffff" fo:color="#333333" style:font-name="Arial" style:font-name-asian="Arial" style:font-name-complex="Arial"/>
    </style:style>
    <style:style style:name="P17" style:family="paragraph" style:parent-style-name="Standard">
      <style:paragraph-properties fo:text-align="justify" fo:break-before="auto" fo:line-height="140%" fo:margin-top="0.388cm" fo:margin-bottom="0.388cm" style:writing-mode="lr-tb"/>
    </style:style>
    <style:style style:name="T17_1" style:family="text">
      <style:text-properties fo:background-color="#ffffff" fo:color="#333333" fo:font-size="9pt" style:font-size-asian="9pt" style:font-size-complex="9pt"/>
    </style:style>
    <style:style style:name="T17_2" style:family="text">
      <style:text-properties fo:background-color="#ffffff" fo:color="#333333" fo:font-size="9pt" style:font-size-asian="9pt" style:font-size-complex="9pt"/>
    </style:style>
    <style:style style:name="T17_3" style:family="text">
      <style:text-properties fo:background-color="#ffffff" fo:color="#333333" fo:font-size="9pt" style:font-size-asian="9pt" style:font-size-complex="9pt"/>
    </style:style>
    <style:style style:name="T17_4" style:family="text">
      <style:text-properties fo:background-color="#ffffff" fo:color="#333333" fo:font-size="9pt" style:font-size-asian="9pt" style:font-size-complex="9pt"/>
    </style:style>
    <style:style style:name="T17_5" style:family="text">
      <style:text-properties fo:background-color="#ffffff" fo:color="#333333" fo:font-size="9pt" style:font-size-asian="9pt" style:font-size-complex="9pt"/>
    </style:style>
    <style:style style:name="T17_6" style:family="text">
      <style:text-properties fo:background-color="#ffffff" fo:color="#333333" fo:font-size="9pt" style:font-size-asian="9pt" style:font-size-complex="9pt"/>
    </style:style>
    <style:style style:name="T17_7" style:family="text">
      <style:text-properties fo:background-color="#ffffff" fo:color="#333333" fo:font-size="9pt" style:font-size-asian="9pt" style:font-size-complex="9pt"/>
    </style:style>
    <style:style style:name="T17_8" style:family="text">
      <style:text-properties fo:background-color="#ffffff" fo:color="#333333" fo:font-size="9pt" style:font-size-asian="9pt" style:font-size-complex="9pt"/>
    </style:style>
    <style:style style:name="T17_9" style:family="text">
      <style:text-properties fo:background-color="#ffffff" fo:color="#333333" fo:font-size="9pt" style:font-size-asian="9pt" style:font-size-complex="9pt"/>
    </style:style>
    <style:style style:name="T17_10" style:family="text">
      <style:text-properties fo:background-color="#ffffff" fo:color="#333333" fo:font-size="9pt" style:font-size-asian="9pt" style:font-size-complex="9pt"/>
    </style:style>
    <style:style style:name="T17_11" style:family="text">
      <style:text-properties fo:background-color="#ffffff" fo:color="#333333" fo:font-size="9pt" style:font-size-asian="9pt" style:font-size-complex="9pt"/>
    </style:style>
    <style:style style:name="T17_12" style:family="text">
      <style:text-properties fo:background-color="#ffffff" fo:color="#333333" fo:font-size="9pt" style:font-size-asian="9pt" style:font-size-complex="9pt"/>
    </style:style>
    <style:style style:name="T17_13" style:family="text">
      <style:text-properties fo:background-color="#ffffff" fo:color="#333333" fo:font-size="9pt" style:font-size-asian="9pt" style:font-size-complex="9pt"/>
    </style:style>
    <style:style style:name="T17_14" style:family="text">
      <style:text-properties fo:background-color="#ffffff" fo:color="#333333" fo:font-size="9pt" style:font-size-asian="9pt" style:font-size-complex="9pt"/>
    </style:style>
    <style:style style:name="T17_15" style:family="text">
      <style:text-properties fo:background-color="#ffffff" fo:color="#333333" fo:font-size="9pt" style:font-size-asian="9pt" style:font-size-complex="9pt"/>
    </style:style>
    <style:style style:name="T17_16" style:family="text">
      <style:text-properties fo:background-color="#ffffff" fo:color="#333333" fo:font-size="9pt" style:font-size-asian="9pt" style:font-size-complex="9pt"/>
    </style:style>
    <style:style style:name="T17_17" style:family="text">
      <style:text-properties fo:background-color="#ffffff" fo:color="#333333" fo:font-size="9pt" style:font-size-asian="9pt" style:font-size-complex="9pt"/>
    </style:style>
    <style:style style:name="T17_18" style:family="text">
      <style:text-properties fo:background-color="#ffffff" fo:color="#333333" fo:font-size="9pt" style:font-size-asian="9pt" style:font-size-complex="9pt"/>
    </style:style>
    <style:style style:name="T17_19" style:family="text">
      <style:text-properties fo:background-color="#ffffff" fo:color="#333333" fo:font-size="9pt" style:font-size-asian="9pt" style:font-size-complex="9pt"/>
    </style:style>
    <style:style style:name="T17_20" style:family="text">
      <style:text-properties fo:background-color="#ffffff" fo:color="#333333" fo:font-size="9pt" style:font-size-asian="9pt" style:font-size-complex="9pt"/>
    </style:style>
    <style:style style:name="T17_21" style:family="text">
      <style:text-properties fo:background-color="#ffffff" fo:color="#333333" fo:font-size="9pt" style:font-size-asian="9pt" style:font-size-complex="9pt"/>
    </style:style>
    <style:style style:name="T17_22" style:family="text">
      <style:text-properties fo:background-color="#ffffff" fo:color="#333333" fo:font-size="9pt" style:font-size-asian="9pt" style:font-size-complex="9pt"/>
    </style:style>
    <style:style style:name="T17_23" style:family="text">
      <style:text-properties fo:background-color="#ffffff" fo:color="#333333" fo:font-size="9pt" style:font-size-asian="9pt" style:font-size-complex="9pt"/>
    </style:style>
    <style:style style:name="T17_24" style:family="text">
      <style:text-properties fo:background-color="#ffffff" fo:color="#333333" fo:font-size="9pt" style:font-size-asian="9pt" style:font-size-complex="9pt"/>
    </style:style>
    <style:style style:name="T17_25" style:family="text">
      <style:text-properties fo:background-color="#ffffff" fo:color="#333333" fo:font-size="9pt" style:font-size-asian="9pt" style:font-size-complex="9pt"/>
    </style:style>
    <style:style style:name="T17_26" style:family="text">
      <style:text-properties fo:background-color="#ffffff" fo:color="#333333" fo:font-size="9pt" style:font-size-asian="9pt" style:font-size-complex="9pt"/>
    </style:style>
    <style:style style:name="T17_27" style:family="text">
      <style:text-properties fo:background-color="#ffffff" fo:color="#333333" fo:font-size="9pt" style:font-size-asian="9pt" style:font-size-complex="9pt"/>
    </style:style>
    <style:style style:name="T17_28" style:family="text">
      <style:text-properties fo:background-color="#ffffff" fo:color="#333333" fo:font-size="9pt" style:font-size-asian="9pt" style:font-size-complex="9pt"/>
    </style:style>
    <style:style style:name="T17_29" style:family="text">
      <style:text-properties fo:background-color="#ffffff" fo:color="#333333" fo:font-size="9pt" style:font-size-asian="9pt" style:font-size-complex="9pt"/>
    </style:style>
    <style:style style:name="T17_30" style:family="text">
      <style:text-properties fo:background-color="#ffffff" fo:color="#333333" fo:font-size="9pt" style:font-size-asian="9pt" style:font-size-complex="9pt"/>
    </style:style>
    <style:style style:name="T17_31" style:family="text">
      <style:text-properties fo:background-color="#ffffff" fo:color="#333333" fo:font-size="9pt" style:font-size-asian="9pt" style:font-size-complex="9pt"/>
    </style:style>
    <style:style style:name="T17_32" style:family="text">
      <style:text-properties fo:background-color="#ffffff" fo:color="#333333" fo:font-size="9pt" style:font-size-asian="9pt" style:font-size-complex="9pt"/>
    </style:style>
    <style:style style:name="T17_33" style:family="text">
      <style:text-properties fo:background-color="#ffffff" fo:color="#333333" fo:font-size="9pt" style:font-size-asian="9pt" style:font-size-complex="9pt"/>
    </style:style>
    <style:style style:name="T17_34" style:family="text">
      <style:text-properties fo:background-color="#ffffff" fo:color="#333333" fo:font-size="9pt" style:font-size-asian="9pt" style:font-size-complex="9pt"/>
    </style:style>
    <style:style style:name="T17_35" style:family="text">
      <style:text-properties fo:background-color="#ffffff" fo:color="#333333" fo:font-size="9pt" style:font-size-asian="9pt" style:font-size-complex="9pt" fo:font-weight="bold" style:font-weight-asian="bold" style:font-weight-complex="bold"/>
    </style:style>
    <style:style style:name="T17_36" style:family="text">
      <style:text-properties fo:background-color="#ffffff" fo:color="#333333" fo:font-size="9pt" style:font-size-asian="9pt" style:font-size-complex="9pt"/>
    </style:style>
    <style:style style:name="T17_37" style:family="text">
      <style:text-properties fo:background-color="#ffffff" fo:color="#333333" fo:font-size="9pt" style:font-size-asian="9pt" style:font-size-complex="9pt"/>
    </style:style>
    <style:style style:name="T17_38" style:family="text">
      <style:text-properties fo:background-color="#ffffff" fo:color="#333333" fo:font-size="9pt" style:font-size-asian="9pt" style:font-size-complex="9pt"/>
    </style:style>
    <style:style style:name="T17_39" style:family="text">
      <style:text-properties fo:background-color="#ffffff" fo:color="#333333" fo:font-size="9pt" style:font-size-asian="9pt" style:font-size-complex="9pt"/>
    </style:style>
    <style:style style:name="T17_40" style:family="text">
      <style:text-properties fo:background-color="#ffffff" fo:color="#333333" fo:font-size="9pt" style:font-size-asian="9pt" style:font-size-complex="9pt"/>
    </style:style>
    <style:style style:name="T17_41" style:family="text">
      <style:text-properties fo:background-color="#ffffff" fo:color="#333333" fo:font-size="9pt" style:font-size-asian="9pt" style:font-size-complex="9pt"/>
    </style:style>
    <style:style style:name="T17_42" style:family="text">
      <style:text-properties fo:background-color="#ffffff" fo:color="#333333" fo:font-size="9pt" style:font-size-asian="9pt" style:font-size-complex="9pt"/>
    </style:style>
    <style:style style:name="T17_43" style:family="text">
      <style:text-properties fo:background-color="#ffffff" fo:color="#333333" fo:font-size="9pt" style:font-size-asian="9pt" style:font-size-complex="9pt"/>
    </style:style>
    <style:style style:name="T17_44" style:family="text">
      <style:text-properties fo:background-color="#ffffff" fo:color="#333333" fo:font-size="9pt" style:font-size-asian="9pt" style:font-size-complex="9pt"/>
    </style:style>
    <style:style style:name="T17_45" style:family="text">
      <style:text-properties fo:background-color="#ffffff" fo:color="#333333" fo:font-size="9pt" style:font-size-asian="9pt" style:font-size-complex="9pt"/>
    </style:style>
    <style:style style:name="T17_46" style:family="text">
      <style:text-properties fo:background-color="#ffffff" fo:color="#333333" fo:font-size="9pt" style:font-size-asian="9pt" style:font-size-complex="9pt"/>
    </style:style>
    <style:style style:name="T17_47" style:family="text">
      <style:text-properties fo:background-color="#ffffff" fo:color="#333333" fo:font-size="9pt" style:font-size-asian="9pt" style:font-size-complex="9pt"/>
    </style:style>
    <style:style style:name="T17_48" style:family="text">
      <style:text-properties fo:background-color="#ffffff" fo:color="#333333" fo:font-size="9pt" style:font-size-asian="9pt" style:font-size-complex="9pt"/>
    </style:style>
    <style:style style:name="T17_49" style:family="text">
      <style:text-properties fo:background-color="#ffffff" fo:color="#333333" fo:font-size="9pt" style:font-size-asian="9pt" style:font-size-complex="9pt"/>
    </style:style>
    <style:style style:name="T17_50" style:family="text">
      <style:text-properties fo:background-color="#ffffff" fo:color="#333333" fo:font-size="9pt" style:font-size-asian="9pt" style:font-size-complex="9pt"/>
    </style:style>
    <style:style style:name="T17_51" style:family="text">
      <style:text-properties fo:background-color="#ffffff" fo:color="#333333" fo:font-size="9pt" style:font-size-asian="9pt" style:font-size-complex="9pt"/>
    </style:style>
    <style:style style:name="T17_52" style:family="text">
      <style:text-properties fo:background-color="#ffffff" fo:color="#333333" fo:font-size="9pt" style:font-size-asian="9pt" style:font-size-complex="9pt"/>
    </style:style>
    <style:style style:name="T17_53" style:family="text">
      <style:text-properties fo:background-color="#ffffff" fo:color="#333333" fo:font-size="9pt" style:font-size-asian="9pt" style:font-size-complex="9pt"/>
    </style:style>
    <style:style style:name="T17_54" style:family="text">
      <style:text-properties fo:background-color="#ffffff" fo:color="#333333" fo:font-size="9pt" style:font-size-asian="9pt" style:font-size-complex="9pt"/>
    </style:style>
    <style:style style:name="T17_55" style:family="text">
      <style:text-properties fo:background-color="#ffffff" fo:color="#333333" fo:font-size="9pt" style:font-size-asian="9pt" style:font-size-complex="9pt"/>
    </style:style>
    <style:style style:name="T17_56" style:family="text">
      <style:text-properties fo:background-color="#ffffff" fo:color="#333333" fo:font-size="9pt" style:font-size-asian="9pt" style:font-size-complex="9pt"/>
    </style:style>
    <style:style style:name="T17_57" style:family="text">
      <style:text-properties fo:background-color="#ffffff" fo:color="#333333" fo:font-size="9pt" style:font-size-asian="9pt" style:font-size-complex="9pt"/>
    </style:style>
    <style:style style:name="T17_58" style:family="text">
      <style:text-properties fo:background-color="#ffffff" fo:color="#333333" fo:font-size="9pt" style:font-size-asian="9pt" style:font-size-complex="9pt"/>
    </style:style>
    <style:style style:name="T17_59" style:family="text">
      <style:text-properties fo:background-color="#ffffff" fo:color="#333333" fo:font-size="9pt" style:font-size-asian="9pt" style:font-size-complex="9pt"/>
    </style:style>
    <style:style style:name="T17_60" style:family="text">
      <style:text-properties fo:background-color="#ffffff" fo:color="#333333" fo:font-size="9pt" style:font-size-asian="9pt" style:font-size-complex="9pt"/>
    </style:style>
    <style:style style:name="T17_61" style:family="text">
      <style:text-properties fo:background-color="#ffffff" fo:color="#333333" fo:font-size="9pt" style:font-size-asian="9pt" style:font-size-complex="9pt"/>
    </style:style>
    <style:style style:name="T17_62" style:family="text">
      <style:text-properties fo:background-color="#ffffff" fo:color="#333333" fo:font-size="9pt" style:font-size-asian="9pt" style:font-size-complex="9pt"/>
    </style:style>
    <style:style style:name="T17_63" style:family="text">
      <style:text-properties fo:background-color="#ffffff" fo:color="#333333" fo:font-size="9pt" style:font-size-asian="9pt" style:font-size-complex="9pt"/>
    </style:style>
    <style:style style:name="T17_64" style:family="text">
      <style:text-properties fo:background-color="#ffffff" fo:color="#333333" fo:font-size="9pt" style:font-size-asian="9pt" style:font-size-complex="9pt"/>
    </style:style>
    <style:style style:name="T17_65" style:family="text">
      <style:text-properties fo:background-color="#ffffff" fo:color="#333333" fo:font-size="9pt" style:font-size-asian="9pt" style:font-size-complex="9pt"/>
    </style:style>
    <style:style style:name="T17_66" style:family="text">
      <style:text-properties fo:background-color="#ffffff" fo:color="#333333" fo:font-size="9pt" style:font-size-asian="9pt" style:font-size-complex="9pt"/>
    </style:style>
    <style:style style:name="T17_67" style:family="text">
      <style:text-properties fo:background-color="#ffffff" fo:color="#333333" fo:font-size="9pt" style:font-size-asian="9pt" style:font-size-complex="9pt"/>
    </style:style>
    <style:style style:name="T17_68" style:family="text">
      <style:text-properties fo:background-color="#ffffff" fo:color="#333333" fo:font-size="9pt" style:font-size-asian="9pt" style:font-size-complex="9pt"/>
    </style:style>
    <style:style style:name="T17_69" style:family="text">
      <style:text-properties fo:background-color="#ffffff" fo:color="#333333" fo:font-size="9pt" style:font-size-asian="9pt" style:font-size-complex="9pt"/>
    </style:style>
    <style:style style:name="T17_70" style:family="text">
      <style:text-properties fo:background-color="#ffffff" fo:color="#333333" fo:font-size="9pt" style:font-size-asian="9pt" style:font-size-complex="9pt"/>
    </style:style>
    <style:style style:name="T17_71" style:family="text">
      <style:text-properties fo:background-color="#ffffff" fo:color="#333333" fo:font-size="9pt" style:font-size-asian="9pt" style:font-size-complex="9pt"/>
    </style:style>
    <style:style style:name="T17_72" style:family="text">
      <style:text-properties fo:background-color="#ffffff" fo:color="#333333" fo:font-size="9pt" style:font-size-asian="9pt" style:font-size-complex="9pt"/>
    </style:style>
    <style:style style:name="T17_73" style:family="text">
      <style:text-properties fo:background-color="#ffffff" fo:color="#333333" fo:font-size="9pt" style:font-size-asian="9pt" style:font-size-complex="9pt"/>
    </style:style>
    <style:style style:name="T17_74" style:family="text">
      <style:text-properties fo:background-color="#ffffff" fo:color="#333333" fo:font-size="9pt" style:font-size-asian="9pt" style:font-size-complex="9pt"/>
    </style:style>
    <style:style style:name="T17_75" style:family="text">
      <style:text-properties fo:background-color="#ffffff" fo:color="#333333" fo:font-size="9pt" style:font-size-asian="9pt" style:font-size-complex="9pt"/>
    </style:style>
    <style:style style:name="T17_76" style:family="text">
      <style:text-properties fo:background-color="#ffffff" fo:color="#333333" fo:font-size="9pt" style:font-size-asian="9pt" style:font-size-complex="9pt"/>
    </style:style>
    <style:style style:name="T17_77" style:family="text">
      <style:text-properties fo:background-color="#ffffff" fo:color="#333333" fo:font-size="9pt" style:font-size-asian="9pt" style:font-size-complex="9pt"/>
    </style:style>
    <style:style style:name="T17_78" style:family="text">
      <style:text-properties fo:background-color="#ffffff" fo:color="#333333" fo:font-size="9pt" style:font-size-asian="9pt" style:font-size-complex="9pt"/>
    </style:style>
    <style:style style:name="T17_79" style:family="text">
      <style:text-properties fo:background-color="#ffffff" fo:color="#333333" fo:font-size="9pt" style:font-size-asian="9pt" style:font-size-complex="9pt"/>
    </style:style>
    <style:style style:name="T17_80" style:family="text">
      <style:text-properties fo:background-color="#ffffff" fo:color="#333333" fo:font-size="9pt" style:font-size-asian="9pt" style:font-size-complex="9pt"/>
    </style:style>
    <style:style style:name="T17_81" style:family="text">
      <style:text-properties fo:background-color="#ffffff" fo:color="#333333" fo:font-size="9pt" style:font-size-asian="9pt" style:font-size-complex="9pt"/>
    </style:style>
    <style:style style:name="T17_82" style:family="text">
      <style:text-properties fo:background-color="#ffffff" fo:color="#333333" fo:font-size="9pt" style:font-size-asian="9pt" style:font-size-complex="9pt"/>
    </style:style>
    <style:style style:name="T17_83" style:family="text">
      <style:text-properties fo:background-color="#ffffff" fo:color="#333333" fo:font-size="9pt" style:font-size-asian="9pt" style:font-size-complex="9pt"/>
    </style:style>
    <style:style style:name="T17_84" style:family="text">
      <style:text-properties fo:background-color="#ffffff" fo:color="#333333" fo:font-size="9pt" style:font-size-asian="9pt" style:font-size-complex="9pt"/>
    </style:style>
    <style:style style:name="T17_85" style:family="text">
      <style:text-properties fo:background-color="#ffffff" fo:color="#333333" fo:font-size="9pt" style:font-size-asian="9pt" style:font-size-complex="9pt"/>
    </style:style>
    <style:style style:name="T17_86" style:family="text">
      <style:text-properties fo:background-color="#ffffff" fo:color="#333333" fo:font-size="9pt" style:font-size-asian="9pt" style:font-size-complex="9pt"/>
    </style:style>
    <style:style style:name="T17_87" style:family="text">
      <style:text-properties fo:background-color="#ffffff" fo:color="#333333" fo:font-size="9pt" style:font-size-asian="9pt" style:font-size-complex="9pt"/>
    </style:style>
    <style:style style:name="T17_88" style:family="text">
      <style:text-properties fo:background-color="#ffffff" fo:color="#333333" fo:font-size="9pt" style:font-size-asian="9pt" style:font-size-complex="9pt"/>
    </style:style>
    <style:style style:name="T17_89" style:family="text">
      <style:text-properties fo:background-color="#ffffff" fo:color="#333333" fo:font-size="9pt" style:font-size-asian="9pt" style:font-size-complex="9pt"/>
    </style:style>
    <style:style style:name="T17_90" style:family="text">
      <style:text-properties fo:background-color="#ffffff" fo:color="#333333" fo:font-size="9pt" style:font-size-asian="9pt" style:font-size-complex="9pt"/>
    </style:style>
    <style:style style:name="T17_91" style:family="text">
      <style:text-properties fo:background-color="#ffffff" fo:color="#333333" fo:font-size="9pt" style:font-size-asian="9pt" style:font-size-complex="9pt"/>
    </style:style>
    <style:style style:name="T17_92" style:family="text">
      <style:text-properties fo:background-color="#ffffff" fo:color="#333333" fo:font-size="9pt" style:font-size-asian="9pt" style:font-size-complex="9pt"/>
    </style:style>
    <style:style style:name="T17_93" style:family="text">
      <style:text-properties fo:background-color="#ffffff" fo:color="#333333" fo:font-size="9pt" style:font-size-asian="9pt" style:font-size-complex="9pt"/>
    </style:style>
    <style:style style:name="T17_94" style:family="text">
      <style:text-properties fo:background-color="#ffffff" fo:color="#333333" fo:font-size="9pt" style:font-size-asian="9pt" style:font-size-complex="9pt"/>
    </style:style>
    <style:style style:name="T17_95" style:family="text">
      <style:text-properties fo:background-color="#ffffff" fo:color="#333333" fo:font-size="9pt" style:font-size-asian="9pt" style:font-size-complex="9pt"/>
    </style:style>
    <style:style style:name="T17_96" style:family="text">
      <style:text-properties fo:background-color="#ffffff" fo:color="#333333" fo:font-size="9pt" style:font-size-asian="9pt" style:font-size-complex="9pt"/>
    </style:style>
    <style:style style:name="T17_97" style:family="text">
      <style:text-properties fo:background-color="#ffffff" fo:color="#333333" fo:font-size="9pt" style:font-size-asian="9pt" style:font-size-complex="9pt"/>
    </style:style>
    <style:style style:name="T17_98" style:family="text">
      <style:text-properties fo:background-color="#ffffff" fo:color="#333333" fo:font-size="9pt" style:font-size-asian="9pt" style:font-size-complex="9pt"/>
    </style:style>
    <style:style style:name="T17_99" style:family="text">
      <style:text-properties fo:background-color="#ffffff" fo:color="#333333" fo:font-size="9pt" style:font-size-asian="9pt" style:font-size-complex="9pt"/>
    </style:style>
    <style:style style:name="T17_100" style:family="text">
      <style:text-properties fo:background-color="#ffffff" fo:color="#333333" fo:font-size="9pt" style:font-size-asian="9pt" style:font-size-complex="9pt"/>
    </style:style>
    <style:style style:name="T17_101" style:family="text">
      <style:text-properties fo:background-color="#ffffff" fo:color="#333333" fo:font-size="9pt" style:font-size-asian="9pt" style:font-size-complex="9pt"/>
    </style:style>
    <style:style style:name="T17_102" style:family="text">
      <style:text-properties fo:background-color="#ffffff" fo:color="#333333" fo:font-size="9pt" style:font-size-asian="9pt" style:font-size-complex="9pt"/>
    </style:style>
    <style:style style:name="T17_103" style:family="text">
      <style:text-properties fo:background-color="#ffffff" fo:color="#333333" fo:font-size="9pt" style:font-size-asian="9pt" style:font-size-complex="9pt"/>
    </style:style>
    <style:style style:name="T17_104" style:family="text">
      <style:text-properties fo:background-color="#ffffff" fo:color="#333333" fo:font-size="9pt" style:font-size-asian="9pt" style:font-size-complex="9pt"/>
    </style:style>
    <style:style style:name="T17_105" style:family="text">
      <style:text-properties fo:background-color="#ffffff" fo:color="#333333" fo:font-size="9pt" style:font-size-asian="9pt" style:font-size-complex="9pt"/>
    </style:style>
    <style:style style:name="T17_106" style:family="text">
      <style:text-properties fo:background-color="#ffffff" fo:color="#333333" fo:font-size="9pt" style:font-size-asian="9pt" style:font-size-complex="9pt"/>
    </style:style>
    <style:style style:name="T17_107" style:family="text">
      <style:text-properties fo:background-color="#ffffff" fo:color="#333333" fo:font-size="9pt" style:font-size-asian="9pt" style:font-size-complex="9pt"/>
    </style:style>
    <style:style style:name="T17_108" style:family="text">
      <style:text-properties fo:background-color="#ffffff" fo:color="#333333" fo:font-size="9pt" style:font-size-asian="9pt" style:font-size-complex="9pt"/>
    </style:style>
    <style:style style:name="T17_109" style:family="text">
      <style:text-properties fo:background-color="#ffffff" fo:color="#333333" fo:font-size="9pt" style:font-size-asian="9pt" style:font-size-complex="9pt"/>
    </style:style>
    <style:style style:name="T17_110" style:family="text">
      <style:text-properties fo:background-color="#ffffff" fo:color="#333333" fo:font-size="9pt" style:font-size-asian="9pt" style:font-size-complex="9pt"/>
    </style:style>
    <style:style style:name="T17_111" style:family="text">
      <style:text-properties fo:background-color="#ffffff" fo:color="#333333" fo:font-size="9pt" style:font-size-asian="9pt" style:font-size-complex="9pt"/>
    </style:style>
    <style:style style:name="T17_112" style:family="text">
      <style:text-properties fo:background-color="#ffffff" fo:color="#333333" fo:font-size="9pt" style:font-size-asian="9pt" style:font-size-complex="9pt"/>
    </style:style>
    <style:style style:name="T17_113" style:family="text">
      <style:text-properties fo:background-color="#ffffff" fo:color="#333333" fo:font-size="9pt" style:font-size-asian="9pt" style:font-size-complex="9pt"/>
    </style:style>
    <style:style style:name="T17_114" style:family="text">
      <style:text-properties fo:background-color="#ffffff" fo:color="#333333" fo:font-size="9pt" style:font-size-asian="9pt" style:font-size-complex="9pt"/>
    </style:style>
    <style:style style:name="T17_115" style:family="text">
      <style:text-properties fo:background-color="#ffffff" fo:color="#333333" fo:font-size="9pt" style:font-size-asian="9pt" style:font-size-complex="9pt"/>
    </style:style>
    <style:style style:name="T17_116" style:family="text">
      <style:text-properties fo:background-color="#ffffff" fo:color="#333333" fo:font-size="9pt" style:font-size-asian="9pt" style:font-size-complex="9pt"/>
    </style:style>
    <style:style style:name="T17_117" style:family="text">
      <style:text-properties fo:background-color="#ffffff" fo:color="#333333" fo:font-size="9pt" style:font-size-asian="9pt" style:font-size-complex="9pt"/>
    </style:style>
    <style:style style:name="T17_118" style:family="text">
      <style:text-properties fo:background-color="#ffffff" fo:color="#333333" fo:font-size="9pt" style:font-size-asian="9pt" style:font-size-complex="9pt"/>
    </style:style>
    <style:style style:name="T17_119" style:family="text">
      <style:text-properties fo:background-color="#ffffff" fo:color="#333333" fo:font-size="9pt" style:font-size-asian="9pt" style:font-size-complex="9pt"/>
    </style:style>
    <style:style style:name="T17_120" style:family="text">
      <style:text-properties fo:background-color="#ffffff" fo:color="#333333" fo:font-size="9pt" style:font-size-asian="9pt" style:font-size-complex="9pt"/>
    </style:style>
    <style:style style:name="T17_121" style:family="text">
      <style:text-properties fo:background-color="#ffffff" fo:color="#333333" fo:font-size="9pt" style:font-size-asian="9pt" style:font-size-complex="9pt"/>
    </style:style>
    <style:style style:name="T17_122" style:family="text">
      <style:text-properties fo:background-color="#ffffff" fo:color="#333333" fo:font-size="9pt" style:font-size-asian="9pt" style:font-size-complex="9pt"/>
    </style:style>
    <style:style style:name="T17_123" style:family="text">
      <style:text-properties fo:background-color="#ffffff" fo:color="#333333" fo:font-size="9pt" style:font-size-asian="9pt" style:font-size-complex="9pt"/>
    </style:style>
    <style:style style:name="T17_124" style:family="text">
      <style:text-properties fo:background-color="#ffffff" fo:color="#333333" fo:font-size="9pt" style:font-size-asian="9pt" style:font-size-complex="9pt"/>
    </style:style>
    <style:style style:name="T17_125" style:family="text">
      <style:text-properties fo:background-color="#ffffff" fo:color="#333333" fo:font-size="9pt" style:font-size-asian="9pt" style:font-size-complex="9pt"/>
    </style:style>
    <style:style style:name="T17_126" style:family="text">
      <style:text-properties fo:background-color="#ffffff" fo:color="#333333" fo:font-size="9pt" style:font-size-asian="9pt" style:font-size-complex="9pt"/>
    </style:style>
    <style:style style:name="T17_127" style:family="text">
      <style:text-properties fo:background-color="#ffffff" fo:color="#333333" fo:font-size="9pt" style:font-size-asian="9pt" style:font-size-complex="9pt"/>
    </style:style>
    <style:style style:name="T17_128" style:family="text">
      <style:text-properties fo:background-color="#ffffff" fo:color="#333333" fo:font-size="9pt" style:font-size-asian="9pt" style:font-size-complex="9pt"/>
    </style:style>
    <style:style style:name="T17_129" style:family="text">
      <style:text-properties fo:background-color="#ffffff" fo:color="#333333" fo:font-size="9pt" style:font-size-asian="9pt" style:font-size-complex="9pt"/>
    </style:style>
    <style:style style:name="T17_130" style:family="text">
      <style:text-properties fo:background-color="#ffffff" fo:color="#333333" fo:font-size="9pt" style:font-size-asian="9pt" style:font-size-complex="9pt"/>
    </style:style>
    <style:style style:name="T17_131" style:family="text">
      <style:text-properties fo:background-color="#ffffff" fo:color="#333333" fo:font-size="9pt" style:font-size-asian="9pt" style:font-size-complex="9pt"/>
    </style:style>
    <style:style style:name="T17_132" style:family="text">
      <style:text-properties fo:background-color="#ffffff" fo:color="#333333" fo:font-size="9pt" style:font-size-asian="9pt" style:font-size-complex="9pt"/>
    </style:style>
    <style:style style:name="T17_133" style:family="text">
      <style:text-properties fo:background-color="#ffffff" fo:color="#333333" fo:font-size="9pt" style:font-size-asian="9pt" style:font-size-complex="9pt"/>
    </style:style>
    <style:style style:name="T17_134" style:family="text">
      <style:text-properties fo:background-color="#ffffff" fo:color="#333333" fo:font-size="9pt" style:font-size-asian="9pt" style:font-size-complex="9pt"/>
    </style:style>
    <style:style style:name="T17_135" style:family="text">
      <style:text-properties fo:background-color="#ffffff" fo:color="#333333" fo:font-size="9pt" style:font-size-asian="9pt" style:font-size-complex="9pt"/>
    </style:style>
    <style:style style:name="T17_136" style:family="text">
      <style:text-properties fo:background-color="#ffffff" fo:color="#333333" fo:font-size="9pt" style:font-size-asian="9pt" style:font-size-complex="9pt"/>
    </style:style>
    <style:style style:name="T17_137" style:family="text">
      <style:text-properties fo:background-color="#ffffff" fo:color="#333333" fo:font-size="9pt" style:font-size-asian="9pt" style:font-size-complex="9pt"/>
    </style:style>
    <style:style style:name="T17_138" style:family="text">
      <style:text-properties fo:background-color="#ffffff" fo:color="#333333" fo:font-size="9pt" style:font-size-asian="9pt" style:font-size-complex="9pt"/>
    </style:style>
    <style:style style:name="T17_139" style:family="text">
      <style:text-properties fo:background-color="#ffffff" fo:color="#333333" fo:font-size="9pt" style:font-size-asian="9pt" style:font-size-complex="9pt"/>
    </style:style>
    <style:style style:name="T17_140" style:family="text">
      <style:text-properties fo:background-color="#ffffff" fo:color="#333333" fo:font-size="9pt" style:font-size-asian="9pt" style:font-size-complex="9pt"/>
    </style:style>
    <style:style style:name="T17_141" style:family="text">
      <style:text-properties fo:background-color="#ffffff" fo:color="#333333" fo:font-size="9pt" style:font-size-asian="9pt" style:font-size-complex="9pt"/>
    </style:style>
    <style:style style:name="T17_142" style:family="text">
      <style:text-properties fo:background-color="#ffffff" fo:color="#333333" fo:font-size="9pt" style:font-size-asian="9pt" style:font-size-complex="9pt"/>
    </style:style>
    <style:style style:name="T17_143" style:family="text">
      <style:text-properties fo:background-color="#ffffff" fo:color="#333333" fo:font-size="9pt" style:font-size-asian="9pt" style:font-size-complex="9pt"/>
    </style:style>
    <style:style style:name="T17_144" style:family="text">
      <style:text-properties fo:background-color="#ffffff" fo:color="#333333" fo:font-size="9pt" style:font-size-asian="9pt" style:font-size-complex="9pt"/>
    </style:style>
    <style:style style:name="T17_145" style:family="text">
      <style:text-properties fo:background-color="#ffffff" fo:color="#333333" fo:font-size="9pt" style:font-size-asian="9pt" style:font-size-complex="9pt"/>
    </style:style>
    <style:style style:name="T17_146" style:family="text">
      <style:text-properties fo:background-color="#ffffff" fo:color="#333333" fo:font-size="9pt" style:font-size-asian="9pt" style:font-size-complex="9pt"/>
    </style:style>
    <style:style style:name="T17_147" style:family="text">
      <style:text-properties fo:background-color="#ffffff" fo:color="#333333" fo:font-size="9pt" style:font-size-asian="9pt" style:font-size-complex="9pt"/>
    </style:style>
    <style:style style:name="T17_148" style:family="text">
      <style:text-properties fo:background-color="#ffffff" fo:color="#333333" fo:font-size="9pt" style:font-size-asian="9pt" style:font-size-complex="9pt"/>
    </style:style>
    <style:style style:name="T17_149" style:family="text">
      <style:text-properties fo:background-color="#ffffff" fo:color="#333333" fo:font-size="9pt" style:font-size-asian="9pt" style:font-size-complex="9pt"/>
    </style:style>
    <style:style style:name="T17_150" style:family="text">
      <style:text-properties fo:background-color="#ffffff" fo:color="#333333" fo:font-size="9pt" style:font-size-asian="9pt" style:font-size-complex="9pt"/>
    </style:style>
    <style:style style:name="T17_151" style:family="text">
      <style:text-properties fo:background-color="#ffffff" fo:color="#333333" fo:font-size="9pt" style:font-size-asian="9pt" style:font-size-complex="9pt"/>
    </style:style>
    <style:style style:name="T17_152" style:family="text">
      <style:text-properties fo:background-color="#ffffff" fo:color="#333333" fo:font-size="9pt" style:font-size-asian="9pt" style:font-size-complex="9pt"/>
    </style:style>
    <style:style style:name="T17_153" style:family="text">
      <style:text-properties fo:background-color="#ffffff" fo:color="#333333" fo:font-size="9pt" style:font-size-asian="9pt" style:font-size-complex="9pt"/>
    </style:style>
    <style:style style:name="T17_154" style:family="text">
      <style:text-properties fo:background-color="#ffffff" fo:color="#333333" fo:font-size="9pt" style:font-size-asian="9pt" style:font-size-complex="9pt"/>
    </style:style>
    <style:style style:name="T17_155" style:family="text">
      <style:text-properties fo:background-color="#ffffff" fo:color="#333333" fo:font-size="9pt" style:font-size-asian="9pt" style:font-size-complex="9pt"/>
    </style:style>
    <style:style style:name="T17_156" style:family="text">
      <style:text-properties fo:background-color="#ffffff" fo:color="#333333" fo:font-size="9pt" style:font-size-asian="9pt" style:font-size-complex="9pt"/>
    </style:style>
    <style:style style:name="T17_157" style:family="text">
      <style:text-properties fo:background-color="#ffffff" fo:color="#333333" fo:font-size="9pt" style:font-size-asian="9pt" style:font-size-complex="9pt"/>
    </style:style>
    <style:style style:name="T17_158" style:family="text">
      <style:text-properties fo:background-color="#ffffff" fo:color="#333333" fo:font-size="9pt" style:font-size-asian="9pt" style:font-size-complex="9pt"/>
    </style:style>
    <style:style style:name="T17_159" style:family="text">
      <style:text-properties fo:background-color="#ffffff" fo:color="#333333" fo:font-size="9pt" style:font-size-asian="9pt" style:font-size-complex="9pt"/>
    </style:style>
    <style:style style:name="T17_160" style:family="text">
      <style:text-properties fo:background-color="#ffffff" fo:color="#333333" fo:font-size="9pt" style:font-size-asian="9pt" style:font-size-complex="9pt"/>
    </style:style>
    <style:style style:name="T17_161" style:family="text">
      <style:text-properties fo:background-color="#ffffff" fo:color="#333333" fo:font-size="9pt" style:font-size-asian="9pt" style:font-size-complex="9pt"/>
    </style:style>
    <style:style style:name="T17_162" style:family="text">
      <style:text-properties fo:background-color="#ffffff" fo:color="#333333" fo:font-size="9pt" style:font-size-asian="9pt" style:font-size-complex="9pt"/>
    </style:style>
    <style:style style:name="T17_163" style:family="text">
      <style:text-properties fo:background-color="#ffffff" fo:color="#333333" fo:font-size="9pt" style:font-size-asian="9pt" style:font-size-complex="9pt"/>
    </style:style>
    <style:style style:name="T17_164" style:family="text">
      <style:text-properties fo:background-color="#ffffff" fo:color="#333333" fo:font-size="9pt" style:font-size-asian="9pt" style:font-size-complex="9pt"/>
    </style:style>
    <style:style style:name="T17_165" style:family="text">
      <style:text-properties fo:background-color="#ffffff" fo:color="#333333" fo:font-size="9pt" style:font-size-asian="9pt" style:font-size-complex="9pt"/>
    </style:style>
    <style:style style:name="T17_166" style:family="text">
      <style:text-properties fo:background-color="#ffffff" fo:color="#333333" fo:font-size="9pt" style:font-size-asian="9pt" style:font-size-complex="9pt"/>
    </style:style>
    <style:style style:name="T17_167" style:family="text">
      <style:text-properties fo:background-color="#ffffff" fo:color="#333333" fo:font-size="9pt" style:font-size-asian="9pt" style:font-size-complex="9pt"/>
    </style:style>
    <style:style style:name="T17_168" style:family="text">
      <style:text-properties fo:background-color="#ffffff" fo:color="#333333" fo:font-size="9pt" style:font-size-asian="9pt" style:font-size-complex="9pt"/>
    </style:style>
    <style:style style:name="T17_169" style:family="text">
      <style:text-properties fo:background-color="#ffffff" fo:color="#333333" fo:font-size="9pt" style:font-size-asian="9pt" style:font-size-complex="9pt"/>
    </style:style>
    <style:style style:name="T17_170" style:family="text">
      <style:text-properties fo:background-color="#ffffff" fo:color="#333333" fo:font-size="9pt" style:font-size-asian="9pt" style:font-size-complex="9pt"/>
    </style:style>
    <style:style style:name="T17_171" style:family="text">
      <style:text-properties fo:background-color="#ffffff" fo:color="#333333" fo:font-size="9pt" style:font-size-asian="9pt" style:font-size-complex="9pt"/>
    </style:style>
    <style:style style:name="T17_172" style:family="text">
      <style:text-properties fo:background-color="#ffffff" fo:color="#333333" fo:font-size="9pt" style:font-size-asian="9pt" style:font-size-complex="9pt"/>
    </style:style>
    <style:style style:name="T17_173" style:family="text">
      <style:text-properties fo:background-color="#ffffff" fo:color="#333333" fo:font-size="9pt" style:font-size-asian="9pt" style:font-size-complex="9pt"/>
    </style:style>
    <style:style style:name="P18" style:family="paragraph" style:parent-style-name="Heading_20_2">
      <style:paragraph-properties fo:break-before="auto" fo:line-height="130%" fo:margin-top="0.318cm" style:writing-mode="lr-tb"/>
    </style:style>
    <style:style style:name="T18_1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18_2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18_3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18_4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18_5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18_6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18_7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18_8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T18_9" style:family="text">
      <style:text-properties fo:background-color="#ffffff" fo:color="#333333" style:font-name="Arial" fo:font-size="14pt" style:font-name-asian="Arial" style:font-size-asian="14pt" style:font-name-complex="Arial" style:font-size-complex="14pt"/>
    </style:style>
    <style:style style:name="P19" style:family="paragraph" style:parent-style-name="Standard">
      <style:paragraph-properties fo:text-align="justify" fo:break-before="auto" fo:line-height="140%" fo:margin-top="0.388cm" fo:margin-bottom="0.388cm" style:writing-mode="lr-tb"/>
    </style:style>
    <style:style style:name="T19_1" style:family="text">
      <style:text-properties fo:background-color="#ffffff" fo:color="#333333" fo:font-size="9pt" style:font-size-asian="9pt" style:font-size-complex="9pt"/>
    </style:style>
    <style:style style:name="T19_2" style:family="text">
      <style:text-properties fo:background-color="#ffffff" fo:color="#333333" fo:font-size="9pt" style:font-size-asian="9pt" style:font-size-complex="9pt"/>
    </style:style>
    <style:style style:name="T19_3" style:family="text">
      <style:text-properties fo:background-color="#ffffff" fo:color="#333333" fo:font-size="9pt" style:font-size-asian="9pt" style:font-size-complex="9pt"/>
    </style:style>
    <style:style style:name="T19_4" style:family="text">
      <style:text-properties fo:background-color="#ffffff" fo:color="#333333" fo:font-size="9pt" style:font-size-asian="9pt" style:font-size-complex="9pt"/>
    </style:style>
    <style:style style:name="T19_5" style:family="text">
      <style:text-properties fo:background-color="#ffffff" fo:color="#333333" fo:font-size="9pt" style:font-size-asian="9pt" style:font-size-complex="9pt"/>
    </style:style>
    <style:style style:name="T19_6" style:family="text">
      <style:text-properties fo:background-color="#ffffff" fo:color="#333333" fo:font-size="9pt" style:font-size-asian="9pt" style:font-size-complex="9pt"/>
    </style:style>
    <style:style style:name="T19_7" style:family="text">
      <style:text-properties fo:background-color="#ffffff" fo:color="#333333" fo:font-size="9pt" style:font-size-asian="9pt" style:font-size-complex="9pt"/>
    </style:style>
    <style:style style:name="T19_8" style:family="text">
      <style:text-properties fo:background-color="#ffffff" fo:color="#333333" fo:font-size="9pt" style:font-size-asian="9pt" style:font-size-complex="9pt"/>
    </style:style>
    <style:style style:name="T19_9" style:family="text">
      <style:text-properties fo:background-color="#ffffff" fo:color="#333333" fo:font-size="9pt" style:font-size-asian="9pt" style:font-size-complex="9pt"/>
    </style:style>
    <style:style style:name="T19_10" style:family="text">
      <style:text-properties fo:background-color="#ffffff" fo:color="#333333" fo:font-size="9pt" style:font-size-asian="9pt" style:font-size-complex="9pt"/>
    </style:style>
    <style:style style:name="T19_11" style:family="text">
      <style:text-properties fo:background-color="#ffffff" fo:color="#333333" fo:font-size="9pt" style:font-size-asian="9pt" style:font-size-complex="9pt"/>
    </style:style>
    <style:style style:name="T19_12" style:family="text">
      <style:text-properties fo:background-color="#ffffff" fo:color="#333333" fo:font-size="9pt" style:font-size-asian="9pt" style:font-size-complex="9pt"/>
    </style:style>
    <style:style style:name="T19_13" style:family="text">
      <style:text-properties fo:background-color="#ffffff" fo:color="#333333" fo:font-size="9pt" style:font-size-asian="9pt" style:font-size-complex="9pt"/>
    </style:style>
    <style:style style:name="T19_14" style:family="text">
      <style:text-properties fo:background-color="#ffffff" fo:color="#333333" fo:font-size="9pt" style:font-size-asian="9pt" style:font-size-complex="9pt"/>
    </style:style>
    <style:style style:name="T19_15" style:family="text">
      <style:text-properties fo:background-color="#ffffff" fo:color="#333333" fo:font-size="9pt" style:font-size-asian="9pt" style:font-size-complex="9pt"/>
    </style:style>
    <style:style style:name="T19_16" style:family="text">
      <style:text-properties fo:background-color="#ffffff" fo:color="#333333" fo:font-size="9pt" style:font-size-asian="9pt" style:font-size-complex="9pt"/>
    </style:style>
    <style:style style:name="T19_17" style:family="text">
      <style:text-properties fo:background-color="#ffffff" fo:color="#333333" fo:font-size="9pt" style:font-size-asian="9pt" style:font-size-complex="9pt"/>
    </style:style>
    <style:style style:name="T19_18" style:family="text">
      <style:text-properties fo:background-color="#ffffff" fo:color="#333333" fo:font-size="9pt" style:font-size-asian="9pt" style:font-size-complex="9pt"/>
    </style:style>
    <style:style style:name="T19_19" style:family="text">
      <style:text-properties fo:background-color="#ffffff" fo:color="#333333" fo:font-size="9pt" style:font-size-asian="9pt" style:font-size-complex="9pt"/>
    </style:style>
    <style:style style:name="T19_20" style:family="text">
      <style:text-properties fo:background-color="#ffffff" fo:color="#333333" fo:font-size="9pt" style:font-size-asian="9pt" style:font-size-complex="9pt"/>
    </style:style>
    <style:style style:name="T19_21" style:family="text">
      <style:text-properties fo:background-color="#ffffff" fo:color="#333333" fo:font-size="9pt" style:font-size-asian="9pt" style:font-size-complex="9pt"/>
    </style:style>
    <style:style style:name="T19_22" style:family="text">
      <style:text-properties fo:background-color="#ffffff" fo:color="#333333" fo:font-size="9pt" style:font-size-asian="9pt" style:font-size-complex="9pt"/>
    </style:style>
    <style:style style:name="T19_23" style:family="text">
      <style:text-properties fo:background-color="#ffffff" fo:color="#333333" fo:font-size="9pt" style:font-size-asian="9pt" style:font-size-complex="9pt"/>
    </style:style>
    <style:style style:name="T19_24" style:family="text">
      <style:text-properties fo:background-color="#ffffff" fo:color="#333333" fo:font-size="9pt" style:font-size-asian="9pt" style:font-size-complex="9pt"/>
    </style:style>
    <style:style style:name="T19_25" style:family="text">
      <style:text-properties fo:background-color="#ffffff" fo:color="#333333" fo:font-size="9pt" style:font-size-asian="9pt" style:font-size-complex="9pt"/>
    </style:style>
    <style:style style:name="T19_26" style:family="text">
      <style:text-properties fo:background-color="#ffffff" fo:color="#333333" fo:font-size="9pt" style:font-size-asian="9pt" style:font-size-complex="9pt"/>
    </style:style>
    <style:style style:name="T19_27" style:family="text">
      <style:text-properties fo:background-color="#ffffff" fo:color="#333333" fo:font-size="9pt" style:font-size-asian="9pt" style:font-size-complex="9pt"/>
    </style:style>
    <style:style style:name="T19_28" style:family="text">
      <style:text-properties fo:background-color="#ffffff" fo:color="#333333" fo:font-size="9pt" style:font-size-asian="9pt" style:font-size-complex="9pt"/>
    </style:style>
    <style:style style:name="T19_29" style:family="text">
      <style:text-properties fo:background-color="#ffffff" fo:color="#333333" fo:font-size="9pt" style:font-size-asian="9pt" style:font-size-complex="9pt"/>
    </style:style>
    <style:style style:name="T19_30" style:family="text">
      <style:text-properties fo:background-color="#ffffff" fo:color="#333333" fo:font-size="9pt" style:font-size-asian="9pt" style:font-size-complex="9pt"/>
    </style:style>
    <style:style style:name="T19_31" style:family="text">
      <style:text-properties fo:background-color="#ffffff" fo:color="#333333" fo:font-size="9pt" style:font-size-asian="9pt" style:font-size-complex="9pt"/>
    </style:style>
    <style:style style:name="T19_32" style:family="text">
      <style:text-properties fo:background-color="#ffffff" fo:color="#333333" fo:font-size="9pt" style:font-size-asian="9pt" style:font-size-complex="9pt"/>
    </style:style>
    <style:style style:name="T19_33" style:family="text">
      <style:text-properties fo:background-color="#ffffff" fo:color="#333333" fo:font-size="9pt" style:font-size-asian="9pt" style:font-size-complex="9pt"/>
    </style:style>
    <style:style style:name="T19_34" style:family="text">
      <style:text-properties fo:background-color="#ffffff" fo:color="#333333" fo:font-size="9pt" style:font-size-asian="9pt" style:font-size-complex="9pt"/>
    </style:style>
    <style:style style:name="T19_35" style:family="text">
      <style:text-properties fo:background-color="#ffffff" fo:color="#333333" fo:font-size="9pt" style:font-size-asian="9pt" style:font-size-complex="9pt"/>
    </style:style>
    <style:style style:name="T19_36" style:family="text">
      <style:text-properties fo:background-color="#ffffff" fo:color="#333333" fo:font-size="9pt" style:font-size-asian="9pt" style:font-size-complex="9pt"/>
    </style:style>
    <style:style style:name="T19_37" style:family="text">
      <style:text-properties fo:background-color="#ffffff" fo:color="#333333" fo:font-size="9pt" style:font-size-asian="9pt" style:font-size-complex="9pt"/>
    </style:style>
    <style:style style:name="T19_38" style:family="text">
      <style:text-properties fo:background-color="#ffffff" fo:color="#333333" fo:font-size="9pt" style:font-size-asian="9pt" style:font-size-complex="9pt"/>
    </style:style>
    <style:style style:name="T19_39" style:family="text">
      <style:text-properties fo:background-color="#ffffff" fo:color="#333333" fo:font-size="9pt" style:font-size-asian="9pt" style:font-size-complex="9pt"/>
    </style:style>
    <style:style style:name="T19_40" style:family="text">
      <style:text-properties fo:background-color="#ffffff" fo:color="#333333" fo:font-size="9pt" style:font-size-asian="9pt" style:font-size-complex="9pt"/>
    </style:style>
    <style:style style:name="T19_41" style:family="text">
      <style:text-properties fo:background-color="#ffffff" fo:color="#333333" fo:font-size="9pt" style:font-size-asian="9pt" style:font-size-complex="9pt"/>
    </style:style>
    <style:style style:name="T19_42" style:family="text">
      <style:text-properties fo:background-color="#ffffff" fo:color="#333333" fo:font-size="9pt" style:font-size-asian="9pt" style:font-size-complex="9pt"/>
    </style:style>
    <style:style style:name="T19_43" style:family="text">
      <style:text-properties fo:background-color="#ffffff" fo:color="#333333" fo:font-size="9pt" style:font-size-asian="9pt" style:font-size-complex="9pt"/>
    </style:style>
    <style:style style:name="T19_44" style:family="text">
      <style:text-properties fo:background-color="#ffffff" fo:color="#333333" fo:font-size="9pt" style:font-size-asian="9pt" style:font-size-complex="9pt"/>
    </style:style>
    <style:style style:name="T19_45" style:family="text">
      <style:text-properties fo:background-color="#ffffff" fo:color="#333333" fo:font-size="9pt" style:font-size-asian="9pt" style:font-size-complex="9pt"/>
    </style:style>
    <style:style style:name="T19_46" style:family="text">
      <style:text-properties fo:background-color="#ffffff" fo:color="#333333" fo:font-size="9pt" style:font-size-asian="9pt" style:font-size-complex="9pt"/>
    </style:style>
    <style:style style:name="T19_47" style:family="text">
      <style:text-properties fo:background-color="#ffffff" fo:color="#333333" fo:font-size="9pt" style:font-size-asian="9pt" style:font-size-complex="9pt"/>
    </style:style>
    <style:style style:name="T19_48" style:family="text">
      <style:text-properties fo:background-color="#ffffff" fo:color="#333333" fo:font-size="9pt" style:font-size-asian="9pt" style:font-size-complex="9pt"/>
    </style:style>
    <style:style style:name="T19_49" style:family="text">
      <style:text-properties fo:background-color="#ffffff" fo:color="#333333" fo:font-size="9pt" style:font-size-asian="9pt" style:font-size-complex="9pt"/>
    </style:style>
    <style:style style:name="T19_50" style:family="text">
      <style:text-properties fo:background-color="#ffffff" fo:color="#333333" fo:font-size="9pt" style:font-size-asian="9pt" style:font-size-complex="9pt"/>
    </style:style>
    <style:style style:name="T19_51" style:family="text">
      <style:text-properties fo:background-color="#ffffff" fo:color="#333333" fo:font-size="9pt" style:font-size-asian="9pt" style:font-size-complex="9pt"/>
    </style:style>
    <style:style style:name="T19_52" style:family="text">
      <style:text-properties fo:background-color="#ffffff" fo:color="#333333" fo:font-size="9pt" style:font-size-asian="9pt" style:font-size-complex="9pt"/>
    </style:style>
    <style:style style:name="T19_53" style:family="text">
      <style:text-properties fo:background-color="#ffffff" fo:color="#333333" fo:font-size="9pt" style:font-size-asian="9pt" style:font-size-complex="9pt"/>
    </style:style>
    <style:style style:name="T19_54" style:family="text">
      <style:text-properties fo:background-color="#ffffff" fo:color="#333333" fo:font-size="9pt" style:font-size-asian="9pt" style:font-size-complex="9pt"/>
    </style:style>
    <style:style style:name="T19_55" style:family="text">
      <style:text-properties fo:background-color="#ffffff" fo:color="#333333" fo:font-size="9pt" style:font-size-asian="9pt" style:font-size-complex="9pt"/>
    </style:style>
    <style:style style:name="T19_56" style:family="text">
      <style:text-properties fo:background-color="#ffffff" fo:color="#333333" fo:font-size="9pt" style:font-size-asian="9pt" style:font-size-complex="9pt"/>
    </style:style>
    <style:style style:name="T19_57" style:family="text">
      <style:text-properties fo:background-color="#ffffff" fo:color="#333333" fo:font-size="9pt" style:font-size-asian="9pt" style:font-size-complex="9pt"/>
    </style:style>
    <style:style style:name="T19_58" style:family="text">
      <style:text-properties fo:background-color="#ffffff" fo:color="#333333" fo:font-size="9pt" style:font-size-asian="9pt" style:font-size-complex="9pt"/>
    </style:style>
    <style:style style:name="T19_59" style:family="text">
      <style:text-properties fo:background-color="#ffffff" fo:color="#333333" fo:font-size="9pt" style:font-size-asian="9pt" style:font-size-complex="9pt"/>
    </style:style>
    <style:style style:name="T19_60" style:family="text">
      <style:text-properties fo:background-color="#ffffff" fo:color="#333333" fo:font-size="9pt" style:font-size-asian="9pt" style:font-size-complex="9pt"/>
    </style:style>
    <style:style style:name="T19_61" style:family="text">
      <style:text-properties fo:background-color="#ffffff" fo:color="#333333" fo:font-size="9pt" style:font-size-asian="9pt" style:font-size-complex="9pt"/>
    </style:style>
    <style:style style:name="T19_62" style:family="text">
      <style:text-properties fo:background-color="#ffffff" fo:color="#333333" fo:font-size="9pt" style:font-size-asian="9pt" style:font-size-complex="9pt"/>
    </style:style>
    <style:style style:name="T19_63" style:family="text">
      <style:text-properties fo:background-color="#ffffff" fo:color="#333333" fo:font-size="9pt" style:font-size-asian="9pt" style:font-size-complex="9pt"/>
    </style:style>
    <style:style style:name="T19_64" style:family="text">
      <style:text-properties fo:background-color="#ffffff" fo:color="#333333" fo:font-size="9pt" style:font-size-asian="9pt" style:font-size-complex="9pt"/>
    </style:style>
    <style:style style:name="T19_65" style:family="text">
      <style:text-properties fo:background-color="#ffffff" fo:color="#333333" fo:font-size="9pt" style:font-size-asian="9pt" style:font-size-complex="9pt"/>
    </style:style>
    <style:style style:name="T19_66" style:family="text">
      <style:text-properties fo:background-color="#ffffff" fo:color="#333333" fo:font-size="9pt" style:font-size-asian="9pt" style:font-size-complex="9pt"/>
    </style:style>
    <style:style style:name="T19_67" style:family="text">
      <style:text-properties fo:background-color="#ffffff" fo:color="#333333" fo:font-size="9pt" style:font-size-asian="9pt" style:font-size-complex="9pt"/>
    </style:style>
    <style:style style:name="T19_68" style:family="text">
      <style:text-properties fo:background-color="#ffffff" fo:color="#333333" fo:font-size="9pt" style:font-size-asian="9pt" style:font-size-complex="9pt"/>
    </style:style>
    <style:style style:name="T19_69" style:family="text">
      <style:text-properties fo:background-color="#ffffff" fo:color="#333333" fo:font-size="9pt" style:font-size-asian="9pt" style:font-size-complex="9pt"/>
    </style:style>
    <style:style style:name="T19_70" style:family="text">
      <style:text-properties fo:background-color="#ffffff" fo:color="#333333" fo:font-size="9pt" style:font-size-asian="9pt" style:font-size-complex="9pt"/>
    </style:style>
    <style:style style:name="T19_71" style:family="text">
      <style:text-properties fo:background-color="#ffffff" fo:color="#333333" fo:font-size="9pt" style:font-size-asian="9pt" style:font-size-complex="9pt"/>
    </style:style>
    <style:style style:name="T19_72" style:family="text">
      <style:text-properties fo:background-color="#ffffff" fo:color="#333333" fo:font-size="9pt" style:font-size-asian="9pt" style:font-size-complex="9pt"/>
    </style:style>
    <style:style style:name="T19_73" style:family="text">
      <style:text-properties fo:background-color="#ffffff" fo:color="#333333" fo:font-size="9pt" style:font-size-asian="9pt" style:font-size-complex="9pt"/>
    </style:style>
    <style:style style:name="T19_74" style:family="text">
      <style:text-properties fo:background-color="#ffffff" fo:color="#333333" fo:font-size="9pt" style:font-size-asian="9pt" style:font-size-complex="9pt"/>
    </style:style>
    <style:style style:name="T19_75" style:family="text">
      <style:text-properties fo:background-color="#ffffff" fo:color="#333333" fo:font-size="9pt" style:font-size-asian="9pt" style:font-size-complex="9pt"/>
    </style:style>
    <style:style style:name="T19_76" style:family="text">
      <style:text-properties fo:background-color="#ffffff" fo:color="#333333" fo:font-size="9pt" style:font-size-asian="9pt" style:font-size-complex="9pt"/>
    </style:style>
    <style:style style:name="T19_77" style:family="text">
      <style:text-properties fo:background-color="#ffffff" fo:color="#333333" fo:font-size="9pt" style:font-size-asian="9pt" style:font-size-complex="9pt"/>
    </style:style>
    <style:style style:name="T19_78" style:family="text">
      <style:text-properties fo:background-color="#ffffff" fo:color="#333333" fo:font-size="9pt" style:font-size-asian="9pt" style:font-size-complex="9pt"/>
    </style:style>
    <style:style style:name="T19_79" style:family="text">
      <style:text-properties fo:background-color="#ffffff" fo:color="#333333" fo:font-size="9pt" style:font-size-asian="9pt" style:font-size-complex="9pt"/>
    </style:style>
    <style:style style:name="T19_80" style:family="text">
      <style:text-properties fo:background-color="#ffffff" fo:color="#333333" fo:font-size="9pt" style:font-size-asian="9pt" style:font-size-complex="9pt"/>
    </style:style>
    <style:style style:name="T19_81" style:family="text">
      <style:text-properties fo:background-color="#ffffff" fo:color="#333333" fo:font-size="9pt" style:font-size-asian="9pt" style:font-size-complex="9pt"/>
    </style:style>
    <style:style style:name="T19_82" style:family="text">
      <style:text-properties fo:background-color="#ffffff" fo:color="#333333" fo:font-size="9pt" style:font-size-asian="9pt" style:font-size-complex="9pt"/>
    </style:style>
    <style:style style:name="T19_83" style:family="text">
      <style:text-properties fo:background-color="#ffffff" fo:color="#333333" fo:font-size="9pt" style:font-size-asian="9pt" style:font-size-complex="9pt"/>
    </style:style>
    <style:style style:name="T19_84" style:family="text">
      <style:text-properties fo:background-color="#ffffff" fo:color="#333333" fo:font-size="9pt" style:font-size-asian="9pt" style:font-size-complex="9pt"/>
    </style:style>
    <style:style style:name="T19_85" style:family="text">
      <style:text-properties fo:background-color="#ffffff" fo:color="#333333" fo:font-size="9pt" style:font-size-asian="9pt" style:font-size-complex="9pt"/>
    </style:style>
    <style:style style:name="T19_86" style:family="text">
      <style:text-properties fo:background-color="#ffffff" fo:color="#333333" fo:font-size="9pt" style:font-size-asian="9pt" style:font-size-complex="9pt"/>
    </style:style>
    <style:style style:name="T19_87" style:family="text">
      <style:text-properties fo:background-color="#ffffff" fo:color="#333333" fo:font-size="9pt" style:font-size-asian="9pt" style:font-size-complex="9pt"/>
    </style:style>
    <style:style style:name="T19_88" style:family="text">
      <style:text-properties fo:background-color="#ffffff" fo:color="#333333" fo:font-size="9pt" style:font-size-asian="9pt" style:font-size-complex="9pt"/>
    </style:style>
    <style:style style:name="T19_89" style:family="text">
      <style:text-properties fo:background-color="#ffffff" fo:color="#333333" fo:font-size="9pt" style:font-size-asian="9pt" style:font-size-complex="9pt"/>
    </style:style>
    <style:style style:name="T19_90" style:family="text">
      <style:text-properties fo:background-color="#ffffff" fo:color="#333333" fo:font-size="9pt" style:font-size-asian="9pt" style:font-size-complex="9pt"/>
    </style:style>
    <style:style style:name="T19_91" style:family="text">
      <style:text-properties fo:background-color="#ffffff" fo:color="#333333" fo:font-size="9pt" style:font-size-asian="9pt" style:font-size-complex="9pt"/>
    </style:style>
    <style:style style:name="T19_92" style:family="text">
      <style:text-properties fo:background-color="#ffffff" fo:color="#333333" fo:font-size="9pt" style:font-size-asian="9pt" style:font-size-complex="9pt"/>
    </style:style>
    <style:style style:name="P20" style:family="paragraph" style:parent-style-name="Heading_20_3">
      <style:paragraph-properties fo:break-before="auto" fo:line-height="130%" fo:margin-top="0.318cm" style:writing-mode="lr-tb"/>
    </style:style>
    <style:style style:name="T20_1" style:family="text">
      <style:text-properties fo:background-color="#ffffff" fo:color="#333333" style:font-name="Arial" style:font-name-asian="Arial" style:font-name-complex="Arial"/>
    </style:style>
    <style:style style:name="P21" style:family="paragraph" style:parent-style-name="Standard">
      <style:paragraph-properties fo:break-before="auto" fo:line-height="140%" fo:margin-top="0.388cm" style:writing-mode="lr-tb"/>
    </style:style>
    <style:style style:name="T21_1" style:family="text"/>
    <style:style style:name="T21_2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3" style:family="text"/>
    <style:style style:name="T21_4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5" style:family="text"/>
    <style:style style:name="T21_6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7" style:family="text"/>
    <style:style style:name="T21_8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9" style:family="text"/>
    <style:style style:name="T21_10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11" style:family="text"/>
    <style:style style:name="T21_12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13" style:family="text"/>
    <style:style style:name="T21_14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15" style:family="text"/>
    <style:style style:name="T21_16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17" style:family="text"/>
    <style:style style:name="T21_18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1_19" style:family="text"/>
    <style:style style:name="T21_20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P22" style:family="paragraph" style:parent-style-name="Standard">
      <style:paragraph-properties fo:break-before="auto" fo:line-height="140%" fo:margin-top="0.388cm" style:writing-mode="lr-tb"/>
    </style:style>
    <style:style style:name="T22_1" style:family="text">
      <style:text-properties fo:background-color="#ffffff" fo:color="#333333" fo:font-size="9pt" style:font-size-asian="9pt" style:font-size-complex="9pt"/>
    </style:style>
    <style:style style:name="T22_2" style:family="text">
      <style:text-properties fo:background-color="#ffffff" fo:color="#333333" fo:font-size="9pt" style:font-size-asian="9pt" style:font-size-complex="9pt"/>
    </style:style>
    <style:style style:name="T22_3" style:family="text">
      <style:text-properties fo:background-color="#ffffff" fo:color="#333333" fo:font-size="9pt" style:font-size-asian="9pt" style:font-size-complex="9pt"/>
    </style:style>
    <style:style style:name="T22_4" style:family="text">
      <style:text-properties fo:background-color="#ffffff" fo:color="#333333" fo:font-size="9pt" style:font-size-asian="9pt" style:font-size-complex="9pt"/>
    </style:style>
    <style:style style:name="T22_5" style:family="text">
      <style:text-properties fo:background-color="#ffffff" fo:color="#333333" fo:font-size="9pt" style:font-size-asian="9pt" style:font-size-complex="9pt"/>
    </style:style>
    <style:style style:name="T22_6" style:family="text">
      <style:text-properties fo:background-color="#ffffff" fo:color="#333333" fo:font-size="9pt" style:font-size-asian="9pt" style:font-size-complex="9pt"/>
    </style:style>
    <style:style style:name="T22_7" style:family="text">
      <style:text-properties fo:background-color="#ffffff" fo:color="#333333" fo:font-size="9pt" style:font-size-asian="9pt" style:font-size-complex="9pt"/>
    </style:style>
    <style:style style:name="T22_8" style:family="text">
      <style:text-properties fo:background-color="#ffffff" fo:color="#333333" fo:font-size="9pt" style:font-size-asian="9pt" style:font-size-complex="9pt"/>
    </style:style>
    <style:style style:name="T22_9" style:family="text">
      <style:text-properties fo:background-color="#ffffff" fo:color="#333333" fo:font-size="9pt" style:font-size-asian="9pt" style:font-size-complex="9pt"/>
    </style:style>
    <style:style style:name="T22_10" style:family="text">
      <style:text-properties fo:background-color="#ffffff" fo:color="#333333" fo:font-size="9pt" style:font-size-asian="9pt" style:font-size-complex="9pt"/>
    </style:style>
    <style:style style:name="T22_11" style:family="text">
      <style:text-properties fo:background-color="#ffffff" fo:color="#333333" fo:font-size="9pt" style:font-size-asian="9pt" style:font-size-complex="9pt"/>
    </style:style>
    <style:style style:name="T22_12" style:family="text">
      <style:text-properties fo:background-color="#ffffff" fo:color="#333333" fo:font-size="9pt" style:font-size-asian="9pt" style:font-size-complex="9pt"/>
    </style:style>
    <style:style style:name="T22_13" style:family="text">
      <style:text-properties fo:background-color="#ffffff" fo:color="#333333" fo:font-size="9pt" style:font-size-asian="9pt" style:font-size-complex="9pt"/>
    </style:style>
    <style:style style:name="T22_14" style:family="text">
      <style:text-properties fo:background-color="#ffffff" fo:color="#333333" fo:font-size="9pt" style:font-size-asian="9pt" style:font-size-complex="9pt"/>
    </style:style>
    <style:style style:name="T22_15" style:family="text">
      <style:text-properties fo:background-color="#ffffff" fo:color="#333333" fo:font-size="9pt" style:font-size-asian="9pt" style:font-size-complex="9pt"/>
    </style:style>
    <style:style style:name="T22_16" style:family="text">
      <style:text-properties fo:background-color="#ffffff" fo:color="#333333" fo:font-size="9pt" style:font-size-asian="9pt" style:font-size-complex="9pt"/>
    </style:style>
    <style:style style:name="T22_17" style:family="text">
      <style:text-properties fo:background-color="#ffffff" fo:color="#333333" fo:font-size="9pt" style:font-size-asian="9pt" style:font-size-complex="9pt"/>
    </style:style>
    <style:style style:name="T22_18" style:family="text">
      <style:text-properties fo:background-color="#ffffff" fo:color="#333333" fo:font-size="9pt" style:font-size-asian="9pt" style:font-size-complex="9pt"/>
    </style:style>
    <style:style style:name="T22_19" style:family="text">
      <style:text-properties fo:background-color="#ffffff" fo:color="#333333" fo:font-size="9pt" style:font-size-asian="9pt" style:font-size-complex="9pt"/>
    </style:style>
    <style:style style:name="T22_20" style:family="text">
      <style:text-properties fo:background-color="#ffffff" fo:color="#333333" fo:font-size="9pt" style:font-size-asian="9pt" style:font-size-complex="9pt"/>
    </style:style>
    <style:style style:name="T22_21" style:family="text">
      <style:text-properties fo:background-color="#ffffff" fo:color="#333333" fo:font-size="9pt" style:font-size-asian="9pt" style:font-size-complex="9pt"/>
    </style:style>
    <style:style style:name="T22_22" style:family="text">
      <style:text-properties fo:background-color="#ffffff" fo:color="#333333" fo:font-size="9pt" style:font-size-asian="9pt" style:font-size-complex="9pt"/>
    </style:style>
    <style:style style:name="T22_23" style:family="text">
      <style:text-properties fo:background-color="#ffffff" fo:color="#333333" fo:font-size="9pt" style:font-size-asian="9pt" style:font-size-complex="9pt"/>
    </style:style>
    <style:style style:name="T22_24" style:family="text">
      <style:text-properties fo:background-color="#ffffff" fo:color="#333333" fo:font-size="9pt" style:font-size-asian="9pt" style:font-size-complex="9pt"/>
    </style:style>
    <style:style style:name="T22_25" style:family="text">
      <style:text-properties fo:background-color="#ffffff" fo:color="#333333" fo:font-size="9pt" style:font-size-asian="9pt" style:font-size-complex="9pt"/>
    </style:style>
    <style:style style:name="T22_26" style:family="text">
      <style:text-properties fo:background-color="#ffffff" fo:color="#333333" fo:font-size="9pt" style:font-size-asian="9pt" style:font-size-complex="9pt"/>
    </style:style>
    <style:style style:name="T22_27" style:family="text">
      <style:text-properties fo:background-color="#ffffff" fo:color="#333333" fo:font-size="9pt" style:font-size-asian="9pt" style:font-size-complex="9pt"/>
    </style:style>
    <style:style style:name="T22_28" style:family="text">
      <style:text-properties fo:background-color="#ffffff" fo:color="#333333" fo:font-size="9pt" style:font-size-asian="9pt" style:font-size-complex="9pt"/>
    </style:style>
    <style:style style:name="T22_29" style:family="text">
      <style:text-properties fo:background-color="#ffffff" fo:color="#333333" fo:font-size="9pt" style:font-size-asian="9pt" style:font-size-complex="9pt"/>
    </style:style>
    <style:style style:name="T22_30" style:family="text">
      <style:text-properties fo:background-color="#ffffff" fo:color="#333333" fo:font-size="9pt" style:font-size-asian="9pt" style:font-size-complex="9pt"/>
    </style:style>
    <style:style style:name="T22_31" style:family="text">
      <style:text-properties fo:background-color="#ffffff" fo:color="#333333" fo:font-size="9pt" style:font-size-asian="9pt" style:font-size-complex="9pt"/>
    </style:style>
    <style:style style:name="T22_32" style:family="text">
      <style:text-properties fo:background-color="#ffffff" fo:color="#333333" fo:font-size="9pt" style:font-size-asian="9pt" style:font-size-complex="9pt"/>
    </style:style>
    <style:style style:name="T22_33" style:family="text">
      <style:text-properties fo:background-color="#ffffff" fo:color="#333333" fo:font-size="9pt" style:font-size-asian="9pt" style:font-size-complex="9pt"/>
    </style:style>
    <style:style style:name="T22_34" style:family="text">
      <style:text-properties fo:background-color="#ffffff" fo:color="#333333" fo:font-size="9pt" style:font-size-asian="9pt" style:font-size-complex="9pt"/>
    </style:style>
    <style:style style:name="T22_35" style:family="text">
      <style:text-properties fo:background-color="#ffffff" fo:color="#333333" fo:font-size="9pt" style:font-size-asian="9pt" style:font-size-complex="9pt"/>
    </style:style>
    <style:style style:name="T22_36" style:family="text">
      <style:text-properties fo:background-color="#ffffff" fo:color="#333333" fo:font-size="9pt" style:font-size-asian="9pt" style:font-size-complex="9pt"/>
    </style:style>
    <style:style style:name="T22_37" style:family="text">
      <style:text-properties fo:background-color="#ffffff" fo:color="#333333" fo:font-size="9pt" style:font-size-asian="9pt" style:font-size-complex="9pt"/>
    </style:style>
    <style:style style:name="T22_38" style:family="text">
      <style:text-properties fo:background-color="#ffffff" fo:color="#333333" fo:font-size="9pt" style:font-size-asian="9pt" style:font-size-complex="9pt"/>
    </style:style>
    <style:style style:name="T22_39" style:family="text">
      <style:text-properties fo:background-color="#ffffff" fo:color="#333333" fo:font-size="9pt" style:font-size-asian="9pt" style:font-size-complex="9pt"/>
    </style:style>
    <style:style style:name="T22_40" style:family="text">
      <style:text-properties fo:background-color="#ffffff" fo:color="#333333" fo:font-size="9pt" style:font-size-asian="9pt" style:font-size-complex="9pt"/>
    </style:style>
    <style:style style:name="T22_41" style:family="text">
      <style:text-properties fo:background-color="#ffffff" fo:color="#333333" fo:font-size="9pt" style:font-size-asian="9pt" style:font-size-complex="9pt"/>
    </style:style>
    <style:style style:name="T22_42" style:family="text">
      <style:text-properties fo:background-color="#ffffff" fo:color="#333333" fo:font-size="9pt" style:font-size-asian="9pt" style:font-size-complex="9pt"/>
    </style:style>
    <style:style style:name="T22_43" style:family="text">
      <style:text-properties fo:background-color="#ffffff" fo:color="#333333" fo:font-size="9pt" style:font-size-asian="9pt" style:font-size-complex="9pt"/>
    </style:style>
    <style:style style:name="T22_44" style:family="text">
      <style:text-properties fo:background-color="#ffffff" fo:color="#333333" fo:font-size="9pt" style:font-size-asian="9pt" style:font-size-complex="9pt"/>
    </style:style>
    <style:style style:name="T22_45" style:family="text">
      <style:text-properties fo:background-color="#ffffff" fo:color="#333333" fo:font-size="9pt" style:font-size-asian="9pt" style:font-size-complex="9pt"/>
    </style:style>
    <style:style style:name="T22_46" style:family="text">
      <style:text-properties fo:background-color="#ffffff" fo:color="#333333" fo:font-size="9pt" style:font-size-asian="9pt" style:font-size-complex="9pt"/>
    </style:style>
    <style:style style:name="T22_47" style:family="text">
      <style:text-properties fo:background-color="#ffffff" fo:color="#333333" fo:font-size="9pt" style:font-size-asian="9pt" style:font-size-complex="9pt"/>
    </style:style>
    <style:style style:name="T22_48" style:family="text">
      <style:text-properties fo:background-color="#ffffff" fo:color="#333333" fo:font-size="9pt" style:font-size-asian="9pt" style:font-size-complex="9pt"/>
    </style:style>
    <style:style style:name="T22_49" style:family="text">
      <style:text-properties fo:background-color="#ffffff" fo:color="#333333" fo:font-size="9pt" style:font-size-asian="9pt" style:font-size-complex="9pt"/>
    </style:style>
    <style:style style:name="T22_50" style:family="text">
      <style:text-properties fo:background-color="#ffffff" fo:color="#333333" fo:font-size="9pt" style:font-size-asian="9pt" style:font-size-complex="9pt"/>
    </style:style>
    <style:style style:name="T22_51" style:family="text">
      <style:text-properties fo:background-color="#ffffff" fo:color="#333333" fo:font-size="9pt" style:font-size-asian="9pt" style:font-size-complex="9pt"/>
    </style:style>
    <style:style style:name="T22_52" style:family="text">
      <style:text-properties fo:background-color="#ffffff" fo:color="#333333" fo:font-size="9pt" style:font-size-asian="9pt" style:font-size-complex="9pt"/>
    </style:style>
    <style:style style:name="T22_53" style:family="text">
      <style:text-properties fo:background-color="#ffffff" fo:color="#333333" fo:font-size="9pt" style:font-size-asian="9pt" style:font-size-complex="9pt"/>
    </style:style>
    <style:style style:name="T22_54" style:family="text">
      <style:text-properties fo:background-color="#ffffff" fo:color="#333333" fo:font-size="9pt" style:font-size-asian="9pt" style:font-size-complex="9pt"/>
    </style:style>
    <style:style style:name="T22_55" style:family="text">
      <style:text-properties fo:background-color="#ffffff" fo:color="#333333" fo:font-size="9pt" style:font-size-asian="9pt" style:font-size-complex="9pt"/>
    </style:style>
    <style:style style:name="T22_56" style:family="text">
      <style:text-properties fo:background-color="#ffffff" fo:color="#333333" fo:font-size="9pt" style:font-size-asian="9pt" style:font-size-complex="9pt"/>
    </style:style>
    <style:style style:name="T22_57" style:family="text">
      <style:text-properties fo:background-color="#ffffff" fo:color="#333333" fo:font-size="9pt" style:font-size-asian="9pt" style:font-size-complex="9pt"/>
    </style:style>
    <style:style style:name="T22_58" style:family="text">
      <style:text-properties fo:background-color="#ffffff" fo:color="#333333" fo:font-size="9pt" style:font-size-asian="9pt" style:font-size-complex="9pt"/>
    </style:style>
    <style:style style:name="T22_59" style:family="text">
      <style:text-properties fo:background-color="#ffffff" fo:color="#333333" fo:font-size="9pt" style:font-size-asian="9pt" style:font-size-complex="9pt"/>
    </style:style>
    <style:style style:name="T22_60" style:family="text">
      <style:text-properties fo:background-color="#ffffff" fo:color="#333333" fo:font-size="9pt" style:font-size-asian="9pt" style:font-size-complex="9pt"/>
    </style:style>
    <style:style style:name="T22_61" style:family="text">
      <style:text-properties fo:background-color="#ffffff" fo:color="#333333" fo:font-size="9pt" style:font-size-asian="9pt" style:font-size-complex="9pt"/>
    </style:style>
    <style:style style:name="T22_62" style:family="text">
      <style:text-properties fo:background-color="#ffffff" fo:color="#333333" fo:font-size="9pt" style:font-size-asian="9pt" style:font-size-complex="9pt"/>
    </style:style>
    <style:style style:name="T22_63" style:family="text">
      <style:text-properties fo:background-color="#ffffff" fo:color="#333333" fo:font-size="9pt" style:font-size-asian="9pt" style:font-size-complex="9pt"/>
    </style:style>
    <style:style style:name="T22_64" style:family="text">
      <style:text-properties fo:background-color="#ffffff" fo:color="#333333" fo:font-size="9pt" style:font-size-asian="9pt" style:font-size-complex="9pt"/>
    </style:style>
    <style:style style:name="T22_65" style:family="text">
      <style:text-properties fo:background-color="#ffffff" fo:color="#333333" fo:font-size="9pt" style:font-size-asian="9pt" style:font-size-complex="9pt"/>
    </style:style>
    <style:style style:name="T22_66" style:family="text">
      <style:text-properties fo:background-color="#ffffff" fo:color="#333333" fo:font-size="9pt" style:font-size-asian="9pt" style:font-size-complex="9pt"/>
    </style:style>
    <style:style style:name="T22_67" style:family="text">
      <style:text-properties fo:background-color="#ffffff" fo:color="#333333" fo:font-size="9pt" style:font-size-asian="9pt" style:font-size-complex="9pt"/>
    </style:style>
    <style:style style:name="T22_68" style:family="text">
      <style:text-properties fo:background-color="#ffffff" fo:color="#333333" fo:font-size="9pt" style:font-size-asian="9pt" style:font-size-complex="9pt"/>
    </style:style>
    <style:style style:name="T22_69" style:family="text">
      <style:text-properties fo:background-color="#ffffff" fo:color="#333333" fo:font-size="9pt" style:font-size-asian="9pt" style:font-size-complex="9pt"/>
    </style:style>
    <style:style style:name="T22_70" style:family="text">
      <style:text-properties fo:background-color="#ffffff" fo:color="#333333" fo:font-size="9pt" style:font-size-asian="9pt" style:font-size-complex="9pt"/>
    </style:style>
    <style:style style:name="T22_71" style:family="text">
      <style:text-properties fo:background-color="#ffffff" fo:color="#333333" fo:font-size="9pt" style:font-size-asian="9pt" style:font-size-complex="9pt"/>
    </style:style>
    <style:style style:name="T22_72" style:family="text">
      <style:text-properties fo:background-color="#ffffff" fo:color="#333333" fo:font-size="9pt" style:font-size-asian="9pt" style:font-size-complex="9pt"/>
    </style:style>
    <style:style style:name="T22_73" style:family="text">
      <style:text-properties fo:background-color="#ffffff" fo:color="#333333" fo:font-size="9pt" style:font-size-asian="9pt" style:font-size-complex="9pt"/>
    </style:style>
    <style:style style:name="T22_74" style:family="text">
      <style:text-properties fo:background-color="#ffffff" fo:color="#333333" fo:font-size="9pt" style:font-size-asian="9pt" style:font-size-complex="9pt"/>
    </style:style>
    <style:style style:name="T22_75" style:family="text">
      <style:text-properties fo:background-color="#ffffff" fo:color="#333333" fo:font-size="9pt" style:font-size-asian="9pt" style:font-size-complex="9pt"/>
    </style:style>
    <style:style style:name="T22_76" style:family="text">
      <style:text-properties fo:background-color="#ffffff" fo:color="#333333" fo:font-size="9pt" style:font-size-asian="9pt" style:font-size-complex="9pt"/>
    </style:style>
    <style:style style:name="T22_77" style:family="text">
      <style:text-properties fo:background-color="#ffffff" fo:color="#333333" fo:font-size="9pt" style:font-size-asian="9pt" style:font-size-complex="9pt"/>
    </style:style>
    <style:style style:name="T22_78" style:family="text">
      <style:text-properties fo:background-color="#ffffff" fo:color="#333333" fo:font-size="9pt" style:font-size-asian="9pt" style:font-size-complex="9pt"/>
    </style:style>
    <style:style style:name="T22_79" style:family="text">
      <style:text-properties fo:background-color="#ffffff" fo:color="#333333" fo:font-size="9pt" style:font-size-asian="9pt" style:font-size-complex="9pt"/>
    </style:style>
    <style:style style:name="T22_80" style:family="text">
      <style:text-properties fo:background-color="#ffffff" fo:color="#333333" fo:font-size="9pt" style:font-size-asian="9pt" style:font-size-complex="9pt"/>
    </style:style>
    <style:style style:name="T22_81" style:family="text">
      <style:text-properties fo:background-color="#ffffff" fo:color="#333333" fo:font-size="9pt" style:font-size-asian="9pt" style:font-size-complex="9pt"/>
    </style:style>
    <style:style style:name="T22_82" style:family="text">
      <style:text-properties fo:background-color="#ffffff" fo:color="#333333" fo:font-size="9pt" style:font-size-asian="9pt" style:font-size-complex="9pt"/>
    </style:style>
    <style:style style:name="T22_83" style:family="text">
      <style:text-properties fo:background-color="#ffffff" fo:color="#333333" fo:font-size="9pt" style:font-size-asian="9pt" style:font-size-complex="9pt"/>
    </style:style>
    <style:style style:name="T22_84" style:family="text">
      <style:text-properties fo:background-color="#ffffff" fo:color="#333333" fo:font-size="9pt" style:font-size-asian="9pt" style:font-size-complex="9pt"/>
    </style:style>
    <style:style style:name="T22_85" style:family="text">
      <style:text-properties fo:background-color="#ffffff" fo:color="#333333" fo:font-size="9pt" style:font-size-asian="9pt" style:font-size-complex="9pt"/>
    </style:style>
    <style:style style:name="T22_86" style:family="text">
      <style:text-properties fo:background-color="#ffffff" fo:color="#333333" fo:font-size="9pt" style:font-size-asian="9pt" style:font-size-complex="9pt"/>
    </style:style>
    <style:style style:name="T22_87" style:family="text">
      <style:text-properties fo:background-color="#ffffff" fo:color="#333333" fo:font-size="9pt" style:font-size-asian="9pt" style:font-size-complex="9pt"/>
    </style:style>
    <style:style style:name="T22_88" style:family="text">
      <style:text-properties fo:background-color="#ffffff" fo:color="#333333" fo:font-size="9pt" style:font-size-asian="9pt" style:font-size-complex="9pt"/>
    </style:style>
    <style:style style:name="T22_89" style:family="text">
      <style:text-properties fo:background-color="#ffffff" fo:color="#333333" fo:font-size="9pt" style:font-size-asian="9pt" style:font-size-complex="9pt"/>
    </style:style>
    <style:style style:name="T22_90" style:family="text">
      <style:text-properties fo:background-color="#ffffff" fo:color="#333333" fo:font-size="9pt" style:font-size-asian="9pt" style:font-size-complex="9pt"/>
    </style:style>
    <style:style style:name="T22_91" style:family="text">
      <style:text-properties fo:background-color="#ffffff" fo:color="#333333" fo:font-size="9pt" style:font-size-asian="9pt" style:font-size-complex="9pt"/>
    </style:style>
    <style:style style:name="T22_92" style:family="text">
      <style:text-properties fo:background-color="#ffffff" fo:color="#333333" fo:font-size="9pt" style:font-size-asian="9pt" style:font-size-complex="9pt"/>
    </style:style>
    <style:style style:name="T22_93" style:family="text">
      <style:text-properties fo:background-color="#ffffff" fo:color="#333333" fo:font-size="9pt" style:font-size-asian="9pt" style:font-size-complex="9pt"/>
    </style:style>
    <style:style style:name="T22_94" style:family="text">
      <style:text-properties fo:background-color="#ffffff" fo:color="#333333" fo:font-size="9pt" style:font-size-asian="9pt" style:font-size-complex="9pt"/>
    </style:style>
    <style:style style:name="T22_95" style:family="text">
      <style:text-properties fo:background-color="#ffffff" fo:color="#333333" fo:font-size="9pt" style:font-size-asian="9pt" style:font-size-complex="9pt"/>
    </style:style>
    <style:style style:name="T22_96" style:family="text">
      <style:text-properties fo:background-color="#ffffff" fo:color="#333333" fo:font-size="9pt" style:font-size-asian="9pt" style:font-size-complex="9pt"/>
    </style:style>
    <style:style style:name="T22_97" style:family="text">
      <style:text-properties fo:background-color="#ffffff" fo:color="#333333" fo:font-size="9pt" style:font-size-asian="9pt" style:font-size-complex="9pt"/>
    </style:style>
    <style:style style:name="T22_98" style:family="text">
      <style:text-properties fo:background-color="#ffffff" fo:color="#333333" fo:font-size="9pt" style:font-size-asian="9pt" style:font-size-complex="9pt"/>
    </style:style>
    <style:style style:name="T22_99" style:family="text">
      <style:text-properties fo:background-color="#ffffff" fo:color="#333333" fo:font-size="9pt" style:font-size-asian="9pt" style:font-size-complex="9pt"/>
    </style:style>
    <style:style style:name="T22_100" style:family="text">
      <style:text-properties fo:background-color="#ffffff" fo:color="#333333" fo:font-size="9pt" style:font-size-asian="9pt" style:font-size-complex="9pt"/>
    </style:style>
    <style:style style:name="T22_101" style:family="text">
      <style:text-properties fo:background-color="#ffffff" fo:color="#333333" fo:font-size="9pt" style:font-size-asian="9pt" style:font-size-complex="9pt"/>
    </style:style>
    <style:style style:name="T22_102" style:family="text">
      <style:text-properties fo:background-color="#ffffff" fo:color="#333333" fo:font-size="9pt" style:font-size-asian="9pt" style:font-size-complex="9pt"/>
    </style:style>
    <style:style style:name="T22_103" style:family="text">
      <style:text-properties fo:background-color="#ffffff" fo:color="#333333" fo:font-size="9pt" style:font-size-asian="9pt" style:font-size-complex="9pt"/>
    </style:style>
    <style:style style:name="T22_104" style:family="text">
      <style:text-properties fo:background-color="#ffffff" fo:color="#333333" fo:font-size="9pt" style:font-size-asian="9pt" style:font-size-complex="9pt"/>
    </style:style>
    <style:style style:name="T22_105" style:family="text">
      <style:text-properties fo:background-color="#ffffff" fo:color="#333333" fo:font-size="9pt" style:font-size-asian="9pt" style:font-size-complex="9pt"/>
    </style:style>
    <style:style style:name="T22_106" style:family="text">
      <style:text-properties fo:background-color="#ffffff" fo:color="#333333" fo:font-size="9pt" style:font-size-asian="9pt" style:font-size-complex="9pt"/>
    </style:style>
    <style:style style:name="T22_107" style:family="text">
      <style:text-properties fo:background-color="#ffffff" fo:color="#333333" fo:font-size="9pt" style:font-size-asian="9pt" style:font-size-complex="9pt"/>
    </style:style>
    <style:style style:name="T22_108" style:family="text">
      <style:text-properties fo:background-color="#ffffff" fo:color="#333333" fo:font-size="9pt" style:font-size-asian="9pt" style:font-size-complex="9pt"/>
    </style:style>
    <style:style style:name="T22_109" style:family="text">
      <style:text-properties fo:background-color="#ffffff" fo:color="#333333" fo:font-size="9pt" style:font-size-asian="9pt" style:font-size-complex="9pt"/>
    </style:style>
    <style:style style:name="T22_110" style:family="text">
      <style:text-properties fo:background-color="#ffffff" fo:color="#333333" fo:font-size="9pt" style:font-size-asian="9pt" style:font-size-complex="9pt"/>
    </style:style>
    <style:style style:name="T22_111" style:family="text">
      <style:text-properties fo:background-color="#ffffff" fo:color="#333333" fo:font-size="9pt" style:font-size-asian="9pt" style:font-size-complex="9pt"/>
    </style:style>
    <style:style style:name="T22_112" style:family="text">
      <style:text-properties fo:background-color="#ffffff" fo:color="#333333" fo:font-size="9pt" style:font-size-asian="9pt" style:font-size-complex="9pt"/>
    </style:style>
    <style:style style:name="T22_113" style:family="text">
      <style:text-properties fo:background-color="#ffffff" fo:color="#333333" fo:font-size="9pt" style:font-size-asian="9pt" style:font-size-complex="9pt"/>
    </style:style>
    <style:style style:name="T22_114" style:family="text">
      <style:text-properties fo:background-color="#ffffff" fo:color="#333333" fo:font-size="9pt" style:font-size-asian="9pt" style:font-size-complex="9pt"/>
    </style:style>
    <style:style style:name="T22_115" style:family="text">
      <style:text-properties fo:background-color="#ffffff" fo:color="#333333" fo:font-size="9pt" style:font-size-asian="9pt" style:font-size-complex="9pt"/>
    </style:style>
    <style:style style:name="T22_116" style:family="text">
      <style:text-properties fo:background-color="#ffffff" fo:color="#333333" fo:font-size="9pt" style:font-size-asian="9pt" style:font-size-complex="9pt"/>
    </style:style>
    <style:style style:name="T22_117" style:family="text">
      <style:text-properties fo:background-color="#ffffff" fo:color="#333333" fo:font-size="9pt" style:font-size-asian="9pt" style:font-size-complex="9pt"/>
    </style:style>
    <style:style style:name="T22_118" style:family="text">
      <style:text-properties fo:background-color="#ffffff" fo:color="#333333" fo:font-size="9pt" style:font-size-asian="9pt" style:font-size-complex="9pt"/>
    </style:style>
    <style:style style:name="T22_119" style:family="text">
      <style:text-properties fo:background-color="#ffffff" fo:color="#333333" fo:font-size="9pt" style:font-size-asian="9pt" style:font-size-complex="9pt"/>
    </style:style>
    <style:style style:name="T22_120" style:family="text">
      <style:text-properties fo:background-color="#ffffff" fo:color="#333333" fo:font-size="9pt" style:font-size-asian="9pt" style:font-size-complex="9pt"/>
    </style:style>
    <style:style style:name="T22_121" style:family="text">
      <style:text-properties fo:background-color="#ffffff" fo:color="#333333" fo:font-size="9pt" style:font-size-asian="9pt" style:font-size-complex="9pt"/>
    </style:style>
    <style:style style:name="T22_122" style:family="text">
      <style:text-properties fo:background-color="#ffffff" fo:color="#333333" fo:font-size="9pt" style:font-size-asian="9pt" style:font-size-complex="9pt"/>
    </style:style>
    <style:style style:name="T22_123" style:family="text">
      <style:text-properties fo:background-color="#ffffff" fo:color="#333333" fo:font-size="9pt" style:font-size-asian="9pt" style:font-size-complex="9pt"/>
    </style:style>
    <style:style style:name="T22_124" style:family="text">
      <style:text-properties fo:background-color="#ffffff" fo:color="#333333" fo:font-size="9pt" style:font-size-asian="9pt" style:font-size-complex="9pt"/>
    </style:style>
    <style:style style:name="T22_125" style:family="text">
      <style:text-properties fo:background-color="#ffffff" fo:color="#333333" fo:font-size="9pt" style:font-size-asian="9pt" style:font-size-complex="9pt"/>
    </style:style>
    <style:style style:name="T22_126" style:family="text">
      <style:text-properties fo:background-color="#ffffff" fo:color="#333333" fo:font-size="9pt" style:font-size-asian="9pt" style:font-size-complex="9pt"/>
    </style:style>
    <style:style style:name="T22_127" style:family="text">
      <style:text-properties fo:background-color="#ffffff" fo:color="#333333" fo:font-size="9pt" style:font-size-asian="9pt" style:font-size-complex="9pt"/>
    </style:style>
    <style:style style:name="T22_128" style:family="text">
      <style:text-properties fo:background-color="#ffffff" fo:color="#333333" fo:font-size="9pt" style:font-size-asian="9pt" style:font-size-complex="9pt"/>
    </style:style>
    <style:style style:name="T22_129" style:family="text">
      <style:text-properties fo:background-color="#ffffff" fo:color="#333333" fo:font-size="9pt" style:font-size-asian="9pt" style:font-size-complex="9pt"/>
    </style:style>
    <style:style style:name="T22_130" style:family="text">
      <style:text-properties fo:background-color="#ffffff" fo:color="#333333" fo:font-size="9pt" style:font-size-asian="9pt" style:font-size-complex="9pt"/>
    </style:style>
    <style:style style:name="T22_131" style:family="text">
      <style:text-properties fo:background-color="#ffffff" fo:color="#333333" fo:font-size="9pt" style:font-size-asian="9pt" style:font-size-complex="9pt"/>
    </style:style>
    <style:style style:name="T22_132" style:family="text">
      <style:text-properties fo:background-color="#ffffff" fo:color="#333333" fo:font-size="9pt" style:font-size-asian="9pt" style:font-size-complex="9pt"/>
    </style:style>
    <style:style style:name="T22_133" style:family="text">
      <style:text-properties fo:background-color="#ffffff" fo:color="#333333" fo:font-size="9pt" style:font-size-asian="9pt" style:font-size-complex="9pt"/>
    </style:style>
    <style:style style:name="T22_134" style:family="text">
      <style:text-properties fo:background-color="#ffffff" fo:color="#333333" fo:font-size="9pt" style:font-size-asian="9pt" style:font-size-complex="9pt"/>
    </style:style>
    <style:style style:name="P23" style:family="paragraph" style:parent-style-name="Standard">
      <style:paragraph-properties fo:break-before="auto" fo:line-height="140%" fo:margin-top="0.388cm" fo:margin-bottom="0.388cm" style:writing-mode="lr-tb"/>
    </style:style>
    <style:style style:name="T23_1" style:family="text">
      <style:text-properties fo:background-color="#ffffff" fo:color="#333333" fo:font-size="9pt" style:font-size-asian="9pt" style:font-size-complex="9pt"/>
    </style:style>
    <style:style style:name="T23_2" style:family="text">
      <style:text-properties fo:background-color="#ffffff" fo:color="#333333" fo:font-size="9pt" style:font-size-asian="9pt" style:font-size-complex="9pt"/>
    </style:style>
    <style:style style:name="T23_3" style:family="text">
      <style:text-properties fo:background-color="#ffffff" fo:color="#333333" fo:font-size="9pt" style:font-size-asian="9pt" style:font-size-complex="9pt"/>
    </style:style>
    <style:style style:name="T23_4" style:family="text">
      <style:text-properties fo:background-color="#ffffff" fo:color="#333333" fo:font-size="9pt" style:font-size-asian="9pt" style:font-size-complex="9pt"/>
    </style:style>
    <style:style style:name="T23_5" style:family="text">
      <style:text-properties fo:background-color="#ffffff" fo:color="#333333" fo:font-size="9pt" style:font-size-asian="9pt" style:font-size-complex="9pt"/>
    </style:style>
    <style:style style:name="T23_6" style:family="text">
      <style:text-properties fo:background-color="#ffffff" fo:color="#333333" fo:font-size="9pt" style:font-size-asian="9pt" style:font-size-complex="9pt"/>
    </style:style>
    <style:style style:name="T23_7" style:family="text">
      <style:text-properties fo:background-color="#ffffff" fo:color="#333333" fo:font-size="9pt" style:font-size-asian="9pt" style:font-size-complex="9pt"/>
    </style:style>
    <style:style style:name="T23_8" style:family="text">
      <style:text-properties fo:background-color="#ffffff" fo:color="#333333" fo:font-size="9pt" style:font-size-asian="9pt" style:font-size-complex="9pt"/>
    </style:style>
    <style:style style:name="T23_9" style:family="text">
      <style:text-properties fo:background-color="#ffffff" fo:color="#333333" fo:font-size="9pt" style:font-size-asian="9pt" style:font-size-complex="9pt"/>
    </style:style>
    <style:style style:name="T23_10" style:family="text">
      <style:text-properties fo:background-color="#ffffff" fo:color="#333333" fo:font-size="9pt" style:font-size-asian="9pt" style:font-size-complex="9pt"/>
    </style:style>
    <style:style style:name="T23_11" style:family="text">
      <style:text-properties fo:background-color="#ffffff" fo:color="#333333" fo:font-size="9pt" style:font-size-asian="9pt" style:font-size-complex="9pt"/>
    </style:style>
    <style:style style:name="T23_12" style:family="text">
      <style:text-properties fo:background-color="#ffffff" fo:color="#333333" fo:font-size="9pt" style:font-size-asian="9pt" style:font-size-complex="9pt"/>
    </style:style>
    <style:style style:name="T23_13" style:family="text">
      <style:text-properties fo:background-color="#ffffff" fo:color="#333333" fo:font-size="9pt" style:font-size-asian="9pt" style:font-size-complex="9pt"/>
    </style:style>
    <style:style style:name="T23_14" style:family="text">
      <style:text-properties fo:background-color="#ffffff" fo:color="#333333" fo:font-size="9pt" style:font-size-asian="9pt" style:font-size-complex="9pt"/>
    </style:style>
    <style:style style:name="T23_15" style:family="text">
      <style:text-properties fo:background-color="#ffffff" fo:color="#333333" fo:font-size="9pt" style:font-size-asian="9pt" style:font-size-complex="9pt"/>
    </style:style>
    <style:style style:name="T23_16" style:family="text">
      <style:text-properties fo:background-color="#ffffff" fo:color="#333333" fo:font-size="9pt" style:font-size-asian="9pt" style:font-size-complex="9pt"/>
    </style:style>
    <style:style style:name="T23_17" style:family="text">
      <style:text-properties fo:background-color="#ffffff" fo:color="#333333" fo:font-size="9pt" style:font-size-asian="9pt" style:font-size-complex="9pt"/>
    </style:style>
    <style:style style:name="T23_18" style:family="text">
      <style:text-properties fo:background-color="#ffffff" fo:color="#333333" fo:font-size="9pt" style:font-size-asian="9pt" style:font-size-complex="9pt"/>
    </style:style>
    <style:style style:name="T23_19" style:family="text">
      <style:text-properties fo:background-color="#ffffff" fo:color="#333333" fo:font-size="9pt" style:font-size-asian="9pt" style:font-size-complex="9pt"/>
    </style:style>
    <style:style style:name="T23_20" style:family="text">
      <style:text-properties fo:background-color="#ffffff" fo:color="#333333" fo:font-size="9pt" style:font-size-asian="9pt" style:font-size-complex="9pt"/>
    </style:style>
    <style:style style:name="T23_21" style:family="text">
      <style:text-properties fo:background-color="#ffffff" fo:color="#333333" fo:font-size="9pt" style:font-size-asian="9pt" style:font-size-complex="9pt"/>
    </style:style>
    <style:style style:name="T23_22" style:family="text">
      <style:text-properties fo:background-color="#ffffff" fo:color="#333333" fo:font-size="9pt" style:font-size-asian="9pt" style:font-size-complex="9pt"/>
    </style:style>
    <style:style style:name="T23_23" style:family="text">
      <style:text-properties fo:background-color="#ffffff" fo:color="#333333" fo:font-size="9pt" style:font-size-asian="9pt" style:font-size-complex="9pt"/>
    </style:style>
    <style:style style:name="T23_24" style:family="text">
      <style:text-properties fo:background-color="#ffffff" fo:color="#333333" fo:font-size="9pt" style:font-size-asian="9pt" style:font-size-complex="9pt"/>
    </style:style>
    <style:style style:name="T23_25" style:family="text">
      <style:text-properties fo:background-color="#ffffff" fo:color="#333333" fo:font-size="9pt" style:font-size-asian="9pt" style:font-size-complex="9pt"/>
    </style:style>
    <style:style style:name="T23_26" style:family="text">
      <style:text-properties fo:background-color="#ffffff" fo:color="#333333" fo:font-size="9pt" style:font-size-asian="9pt" style:font-size-complex="9pt"/>
    </style:style>
    <style:style style:name="T23_27" style:family="text">
      <style:text-properties fo:background-color="#ffffff" fo:color="#333333" fo:font-size="9pt" style:font-size-asian="9pt" style:font-size-complex="9pt"/>
    </style:style>
    <style:style style:name="T23_28" style:family="text">
      <style:text-properties fo:background-color="#ffffff" fo:color="#333333" fo:font-size="9pt" style:font-size-asian="9pt" style:font-size-complex="9pt"/>
    </style:style>
    <style:style style:name="T23_29" style:family="text">
      <style:text-properties fo:background-color="#ffffff" fo:color="#333333" fo:font-size="9pt" style:font-size-asian="9pt" style:font-size-complex="9pt"/>
    </style:style>
    <style:style style:name="T23_30" style:family="text">
      <style:text-properties fo:background-color="#ffffff" fo:color="#333333" fo:font-size="9pt" style:font-size-asian="9pt" style:font-size-complex="9pt"/>
    </style:style>
    <style:style style:name="T23_31" style:family="text">
      <style:text-properties fo:background-color="#ffffff" fo:color="#333333" fo:font-size="9pt" style:font-size-asian="9pt" style:font-size-complex="9pt"/>
    </style:style>
    <style:style style:name="T23_32" style:family="text">
      <style:text-properties fo:background-color="#ffffff" fo:color="#333333" fo:font-size="9pt" style:font-size-asian="9pt" style:font-size-complex="9pt"/>
    </style:style>
    <style:style style:name="T23_33" style:family="text">
      <style:text-properties fo:background-color="#ffffff" fo:color="#333333" fo:font-size="9pt" style:font-size-asian="9pt" style:font-size-complex="9pt"/>
    </style:style>
    <style:style style:name="T23_34" style:family="text">
      <style:text-properties fo:background-color="#ffffff" fo:color="#333333" fo:font-size="9pt" style:font-size-asian="9pt" style:font-size-complex="9pt"/>
    </style:style>
    <style:style style:name="T23_35" style:family="text">
      <style:text-properties fo:background-color="#ffffff" fo:color="#333333" fo:font-size="9pt" style:font-size-asian="9pt" style:font-size-complex="9pt"/>
    </style:style>
    <style:style style:name="T23_36" style:family="text">
      <style:text-properties fo:background-color="#ffffff" fo:color="#333333" fo:font-size="9pt" style:font-size-asian="9pt" style:font-size-complex="9pt"/>
    </style:style>
    <style:style style:name="T23_37" style:family="text">
      <style:text-properties fo:background-color="#ffffff" fo:color="#333333" fo:font-size="9pt" style:font-size-asian="9pt" style:font-size-complex="9pt"/>
    </style:style>
    <style:style style:name="T23_38" style:family="text">
      <style:text-properties fo:background-color="#ffffff" fo:color="#333333" fo:font-size="9pt" style:font-size-asian="9pt" style:font-size-complex="9pt"/>
    </style:style>
    <style:style style:name="T23_39" style:family="text">
      <style:text-properties fo:background-color="#ffffff" fo:color="#333333" fo:font-size="9pt" style:font-size-asian="9pt" style:font-size-complex="9pt"/>
    </style:style>
    <style:style style:name="T23_40" style:family="text">
      <style:text-properties fo:background-color="#ffffff" fo:color="#333333" fo:font-size="9pt" style:font-size-asian="9pt" style:font-size-complex="9pt"/>
    </style:style>
    <style:style style:name="T23_41" style:family="text">
      <style:text-properties fo:background-color="#ffffff" fo:color="#333333" fo:font-size="9pt" style:font-size-asian="9pt" style:font-size-complex="9pt"/>
    </style:style>
    <style:style style:name="T23_42" style:family="text">
      <style:text-properties fo:background-color="#ffffff" fo:color="#333333" fo:font-size="9pt" style:font-size-asian="9pt" style:font-size-complex="9pt"/>
    </style:style>
    <style:style style:name="T23_43" style:family="text">
      <style:text-properties fo:background-color="#ffffff" fo:color="#333333" fo:font-size="9pt" style:font-size-asian="9pt" style:font-size-complex="9pt"/>
    </style:style>
    <style:style style:name="T23_44" style:family="text">
      <style:text-properties fo:background-color="#ffffff" fo:color="#333333" fo:font-size="9pt" style:font-size-asian="9pt" style:font-size-complex="9pt"/>
    </style:style>
    <style:style style:name="T23_45" style:family="text">
      <style:text-properties fo:background-color="#ffffff" fo:color="#333333" fo:font-size="9pt" style:font-size-asian="9pt" style:font-size-complex="9pt"/>
    </style:style>
    <style:style style:name="T23_46" style:family="text">
      <style:text-properties fo:background-color="#ffffff" fo:color="#333333" fo:font-size="9pt" style:font-size-asian="9pt" style:font-size-complex="9pt"/>
    </style:style>
    <style:style style:name="T23_47" style:family="text">
      <style:text-properties fo:background-color="#ffffff" fo:color="#333333" fo:font-size="9pt" style:font-size-asian="9pt" style:font-size-complex="9pt"/>
    </style:style>
    <style:style style:name="T23_48" style:family="text">
      <style:text-properties fo:background-color="#ffffff" fo:color="#333333" fo:font-size="9pt" style:font-size-asian="9pt" style:font-size-complex="9pt"/>
    </style:style>
    <style:style style:name="T23_49" style:family="text">
      <style:text-properties fo:background-color="#ffffff" fo:color="#333333" fo:font-size="9pt" style:font-size-asian="9pt" style:font-size-complex="9pt"/>
    </style:style>
    <style:style style:name="T23_50" style:family="text">
      <style:text-properties fo:background-color="#ffffff" fo:color="#333333" fo:font-size="9pt" style:font-size-asian="9pt" style:font-size-complex="9pt"/>
    </style:style>
    <style:style style:name="T23_51" style:family="text">
      <style:text-properties fo:background-color="#ffffff" fo:color="#333333" fo:font-size="9pt" style:font-size-asian="9pt" style:font-size-complex="9pt"/>
    </style:style>
    <style:style style:name="T23_52" style:family="text">
      <style:text-properties fo:background-color="#ffffff" fo:color="#333333" fo:font-size="9pt" style:font-size-asian="9pt" style:font-size-complex="9pt"/>
    </style:style>
    <style:style style:name="T23_53" style:family="text">
      <style:text-properties fo:background-color="#ffffff" fo:color="#333333" fo:font-size="9pt" style:font-size-asian="9pt" style:font-size-complex="9pt"/>
    </style:style>
    <style:style style:name="T23_54" style:family="text">
      <style:text-properties fo:background-color="#ffffff" fo:color="#333333" fo:font-size="9pt" style:font-size-asian="9pt" style:font-size-complex="9pt"/>
    </style:style>
    <style:style style:name="T23_55" style:family="text">
      <style:text-properties fo:background-color="#ffffff" fo:color="#333333" fo:font-size="9pt" style:font-size-asian="9pt" style:font-size-complex="9pt"/>
    </style:style>
    <style:style style:name="T23_56" style:family="text">
      <style:text-properties fo:background-color="#ffffff" fo:color="#333333" fo:font-size="9pt" style:font-size-asian="9pt" style:font-size-complex="9pt"/>
    </style:style>
    <style:style style:name="T23_57" style:family="text">
      <style:text-properties fo:background-color="#ffffff" fo:color="#333333" fo:font-size="9pt" style:font-size-asian="9pt" style:font-size-complex="9pt"/>
    </style:style>
    <style:style style:name="T23_58" style:family="text">
      <style:text-properties fo:background-color="#ffffff" fo:color="#333333" fo:font-size="9pt" style:font-size-asian="9pt" style:font-size-complex="9pt"/>
    </style:style>
    <style:style style:name="T23_59" style:family="text">
      <style:text-properties fo:background-color="#ffffff" fo:color="#333333" fo:font-size="9pt" style:font-size-asian="9pt" style:font-size-complex="9pt"/>
    </style:style>
    <style:style style:name="T23_60" style:family="text">
      <style:text-properties fo:background-color="#ffffff" fo:color="#333333" fo:font-size="9pt" style:font-size-asian="9pt" style:font-size-complex="9pt"/>
    </style:style>
    <style:style style:name="T23_61" style:family="text">
      <style:text-properties fo:background-color="#ffffff" fo:color="#333333" fo:font-size="9pt" style:font-size-asian="9pt" style:font-size-complex="9pt"/>
    </style:style>
    <style:style style:name="T23_62" style:family="text">
      <style:text-properties fo:background-color="#ffffff" fo:color="#333333" fo:font-size="9pt" style:font-size-asian="9pt" style:font-size-complex="9pt"/>
    </style:style>
    <style:style style:name="T23_63" style:family="text">
      <style:text-properties fo:background-color="#ffffff" fo:color="#333333" fo:font-size="9pt" style:font-size-asian="9pt" style:font-size-complex="9pt"/>
    </style:style>
    <style:style style:name="T23_64" style:family="text">
      <style:text-properties fo:background-color="#ffffff" fo:color="#333333" fo:font-size="9pt" style:font-size-asian="9pt" style:font-size-complex="9pt"/>
    </style:style>
    <style:style style:name="T23_65" style:family="text">
      <style:text-properties fo:background-color="#ffffff" fo:color="#333333" fo:font-size="9pt" style:font-size-asian="9pt" style:font-size-complex="9pt"/>
    </style:style>
    <style:style style:name="T23_66" style:family="text">
      <style:text-properties fo:background-color="#ffffff" fo:color="#333333" fo:font-size="9pt" style:font-size-asian="9pt" style:font-size-complex="9pt"/>
    </style:style>
    <style:style style:name="T23_67" style:family="text">
      <style:text-properties fo:background-color="#ffffff" fo:color="#333333" fo:font-size="9pt" style:font-size-asian="9pt" style:font-size-complex="9pt"/>
    </style:style>
    <style:style style:name="T23_68" style:family="text">
      <style:text-properties fo:background-color="#ffffff" fo:color="#333333" fo:font-size="9pt" style:font-size-asian="9pt" style:font-size-complex="9pt"/>
    </style:style>
    <style:style style:name="T23_69" style:family="text">
      <style:text-properties fo:background-color="#ffffff" fo:color="#333333" fo:font-size="9pt" style:font-size-asian="9pt" style:font-size-complex="9pt"/>
    </style:style>
    <style:style style:name="T23_70" style:family="text">
      <style:text-properties fo:background-color="#ffffff" fo:color="#333333" fo:font-size="9pt" style:font-size-asian="9pt" style:font-size-complex="9pt"/>
    </style:style>
    <style:style style:name="T23_71" style:family="text">
      <style:text-properties fo:background-color="#ffffff" fo:color="#333333" fo:font-size="9pt" style:font-size-asian="9pt" style:font-size-complex="9pt"/>
    </style:style>
    <style:style style:name="T23_72" style:family="text">
      <style:text-properties fo:background-color="#ffffff" fo:color="#333333" fo:font-size="9pt" style:font-size-asian="9pt" style:font-size-complex="9pt"/>
    </style:style>
    <style:style style:name="T23_73" style:family="text">
      <style:text-properties fo:background-color="#ffffff" fo:color="#333333" fo:font-size="9pt" style:font-size-asian="9pt" style:font-size-complex="9pt"/>
    </style:style>
    <style:style style:name="T23_74" style:family="text">
      <style:text-properties fo:background-color="#ffffff" fo:color="#333333" fo:font-size="9pt" style:font-size-asian="9pt" style:font-size-complex="9pt"/>
    </style:style>
    <style:style style:name="T23_75" style:family="text">
      <style:text-properties fo:background-color="#ffffff" fo:color="#333333" fo:font-size="9pt" style:font-size-asian="9pt" style:font-size-complex="9pt"/>
    </style:style>
    <style:style style:name="T23_76" style:family="text">
      <style:text-properties fo:background-color="#ffffff" fo:color="#333333" fo:font-size="9pt" style:font-size-asian="9pt" style:font-size-complex="9pt"/>
    </style:style>
    <style:style style:name="T23_77" style:family="text">
      <style:text-properties fo:background-color="#ffffff" fo:color="#333333" fo:font-size="9pt" style:font-size-asian="9pt" style:font-size-complex="9pt"/>
    </style:style>
    <style:style style:name="T23_78" style:family="text">
      <style:text-properties fo:background-color="#ffffff" fo:color="#333333" fo:font-size="9pt" style:font-size-asian="9pt" style:font-size-complex="9pt"/>
    </style:style>
    <style:style style:name="T23_79" style:family="text">
      <style:text-properties fo:background-color="#ffffff" fo:color="#333333" fo:font-size="9pt" style:font-size-asian="9pt" style:font-size-complex="9pt"/>
    </style:style>
    <style:style style:name="T23_80" style:family="text">
      <style:text-properties fo:background-color="#ffffff" fo:color="#333333" fo:font-size="9pt" style:font-size-asian="9pt" style:font-size-complex="9pt"/>
    </style:style>
    <style:style style:name="T23_81" style:family="text">
      <style:text-properties fo:background-color="#ffffff" fo:color="#333333" fo:font-size="9pt" style:font-size-asian="9pt" style:font-size-complex="9pt"/>
    </style:style>
    <style:style style:name="T23_82" style:family="text">
      <style:text-properties fo:background-color="#ffffff" fo:color="#333333" fo:font-size="9pt" style:font-size-asian="9pt" style:font-size-complex="9pt"/>
    </style:style>
    <style:style style:name="T23_83" style:family="text">
      <style:text-properties fo:background-color="#ffffff" fo:color="#333333" fo:font-size="9pt" style:font-size-asian="9pt" style:font-size-complex="9pt"/>
    </style:style>
    <style:style style:name="T23_84" style:family="text">
      <style:text-properties fo:background-color="#ffffff" fo:color="#333333" fo:font-size="9pt" style:font-size-asian="9pt" style:font-size-complex="9pt"/>
    </style:style>
    <style:style style:name="T23_85" style:family="text">
      <style:text-properties fo:background-color="#ffffff" fo:color="#333333" fo:font-size="9pt" style:font-size-asian="9pt" style:font-size-complex="9pt"/>
    </style:style>
    <style:style style:name="T23_86" style:family="text">
      <style:text-properties fo:background-color="#ffffff" fo:color="#333333" fo:font-size="9pt" style:font-size-asian="9pt" style:font-size-complex="9pt"/>
    </style:style>
    <style:style style:name="T23_87" style:family="text">
      <style:text-properties fo:background-color="#ffffff" fo:color="#333333" fo:font-size="9pt" style:font-size-asian="9pt" style:font-size-complex="9pt"/>
    </style:style>
    <style:style style:name="T23_88" style:family="text">
      <style:text-properties fo:background-color="#ffffff" fo:color="#333333" fo:font-size="9pt" style:font-size-asian="9pt" style:font-size-complex="9pt"/>
    </style:style>
    <style:style style:name="T23_89" style:family="text">
      <style:text-properties fo:background-color="#ffffff" fo:color="#333333" fo:font-size="9pt" style:font-size-asian="9pt" style:font-size-complex="9pt"/>
    </style:style>
    <style:style style:name="T23_90" style:family="text">
      <style:text-properties fo:background-color="#ffffff" fo:color="#333333" fo:font-size="9pt" style:font-size-asian="9pt" style:font-size-complex="9pt"/>
    </style:style>
    <style:style style:name="T23_91" style:family="text">
      <style:text-properties fo:background-color="#ffffff" fo:color="#333333" fo:font-size="9pt" style:font-size-asian="9pt" style:font-size-complex="9pt"/>
    </style:style>
    <style:style style:name="T23_92" style:family="text">
      <style:text-properties fo:background-color="#ffffff" fo:color="#333333" fo:font-size="9pt" style:font-size-asian="9pt" style:font-size-complex="9pt"/>
    </style:style>
    <style:style style:name="T23_93" style:family="text">
      <style:text-properties fo:background-color="#ffffff" fo:color="#333333" fo:font-size="9pt" style:font-size-asian="9pt" style:font-size-complex="9pt"/>
    </style:style>
    <style:style style:name="T23_94" style:family="text">
      <style:text-properties fo:background-color="#ffffff" fo:color="#333333" fo:font-size="9pt" style:font-size-asian="9pt" style:font-size-complex="9pt"/>
    </style:style>
    <style:style style:name="T23_95" style:family="text">
      <style:text-properties fo:background-color="#ffffff" fo:color="#333333" fo:font-size="9pt" style:font-size-asian="9pt" style:font-size-complex="9pt"/>
    </style:style>
    <style:style style:name="T23_96" style:family="text">
      <style:text-properties fo:background-color="#ffffff" fo:color="#333333" fo:font-size="9pt" style:font-size-asian="9pt" style:font-size-complex="9pt"/>
    </style:style>
    <style:style style:name="T23_97" style:family="text">
      <style:text-properties fo:background-color="#ffffff" fo:color="#333333" fo:font-size="9pt" style:font-size-asian="9pt" style:font-size-complex="9pt"/>
    </style:style>
    <style:style style:name="T23_98" style:family="text">
      <style:text-properties fo:background-color="#ffffff" fo:color="#333333" fo:font-size="9pt" style:font-size-asian="9pt" style:font-size-complex="9pt"/>
    </style:style>
    <style:style style:name="T23_99" style:family="text">
      <style:text-properties fo:background-color="#ffffff" fo:color="#333333" fo:font-size="9pt" style:font-size-asian="9pt" style:font-size-complex="9pt"/>
    </style:style>
    <style:style style:name="T23_100" style:family="text">
      <style:text-properties fo:background-color="#ffffff" fo:color="#333333" fo:font-size="9pt" style:font-size-asian="9pt" style:font-size-complex="9pt"/>
    </style:style>
    <style:style style:name="T23_101" style:family="text">
      <style:text-properties fo:background-color="#ffffff" fo:color="#333333" fo:font-size="9pt" style:font-size-asian="9pt" style:font-size-complex="9pt"/>
    </style:style>
    <style:style style:name="T23_102" style:family="text">
      <style:text-properties fo:background-color="#ffffff" fo:color="#333333" fo:font-size="9pt" style:font-size-asian="9pt" style:font-size-complex="9pt"/>
    </style:style>
    <style:style style:name="T23_103" style:family="text">
      <style:text-properties fo:background-color="#ffffff" fo:color="#333333" fo:font-size="9pt" style:font-size-asian="9pt" style:font-size-complex="9pt"/>
    </style:style>
    <style:style style:name="T23_104" style:family="text">
      <style:text-properties fo:background-color="#ffffff" fo:color="#333333" fo:font-size="9pt" style:font-size-asian="9pt" style:font-size-complex="9pt"/>
    </style:style>
    <style:style style:name="T23_105" style:family="text">
      <style:text-properties fo:background-color="#ffffff" fo:color="#333333" fo:font-size="9pt" style:font-size-asian="9pt" style:font-size-complex="9pt"/>
    </style:style>
    <style:style style:name="T23_106" style:family="text">
      <style:text-properties fo:background-color="#ffffff" fo:color="#333333" fo:font-size="9pt" style:font-size-asian="9pt" style:font-size-complex="9pt"/>
    </style:style>
    <style:style style:name="T23_107" style:family="text">
      <style:text-properties fo:background-color="#ffffff" fo:color="#333333" fo:font-size="9pt" style:font-size-asian="9pt" style:font-size-complex="9pt"/>
    </style:style>
    <style:style style:name="T23_108" style:family="text">
      <style:text-properties fo:background-color="#ffffff" fo:color="#333333" fo:font-size="9pt" style:font-size-asian="9pt" style:font-size-complex="9pt"/>
    </style:style>
    <style:style style:name="T23_109" style:family="text">
      <style:text-properties fo:background-color="#ffffff" fo:color="#333333" fo:font-size="9pt" style:font-size-asian="9pt" style:font-size-complex="9pt"/>
    </style:style>
    <style:style style:name="T23_110" style:family="text">
      <style:text-properties fo:background-color="#ffffff" fo:color="#333333" fo:font-size="9pt" style:font-size-asian="9pt" style:font-size-complex="9pt"/>
    </style:style>
    <style:style style:name="T23_111" style:family="text">
      <style:text-properties fo:background-color="#ffffff" fo:color="#333333" fo:font-size="9pt" style:font-size-asian="9pt" style:font-size-complex="9pt"/>
    </style:style>
    <style:style style:name="T23_112" style:family="text">
      <style:text-properties fo:background-color="#ffffff" fo:color="#333333" fo:font-size="9pt" style:font-size-asian="9pt" style:font-size-complex="9pt"/>
    </style:style>
    <style:style style:name="T23_113" style:family="text">
      <style:text-properties fo:background-color="#ffffff" fo:color="#333333" fo:font-size="9pt" style:font-size-asian="9pt" style:font-size-complex="9pt"/>
    </style:style>
    <style:style style:name="T23_114" style:family="text">
      <style:text-properties fo:background-color="#ffffff" fo:color="#333333" fo:font-size="9pt" style:font-size-asian="9pt" style:font-size-complex="9pt"/>
    </style:style>
    <style:style style:name="T23_115" style:family="text">
      <style:text-properties fo:background-color="#ffffff" fo:color="#333333" fo:font-size="9pt" style:font-size-asian="9pt" style:font-size-complex="9pt"/>
    </style:style>
    <style:style style:name="T23_116" style:family="text">
      <style:text-properties fo:background-color="#ffffff" fo:color="#333333" fo:font-size="9pt" style:font-size-asian="9pt" style:font-size-complex="9pt"/>
    </style:style>
    <style:style style:name="T23_117" style:family="text">
      <style:text-properties fo:background-color="#ffffff" fo:color="#333333" fo:font-size="9pt" style:font-size-asian="9pt" style:font-size-complex="9pt"/>
    </style:style>
    <style:style style:name="T23_118" style:family="text">
      <style:text-properties fo:background-color="#ffffff" fo:color="#333333" fo:font-size="9pt" style:font-size-asian="9pt" style:font-size-complex="9pt"/>
    </style:style>
    <style:style style:name="T23_119" style:family="text">
      <style:text-properties fo:background-color="#ffffff" fo:color="#333333" fo:font-size="9pt" style:font-size-asian="9pt" style:font-size-complex="9pt"/>
    </style:style>
    <style:style style:name="T23_120" style:family="text">
      <style:text-properties fo:background-color="#ffffff" fo:color="#333333" fo:font-size="9pt" style:font-size-asian="9pt" style:font-size-complex="9pt"/>
    </style:style>
    <style:style style:name="T23_121" style:family="text">
      <style:text-properties fo:background-color="#ffffff" fo:color="#333333" fo:font-size="9pt" style:font-size-asian="9pt" style:font-size-complex="9pt"/>
    </style:style>
    <style:style style:name="T23_122" style:family="text">
      <style:text-properties fo:background-color="#ffffff" fo:color="#333333" fo:font-size="9pt" style:font-size-asian="9pt" style:font-size-complex="9pt"/>
    </style:style>
    <style:style style:name="T23_123" style:family="text">
      <style:text-properties fo:background-color="#ffffff" fo:color="#333333" fo:font-size="9pt" style:font-size-asian="9pt" style:font-size-complex="9pt"/>
    </style:style>
    <style:style style:name="T23_124" style:family="text">
      <style:text-properties fo:background-color="#ffffff" fo:color="#333333" fo:font-size="9pt" style:font-size-asian="9pt" style:font-size-complex="9pt"/>
    </style:style>
    <style:style style:name="T23_125" style:family="text">
      <style:text-properties fo:background-color="#ffffff" fo:color="#333333" fo:font-size="9pt" style:font-size-asian="9pt" style:font-size-complex="9pt"/>
    </style:style>
    <style:style style:name="T23_126" style:family="text">
      <style:text-properties fo:background-color="#ffffff" fo:color="#333333" fo:font-size="9pt" style:font-size-asian="9pt" style:font-size-complex="9pt"/>
    </style:style>
    <style:style style:name="T23_127" style:family="text">
      <style:text-properties fo:background-color="#ffffff" fo:color="#333333" fo:font-size="9pt" style:font-size-asian="9pt" style:font-size-complex="9pt"/>
    </style:style>
    <style:style style:name="T23_128" style:family="text">
      <style:text-properties fo:background-color="#ffffff" fo:color="#333333" fo:font-size="9pt" style:font-size-asian="9pt" style:font-size-complex="9pt"/>
    </style:style>
    <style:style style:name="T23_129" style:family="text">
      <style:text-properties fo:background-color="#ffffff" fo:color="#333333" fo:font-size="9pt" style:font-size-asian="9pt" style:font-size-complex="9pt"/>
    </style:style>
    <style:style style:name="T23_130" style:family="text">
      <style:text-properties fo:background-color="#ffffff" fo:color="#333333" fo:font-size="9pt" style:font-size-asian="9pt" style:font-size-complex="9pt"/>
    </style:style>
    <style:style style:name="T23_131" style:family="text">
      <style:text-properties fo:background-color="#ffffff" fo:color="#333333" fo:font-size="9pt" style:font-size-asian="9pt" style:font-size-complex="9pt"/>
    </style:style>
    <style:style style:name="T23_132" style:family="text">
      <style:text-properties fo:background-color="#ffffff" fo:color="#333333" fo:font-size="9pt" style:font-size-asian="9pt" style:font-size-complex="9pt"/>
    </style:style>
    <style:style style:name="T23_133" style:family="text">
      <style:text-properties fo:background-color="#ffffff" fo:color="#333333" fo:font-size="9pt" style:font-size-asian="9pt" style:font-size-complex="9pt"/>
    </style:style>
    <style:style style:name="T23_134" style:family="text">
      <style:text-properties fo:background-color="#ffffff" fo:color="#333333" fo:font-size="9pt" style:font-size-asian="9pt" style:font-size-complex="9pt"/>
    </style:style>
    <style:style style:name="T23_135" style:family="text">
      <style:text-properties fo:background-color="#ffffff" fo:color="#333333" fo:font-size="9pt" style:font-size-asian="9pt" style:font-size-complex="9pt"/>
    </style:style>
    <style:style style:name="T23_136" style:family="text">
      <style:text-properties fo:background-color="#ffffff" fo:color="#333333" fo:font-size="9pt" style:font-size-asian="9pt" style:font-size-complex="9pt"/>
    </style:style>
    <style:style style:name="T23_137" style:family="text">
      <style:text-properties fo:background-color="#ffffff" fo:color="#333333" fo:font-size="9pt" style:font-size-asian="9pt" style:font-size-complex="9pt"/>
    </style:style>
    <style:style style:name="T23_138" style:family="text">
      <style:text-properties fo:background-color="#ffffff" fo:color="#333333" fo:font-size="9pt" style:font-size-asian="9pt" style:font-size-complex="9pt"/>
    </style:style>
    <style:style style:name="T23_139" style:family="text">
      <style:text-properties fo:background-color="#ffffff" fo:color="#333333" fo:font-size="9pt" style:font-size-asian="9pt" style:font-size-complex="9pt"/>
    </style:style>
    <style:style style:name="T23_140" style:family="text">
      <style:text-properties fo:background-color="#ffffff" fo:color="#333333" fo:font-size="9pt" style:font-size-asian="9pt" style:font-size-complex="9pt"/>
    </style:style>
    <style:style style:name="T23_141" style:family="text">
      <style:text-properties fo:background-color="#ffffff" fo:color="#333333" fo:font-size="9pt" style:font-size-asian="9pt" style:font-size-complex="9pt"/>
    </style:style>
    <style:style style:name="T23_142" style:family="text">
      <style:text-properties fo:background-color="#ffffff" fo:color="#333333" fo:font-size="9pt" style:font-size-asian="9pt" style:font-size-complex="9pt"/>
    </style:style>
    <style:style style:name="T23_143" style:family="text">
      <style:text-properties fo:background-color="#ffffff" fo:color="#333333" fo:font-size="9pt" style:font-size-asian="9pt" style:font-size-complex="9pt"/>
    </style:style>
    <style:style style:name="T23_144" style:family="text">
      <style:text-properties fo:background-color="#ffffff" fo:color="#333333" fo:font-size="9pt" style:font-size-asian="9pt" style:font-size-complex="9pt"/>
    </style:style>
    <style:style style:name="T23_145" style:family="text">
      <style:text-properties fo:background-color="#ffffff" fo:color="#333333" fo:font-size="9pt" style:font-size-asian="9pt" style:font-size-complex="9pt"/>
    </style:style>
    <style:style style:name="T23_146" style:family="text">
      <style:text-properties fo:background-color="#ffffff" fo:color="#333333" fo:font-size="9pt" style:font-size-asian="9pt" style:font-size-complex="9pt"/>
    </style:style>
    <style:style style:name="T23_147" style:family="text">
      <style:text-properties fo:background-color="#ffffff" fo:color="#333333" fo:font-size="9pt" style:font-size-asian="9pt" style:font-size-complex="9pt"/>
    </style:style>
    <style:style style:name="T23_148" style:family="text">
      <style:text-properties fo:background-color="#ffffff" fo:color="#333333" fo:font-size="9pt" style:font-size-asian="9pt" style:font-size-complex="9pt"/>
    </style:style>
    <style:style style:name="T23_149" style:family="text">
      <style:text-properties fo:background-color="#ffffff" fo:color="#333333" fo:font-size="9pt" style:font-size-asian="9pt" style:font-size-complex="9pt"/>
    </style:style>
    <style:style style:name="T23_150" style:family="text">
      <style:text-properties fo:background-color="#ffffff" fo:color="#333333" fo:font-size="9pt" style:font-size-asian="9pt" style:font-size-complex="9pt"/>
    </style:style>
    <style:style style:name="T23_151" style:family="text">
      <style:text-properties fo:background-color="#ffffff" fo:color="#333333" fo:font-size="9pt" style:font-size-asian="9pt" style:font-size-complex="9pt"/>
    </style:style>
    <style:style style:name="T23_152" style:family="text">
      <style:text-properties fo:background-color="#ffffff" fo:color="#333333" fo:font-size="9pt" style:font-size-asian="9pt" style:font-size-complex="9pt"/>
    </style:style>
    <style:style style:name="T23_153" style:family="text">
      <style:text-properties fo:background-color="#ffffff" fo:color="#333333" fo:font-size="9pt" style:font-size-asian="9pt" style:font-size-complex="9pt"/>
    </style:style>
    <style:style style:name="T23_154" style:family="text">
      <style:text-properties fo:background-color="#ffffff" fo:color="#333333" fo:font-size="9pt" style:font-size-asian="9pt" style:font-size-complex="9pt"/>
    </style:style>
    <style:style style:name="T23_155" style:family="text">
      <style:text-properties fo:background-color="#ffffff" fo:color="#333333" fo:font-size="9pt" style:font-size-asian="9pt" style:font-size-complex="9pt"/>
    </style:style>
    <style:style style:name="T23_156" style:family="text">
      <style:text-properties fo:background-color="#ffffff" fo:color="#333333" fo:font-size="9pt" style:font-size-asian="9pt" style:font-size-complex="9pt"/>
    </style:style>
    <style:style style:name="T23_157" style:family="text">
      <style:text-properties fo:background-color="#ffffff" fo:color="#333333" fo:font-size="9pt" style:font-size-asian="9pt" style:font-size-complex="9pt"/>
    </style:style>
    <style:style style:name="T23_158" style:family="text">
      <style:text-properties fo:background-color="#ffffff" fo:color="#333333" fo:font-size="9pt" style:font-size-asian="9pt" style:font-size-complex="9pt"/>
    </style:style>
    <style:style style:name="T23_159" style:family="text">
      <style:text-properties fo:background-color="#ffffff" fo:color="#333333" fo:font-size="9pt" style:font-size-asian="9pt" style:font-size-complex="9pt"/>
    </style:style>
    <style:style style:name="T23_160" style:family="text">
      <style:text-properties fo:background-color="#ffffff" fo:color="#333333" fo:font-size="9pt" style:font-size-asian="9pt" style:font-size-complex="9pt"/>
    </style:style>
    <style:style style:name="P24" style:family="paragraph" style:parent-style-name="Heading_20_3">
      <style:paragraph-properties fo:break-before="auto" fo:line-height="130%" fo:margin-top="0.318cm" style:writing-mode="lr-tb"/>
    </style:style>
    <style:style style:name="T24_1" style:family="text">
      <style:text-properties fo:background-color="#ffffff" fo:color="#333333" style:font-name="Arial" style:font-name-asian="Arial" style:font-name-complex="Arial"/>
    </style:style>
    <style:style style:name="P25" style:family="paragraph" style:parent-style-name="Standard">
      <style:paragraph-properties fo:break-before="auto" fo:line-height="140%" fo:margin-top="0.388cm" style:writing-mode="lr-tb"/>
    </style:style>
    <style:style style:name="T25_1" style:family="text"/>
    <style:style style:name="T25_2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5_3" style:family="text"/>
    <style:style style:name="T25_4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5_5" style:family="text"/>
    <style:style style:name="T25_6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5_7" style:family="text"/>
    <style:style style:name="T25_8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5_9" style:family="text"/>
    <style:style style:name="T25_10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5_11" style:family="text"/>
    <style:style style:name="T25_12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5_13" style:family="text"/>
    <style:style style:name="T25_14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25_15" style:family="text"/>
    <style:style style:name="T25_16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P26" style:family="paragraph" style:parent-style-name="Standard">
      <style:paragraph-properties fo:text-align="justify" fo:break-before="auto" fo:line-height="140%" fo:margin-top="0.388cm" style:writing-mode="lr-tb"/>
    </style:style>
    <style:style style:name="T26_1" style:family="text">
      <style:text-properties fo:background-color="#ffffff" fo:color="#333333" fo:font-size="9pt" style:font-size-asian="9pt" style:font-size-complex="9pt"/>
    </style:style>
    <style:style style:name="T26_2" style:family="text">
      <style:text-properties fo:background-color="#ffffff" fo:color="#333333" fo:font-size="9pt" style:font-size-asian="9pt" style:font-size-complex="9pt"/>
    </style:style>
    <style:style style:name="T26_3" style:family="text">
      <style:text-properties fo:background-color="#ffffff" fo:color="#333333" fo:font-size="9pt" style:font-size-asian="9pt" style:font-size-complex="9pt"/>
    </style:style>
    <style:style style:name="T26_4" style:family="text">
      <style:text-properties fo:background-color="#ffffff" fo:color="#333333" fo:font-size="9pt" style:font-size-asian="9pt" style:font-size-complex="9pt"/>
    </style:style>
    <style:style style:name="T26_5" style:family="text">
      <style:text-properties fo:background-color="#ffffff" fo:color="#333333" fo:font-size="9pt" style:font-size-asian="9pt" style:font-size-complex="9pt"/>
    </style:style>
    <style:style style:name="T26_6" style:family="text">
      <style:text-properties fo:background-color="#ffffff" fo:color="#333333" fo:font-size="9pt" style:font-size-asian="9pt" style:font-size-complex="9pt"/>
    </style:style>
    <style:style style:name="T26_7" style:family="text">
      <style:text-properties fo:background-color="#ffffff" fo:color="#333333" fo:font-size="9pt" style:font-size-asian="9pt" style:font-size-complex="9pt"/>
    </style:style>
    <style:style style:name="T26_8" style:family="text">
      <style:text-properties fo:background-color="#ffffff" fo:color="#333333" fo:font-size="9pt" style:font-size-asian="9pt" style:font-size-complex="9pt"/>
    </style:style>
    <style:style style:name="T26_9" style:family="text">
      <style:text-properties fo:background-color="#ffffff" fo:color="#333333" fo:font-size="9pt" style:font-size-asian="9pt" style:font-size-complex="9pt"/>
    </style:style>
    <style:style style:name="T26_10" style:family="text">
      <style:text-properties fo:background-color="#ffffff" fo:color="#333333" fo:font-size="9pt" style:font-size-asian="9pt" style:font-size-complex="9pt"/>
    </style:style>
    <style:style style:name="T26_11" style:family="text">
      <style:text-properties fo:background-color="#ffffff" fo:color="#333333" fo:font-size="9pt" style:font-size-asian="9pt" style:font-size-complex="9pt"/>
    </style:style>
    <style:style style:name="T26_12" style:family="text">
      <style:text-properties fo:background-color="#ffffff" fo:color="#333333" fo:font-size="9pt" style:font-size-asian="9pt" style:font-size-complex="9pt"/>
    </style:style>
    <style:style style:name="T26_13" style:family="text">
      <style:text-properties fo:background-color="#ffffff" fo:color="#333333" fo:font-size="9pt" style:font-size-asian="9pt" style:font-size-complex="9pt"/>
    </style:style>
    <style:style style:name="T26_14" style:family="text">
      <style:text-properties fo:background-color="#ffffff" fo:color="#333333" fo:font-size="9pt" style:font-size-asian="9pt" style:font-size-complex="9pt"/>
    </style:style>
    <style:style style:name="T26_15" style:family="text">
      <style:text-properties fo:background-color="#ffffff" fo:color="#333333" fo:font-size="9pt" style:font-size-asian="9pt" style:font-size-complex="9pt"/>
    </style:style>
    <style:style style:name="T26_16" style:family="text">
      <style:text-properties fo:background-color="#ffffff" fo:color="#333333" fo:font-size="9pt" style:font-size-asian="9pt" style:font-size-complex="9pt"/>
    </style:style>
    <style:style style:name="T26_17" style:family="text">
      <style:text-properties fo:background-color="#ffffff" fo:color="#333333" fo:font-size="9pt" style:font-size-asian="9pt" style:font-size-complex="9pt"/>
    </style:style>
    <style:style style:name="T26_18" style:family="text">
      <style:text-properties fo:background-color="#ffffff" fo:color="#333333" fo:font-size="9pt" style:font-size-asian="9pt" style:font-size-complex="9pt"/>
    </style:style>
    <style:style style:name="T26_19" style:family="text">
      <style:text-properties fo:background-color="#ffffff" fo:color="#333333" fo:font-size="9pt" style:font-size-asian="9pt" style:font-size-complex="9pt"/>
    </style:style>
    <style:style style:name="T26_20" style:family="text">
      <style:text-properties fo:background-color="#ffffff" fo:color="#333333" fo:font-size="9pt" style:font-size-asian="9pt" style:font-size-complex="9pt"/>
    </style:style>
    <style:style style:name="T26_21" style:family="text">
      <style:text-properties fo:background-color="#ffffff" fo:color="#333333" fo:font-size="9pt" style:font-size-asian="9pt" style:font-size-complex="9pt"/>
    </style:style>
    <style:style style:name="T26_22" style:family="text">
      <style:text-properties fo:background-color="#ffffff" fo:color="#333333" fo:font-size="9pt" style:font-size-asian="9pt" style:font-size-complex="9pt"/>
    </style:style>
    <style:style style:name="T26_23" style:family="text">
      <style:text-properties fo:background-color="#ffffff" fo:color="#333333" fo:font-size="9pt" style:font-size-asian="9pt" style:font-size-complex="9pt"/>
    </style:style>
    <style:style style:name="T26_24" style:family="text">
      <style:text-properties fo:background-color="#ffffff" fo:color="#333333" fo:font-size="9pt" style:font-size-asian="9pt" style:font-size-complex="9pt"/>
    </style:style>
    <style:style style:name="T26_25" style:family="text">
      <style:text-properties fo:background-color="#ffffff" fo:color="#333333" fo:font-size="9pt" style:font-size-asian="9pt" style:font-size-complex="9pt"/>
    </style:style>
    <style:style style:name="T26_26" style:family="text">
      <style:text-properties fo:background-color="#ffffff" fo:color="#333333" fo:font-size="9pt" style:font-size-asian="9pt" style:font-size-complex="9pt"/>
    </style:style>
    <style:style style:name="T26_27" style:family="text">
      <style:text-properties fo:background-color="#ffffff" fo:color="#333333" fo:font-size="9pt" style:font-size-asian="9pt" style:font-size-complex="9pt"/>
    </style:style>
    <style:style style:name="T26_28" style:family="text">
      <style:text-properties fo:background-color="#ffffff" fo:color="#333333" fo:font-size="9pt" style:font-size-asian="9pt" style:font-size-complex="9pt"/>
    </style:style>
    <style:style style:name="T26_29" style:family="text">
      <style:text-properties fo:background-color="#ffffff" fo:color="#333333" fo:font-size="9pt" style:font-size-asian="9pt" style:font-size-complex="9pt"/>
    </style:style>
    <style:style style:name="T26_30" style:family="text">
      <style:text-properties fo:background-color="#ffffff" fo:color="#333333" fo:font-size="9pt" style:font-size-asian="9pt" style:font-size-complex="9pt"/>
    </style:style>
    <style:style style:name="T26_31" style:family="text">
      <style:text-properties fo:background-color="#ffffff" fo:color="#333333" fo:font-size="9pt" style:font-size-asian="9pt" style:font-size-complex="9pt"/>
    </style:style>
    <style:style style:name="T26_32" style:family="text">
      <style:text-properties fo:background-color="#ffffff" fo:color="#333333" fo:font-size="9pt" style:font-size-asian="9pt" style:font-size-complex="9pt"/>
    </style:style>
    <style:style style:name="T26_33" style:family="text">
      <style:text-properties fo:background-color="#ffffff" fo:color="#333333" fo:font-size="9pt" style:font-size-asian="9pt" style:font-size-complex="9pt"/>
    </style:style>
    <style:style style:name="T26_34" style:family="text">
      <style:text-properties fo:background-color="#ffffff" fo:color="#333333" fo:font-size="9pt" style:font-size-asian="9pt" style:font-size-complex="9pt"/>
    </style:style>
    <style:style style:name="T26_35" style:family="text">
      <style:text-properties fo:background-color="#ffffff" fo:color="#333333" fo:font-size="9pt" style:font-size-asian="9pt" style:font-size-complex="9pt"/>
    </style:style>
    <style:style style:name="T26_36" style:family="text">
      <style:text-properties fo:background-color="#ffffff" fo:color="#333333" fo:font-size="9pt" style:font-size-asian="9pt" style:font-size-complex="9pt"/>
    </style:style>
    <style:style style:name="T26_37" style:family="text">
      <style:text-properties fo:background-color="#ffffff" fo:color="#333333" fo:font-size="9pt" style:font-size-asian="9pt" style:font-size-complex="9pt"/>
    </style:style>
    <style:style style:name="T26_38" style:family="text">
      <style:text-properties fo:background-color="#ffffff" fo:color="#333333" fo:font-size="9pt" style:font-size-asian="9pt" style:font-size-complex="9pt"/>
    </style:style>
    <style:style style:name="T26_39" style:family="text">
      <style:text-properties fo:background-color="#ffffff" fo:color="#333333" fo:font-size="9pt" style:font-size-asian="9pt" style:font-size-complex="9pt"/>
    </style:style>
    <style:style style:name="T26_40" style:family="text">
      <style:text-properties fo:background-color="#ffffff" fo:color="#333333" fo:font-size="9pt" style:font-size-asian="9pt" style:font-size-complex="9pt"/>
    </style:style>
    <style:style style:name="T26_41" style:family="text">
      <style:text-properties fo:background-color="#ffffff" fo:color="#333333" fo:font-size="9pt" style:font-size-asian="9pt" style:font-size-complex="9pt"/>
    </style:style>
    <style:style style:name="T26_42" style:family="text">
      <style:text-properties fo:background-color="#ffffff" fo:color="#333333" fo:font-size="9pt" style:font-size-asian="9pt" style:font-size-complex="9pt"/>
    </style:style>
    <style:style style:name="T26_43" style:family="text">
      <style:text-properties fo:background-color="#ffffff" fo:color="#333333" fo:font-size="9pt" style:font-size-asian="9pt" style:font-size-complex="9pt"/>
    </style:style>
    <style:style style:name="T26_44" style:family="text">
      <style:text-properties fo:background-color="#ffffff" fo:color="#333333" fo:font-size="9pt" style:font-size-asian="9pt" style:font-size-complex="9pt"/>
    </style:style>
    <style:style style:name="T26_45" style:family="text">
      <style:text-properties fo:background-color="#ffffff" fo:color="#333333" fo:font-size="9pt" style:font-size-asian="9pt" style:font-size-complex="9pt"/>
    </style:style>
    <style:style style:name="T26_46" style:family="text">
      <style:text-properties fo:background-color="#ffffff" fo:color="#333333" fo:font-size="9pt" style:font-size-asian="9pt" style:font-size-complex="9pt"/>
    </style:style>
    <style:style style:name="T26_47" style:family="text">
      <style:text-properties fo:background-color="#ffffff" fo:color="#333333" fo:font-size="9pt" style:font-size-asian="9pt" style:font-size-complex="9pt"/>
    </style:style>
    <style:style style:name="T26_48" style:family="text">
      <style:text-properties fo:background-color="#ffffff" fo:color="#333333" fo:font-size="9pt" style:font-size-asian="9pt" style:font-size-complex="9pt"/>
    </style:style>
    <style:style style:name="T26_49" style:family="text">
      <style:text-properties fo:background-color="#ffffff" fo:color="#333333" fo:font-size="9pt" style:font-size-asian="9pt" style:font-size-complex="9pt"/>
    </style:style>
    <style:style style:name="T26_50" style:family="text">
      <style:text-properties fo:background-color="#ffffff" fo:color="#333333" fo:font-size="9pt" style:font-size-asian="9pt" style:font-size-complex="9pt"/>
    </style:style>
    <style:style style:name="T26_51" style:family="text">
      <style:text-properties fo:background-color="#ffffff" fo:color="#333333" fo:font-size="9pt" style:font-size-asian="9pt" style:font-size-complex="9pt"/>
    </style:style>
    <style:style style:name="T26_52" style:family="text">
      <style:text-properties fo:background-color="#ffffff" fo:color="#333333" fo:font-size="9pt" style:font-size-asian="9pt" style:font-size-complex="9pt"/>
    </style:style>
    <style:style style:name="T26_53" style:family="text">
      <style:text-properties fo:background-color="#ffffff" fo:color="#333333" fo:font-size="9pt" style:font-size-asian="9pt" style:font-size-complex="9pt"/>
    </style:style>
    <style:style style:name="T26_54" style:family="text">
      <style:text-properties fo:background-color="#ffffff" fo:color="#333333" fo:font-size="9pt" style:font-size-asian="9pt" style:font-size-complex="9pt"/>
    </style:style>
    <style:style style:name="T26_55" style:family="text">
      <style:text-properties fo:background-color="#ffffff" fo:color="#333333" fo:font-size="9pt" style:font-size-asian="9pt" style:font-size-complex="9pt"/>
    </style:style>
    <style:style style:name="T26_56" style:family="text">
      <style:text-properties fo:background-color="#ffffff" fo:color="#333333" fo:font-size="9pt" style:font-size-asian="9pt" style:font-size-complex="9pt"/>
    </style:style>
    <style:style style:name="T26_57" style:family="text">
      <style:text-properties fo:background-color="#ffffff" fo:color="#333333" fo:font-size="9pt" style:font-size-asian="9pt" style:font-size-complex="9pt"/>
    </style:style>
    <style:style style:name="T26_58" style:family="text">
      <style:text-properties fo:background-color="#ffffff" fo:color="#333333" fo:font-size="9pt" style:font-size-asian="9pt" style:font-size-complex="9pt"/>
    </style:style>
    <style:style style:name="T26_59" style:family="text">
      <style:text-properties fo:background-color="#ffffff" fo:color="#333333" fo:font-size="9pt" style:font-size-asian="9pt" style:font-size-complex="9pt"/>
    </style:style>
    <style:style style:name="T26_60" style:family="text">
      <style:text-properties fo:background-color="#ffffff" fo:color="#333333" fo:font-size="9pt" style:font-size-asian="9pt" style:font-size-complex="9pt"/>
    </style:style>
    <style:style style:name="T26_61" style:family="text">
      <style:text-properties fo:background-color="#ffffff" fo:color="#333333" fo:font-size="9pt" style:font-size-asian="9pt" style:font-size-complex="9pt"/>
    </style:style>
    <style:style style:name="T26_62" style:family="text">
      <style:text-properties fo:background-color="#ffffff" fo:color="#333333" fo:font-size="9pt" style:font-size-asian="9pt" style:font-size-complex="9pt"/>
    </style:style>
    <style:style style:name="T26_63" style:family="text">
      <style:text-properties fo:background-color="#ffffff" fo:color="#333333" fo:font-size="9pt" style:font-size-asian="9pt" style:font-size-complex="9pt"/>
    </style:style>
    <style:style style:name="T26_64" style:family="text">
      <style:text-properties fo:background-color="#ffffff" fo:color="#333333" fo:font-size="9pt" style:font-size-asian="9pt" style:font-size-complex="9pt"/>
    </style:style>
    <style:style style:name="T26_65" style:family="text">
      <style:text-properties fo:background-color="#ffffff" fo:color="#333333" fo:font-size="9pt" style:font-size-asian="9pt" style:font-size-complex="9pt"/>
    </style:style>
    <style:style style:name="T26_66" style:family="text">
      <style:text-properties fo:background-color="#ffffff" fo:color="#333333" fo:font-size="9pt" style:font-size-asian="9pt" style:font-size-complex="9pt"/>
    </style:style>
    <style:style style:name="T26_67" style:family="text">
      <style:text-properties fo:background-color="#ffffff" fo:color="#333333" fo:font-size="9pt" style:font-size-asian="9pt" style:font-size-complex="9pt"/>
    </style:style>
    <style:style style:name="T26_68" style:family="text">
      <style:text-properties fo:background-color="#ffffff" fo:color="#333333" fo:font-size="9pt" style:font-size-asian="9pt" style:font-size-complex="9pt"/>
    </style:style>
    <style:style style:name="T26_69" style:family="text">
      <style:text-properties fo:background-color="#ffffff" fo:color="#333333" fo:font-size="9pt" style:font-size-asian="9pt" style:font-size-complex="9pt"/>
    </style:style>
    <style:style style:name="T26_70" style:family="text">
      <style:text-properties fo:background-color="#ffffff" fo:color="#333333" fo:font-size="9pt" style:font-size-asian="9pt" style:font-size-complex="9pt"/>
    </style:style>
    <style:style style:name="T26_71" style:family="text">
      <style:text-properties fo:background-color="#ffffff" fo:color="#333333" fo:font-size="9pt" style:font-size-asian="9pt" style:font-size-complex="9pt"/>
    </style:style>
    <style:style style:name="T26_72" style:family="text">
      <style:text-properties fo:background-color="#ffffff" fo:color="#333333" fo:font-size="9pt" style:font-size-asian="9pt" style:font-size-complex="9pt"/>
    </style:style>
    <style:style style:name="T26_73" style:family="text">
      <style:text-properties fo:background-color="#ffffff" fo:color="#333333" fo:font-size="9pt" style:font-size-asian="9pt" style:font-size-complex="9pt"/>
    </style:style>
    <style:style style:name="T26_74" style:family="text">
      <style:text-properties fo:background-color="#ffffff" fo:color="#333333" fo:font-size="9pt" style:font-size-asian="9pt" style:font-size-complex="9pt"/>
    </style:style>
    <style:style style:name="P27" style:family="paragraph" style:parent-style-name="Standard">
      <style:paragraph-properties fo:break-before="auto" fo:line-height="140%" fo:margin-top="0.388cm" style:writing-mode="lr-tb"/>
    </style:style>
    <style:style style:name="T27_1" style:family="text">
      <style:text-properties fo:background-color="#ffffff" fo:color="#333333" fo:font-size="9pt" style:font-size-asian="9pt" style:font-size-complex="9pt"/>
    </style:style>
    <style:style style:name="T27_2" style:family="text">
      <style:text-properties fo:background-color="#ffffff" fo:color="#333333" fo:font-size="9pt" style:font-size-asian="9pt" style:font-size-complex="9pt"/>
    </style:style>
    <style:style style:name="T27_3" style:family="text">
      <style:text-properties fo:background-color="#ffffff" fo:color="#333333" fo:font-size="9pt" style:font-size-asian="9pt" style:font-size-complex="9pt"/>
    </style:style>
    <style:style style:name="T27_4" style:family="text">
      <style:text-properties fo:background-color="#ffffff" fo:color="#333333" fo:font-size="9pt" style:font-size-asian="9pt" style:font-size-complex="9pt"/>
    </style:style>
    <style:style style:name="T27_5" style:family="text">
      <style:text-properties fo:background-color="#ffffff" fo:color="#333333" fo:font-size="9pt" style:font-size-asian="9pt" style:font-size-complex="9pt"/>
    </style:style>
    <style:style style:name="T27_6" style:family="text">
      <style:text-properties fo:background-color="#ffffff" fo:color="#333333" fo:font-size="9pt" style:font-size-asian="9pt" style:font-size-complex="9pt"/>
    </style:style>
    <style:style style:name="P28" style:family="paragraph" style:parent-style-name="Standard">
      <style:paragraph-properties fo:text-align="justify" fo:break-before="auto" fo:text-indent="0cm" fo:line-height="140%" fo:margin-top="0.706cm" fo:margin-bottom="0.706cm" fo:margin-left="0.776cm" fo:margin-right="0.776cm" style:writing-mode="lr-tb"/>
    </style:style>
    <style:style style:name="T28_1" style:family="text">
      <style:text-properties fo:background-color="#ffffff" fo:color="#333333" fo:font-size="9pt" style:font-size-asian="9pt" style:font-size-complex="9pt"/>
    </style:style>
    <style:style style:name="T28_2" style:family="text">
      <style:text-properties fo:background-color="#ffffff" fo:color="#333333" fo:font-size="9pt" style:font-size-asian="9pt" style:font-size-complex="9pt"/>
    </style:style>
    <style:style style:name="T28_3" style:family="text">
      <style:text-properties fo:background-color="#ffffff" fo:color="#333333" fo:font-size="9pt" style:font-size-asian="9pt" style:font-size-complex="9pt"/>
    </style:style>
    <style:style style:name="T28_4" style:family="text">
      <style:text-properties fo:background-color="#ffffff" fo:color="#333333" fo:font-size="9pt" style:font-size-asian="9pt" style:font-size-complex="9pt"/>
    </style:style>
    <style:style style:name="T28_5" style:family="text">
      <style:text-properties fo:background-color="#ffffff" fo:color="#333333" fo:font-size="9pt" style:font-size-asian="9pt" style:font-size-complex="9pt"/>
    </style:style>
    <style:style style:name="T28_6" style:family="text">
      <style:text-properties fo:background-color="#ffffff" fo:color="#333333" fo:font-size="9pt" style:font-size-asian="9pt" style:font-size-complex="9pt"/>
    </style:style>
    <style:style style:name="T28_7" style:family="text">
      <style:text-properties fo:background-color="#ffffff" fo:color="#333333" fo:font-size="9pt" style:font-size-asian="9pt" style:font-size-complex="9pt"/>
    </style:style>
    <style:style style:name="T28_8" style:family="text">
      <style:text-properties fo:background-color="#ffffff" fo:color="#333333" fo:font-size="9pt" style:font-size-asian="9pt" style:font-size-complex="9pt"/>
    </style:style>
    <style:style style:name="T28_9" style:family="text">
      <style:text-properties fo:background-color="#ffffff" fo:color="#333333" fo:font-size="9pt" style:font-size-asian="9pt" style:font-size-complex="9pt"/>
    </style:style>
    <style:style style:name="T28_10" style:family="text">
      <style:text-properties fo:background-color="#ffffff" fo:color="#333333" fo:font-size="9pt" style:font-size-asian="9pt" style:font-size-complex="9pt"/>
    </style:style>
    <style:style style:name="T28_11" style:family="text">
      <style:text-properties fo:background-color="#ffffff" fo:color="#333333" fo:font-size="9pt" style:font-size-asian="9pt" style:font-size-complex="9pt"/>
    </style:style>
    <style:style style:name="T28_12" style:family="text">
      <style:text-properties fo:background-color="#ffffff" fo:color="#333333" fo:font-size="9pt" style:font-size-asian="9pt" style:font-size-complex="9pt"/>
    </style:style>
    <style:style style:name="T28_13" style:family="text">
      <style:text-properties fo:background-color="#ffffff" fo:color="#333333" fo:font-size="9pt" style:font-size-asian="9pt" style:font-size-complex="9pt"/>
    </style:style>
    <style:style style:name="T28_14" style:family="text">
      <style:text-properties fo:background-color="#ffffff" fo:color="#333333" fo:font-size="9pt" style:font-size-asian="9pt" style:font-size-complex="9pt"/>
    </style:style>
    <style:style style:name="T28_15" style:family="text">
      <style:text-properties fo:background-color="#ffffff" fo:color="#333333" fo:font-size="9pt" style:font-size-asian="9pt" style:font-size-complex="9pt"/>
    </style:style>
    <style:style style:name="T28_16" style:family="text">
      <style:text-properties fo:background-color="#ffffff" fo:color="#333333" fo:font-size="9pt" style:font-size-asian="9pt" style:font-size-complex="9pt"/>
    </style:style>
    <style:style style:name="T28_17" style:family="text">
      <style:text-properties fo:background-color="#ffffff" fo:color="#333333" fo:font-size="9pt" style:font-size-asian="9pt" style:font-size-complex="9pt"/>
    </style:style>
    <style:style style:name="T28_18" style:family="text">
      <style:text-properties fo:background-color="#ffffff" fo:color="#333333" fo:font-size="9pt" style:font-size-asian="9pt" style:font-size-complex="9pt"/>
    </style:style>
    <style:style style:name="T28_19" style:family="text">
      <style:text-properties fo:background-color="#ffffff" fo:color="#333333" fo:font-size="9pt" style:font-size-asian="9pt" style:font-size-complex="9pt"/>
    </style:style>
    <style:style style:name="T28_20" style:family="text">
      <style:text-properties fo:background-color="#ffffff" fo:color="#333333" fo:font-size="9pt" style:font-size-asian="9pt" style:font-size-complex="9pt"/>
    </style:style>
    <style:style style:name="T28_21" style:family="text">
      <style:text-properties fo:background-color="#ffffff" fo:color="#333333" fo:font-size="9pt" style:font-size-asian="9pt" style:font-size-complex="9pt"/>
    </style:style>
    <style:style style:name="T28_22" style:family="text">
      <style:text-properties fo:background-color="#ffffff" fo:color="#333333" fo:font-size="9pt" style:font-size-asian="9pt" style:font-size-complex="9pt"/>
    </style:style>
    <style:style style:name="T28_23" style:family="text">
      <style:text-properties fo:background-color="#ffffff" fo:color="#333333" fo:font-size="9pt" style:font-size-asian="9pt" style:font-size-complex="9pt"/>
    </style:style>
    <style:style style:name="T28_24" style:family="text">
      <style:text-properties fo:background-color="#ffffff" fo:color="#333333" fo:font-size="9pt" style:font-size-asian="9pt" style:font-size-complex="9pt"/>
    </style:style>
    <style:style style:name="T28_25" style:family="text">
      <style:text-properties fo:background-color="#ffffff" fo:color="#333333" fo:font-size="9pt" style:font-size-asian="9pt" style:font-size-complex="9pt"/>
    </style:style>
    <style:style style:name="T28_26" style:family="text">
      <style:text-properties fo:background-color="#ffffff" fo:color="#333333" fo:font-size="9pt" style:font-size-asian="9pt" style:font-size-complex="9pt"/>
    </style:style>
    <style:style style:name="T28_27" style:family="text">
      <style:text-properties fo:background-color="#ffffff" fo:color="#333333" fo:font-size="9pt" style:font-size-asian="9pt" style:font-size-complex="9pt"/>
    </style:style>
    <style:style style:name="T28_28" style:family="text">
      <style:text-properties fo:background-color="#ffffff" fo:color="#333333" fo:font-size="9pt" style:font-size-asian="9pt" style:font-size-complex="9pt"/>
    </style:style>
    <style:style style:name="T28_29" style:family="text">
      <style:text-properties fo:background-color="#ffffff" fo:color="#333333" fo:font-size="9pt" style:font-size-asian="9pt" style:font-size-complex="9pt"/>
    </style:style>
    <style:style style:name="T28_30" style:family="text">
      <style:text-properties fo:background-color="#ffffff" fo:color="#333333" fo:font-size="9pt" style:font-size-asian="9pt" style:font-size-complex="9pt"/>
    </style:style>
    <style:style style:name="T28_31" style:family="text">
      <style:text-properties fo:background-color="#ffffff" fo:color="#333333" fo:font-size="9pt" style:font-size-asian="9pt" style:font-size-complex="9pt"/>
    </style:style>
    <style:style style:name="T28_32" style:family="text">
      <style:text-properties fo:background-color="#ffffff" fo:color="#333333" fo:font-size="9pt" style:font-size-asian="9pt" style:font-size-complex="9pt"/>
    </style:style>
    <style:style style:name="T28_33" style:family="text">
      <style:text-properties fo:background-color="#ffffff" fo:color="#333333" fo:font-size="9pt" style:font-size-asian="9pt" style:font-size-complex="9pt"/>
    </style:style>
    <style:style style:name="T28_34" style:family="text">
      <style:text-properties fo:background-color="#ffffff" fo:color="#333333" fo:font-size="9pt" style:font-size-asian="9pt" style:font-size-complex="9pt"/>
    </style:style>
    <style:style style:name="T28_35" style:family="text">
      <style:text-properties fo:background-color="#ffffff" fo:color="#333333" fo:font-size="9pt" style:font-size-asian="9pt" style:font-size-complex="9pt"/>
    </style:style>
    <style:style style:name="T28_36" style:family="text">
      <style:text-properties fo:background-color="#ffffff" fo:color="#333333" fo:font-size="9pt" style:font-size-asian="9pt" style:font-size-complex="9pt"/>
    </style:style>
    <style:style style:name="T28_37" style:family="text">
      <style:text-properties fo:background-color="#ffffff" fo:color="#333333" fo:font-size="9pt" style:font-size-asian="9pt" style:font-size-complex="9pt"/>
    </style:style>
    <style:style style:name="T28_38" style:family="text">
      <style:text-properties fo:background-color="#ffffff" fo:color="#333333" fo:font-size="9pt" style:font-size-asian="9pt" style:font-size-complex="9pt"/>
    </style:style>
    <style:style style:name="T28_39" style:family="text">
      <style:text-properties fo:background-color="#ffffff" fo:color="#333333" fo:font-size="9pt" style:font-size-asian="9pt" style:font-size-complex="9pt"/>
    </style:style>
    <style:style style:name="T28_40" style:family="text">
      <style:text-properties fo:background-color="#ffffff" fo:color="#333333" fo:font-size="9pt" style:font-size-asian="9pt" style:font-size-complex="9pt"/>
    </style:style>
    <style:style style:name="T28_41" style:family="text">
      <style:text-properties fo:background-color="#ffffff" fo:color="#333333" fo:font-size="9pt" style:font-size-asian="9pt" style:font-size-complex="9pt"/>
    </style:style>
    <style:style style:name="T28_42" style:family="text">
      <style:text-properties fo:background-color="#ffffff" fo:color="#333333" fo:font-size="9pt" style:font-size-asian="9pt" style:font-size-complex="9pt"/>
    </style:style>
    <style:style style:name="T28_43" style:family="text">
      <style:text-properties fo:background-color="#ffffff" fo:color="#333333" fo:font-size="9pt" style:font-size-asian="9pt" style:font-size-complex="9pt"/>
    </style:style>
    <style:style style:name="T28_44" style:family="text">
      <style:text-properties fo:background-color="#ffffff" fo:color="#333333" fo:font-size="9pt" style:font-size-asian="9pt" style:font-size-complex="9pt"/>
    </style:style>
    <style:style style:name="T28_45" style:family="text">
      <style:text-properties fo:background-color="#ffffff" fo:color="#333333" fo:font-size="9pt" style:font-size-asian="9pt" style:font-size-complex="9pt"/>
    </style:style>
    <style:style style:name="T28_46" style:family="text">
      <style:text-properties fo:background-color="#ffffff" fo:color="#333333" fo:font-size="9pt" style:font-size-asian="9pt" style:font-size-complex="9pt"/>
    </style:style>
    <style:style style:name="T28_47" style:family="text">
      <style:text-properties fo:background-color="#ffffff" fo:color="#333333" fo:font-size="9pt" style:font-size-asian="9pt" style:font-size-complex="9pt"/>
    </style:style>
    <style:style style:name="T28_48" style:family="text">
      <style:text-properties fo:background-color="#ffffff" fo:color="#333333" fo:font-size="9pt" style:font-size-asian="9pt" style:font-size-complex="9pt"/>
    </style:style>
    <style:style style:name="T28_49" style:family="text">
      <style:text-properties fo:background-color="#ffffff" fo:color="#333333" fo:font-size="9pt" style:font-size-asian="9pt" style:font-size-complex="9pt"/>
    </style:style>
    <style:style style:name="T28_50" style:family="text">
      <style:text-properties fo:background-color="#ffffff" fo:color="#333333" fo:font-size="9pt" style:font-size-asian="9pt" style:font-size-complex="9pt"/>
    </style:style>
    <style:style style:name="T28_51" style:family="text">
      <style:text-properties fo:background-color="#ffffff" fo:color="#333333" fo:font-size="9pt" style:font-size-asian="9pt" style:font-size-complex="9pt"/>
    </style:style>
    <style:style style:name="T28_52" style:family="text">
      <style:text-properties fo:background-color="#ffffff" fo:color="#333333" fo:font-size="9pt" style:font-size-asian="9pt" style:font-size-complex="9pt"/>
    </style:style>
    <style:style style:name="T28_53" style:family="text">
      <style:text-properties fo:background-color="#ffffff" fo:color="#333333" fo:font-size="9pt" style:font-size-asian="9pt" style:font-size-complex="9pt"/>
    </style:style>
    <style:style style:name="T28_54" style:family="text">
      <style:text-properties fo:background-color="#ffffff" fo:color="#333333" fo:font-size="9pt" style:font-size-asian="9pt" style:font-size-complex="9pt"/>
    </style:style>
    <style:style style:name="T28_55" style:family="text">
      <style:text-properties fo:background-color="#ffffff" fo:color="#333333" fo:font-size="9pt" style:font-size-asian="9pt" style:font-size-complex="9pt"/>
    </style:style>
    <style:style style:name="T28_56" style:family="text">
      <style:text-properties fo:background-color="#ffffff" fo:color="#333333" fo:font-size="9pt" style:font-size-asian="9pt" style:font-size-complex="9pt"/>
    </style:style>
    <style:style style:name="T28_57" style:family="text">
      <style:text-properties fo:background-color="#ffffff" fo:color="#333333" fo:font-size="9pt" style:font-size-asian="9pt" style:font-size-complex="9pt"/>
    </style:style>
    <style:style style:name="T28_58" style:family="text">
      <style:text-properties fo:background-color="#ffffff" fo:color="#333333" fo:font-size="9pt" style:font-size-asian="9pt" style:font-size-complex="9pt"/>
    </style:style>
    <style:style style:name="T28_59" style:family="text">
      <style:text-properties fo:background-color="#ffffff" fo:color="#333333" fo:font-size="9pt" style:font-size-asian="9pt" style:font-size-complex="9pt"/>
    </style:style>
    <style:style style:name="T28_60" style:family="text">
      <style:text-properties fo:background-color="#ffffff" fo:color="#333333" fo:font-size="9pt" style:font-size-asian="9pt" style:font-size-complex="9pt"/>
    </style:style>
    <style:style style:name="T28_61" style:family="text">
      <style:text-properties fo:background-color="#ffffff" fo:color="#333333" fo:font-size="9pt" style:font-size-asian="9pt" style:font-size-complex="9pt"/>
    </style:style>
    <style:style style:name="T28_62" style:family="text">
      <style:text-properties fo:background-color="#ffffff" fo:color="#333333" fo:font-size="9pt" style:font-size-asian="9pt" style:font-size-complex="9pt"/>
    </style:style>
    <style:style style:name="T28_63" style:family="text">
      <style:text-properties fo:background-color="#ffffff" fo:color="#333333" fo:font-size="9pt" style:font-size-asian="9pt" style:font-size-complex="9pt"/>
    </style:style>
    <style:style style:name="T28_64" style:family="text">
      <style:text-properties fo:background-color="#ffffff" fo:color="#333333" fo:font-size="9pt" style:font-size-asian="9pt" style:font-size-complex="9pt"/>
    </style:style>
    <style:style style:name="T28_65" style:family="text">
      <style:text-properties fo:background-color="#ffffff" fo:color="#333333" fo:font-size="9pt" style:font-size-asian="9pt" style:font-size-complex="9pt"/>
    </style:style>
    <style:style style:name="T28_66" style:family="text">
      <style:text-properties fo:background-color="#ffffff" fo:color="#333333" fo:font-size="9pt" style:font-size-asian="9pt" style:font-size-complex="9pt"/>
    </style:style>
    <style:style style:name="T28_67" style:family="text">
      <style:text-properties fo:background-color="#ffffff" fo:color="#333333" fo:font-size="9pt" style:font-size-asian="9pt" style:font-size-complex="9pt"/>
    </style:style>
    <style:style style:name="T28_68" style:family="text">
      <style:text-properties fo:background-color="#ffffff" fo:color="#333333" fo:font-size="9pt" style:font-size-asian="9pt" style:font-size-complex="9pt"/>
    </style:style>
    <style:style style:name="T28_69" style:family="text">
      <style:text-properties fo:background-color="#ffffff" fo:color="#333333" fo:font-size="9pt" style:font-size-asian="9pt" style:font-size-complex="9pt"/>
    </style:style>
    <style:style style:name="T28_70" style:family="text">
      <style:text-properties fo:background-color="#ffffff" fo:color="#333333" fo:font-size="9pt" style:font-size-asian="9pt" style:font-size-complex="9pt"/>
    </style:style>
    <style:style style:name="T28_71" style:family="text">
      <style:text-properties fo:background-color="#ffffff" fo:color="#333333" fo:font-size="9pt" style:font-size-asian="9pt" style:font-size-complex="9pt"/>
    </style:style>
    <style:style style:name="T28_72" style:family="text">
      <style:text-properties fo:background-color="#ffffff" fo:color="#333333" fo:font-size="9pt" style:font-size-asian="9pt" style:font-size-complex="9pt"/>
    </style:style>
    <style:style style:name="T28_73" style:family="text">
      <style:text-properties fo:background-color="#ffffff" fo:color="#333333" fo:font-size="9pt" style:font-size-asian="9pt" style:font-size-complex="9pt"/>
    </style:style>
    <style:style style:name="T28_74" style:family="text">
      <style:text-properties fo:background-color="#ffffff" fo:color="#333333" fo:font-size="9pt" style:font-size-asian="9pt" style:font-size-complex="9pt"/>
    </style:style>
    <style:style style:name="T28_75" style:family="text">
      <style:text-properties fo:background-color="#ffffff" fo:color="#333333" fo:font-size="9pt" style:font-size-asian="9pt" style:font-size-complex="9pt"/>
    </style:style>
    <style:style style:name="T28_76" style:family="text">
      <style:text-properties fo:background-color="#ffffff" fo:color="#333333" fo:font-size="9pt" style:font-size-asian="9pt" style:font-size-complex="9pt"/>
    </style:style>
    <style:style style:name="T28_77" style:family="text">
      <style:text-properties fo:background-color="#ffffff" fo:color="#333333" fo:font-size="9pt" style:font-size-asian="9pt" style:font-size-complex="9pt"/>
    </style:style>
    <style:style style:name="T28_78" style:family="text">
      <style:text-properties fo:background-color="#ffffff" fo:color="#333333" fo:font-size="9pt" style:font-size-asian="9pt" style:font-size-complex="9pt"/>
    </style:style>
    <style:style style:name="T28_79" style:family="text">
      <style:text-properties fo:background-color="#ffffff" fo:color="#333333" fo:font-size="9pt" style:font-size-asian="9pt" style:font-size-complex="9pt"/>
    </style:style>
    <style:style style:name="T28_80" style:family="text">
      <style:text-properties fo:background-color="#ffffff" fo:color="#333333" fo:font-size="9pt" style:font-size-asian="9pt" style:font-size-complex="9pt"/>
    </style:style>
    <style:style style:name="T28_81" style:family="text">
      <style:text-properties fo:background-color="#ffffff" fo:color="#333333" fo:font-size="9pt" style:font-size-asian="9pt" style:font-size-complex="9pt"/>
    </style:style>
    <style:style style:name="T28_82" style:family="text">
      <style:text-properties fo:background-color="#ffffff" fo:color="#333333" fo:font-size="9pt" style:font-size-asian="9pt" style:font-size-complex="9pt"/>
    </style:style>
    <style:style style:name="T28_83" style:family="text">
      <style:text-properties fo:background-color="#ffffff" fo:color="#333333" fo:font-size="9pt" style:font-size-asian="9pt" style:font-size-complex="9pt"/>
    </style:style>
    <style:style style:name="T28_84" style:family="text">
      <style:text-properties fo:background-color="#ffffff" fo:color="#333333" fo:font-size="9pt" style:font-size-asian="9pt" style:font-size-complex="9pt"/>
    </style:style>
    <style:style style:name="T28_85" style:family="text">
      <style:text-properties fo:background-color="#ffffff" fo:color="#333333" fo:font-size="9pt" style:font-size-asian="9pt" style:font-size-complex="9pt"/>
    </style:style>
    <style:style style:name="T28_86" style:family="text">
      <style:text-properties fo:background-color="#ffffff" fo:color="#333333" fo:font-size="9pt" style:font-size-asian="9pt" style:font-size-complex="9pt"/>
    </style:style>
    <style:style style:name="T28_87" style:family="text">
      <style:text-properties fo:background-color="#ffffff" fo:color="#333333" fo:font-size="9pt" style:font-size-asian="9pt" style:font-size-complex="9pt"/>
    </style:style>
    <style:style style:name="T28_88" style:family="text">
      <style:text-properties fo:background-color="#ffffff" fo:color="#333333" fo:font-size="9pt" style:font-size-asian="9pt" style:font-size-complex="9pt"/>
    </style:style>
    <style:style style:name="T28_89" style:family="text">
      <style:text-properties fo:background-color="#ffffff" fo:color="#333333" fo:font-size="9pt" style:font-size-asian="9pt" style:font-size-complex="9pt"/>
    </style:style>
    <style:style style:name="T28_90" style:family="text">
      <style:text-properties fo:background-color="#ffffff" fo:color="#333333" fo:font-size="9pt" style:font-size-asian="9pt" style:font-size-complex="9pt"/>
    </style:style>
    <style:style style:name="T28_91" style:family="text">
      <style:text-properties fo:background-color="#ffffff" fo:color="#333333" fo:font-size="9pt" style:font-size-asian="9pt" style:font-size-complex="9pt"/>
    </style:style>
    <style:style style:name="T28_92" style:family="text">
      <style:text-properties fo:background-color="#ffffff" fo:color="#333333" fo:font-size="9pt" style:font-size-asian="9pt" style:font-size-complex="9pt"/>
    </style:style>
    <style:style style:name="T28_93" style:family="text">
      <style:text-properties fo:background-color="#ffffff" fo:color="#333333" fo:font-size="9pt" style:font-size-asian="9pt" style:font-size-complex="9pt"/>
    </style:style>
    <style:style style:name="T28_94" style:family="text">
      <style:text-properties fo:background-color="#ffffff" fo:color="#333333" fo:font-size="9pt" style:font-size-asian="9pt" style:font-size-complex="9pt"/>
    </style:style>
    <style:style style:name="T28_95" style:family="text">
      <style:text-properties fo:background-color="#ffffff" fo:color="#333333" fo:font-size="9pt" style:font-size-asian="9pt" style:font-size-complex="9pt"/>
    </style:style>
    <style:style style:name="T28_96" style:family="text">
      <style:text-properties fo:background-color="#ffffff" fo:color="#333333" fo:font-size="9pt" style:font-size-asian="9pt" style:font-size-complex="9pt"/>
    </style:style>
    <style:style style:name="T28_97" style:family="text">
      <style:text-properties fo:background-color="#ffffff" fo:color="#333333" fo:font-size="9pt" style:font-size-asian="9pt" style:font-size-complex="9pt"/>
    </style:style>
    <style:style style:name="T28_98" style:family="text">
      <style:text-properties fo:background-color="#ffffff" fo:color="#333333" fo:font-size="9pt" style:font-size-asian="9pt" style:font-size-complex="9pt"/>
    </style:style>
    <style:style style:name="T28_99" style:family="text">
      <style:text-properties fo:background-color="#ffffff" fo:color="#333333" fo:font-size="9pt" style:font-size-asian="9pt" style:font-size-complex="9pt"/>
    </style:style>
    <style:style style:name="T28_100" style:family="text">
      <style:text-properties fo:background-color="#ffffff" fo:color="#333333" fo:font-size="9pt" style:font-size-asian="9pt" style:font-size-complex="9pt"/>
    </style:style>
    <style:style style:name="T28_101" style:family="text">
      <style:text-properties fo:background-color="#ffffff" fo:color="#333333" fo:font-size="9pt" style:font-size-asian="9pt" style:font-size-complex="9pt"/>
    </style:style>
    <style:style style:name="T28_102" style:family="text">
      <style:text-properties fo:background-color="#ffffff" fo:color="#333333" fo:font-size="9pt" style:font-size-asian="9pt" style:font-size-complex="9pt"/>
    </style:style>
    <style:style style:name="T28_103" style:family="text">
      <style:text-properties fo:background-color="#ffffff" fo:color="#333333" fo:font-size="9pt" style:font-size-asian="9pt" style:font-size-complex="9pt"/>
    </style:style>
    <style:style style:name="T28_104" style:family="text">
      <style:text-properties fo:background-color="#ffffff" fo:color="#333333" fo:font-size="9pt" style:font-size-asian="9pt" style:font-size-complex="9pt"/>
    </style:style>
    <style:style style:name="T28_105" style:family="text">
      <style:text-properties fo:background-color="#ffffff" fo:color="#333333" fo:font-size="9pt" style:font-size-asian="9pt" style:font-size-complex="9pt"/>
    </style:style>
    <style:style style:name="T28_106" style:family="text">
      <style:text-properties fo:background-color="#ffffff" fo:color="#333333" fo:font-size="9pt" style:font-size-asian="9pt" style:font-size-complex="9pt"/>
    </style:style>
    <style:style style:name="T28_107" style:family="text">
      <style:text-properties fo:background-color="#ffffff" fo:color="#333333" fo:font-size="9pt" style:font-size-asian="9pt" style:font-size-complex="9pt"/>
    </style:style>
    <style:style style:name="T28_108" style:family="text">
      <style:text-properties fo:background-color="#ffffff" fo:color="#333333" fo:font-size="9pt" style:font-size-asian="9pt" style:font-size-complex="9pt"/>
    </style:style>
    <style:style style:name="T28_109" style:family="text">
      <style:text-properties fo:background-color="#ffffff" fo:color="#333333" fo:font-size="9pt" style:font-size-asian="9pt" style:font-size-complex="9pt"/>
    </style:style>
    <style:style style:name="T28_110" style:family="text">
      <style:text-properties fo:background-color="#ffffff" fo:color="#333333" fo:font-size="9pt" style:font-size-asian="9pt" style:font-size-complex="9pt"/>
    </style:style>
    <style:style style:name="T28_111" style:family="text">
      <style:text-properties fo:background-color="#ffffff" fo:color="#333333" fo:font-size="9pt" style:font-size-asian="9pt" style:font-size-complex="9pt"/>
    </style:style>
    <style:style style:name="T28_112" style:family="text">
      <style:text-properties fo:background-color="#ffffff" fo:color="#333333" fo:font-size="9pt" style:font-size-asian="9pt" style:font-size-complex="9pt"/>
    </style:style>
    <style:style style:name="T28_113" style:family="text">
      <style:text-properties fo:background-color="#ffffff" fo:color="#333333" fo:font-size="9pt" style:font-size-asian="9pt" style:font-size-complex="9pt"/>
    </style:style>
    <style:style style:name="T28_114" style:family="text">
      <style:text-properties fo:background-color="#ffffff" fo:color="#333333" fo:font-size="9pt" style:font-size-asian="9pt" style:font-size-complex="9pt"/>
    </style:style>
    <style:style style:name="T28_115" style:family="text">
      <style:text-properties fo:background-color="#ffffff" fo:color="#333333" fo:font-size="9pt" style:font-size-asian="9pt" style:font-size-complex="9pt"/>
    </style:style>
    <style:style style:name="T28_116" style:family="text">
      <style:text-properties fo:background-color="#ffffff" fo:color="#333333" fo:font-size="9pt" style:font-size-asian="9pt" style:font-size-complex="9pt"/>
    </style:style>
    <style:style style:name="T28_117" style:family="text">
      <style:text-properties fo:background-color="#ffffff" fo:color="#333333" fo:font-size="9pt" style:font-size-asian="9pt" style:font-size-complex="9pt"/>
    </style:style>
    <style:style style:name="T28_118" style:family="text">
      <style:text-properties fo:background-color="#ffffff" fo:color="#333333" fo:font-size="9pt" style:font-size-asian="9pt" style:font-size-complex="9pt"/>
    </style:style>
    <style:style style:name="T28_119" style:family="text">
      <style:text-properties fo:background-color="#ffffff" fo:color="#333333" fo:font-size="9pt" style:font-size-asian="9pt" style:font-size-complex="9pt"/>
    </style:style>
    <style:style style:name="T28_120" style:family="text">
      <style:text-properties fo:background-color="#ffffff" fo:color="#333333" fo:font-size="9pt" style:font-size-asian="9pt" style:font-size-complex="9pt"/>
    </style:style>
    <style:style style:name="T28_121" style:family="text">
      <style:text-properties fo:background-color="#ffffff" fo:color="#333333" fo:font-size="9pt" style:font-size-asian="9pt" style:font-size-complex="9pt"/>
    </style:style>
    <style:style style:name="T28_122" style:family="text">
      <style:text-properties fo:background-color="#ffffff" fo:color="#333333" fo:font-size="9pt" style:font-size-asian="9pt" style:font-size-complex="9pt"/>
    </style:style>
    <style:style style:name="T28_123" style:family="text">
      <style:text-properties fo:background-color="#ffffff" fo:color="#333333" fo:font-size="9pt" style:font-size-asian="9pt" style:font-size-complex="9pt"/>
    </style:style>
    <style:style style:name="T28_124" style:family="text">
      <style:text-properties fo:background-color="#ffffff" fo:color="#333333" fo:font-size="9pt" style:font-size-asian="9pt" style:font-size-complex="9pt"/>
    </style:style>
    <style:style style:name="T28_125" style:family="text">
      <style:text-properties fo:background-color="#ffffff" fo:color="#333333" fo:font-size="9pt" style:font-size-asian="9pt" style:font-size-complex="9pt"/>
    </style:style>
    <style:style style:name="T28_126" style:family="text">
      <style:text-properties fo:background-color="#ffffff" fo:color="#333333" fo:font-size="9pt" style:font-size-asian="9pt" style:font-size-complex="9pt"/>
    </style:style>
    <style:style style:name="P29" style:family="paragraph" style:parent-style-name="Heading_20_3">
      <style:paragraph-properties fo:break-before="auto" fo:line-height="130%" fo:margin-top="0.318cm" style:writing-mode="lr-tb"/>
    </style:style>
    <style:style style:name="T29_1" style:family="text">
      <style:text-properties fo:background-color="#ffffff" fo:color="#333333" style:font-name="Arial" style:font-name-asian="Arial" style:font-name-complex="Arial"/>
    </style:style>
    <style:style style:name="P30" style:family="paragraph" style:parent-style-name="Standard">
      <style:paragraph-properties fo:break-before="auto" fo:line-height="140%" fo:margin-top="0.388cm" style:writing-mode="lr-tb"/>
    </style:style>
    <style:style style:name="T30_1" style:family="text"/>
    <style:style style:name="T30_2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0_3" style:family="text"/>
    <style:style style:name="T30_4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0_5" style:family="text"/>
    <style:style style:name="T30_6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0_7" style:family="text"/>
    <style:style style:name="T30_8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0_9" style:family="text"/>
    <style:style style:name="T30_10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0_11" style:family="text"/>
    <style:style style:name="T30_12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0_13" style:family="text"/>
    <style:style style:name="T30_14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0_15" style:family="text"/>
    <style:style style:name="T30_16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P31" style:family="paragraph" style:parent-style-name="Standard">
      <style:paragraph-properties fo:text-align="justify" fo:break-before="auto" fo:line-height="140%" fo:margin-top="0.388cm" style:writing-mode="lr-tb"/>
    </style:style>
    <style:style style:name="T31_1" style:family="text">
      <style:text-properties fo:background-color="#ffffff" fo:color="#333333" fo:font-size="9pt" style:font-size-asian="9pt" style:font-size-complex="9pt"/>
    </style:style>
    <style:style style:name="T31_2" style:family="text">
      <style:text-properties fo:background-color="#ffffff" fo:color="#333333" fo:font-size="9pt" style:font-size-asian="9pt" style:font-size-complex="9pt"/>
    </style:style>
    <style:style style:name="T31_3" style:family="text">
      <style:text-properties fo:background-color="#ffffff" fo:color="#333333" fo:font-size="9pt" style:font-size-asian="9pt" style:font-size-complex="9pt"/>
    </style:style>
    <style:style style:name="T31_4" style:family="text">
      <style:text-properties fo:background-color="#ffffff" fo:color="#333333" fo:font-size="9pt" style:font-size-asian="9pt" style:font-size-complex="9pt"/>
    </style:style>
    <style:style style:name="T31_5" style:family="text">
      <style:text-properties fo:background-color="#ffffff" fo:color="#333333" fo:font-size="9pt" style:font-size-asian="9pt" style:font-size-complex="9pt"/>
    </style:style>
    <style:style style:name="T31_6" style:family="text">
      <style:text-properties fo:background-color="#ffffff" fo:color="#333333" fo:font-size="9pt" style:font-size-asian="9pt" style:font-size-complex="9pt"/>
    </style:style>
    <style:style style:name="T31_7" style:family="text">
      <style:text-properties fo:background-color="#ffffff" fo:color="#333333" fo:font-size="9pt" style:font-size-asian="9pt" style:font-size-complex="9pt"/>
    </style:style>
    <style:style style:name="T31_8" style:family="text">
      <style:text-properties fo:background-color="#ffffff" fo:color="#333333" fo:font-size="9pt" style:font-size-asian="9pt" style:font-size-complex="9pt"/>
    </style:style>
    <style:style style:name="T31_9" style:family="text">
      <style:text-properties fo:background-color="#ffffff" fo:color="#333333" fo:font-size="9pt" style:font-size-asian="9pt" style:font-size-complex="9pt"/>
    </style:style>
    <style:style style:name="T31_10" style:family="text">
      <style:text-properties fo:background-color="#ffffff" fo:color="#333333" fo:font-size="9pt" style:font-size-asian="9pt" style:font-size-complex="9pt"/>
    </style:style>
    <style:style style:name="T31_11" style:family="text">
      <style:text-properties fo:background-color="#ffffff" fo:color="#333333" fo:font-size="9pt" style:font-size-asian="9pt" style:font-size-complex="9pt"/>
    </style:style>
    <style:style style:name="T31_12" style:family="text">
      <style:text-properties fo:background-color="#ffffff" fo:color="#333333" fo:font-size="9pt" style:font-size-asian="9pt" style:font-size-complex="9pt"/>
    </style:style>
    <style:style style:name="T31_13" style:family="text">
      <style:text-properties fo:background-color="#ffffff" fo:color="#333333" fo:font-size="9pt" style:font-size-asian="9pt" style:font-size-complex="9pt"/>
    </style:style>
    <style:style style:name="T31_14" style:family="text">
      <style:text-properties fo:background-color="#ffffff" fo:color="#333333" fo:font-size="9pt" style:font-size-asian="9pt" style:font-size-complex="9pt"/>
    </style:style>
    <style:style style:name="T31_15" style:family="text">
      <style:text-properties fo:background-color="#ffffff" fo:color="#333333" fo:font-size="9pt" style:font-size-asian="9pt" style:font-size-complex="9pt"/>
    </style:style>
    <style:style style:name="T31_16" style:family="text">
      <style:text-properties fo:background-color="#ffffff" fo:color="#333333" fo:font-size="9pt" style:font-size-asian="9pt" style:font-size-complex="9pt"/>
    </style:style>
    <style:style style:name="T31_17" style:family="text">
      <style:text-properties fo:background-color="#ffffff" fo:color="#333333" fo:font-size="9pt" style:font-size-asian="9pt" style:font-size-complex="9pt"/>
    </style:style>
    <style:style style:name="T31_18" style:family="text">
      <style:text-properties fo:background-color="#ffffff" fo:color="#333333" fo:font-size="9pt" style:font-size-asian="9pt" style:font-size-complex="9pt"/>
    </style:style>
    <style:style style:name="T31_19" style:family="text">
      <style:text-properties fo:background-color="#ffffff" fo:color="#333333" fo:font-size="9pt" style:font-size-asian="9pt" style:font-size-complex="9pt"/>
    </style:style>
    <style:style style:name="T31_20" style:family="text">
      <style:text-properties fo:background-color="#ffffff" fo:color="#333333" fo:font-size="9pt" style:font-size-asian="9pt" style:font-size-complex="9pt"/>
    </style:style>
    <style:style style:name="T31_21" style:family="text">
      <style:text-properties fo:background-color="#ffffff" fo:color="#333333" fo:font-size="9pt" style:font-size-asian="9pt" style:font-size-complex="9pt"/>
    </style:style>
    <style:style style:name="T31_22" style:family="text">
      <style:text-properties fo:background-color="#ffffff" fo:color="#333333" fo:font-size="9pt" style:font-size-asian="9pt" style:font-size-complex="9pt"/>
    </style:style>
    <style:style style:name="T31_23" style:family="text">
      <style:text-properties fo:background-color="#ffffff" fo:color="#333333" fo:font-size="9pt" style:font-size-asian="9pt" style:font-size-complex="9pt"/>
    </style:style>
    <style:style style:name="T31_24" style:family="text">
      <style:text-properties fo:background-color="#ffffff" fo:color="#333333" fo:font-size="9pt" style:font-size-asian="9pt" style:font-size-complex="9pt"/>
    </style:style>
    <style:style style:name="T31_25" style:family="text">
      <style:text-properties fo:background-color="#ffffff" fo:color="#333333" fo:font-size="9pt" style:font-size-asian="9pt" style:font-size-complex="9pt"/>
    </style:style>
    <style:style style:name="T31_26" style:family="text">
      <style:text-properties fo:background-color="#ffffff" fo:color="#333333" fo:font-size="9pt" style:font-size-asian="9pt" style:font-size-complex="9pt"/>
    </style:style>
    <style:style style:name="T31_27" style:family="text">
      <style:text-properties fo:background-color="#ffffff" fo:color="#333333" fo:font-size="9pt" style:font-size-asian="9pt" style:font-size-complex="9pt"/>
    </style:style>
    <style:style style:name="T31_28" style:family="text">
      <style:text-properties fo:background-color="#ffffff" fo:color="#333333" fo:font-size="9pt" style:font-size-asian="9pt" style:font-size-complex="9pt"/>
    </style:style>
    <style:style style:name="T31_29" style:family="text">
      <style:text-properties fo:background-color="#ffffff" fo:color="#333333" fo:font-size="9pt" style:font-size-asian="9pt" style:font-size-complex="9pt"/>
    </style:style>
    <style:style style:name="T31_30" style:family="text">
      <style:text-properties fo:background-color="#ffffff" fo:color="#333333" fo:font-size="9pt" style:font-size-asian="9pt" style:font-size-complex="9pt"/>
    </style:style>
    <style:style style:name="T31_31" style:family="text">
      <style:text-properties fo:background-color="#ffffff" fo:color="#333333" fo:font-size="9pt" style:font-size-asian="9pt" style:font-size-complex="9pt"/>
    </style:style>
    <style:style style:name="T31_32" style:family="text">
      <style:text-properties fo:background-color="#ffffff" fo:color="#333333" fo:font-size="9pt" style:font-size-asian="9pt" style:font-size-complex="9pt"/>
    </style:style>
    <style:style style:name="T31_33" style:family="text">
      <style:text-properties fo:background-color="#ffffff" fo:color="#333333" fo:font-size="9pt" style:font-size-asian="9pt" style:font-size-complex="9pt"/>
    </style:style>
    <style:style style:name="T31_34" style:family="text">
      <style:text-properties fo:background-color="#ffffff" fo:color="#333333" fo:font-size="9pt" style:font-size-asian="9pt" style:font-size-complex="9pt"/>
    </style:style>
    <style:style style:name="T31_35" style:family="text">
      <style:text-properties fo:background-color="#ffffff" fo:color="#333333" fo:font-size="9pt" style:font-size-asian="9pt" style:font-size-complex="9pt"/>
    </style:style>
    <style:style style:name="T31_36" style:family="text">
      <style:text-properties fo:background-color="#ffffff" fo:color="#333333" fo:font-size="9pt" style:font-size-asian="9pt" style:font-size-complex="9pt"/>
    </style:style>
    <style:style style:name="T31_37" style:family="text">
      <style:text-properties fo:background-color="#ffffff" fo:color="#333333" fo:font-size="9pt" style:font-size-asian="9pt" style:font-size-complex="9pt"/>
    </style:style>
    <style:style style:name="T31_38" style:family="text">
      <style:text-properties fo:background-color="#ffffff" fo:color="#333333" fo:font-size="9pt" style:font-size-asian="9pt" style:font-size-complex="9pt"/>
    </style:style>
    <style:style style:name="T31_39" style:family="text">
      <style:text-properties fo:background-color="#ffffff" fo:color="#333333" fo:font-size="9pt" style:font-size-asian="9pt" style:font-size-complex="9pt"/>
    </style:style>
    <style:style style:name="T31_40" style:family="text">
      <style:text-properties fo:background-color="#ffffff" fo:color="#333333" fo:font-size="9pt" style:font-size-asian="9pt" style:font-size-complex="9pt"/>
    </style:style>
    <style:style style:name="T31_41" style:family="text">
      <style:text-properties fo:background-color="#ffffff" fo:color="#333333" fo:font-size="9pt" style:font-size-asian="9pt" style:font-size-complex="9pt"/>
    </style:style>
    <style:style style:name="T31_42" style:family="text">
      <style:text-properties fo:background-color="#ffffff" fo:color="#333333" fo:font-size="9pt" style:font-size-asian="9pt" style:font-size-complex="9pt"/>
    </style:style>
    <style:style style:name="T31_43" style:family="text">
      <style:text-properties fo:background-color="#ffffff" fo:color="#333333" fo:font-size="9pt" style:font-size-asian="9pt" style:font-size-complex="9pt"/>
    </style:style>
    <style:style style:name="T31_44" style:family="text">
      <style:text-properties fo:background-color="#ffffff" fo:color="#333333" fo:font-size="9pt" style:font-size-asian="9pt" style:font-size-complex="9pt"/>
    </style:style>
    <style:style style:name="T31_45" style:family="text">
      <style:text-properties fo:background-color="#ffffff" fo:color="#333333" fo:font-size="9pt" style:font-size-asian="9pt" style:font-size-complex="9pt"/>
    </style:style>
    <style:style style:name="T31_46" style:family="text">
      <style:text-properties fo:background-color="#ffffff" fo:color="#333333" fo:font-size="9pt" style:font-size-asian="9pt" style:font-size-complex="9pt"/>
    </style:style>
    <style:style style:name="T31_47" style:family="text">
      <style:text-properties fo:background-color="#ffffff" fo:color="#333333" fo:font-size="9pt" style:font-size-asian="9pt" style:font-size-complex="9pt"/>
    </style:style>
    <style:style style:name="T31_48" style:family="text">
      <style:text-properties fo:background-color="#ffffff" fo:color="#333333" fo:font-size="9pt" style:font-size-asian="9pt" style:font-size-complex="9pt"/>
    </style:style>
    <style:style style:name="T31_49" style:family="text">
      <style:text-properties fo:background-color="#ffffff" fo:color="#333333" fo:font-size="9pt" style:font-size-asian="9pt" style:font-size-complex="9pt"/>
    </style:style>
    <style:style style:name="T31_50" style:family="text">
      <style:text-properties fo:background-color="#ffffff" fo:color="#333333" fo:font-size="9pt" style:font-size-asian="9pt" style:font-size-complex="9pt"/>
    </style:style>
    <style:style style:name="T31_51" style:family="text">
      <style:text-properties fo:background-color="#ffffff" fo:color="#333333" fo:font-size="9pt" style:font-size-asian="9pt" style:font-size-complex="9pt"/>
    </style:style>
    <style:style style:name="T31_52" style:family="text">
      <style:text-properties fo:background-color="#ffffff" fo:color="#333333" fo:font-size="9pt" style:font-size-asian="9pt" style:font-size-complex="9pt"/>
    </style:style>
    <style:style style:name="T31_53" style:family="text">
      <style:text-properties fo:background-color="#ffffff" fo:color="#333333" fo:font-size="9pt" style:font-size-asian="9pt" style:font-size-complex="9pt"/>
    </style:style>
    <style:style style:name="T31_54" style:family="text">
      <style:text-properties fo:background-color="#ffffff" fo:color="#333333" fo:font-size="9pt" style:font-size-asian="9pt" style:font-size-complex="9pt"/>
    </style:style>
    <style:style style:name="T31_55" style:family="text">
      <style:text-properties fo:background-color="#ffffff" fo:color="#333333" fo:font-size="9pt" style:font-size-asian="9pt" style:font-size-complex="9pt"/>
    </style:style>
    <style:style style:name="T31_56" style:family="text">
      <style:text-properties fo:background-color="#ffffff" fo:color="#333333" fo:font-size="9pt" style:font-size-asian="9pt" style:font-size-complex="9pt"/>
    </style:style>
    <style:style style:name="T31_57" style:family="text">
      <style:text-properties fo:background-color="#ffffff" fo:color="#333333" fo:font-size="9pt" style:font-size-asian="9pt" style:font-size-complex="9pt"/>
    </style:style>
    <style:style style:name="T31_58" style:family="text">
      <style:text-properties fo:background-color="#ffffff" fo:color="#333333" fo:font-size="9pt" style:font-size-asian="9pt" style:font-size-complex="9pt"/>
    </style:style>
    <style:style style:name="T31_59" style:family="text">
      <style:text-properties fo:background-color="#ffffff" fo:color="#333333" fo:font-size="9pt" style:font-size-asian="9pt" style:font-size-complex="9pt"/>
    </style:style>
    <style:style style:name="T31_60" style:family="text">
      <style:text-properties fo:background-color="#ffffff" fo:color="#333333" fo:font-size="9pt" style:font-size-asian="9pt" style:font-size-complex="9pt"/>
    </style:style>
    <style:style style:name="T31_61" style:family="text">
      <style:text-properties fo:background-color="#ffffff" fo:color="#333333" fo:font-size="9pt" style:font-size-asian="9pt" style:font-size-complex="9pt"/>
    </style:style>
    <style:style style:name="T31_62" style:family="text">
      <style:text-properties fo:background-color="#ffffff" fo:color="#333333" fo:font-size="9pt" style:font-size-asian="9pt" style:font-size-complex="9pt"/>
    </style:style>
    <style:style style:name="T31_63" style:family="text">
      <style:text-properties fo:background-color="#ffffff" fo:color="#333333" fo:font-size="9pt" style:font-size-asian="9pt" style:font-size-complex="9pt"/>
    </style:style>
    <style:style style:name="T31_64" style:family="text">
      <style:text-properties fo:background-color="#ffffff" fo:color="#333333" fo:font-size="9pt" style:font-size-asian="9pt" style:font-size-complex="9pt"/>
    </style:style>
    <style:style style:name="T31_65" style:family="text">
      <style:text-properties fo:background-color="#ffffff" fo:color="#333333" fo:font-size="9pt" style:font-size-asian="9pt" style:font-size-complex="9pt"/>
    </style:style>
    <style:style style:name="T31_66" style:family="text">
      <style:text-properties fo:background-color="#ffffff" fo:color="#333333" fo:font-size="9pt" style:font-size-asian="9pt" style:font-size-complex="9pt"/>
    </style:style>
    <style:style style:name="T31_67" style:family="text">
      <style:text-properties fo:background-color="#ffffff" fo:color="#333333" fo:font-size="9pt" style:font-size-asian="9pt" style:font-size-complex="9pt"/>
    </style:style>
    <style:style style:name="T31_68" style:family="text">
      <style:text-properties fo:background-color="#ffffff" fo:color="#333333" fo:font-size="9pt" style:font-size-asian="9pt" style:font-size-complex="9pt"/>
    </style:style>
    <style:style style:name="T31_69" style:family="text">
      <style:text-properties fo:background-color="#ffffff" fo:color="#333333" fo:font-size="9pt" style:font-size-asian="9pt" style:font-size-complex="9pt"/>
    </style:style>
    <style:style style:name="T31_70" style:family="text">
      <style:text-properties fo:background-color="#ffffff" fo:color="#333333" fo:font-size="9pt" style:font-size-asian="9pt" style:font-size-complex="9pt"/>
    </style:style>
    <style:style style:name="T31_71" style:family="text">
      <style:text-properties fo:background-color="#ffffff" fo:color="#333333" fo:font-size="9pt" style:font-size-asian="9pt" style:font-size-complex="9pt"/>
    </style:style>
    <style:style style:name="T31_72" style:family="text">
      <style:text-properties fo:background-color="#ffffff" fo:color="#333333" fo:font-size="9pt" style:font-size-asian="9pt" style:font-size-complex="9pt"/>
    </style:style>
    <style:style style:name="T31_73" style:family="text">
      <style:text-properties fo:background-color="#ffffff" fo:color="#333333" fo:font-size="9pt" style:font-size-asian="9pt" style:font-size-complex="9pt"/>
    </style:style>
    <style:style style:name="T31_74" style:family="text">
      <style:text-properties fo:background-color="#ffffff" fo:color="#333333" fo:font-size="9pt" style:font-size-asian="9pt" style:font-size-complex="9pt"/>
    </style:style>
    <style:style style:name="P32" style:family="paragraph" style:parent-style-name="Standard">
      <style:paragraph-properties fo:text-align="justify" fo:break-before="auto" fo:line-height="140%" fo:margin-top="0.388cm" style:writing-mode="lr-tb"/>
    </style:style>
    <style:style style:name="T32_1" style:family="text">
      <style:text-properties fo:background-color="#ffffff" fo:color="#333333" fo:font-size="9pt" style:font-size-asian="9pt" style:font-size-complex="9pt"/>
    </style:style>
    <style:style style:name="T32_2" style:family="text">
      <style:text-properties fo:background-color="#ffffff" fo:color="#333333" fo:font-size="9pt" style:font-size-asian="9pt" style:font-size-complex="9pt"/>
    </style:style>
    <style:style style:name="T32_3" style:family="text">
      <style:text-properties fo:background-color="#ffffff" fo:color="#333333" fo:font-size="9pt" style:font-size-asian="9pt" style:font-size-complex="9pt"/>
    </style:style>
    <style:style style:name="T32_4" style:family="text">
      <style:text-properties fo:background-color="#ffffff" fo:color="#333333" fo:font-size="9pt" style:font-size-asian="9pt" style:font-size-complex="9pt"/>
    </style:style>
    <style:style style:name="T32_5" style:family="text">
      <style:text-properties fo:background-color="#ffffff" fo:color="#333333" fo:font-size="9pt" style:font-size-asian="9pt" style:font-size-complex="9pt"/>
    </style:style>
    <style:style style:name="T32_6" style:family="text">
      <style:text-properties fo:background-color="#ffffff" fo:color="#333333" fo:font-size="9pt" style:font-size-asian="9pt" style:font-size-complex="9pt"/>
    </style:style>
    <style:style style:name="T32_7" style:family="text">
      <style:text-properties fo:background-color="#ffffff" fo:color="#333333" fo:font-size="9pt" style:font-size-asian="9pt" style:font-size-complex="9pt"/>
    </style:style>
    <style:style style:name="T32_8" style:family="text">
      <style:text-properties fo:background-color="#ffffff" fo:color="#333333" fo:font-size="9pt" style:font-size-asian="9pt" style:font-size-complex="9pt"/>
    </style:style>
    <style:style style:name="T32_9" style:family="text">
      <style:text-properties fo:background-color="#ffffff" fo:color="#333333" fo:font-size="9pt" style:font-size-asian="9pt" style:font-size-complex="9pt"/>
    </style:style>
    <style:style style:name="T32_10" style:family="text">
      <style:text-properties fo:background-color="#ffffff" fo:color="#333333" fo:font-size="9pt" style:font-size-asian="9pt" style:font-size-complex="9pt"/>
    </style:style>
    <style:style style:name="T32_11" style:family="text">
      <style:text-properties fo:background-color="#ffffff" fo:color="#333333" fo:font-size="9pt" style:font-size-asian="9pt" style:font-size-complex="9pt"/>
    </style:style>
    <style:style style:name="T32_12" style:family="text">
      <style:text-properties fo:background-color="#ffffff" fo:color="#333333" fo:font-size="9pt" style:font-size-asian="9pt" style:font-size-complex="9pt"/>
    </style:style>
    <style:style style:name="T32_13" style:family="text">
      <style:text-properties fo:background-color="#ffffff" fo:color="#333333" fo:font-size="9pt" style:font-size-asian="9pt" style:font-size-complex="9pt"/>
    </style:style>
    <style:style style:name="T32_14" style:family="text"/>
    <style:style style:name="T32_15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32_16" style:family="text"/>
    <style:style style:name="T32_17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32_18" style:family="text"/>
    <style:style style:name="T32_19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32_20" style:family="text"/>
    <style:style style:name="T32_21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32_22" style:family="text"/>
    <style:style style:name="T32_23" style:family="text">
      <style:text-properties fo:background-color="#ffffff" fo:color="#1155cc" fo:font-size="9pt" style:font-size-asian="9pt" style:font-size-complex="9pt" style:text-underline-style="solid" style:text-underline-color="font-color"/>
    </style:style>
    <style:style style:name="T32_24" style:family="text">
      <style:text-properties fo:background-color="#ffffff" fo:color="#333333" fo:font-size="9pt" style:font-size-asian="9pt" style:font-size-complex="9pt"/>
    </style:style>
    <style:style style:name="P33" style:family="paragraph" style:parent-style-name="Standard">
      <style:paragraph-properties fo:break-before="auto" fo:text-indent="0cm" fo:line-height="140%" fo:margin-top="0.706cm" fo:margin-left="0.776cm" fo:margin-right="0.776cm" style:writing-mode="lr-tb"/>
    </style:style>
    <style:style style:name="T33_1" style:family="text">
      <style:text-properties fo:background-color="#ffffff" fo:color="#333333" fo:font-size="9pt" style:font-size-asian="9pt" style:font-size-complex="9pt"/>
    </style:style>
    <style:style style:name="T33_2" style:family="text">
      <style:text-properties fo:background-color="#ffffff" fo:color="#333333" fo:font-size="9pt" style:font-size-asian="9pt" style:font-size-complex="9pt"/>
    </style:style>
    <style:style style:name="T33_3" style:family="text">
      <style:text-properties fo:background-color="#ffffff" fo:color="#333333" fo:font-size="9pt" style:font-size-asian="9pt" style:font-size-complex="9pt"/>
    </style:style>
    <style:style style:name="T33_4" style:family="text">
      <style:text-properties fo:background-color="#ffffff" fo:color="#333333" fo:font-size="9pt" style:font-size-asian="9pt" style:font-size-complex="9pt"/>
    </style:style>
    <style:style style:name="T33_5" style:family="text">
      <style:text-properties fo:background-color="#ffffff" fo:color="#333333" fo:font-size="9pt" style:font-size-asian="9pt" style:font-size-complex="9pt"/>
    </style:style>
    <style:style style:name="T33_6" style:family="text">
      <style:text-properties fo:background-color="#ffffff" fo:color="#333333" fo:font-size="9pt" style:font-size-asian="9pt" style:font-size-complex="9pt"/>
    </style:style>
    <style:style style:name="T33_7" style:family="text">
      <style:text-properties fo:background-color="#ffffff" fo:color="#333333" fo:font-size="9pt" style:font-size-asian="9pt" style:font-size-complex="9pt"/>
    </style:style>
    <style:style style:name="T33_8" style:family="text">
      <style:text-properties fo:background-color="#ffffff" fo:color="#333333" fo:font-size="9pt" style:font-size-asian="9pt" style:font-size-complex="9pt"/>
    </style:style>
    <style:style style:name="T33_9" style:family="text">
      <style:text-properties fo:background-color="#ffffff" fo:color="#333333" fo:font-size="9pt" style:font-size-asian="9pt" style:font-size-complex="9pt"/>
    </style:style>
    <style:style style:name="T33_10" style:family="text">
      <style:text-properties fo:background-color="#ffffff" fo:color="#333333" fo:font-size="9pt" style:font-size-asian="9pt" style:font-size-complex="9pt"/>
    </style:style>
    <style:style style:name="T33_11" style:family="text">
      <style:text-properties fo:background-color="#ffffff" fo:color="#333333" fo:font-size="9pt" style:font-size-asian="9pt" style:font-size-complex="9pt"/>
    </style:style>
    <style:style style:name="T33_12" style:family="text">
      <style:text-properties fo:background-color="#ffffff" fo:color="#333333" fo:font-size="9pt" style:font-size-asian="9pt" style:font-size-complex="9pt"/>
    </style:style>
    <style:style style:name="T33_13" style:family="text">
      <style:text-properties fo:background-color="#ffffff" fo:color="#333333" fo:font-size="9pt" style:font-size-asian="9pt" style:font-size-complex="9pt"/>
    </style:style>
    <style:style style:name="T33_14" style:family="text">
      <style:text-properties fo:background-color="#ffffff" fo:color="#333333" fo:font-size="9pt" style:font-size-asian="9pt" style:font-size-complex="9pt"/>
    </style:style>
    <style:style style:name="T33_15" style:family="text">
      <style:text-properties fo:background-color="#ffffff" fo:color="#333333" fo:font-size="9pt" style:font-size-asian="9pt" style:font-size-complex="9pt"/>
    </style:style>
    <style:style style:name="T33_16" style:family="text">
      <style:text-properties fo:background-color="#ffffff" fo:color="#333333" fo:font-size="9pt" style:font-size-asian="9pt" style:font-size-complex="9pt"/>
    </style:style>
    <style:style style:name="T33_17" style:family="text">
      <style:text-properties fo:background-color="#ffffff" fo:color="#333333" fo:font-size="9pt" style:font-size-asian="9pt" style:font-size-complex="9pt"/>
    </style:style>
    <style:style style:name="T33_18" style:family="text">
      <style:text-properties fo:background-color="#ffffff" fo:color="#333333" fo:font-size="9pt" style:font-size-asian="9pt" style:font-size-complex="9pt"/>
    </style:style>
    <style:style style:name="T33_19" style:family="text">
      <style:text-properties fo:background-color="#ffffff" fo:color="#333333" fo:font-size="9pt" style:font-size-asian="9pt" style:font-size-complex="9pt"/>
    </style:style>
    <style:style style:name="T33_20" style:family="text">
      <style:text-properties fo:background-color="#ffffff" fo:color="#333333" fo:font-size="9pt" style:font-size-asian="9pt" style:font-size-complex="9pt"/>
    </style:style>
    <style:style style:name="T33_21" style:family="text">
      <style:text-properties fo:background-color="#ffffff" fo:color="#333333" fo:font-size="9pt" style:font-size-asian="9pt" style:font-size-complex="9pt"/>
    </style:style>
    <style:style style:name="T33_22" style:family="text">
      <style:text-properties fo:background-color="#ffffff" fo:color="#333333" fo:font-size="9pt" style:font-size-asian="9pt" style:font-size-complex="9pt"/>
    </style:style>
    <style:style style:name="T33_23" style:family="text">
      <style:text-properties fo:background-color="#ffffff" fo:color="#333333" fo:font-size="9pt" style:font-size-asian="9pt" style:font-size-complex="9pt"/>
    </style:style>
    <style:style style:name="T33_24" style:family="text">
      <style:text-properties fo:background-color="#ffffff" fo:color="#333333" fo:font-size="9pt" style:font-size-asian="9pt" style:font-size-complex="9pt"/>
    </style:style>
    <style:style style:name="T33_25" style:family="text">
      <style:text-properties fo:background-color="#ffffff" fo:color="#333333" fo:font-size="9pt" style:font-size-asian="9pt" style:font-size-complex="9pt"/>
    </style:style>
    <style:style style:name="T33_26" style:family="text">
      <style:text-properties fo:background-color="#ffffff" fo:color="#333333" fo:font-size="9pt" style:font-size-asian="9pt" style:font-size-complex="9pt"/>
    </style:style>
    <style:style style:name="T33_27" style:family="text">
      <style:text-properties fo:background-color="#ffffff" fo:color="#333333" fo:font-size="9pt" style:font-size-asian="9pt" style:font-size-complex="9pt"/>
    </style:style>
    <style:style style:name="T33_28" style:family="text">
      <style:text-properties fo:background-color="#ffffff" fo:color="#333333" fo:font-size="9pt" style:font-size-asian="9pt" style:font-size-complex="9pt"/>
    </style:style>
    <style:style style:name="T33_29" style:family="text">
      <style:text-properties fo:background-color="#ffffff" fo:color="#333333" fo:font-size="9pt" style:font-size-asian="9pt" style:font-size-complex="9pt"/>
    </style:style>
    <style:style style:name="T33_30" style:family="text">
      <style:text-properties fo:background-color="#ffffff" fo:color="#333333" fo:font-size="9pt" style:font-size-asian="9pt" style:font-size-complex="9pt"/>
    </style:style>
    <style:style style:name="T33_31" style:family="text">
      <style:text-properties fo:background-color="#ffffff" fo:color="#333333" fo:font-size="9pt" style:font-size-asian="9pt" style:font-size-complex="9pt"/>
    </style:style>
    <style:style style:name="T33_32" style:family="text">
      <style:text-properties fo:background-color="#ffffff" fo:color="#333333" fo:font-size="9pt" style:font-size-asian="9pt" style:font-size-complex="9pt"/>
    </style:style>
    <style:style style:name="T33_33" style:family="text">
      <style:text-properties fo:background-color="#ffffff" fo:color="#333333" fo:font-size="9pt" style:font-size-asian="9pt" style:font-size-complex="9pt"/>
    </style:style>
    <style:style style:name="T33_34" style:family="text">
      <style:text-properties fo:background-color="#ffffff" fo:color="#333333" fo:font-size="9pt" style:font-size-asian="9pt" style:font-size-complex="9pt"/>
    </style:style>
    <style:style style:name="T33_35" style:family="text">
      <style:text-properties fo:background-color="#ffffff" fo:color="#333333" fo:font-size="9pt" style:font-size-asian="9pt" style:font-size-complex="9pt"/>
    </style:style>
    <style:style style:name="T33_36" style:family="text">
      <style:text-properties fo:background-color="#ffffff" fo:color="#333333" fo:font-size="9pt" style:font-size-asian="9pt" style:font-size-complex="9pt"/>
    </style:style>
    <style:style style:name="T33_37" style:family="text">
      <style:text-properties fo:background-color="#ffffff" fo:color="#333333" fo:font-size="9pt" style:font-size-asian="9pt" style:font-size-complex="9pt"/>
    </style:style>
    <style:style style:name="T33_38" style:family="text">
      <style:text-properties fo:background-color="#ffffff" fo:color="#333333" fo:font-size="9pt" style:font-size-asian="9pt" style:font-size-complex="9pt"/>
    </style:style>
    <style:style style:name="T33_39" style:family="text">
      <style:text-properties fo:background-color="#ffffff" fo:color="#333333" fo:font-size="9pt" style:font-size-asian="9pt" style:font-size-complex="9pt"/>
    </style:style>
    <style:style style:name="T33_40" style:family="text">
      <style:text-properties fo:background-color="#ffffff" fo:color="#333333" fo:font-size="9pt" style:font-size-asian="9pt" style:font-size-complex="9pt"/>
    </style:style>
    <style:style style:name="T33_41" style:family="text">
      <style:text-properties fo:background-color="#ffffff" fo:color="#333333" fo:font-size="9pt" style:font-size-asian="9pt" style:font-size-complex="9pt"/>
    </style:style>
    <style:style style:name="T33_42" style:family="text">
      <style:text-properties fo:background-color="#ffffff" fo:color="#333333" fo:font-size="9pt" style:font-size-asian="9pt" style:font-size-complex="9pt"/>
    </style:style>
    <style:style style:name="T33_43" style:family="text">
      <style:text-properties fo:background-color="#ffffff" fo:color="#333333" fo:font-size="9pt" style:font-size-asian="9pt" style:font-size-complex="9pt"/>
    </style:style>
    <style:style style:name="T33_44" style:family="text">
      <style:text-properties fo:background-color="#ffffff" fo:color="#333333" fo:font-size="9pt" style:font-size-asian="9pt" style:font-size-complex="9pt"/>
    </style:style>
    <style:style style:name="T33_45" style:family="text">
      <style:text-properties fo:background-color="#ffffff" fo:color="#333333" fo:font-size="9pt" style:font-size-asian="9pt" style:font-size-complex="9pt"/>
    </style:style>
    <style:style style:name="T33_46" style:family="text">
      <style:text-properties fo:background-color="#ffffff" fo:color="#333333" fo:font-size="9pt" style:font-size-asian="9pt" style:font-size-complex="9pt"/>
    </style:style>
    <style:style style:name="T33_47" style:family="text">
      <style:text-properties fo:background-color="#ffffff" fo:color="#333333" fo:font-size="9pt" style:font-size-asian="9pt" style:font-size-complex="9pt"/>
    </style:style>
    <style:style style:name="T33_48" style:family="text">
      <style:text-properties fo:background-color="#ffffff" fo:color="#333333" fo:font-size="9pt" style:font-size-asian="9pt" style:font-size-complex="9pt"/>
    </style:style>
    <style:style style:name="T33_49" style:family="text">
      <style:text-properties fo:background-color="#ffffff" fo:color="#333333" fo:font-size="9pt" style:font-size-asian="9pt" style:font-size-complex="9pt"/>
    </style:style>
    <style:style style:name="T33_50" style:family="text">
      <style:text-properties fo:background-color="#ffffff" fo:color="#333333" fo:font-size="9pt" style:font-size-asian="9pt" style:font-size-complex="9pt"/>
    </style:style>
    <style:style style:name="T33_51" style:family="text">
      <style:text-properties fo:background-color="#ffffff" fo:color="#333333" fo:font-size="9pt" style:font-size-asian="9pt" style:font-size-complex="9pt"/>
    </style:style>
    <style:style style:name="T33_52" style:family="text">
      <style:text-properties fo:background-color="#ffffff" fo:color="#333333" fo:font-size="9pt" style:font-size-asian="9pt" style:font-size-complex="9pt"/>
    </style:style>
    <style:style style:name="T33_53" style:family="text">
      <style:text-properties fo:background-color="#ffffff" fo:color="#333333" fo:font-size="9pt" style:font-size-asian="9pt" style:font-size-complex="9pt"/>
    </style:style>
    <style:style style:name="T33_54" style:family="text">
      <style:text-properties fo:background-color="#ffffff" fo:color="#333333" fo:font-size="9pt" style:font-size-asian="9pt" style:font-size-complex="9pt"/>
    </style:style>
    <style:style style:name="T33_55" style:family="text">
      <style:text-properties fo:background-color="#ffffff" fo:color="#333333" fo:font-size="9pt" style:font-size-asian="9pt" style:font-size-complex="9pt"/>
    </style:style>
    <style:style style:name="T33_56" style:family="text">
      <style:text-properties fo:background-color="#ffffff" fo:color="#333333" fo:font-size="9pt" style:font-size-asian="9pt" style:font-size-complex="9pt"/>
    </style:style>
    <style:style style:name="T33_57" style:family="text">
      <style:text-properties fo:background-color="#ffffff" fo:color="#333333" fo:font-size="9pt" style:font-size-asian="9pt" style:font-size-complex="9pt"/>
    </style:style>
    <style:style style:name="T33_58" style:family="text">
      <style:text-properties fo:background-color="#ffffff" fo:color="#333333" fo:font-size="9pt" style:font-size-asian="9pt" style:font-size-complex="9pt"/>
    </style:style>
    <style:style style:name="T33_59" style:family="text">
      <style:text-properties fo:background-color="#ffffff" fo:color="#333333" fo:font-size="9pt" style:font-size-asian="9pt" style:font-size-complex="9pt"/>
    </style:style>
    <style:style style:name="T33_60" style:family="text">
      <style:text-properties fo:background-color="#ffffff" fo:color="#333333" fo:font-size="9pt" style:font-size-asian="9pt" style:font-size-complex="9pt"/>
    </style:style>
    <style:style style:name="T33_61" style:family="text">
      <style:text-properties fo:background-color="#ffffff" fo:color="#333333" fo:font-size="9pt" style:font-size-asian="9pt" style:font-size-complex="9pt"/>
    </style:style>
    <style:style style:name="T33_62" style:family="text">
      <style:text-properties fo:background-color="#ffffff" fo:color="#333333" fo:font-size="9pt" style:font-size-asian="9pt" style:font-size-complex="9pt"/>
    </style:style>
    <style:style style:name="T33_63" style:family="text">
      <style:text-properties fo:background-color="#ffffff" fo:color="#333333" fo:font-size="9pt" style:font-size-asian="9pt" style:font-size-complex="9pt"/>
    </style:style>
    <style:style style:name="T33_64" style:family="text">
      <style:text-properties fo:background-color="#ffffff" fo:color="#333333" fo:font-size="9pt" style:font-size-asian="9pt" style:font-size-complex="9pt"/>
    </style:style>
    <style:style style:name="T33_65" style:family="text">
      <style:text-properties fo:background-color="#ffffff" fo:color="#333333" fo:font-size="9pt" style:font-size-asian="9pt" style:font-size-complex="9pt"/>
    </style:style>
    <style:style style:name="T33_66" style:family="text">
      <style:text-properties fo:background-color="#ffffff" fo:color="#333333" fo:font-size="9pt" style:font-size-asian="9pt" style:font-size-complex="9pt"/>
    </style:style>
    <style:style style:name="T33_67" style:family="text">
      <style:text-properties fo:background-color="#ffffff" fo:color="#333333" fo:font-size="9pt" style:font-size-asian="9pt" style:font-size-complex="9pt"/>
    </style:style>
    <style:style style:name="T33_68" style:family="text">
      <style:text-properties fo:background-color="#ffffff" fo:color="#333333" fo:font-size="9pt" style:font-size-asian="9pt" style:font-size-complex="9pt"/>
    </style:style>
    <style:style style:name="T33_69" style:family="text">
      <style:text-properties fo:background-color="#ffffff" fo:color="#333333" fo:font-size="9pt" style:font-size-asian="9pt" style:font-size-complex="9pt"/>
    </style:style>
    <style:style style:name="T33_70" style:family="text">
      <style:text-properties fo:background-color="#ffffff" fo:color="#333333" fo:font-size="9pt" style:font-size-asian="9pt" style:font-size-complex="9pt"/>
    </style:style>
    <style:style style:name="T33_71" style:family="text">
      <style:text-properties fo:background-color="#ffffff" fo:color="#333333" fo:font-size="9pt" style:font-size-asian="9pt" style:font-size-complex="9pt"/>
    </style:style>
    <style:style style:name="T33_72" style:family="text">
      <style:text-properties fo:background-color="#ffffff" fo:color="#333333" fo:font-size="9pt" style:font-size-asian="9pt" style:font-size-complex="9pt"/>
    </style:style>
    <style:style style:name="T33_73" style:family="text">
      <style:text-properties fo:background-color="#ffffff" fo:color="#333333" fo:font-size="9pt" style:font-size-asian="9pt" style:font-size-complex="9pt"/>
    </style:style>
    <style:style style:name="T33_74" style:family="text">
      <style:text-properties fo:background-color="#ffffff" fo:color="#333333" fo:font-size="9pt" style:font-size-asian="9pt" style:font-size-complex="9pt"/>
    </style:style>
    <style:style style:name="T33_75" style:family="text">
      <style:text-properties fo:background-color="#ffffff" fo:color="#333333" fo:font-size="9pt" style:font-size-asian="9pt" style:font-size-complex="9pt"/>
    </style:style>
    <style:style style:name="T33_76" style:family="text">
      <style:text-properties fo:background-color="#ffffff" fo:color="#333333" fo:font-size="9pt" style:font-size-asian="9pt" style:font-size-complex="9pt"/>
    </style:style>
    <style:style style:name="T33_77" style:family="text">
      <style:text-properties fo:background-color="#ffffff" fo:color="#333333" fo:font-size="9pt" style:font-size-asian="9pt" style:font-size-complex="9pt"/>
    </style:style>
    <style:style style:name="T33_78" style:family="text">
      <style:text-properties fo:background-color="#ffffff" fo:color="#333333" fo:font-size="9pt" style:font-size-asian="9pt" style:font-size-complex="9pt"/>
    </style:style>
    <style:style style:name="T33_79" style:family="text">
      <style:text-properties fo:background-color="#ffffff" fo:color="#333333" fo:font-size="9pt" style:font-size-asian="9pt" style:font-size-complex="9pt"/>
    </style:style>
    <style:style style:name="T33_80" style:family="text">
      <style:text-properties fo:background-color="#ffffff" fo:color="#333333" fo:font-size="9pt" style:font-size-asian="9pt" style:font-size-complex="9pt"/>
    </style:style>
    <style:style style:name="T33_81" style:family="text">
      <style:text-properties fo:background-color="#ffffff" fo:color="#333333" fo:font-size="9pt" style:font-size-asian="9pt" style:font-size-complex="9pt"/>
    </style:style>
    <style:style style:name="T33_82" style:family="text">
      <style:text-properties fo:background-color="#ffffff" fo:color="#333333" fo:font-size="9pt" style:font-size-asian="9pt" style:font-size-complex="9pt"/>
    </style:style>
    <style:style style:name="T33_83" style:family="text">
      <style:text-properties fo:background-color="#ffffff" fo:color="#333333" fo:font-size="9pt" style:font-size-asian="9pt" style:font-size-complex="9pt"/>
    </style:style>
    <style:style style:name="T33_84" style:family="text">
      <style:text-properties fo:background-color="#ffffff" fo:color="#333333" fo:font-size="9pt" style:font-size-asian="9pt" style:font-size-complex="9pt"/>
    </style:style>
    <style:style style:name="T33_85" style:family="text">
      <style:text-properties fo:background-color="#ffffff" fo:color="#333333" fo:font-size="9pt" style:font-size-asian="9pt" style:font-size-complex="9pt"/>
    </style:style>
    <style:style style:name="T33_86" style:family="text">
      <style:text-properties fo:background-color="#ffffff" fo:color="#333333" fo:font-size="9pt" style:font-size-asian="9pt" style:font-size-complex="9pt"/>
    </style:style>
    <style:style style:name="T33_87" style:family="text">
      <style:text-properties fo:background-color="#ffffff" fo:color="#333333" fo:font-size="9pt" style:font-size-asian="9pt" style:font-size-complex="9pt"/>
    </style:style>
    <style:style style:name="T33_88" style:family="text">
      <style:text-properties fo:background-color="#ffffff" fo:color="#333333" fo:font-size="9pt" style:font-size-asian="9pt" style:font-size-complex="9pt"/>
    </style:style>
    <style:style style:name="T33_89" style:family="text">
      <style:text-properties fo:background-color="#ffffff" fo:color="#333333" fo:font-size="9pt" style:font-size-asian="9pt" style:font-size-complex="9pt"/>
    </style:style>
    <style:style style:name="T33_90" style:family="text">
      <style:text-properties fo:background-color="#ffffff" fo:color="#333333" fo:font-size="9pt" style:font-size-asian="9pt" style:font-size-complex="9pt"/>
    </style:style>
    <style:style style:name="P34" style:family="paragraph" style:parent-style-name="Standard">
      <style:paragraph-properties fo:break-before="auto" fo:text-indent="0cm" fo:line-height="140%" fo:margin-top="0.706cm" fo:margin-bottom="0.706cm" fo:margin-left="0.776cm" fo:margin-right="0.776cm" style:writing-mode="lr-tb"/>
    </style:style>
    <style:style style:name="T34_1" style:family="text">
      <style:text-properties fo:background-color="#ffffff" fo:color="#333333" fo:font-size="9pt" style:font-size-asian="9pt" style:font-size-complex="9pt"/>
    </style:style>
    <style:style style:name="T34_2" style:family="text">
      <style:text-properties fo:background-color="#ffffff" fo:color="#333333" fo:font-size="9pt" style:font-size-asian="9pt" style:font-size-complex="9pt"/>
    </style:style>
    <style:style style:name="T34_3" style:family="text">
      <style:text-properties fo:background-color="#ffffff" fo:color="#333333" fo:font-size="9pt" style:font-size-asian="9pt" style:font-size-complex="9pt"/>
    </style:style>
    <style:style style:name="T34_4" style:family="text">
      <style:text-properties fo:background-color="#ffffff" fo:color="#333333" fo:font-size="9pt" style:font-size-asian="9pt" style:font-size-complex="9pt"/>
    </style:style>
    <style:style style:name="T34_5" style:family="text">
      <style:text-properties fo:background-color="#ffffff" fo:color="#333333" fo:font-size="9pt" style:font-size-asian="9pt" style:font-size-complex="9pt"/>
    </style:style>
    <style:style style:name="T34_6" style:family="text">
      <style:text-properties fo:background-color="#ffffff" fo:color="#333333" fo:font-size="9pt" style:font-size-asian="9pt" style:font-size-complex="9pt"/>
    </style:style>
    <style:style style:name="T34_7" style:family="text">
      <style:text-properties fo:background-color="#ffffff" fo:color="#333333" fo:font-size="9pt" style:font-size-asian="9pt" style:font-size-complex="9pt"/>
    </style:style>
    <style:style style:name="T34_8" style:family="text">
      <style:text-properties fo:background-color="#ffffff" fo:color="#333333" fo:font-size="9pt" style:font-size-asian="9pt" style:font-size-complex="9pt"/>
    </style:style>
    <style:style style:name="T34_9" style:family="text">
      <style:text-properties fo:background-color="#ffffff" fo:color="#333333" fo:font-size="9pt" style:font-size-asian="9pt" style:font-size-complex="9pt"/>
    </style:style>
    <style:style style:name="T34_10" style:family="text">
      <style:text-properties fo:background-color="#ffffff" fo:color="#333333" fo:font-size="9pt" style:font-size-asian="9pt" style:font-size-complex="9pt"/>
    </style:style>
    <style:style style:name="T34_11" style:family="text">
      <style:text-properties fo:background-color="#ffffff" fo:color="#333333" fo:font-size="9pt" style:font-size-asian="9pt" style:font-size-complex="9pt"/>
    </style:style>
    <style:style style:name="T34_12" style:family="text">
      <style:text-properties fo:background-color="#ffffff" fo:color="#333333" fo:font-size="9pt" style:font-size-asian="9pt" style:font-size-complex="9pt"/>
    </style:style>
    <style:style style:name="T34_13" style:family="text">
      <style:text-properties fo:background-color="#ffffff" fo:color="#333333" fo:font-size="9pt" style:font-size-asian="9pt" style:font-size-complex="9pt"/>
    </style:style>
    <style:style style:name="T34_14" style:family="text">
      <style:text-properties fo:background-color="#ffffff" fo:color="#333333" fo:font-size="9pt" style:font-size-asian="9pt" style:font-size-complex="9pt"/>
    </style:style>
    <style:style style:name="T34_15" style:family="text">
      <style:text-properties fo:background-color="#ffffff" fo:color="#333333" fo:font-size="9pt" style:font-size-asian="9pt" style:font-size-complex="9pt"/>
    </style:style>
    <style:style style:name="T34_16" style:family="text">
      <style:text-properties fo:background-color="#ffffff" fo:color="#333333" fo:font-size="9pt" style:font-size-asian="9pt" style:font-size-complex="9pt"/>
    </style:style>
    <style:style style:name="T34_17" style:family="text">
      <style:text-properties fo:background-color="#ffffff" fo:color="#333333" fo:font-size="9pt" style:font-size-asian="9pt" style:font-size-complex="9pt"/>
    </style:style>
    <style:style style:name="T34_18" style:family="text">
      <style:text-properties fo:background-color="#ffffff" fo:color="#333333" fo:font-size="9pt" style:font-size-asian="9pt" style:font-size-complex="9pt"/>
    </style:style>
    <style:style style:name="T34_19" style:family="text">
      <style:text-properties fo:background-color="#ffffff" fo:color="#333333" fo:font-size="9pt" style:font-size-asian="9pt" style:font-size-complex="9pt"/>
    </style:style>
    <style:style style:name="T34_20" style:family="text">
      <style:text-properties fo:background-color="#ffffff" fo:color="#333333" fo:font-size="9pt" style:font-size-asian="9pt" style:font-size-complex="9pt"/>
    </style:style>
    <style:style style:name="T34_21" style:family="text">
      <style:text-properties fo:background-color="#ffffff" fo:color="#333333" fo:font-size="9pt" style:font-size-asian="9pt" style:font-size-complex="9pt"/>
    </style:style>
    <style:style style:name="T34_22" style:family="text">
      <style:text-properties fo:background-color="#ffffff" fo:color="#333333" fo:font-size="9pt" style:font-size-asian="9pt" style:font-size-complex="9pt"/>
    </style:style>
    <style:style style:name="T34_23" style:family="text">
      <style:text-properties fo:background-color="#ffffff" fo:color="#333333" fo:font-size="9pt" style:font-size-asian="9pt" style:font-size-complex="9pt"/>
    </style:style>
    <style:style style:name="T34_24" style:family="text">
      <style:text-properties fo:background-color="#ffffff" fo:color="#333333" fo:font-size="9pt" style:font-size-asian="9pt" style:font-size-complex="9pt"/>
    </style:style>
    <style:style style:name="T34_25" style:family="text">
      <style:text-properties fo:background-color="#ffffff" fo:color="#333333" fo:font-size="9pt" style:font-size-asian="9pt" style:font-size-complex="9pt"/>
    </style:style>
    <style:style style:name="T34_26" style:family="text">
      <style:text-properties fo:background-color="#ffffff" fo:color="#333333" fo:font-size="9pt" style:font-size-asian="9pt" style:font-size-complex="9pt"/>
    </style:style>
    <style:style style:name="T34_27" style:family="text">
      <style:text-properties fo:background-color="#ffffff" fo:color="#333333" fo:font-size="9pt" style:font-size-asian="9pt" style:font-size-complex="9pt"/>
    </style:style>
    <style:style style:name="T34_28" style:family="text">
      <style:text-properties fo:background-color="#ffffff" fo:color="#333333" fo:font-size="9pt" style:font-size-asian="9pt" style:font-size-complex="9pt"/>
    </style:style>
    <style:style style:name="T34_29" style:family="text">
      <style:text-properties fo:background-color="#ffffff" fo:color="#333333" fo:font-size="9pt" style:font-size-asian="9pt" style:font-size-complex="9pt"/>
    </style:style>
    <style:style style:name="T34_30" style:family="text">
      <style:text-properties fo:background-color="#ffffff" fo:color="#333333" fo:font-size="9pt" style:font-size-asian="9pt" style:font-size-complex="9pt"/>
    </style:style>
    <style:style style:name="T34_31" style:family="text">
      <style:text-properties fo:background-color="#ffffff" fo:color="#333333" fo:font-size="9pt" style:font-size-asian="9pt" style:font-size-complex="9pt"/>
    </style:style>
    <style:style style:name="T34_32" style:family="text">
      <style:text-properties fo:background-color="#ffffff" fo:color="#333333" fo:font-size="9pt" style:font-size-asian="9pt" style:font-size-complex="9pt"/>
    </style:style>
    <style:style style:name="T34_33" style:family="text">
      <style:text-properties fo:background-color="#ffffff" fo:color="#333333" fo:font-size="9pt" style:font-size-asian="9pt" style:font-size-complex="9pt"/>
    </style:style>
    <style:style style:name="T34_34" style:family="text">
      <style:text-properties fo:background-color="#ffffff" fo:color="#333333" fo:font-size="9pt" style:font-size-asian="9pt" style:font-size-complex="9pt"/>
    </style:style>
    <style:style style:name="T34_35" style:family="text">
      <style:text-properties fo:background-color="#ffffff" fo:color="#333333" fo:font-size="9pt" style:font-size-asian="9pt" style:font-size-complex="9pt"/>
    </style:style>
    <style:style style:name="T34_36" style:family="text">
      <style:text-properties fo:background-color="#ffffff" fo:color="#333333" fo:font-size="9pt" style:font-size-asian="9pt" style:font-size-complex="9pt"/>
    </style:style>
    <style:style style:name="T34_37" style:family="text">
      <style:text-properties fo:background-color="#ffffff" fo:color="#333333" fo:font-size="9pt" style:font-size-asian="9pt" style:font-size-complex="9pt"/>
    </style:style>
    <style:style style:name="T34_38" style:family="text">
      <style:text-properties fo:background-color="#ffffff" fo:color="#333333" fo:font-size="9pt" style:font-size-asian="9pt" style:font-size-complex="9pt"/>
    </style:style>
    <style:style style:name="T34_39" style:family="text">
      <style:text-properties fo:background-color="#ffffff" fo:color="#333333" fo:font-size="9pt" style:font-size-asian="9pt" style:font-size-complex="9pt"/>
    </style:style>
    <style:style style:name="T34_40" style:family="text">
      <style:text-properties fo:background-color="#ffffff" fo:color="#333333" fo:font-size="9pt" style:font-size-asian="9pt" style:font-size-complex="9pt"/>
    </style:style>
    <style:style style:name="T34_41" style:family="text">
      <style:text-properties fo:background-color="#ffffff" fo:color="#333333" fo:font-size="9pt" style:font-size-asian="9pt" style:font-size-complex="9pt"/>
    </style:style>
    <style:style style:name="T34_42" style:family="text">
      <style:text-properties fo:background-color="#ffffff" fo:color="#333333" fo:font-size="9pt" style:font-size-asian="9pt" style:font-size-complex="9pt"/>
    </style:style>
    <style:style style:name="T34_43" style:family="text">
      <style:text-properties fo:background-color="#ffffff" fo:color="#333333" fo:font-size="9pt" style:font-size-asian="9pt" style:font-size-complex="9pt"/>
    </style:style>
    <style:style style:name="T34_44" style:family="text">
      <style:text-properties fo:background-color="#ffffff" fo:color="#333333" fo:font-size="9pt" style:font-size-asian="9pt" style:font-size-complex="9pt"/>
    </style:style>
    <style:style style:name="T34_45" style:family="text">
      <style:text-properties fo:background-color="#ffffff" fo:color="#333333" fo:font-size="9pt" style:font-size-asian="9pt" style:font-size-complex="9pt"/>
    </style:style>
    <style:style style:name="T34_46" style:family="text">
      <style:text-properties fo:background-color="#ffffff" fo:color="#333333" fo:font-size="9pt" style:font-size-asian="9pt" style:font-size-complex="9pt"/>
    </style:style>
    <style:style style:name="T34_47" style:family="text">
      <style:text-properties fo:background-color="#ffffff" fo:color="#333333" fo:font-size="9pt" style:font-size-asian="9pt" style:font-size-complex="9pt"/>
    </style:style>
    <style:style style:name="T34_48" style:family="text">
      <style:text-properties fo:background-color="#ffffff" fo:color="#333333" fo:font-size="9pt" style:font-size-asian="9pt" style:font-size-complex="9pt"/>
    </style:style>
    <style:style style:name="T34_49" style:family="text">
      <style:text-properties fo:background-color="#ffffff" fo:color="#333333" fo:font-size="9pt" style:font-size-asian="9pt" style:font-size-complex="9pt"/>
    </style:style>
    <style:style style:name="T34_50" style:family="text">
      <style:text-properties fo:background-color="#ffffff" fo:color="#333333" fo:font-size="9pt" style:font-size-asian="9pt" style:font-size-complex="9pt"/>
    </style:style>
    <style:style style:name="T34_51" style:family="text">
      <style:text-properties fo:background-color="#ffffff" fo:color="#333333" fo:font-size="9pt" style:font-size-asian="9pt" style:font-size-complex="9pt"/>
    </style:style>
    <style:style style:name="T34_52" style:family="text">
      <style:text-properties fo:background-color="#ffffff" fo:color="#333333" fo:font-size="9pt" style:font-size-asian="9pt" style:font-size-complex="9pt"/>
    </style:style>
    <style:style style:name="T34_53" style:family="text">
      <style:text-properties fo:background-color="#ffffff" fo:color="#333333" fo:font-size="9pt" style:font-size-asian="9pt" style:font-size-complex="9pt"/>
    </style:style>
    <style:style style:name="T34_54" style:family="text">
      <style:text-properties fo:background-color="#ffffff" fo:color="#333333" fo:font-size="9pt" style:font-size-asian="9pt" style:font-size-complex="9pt"/>
    </style:style>
    <style:style style:name="T34_55" style:family="text">
      <style:text-properties fo:background-color="#ffffff" fo:color="#333333" fo:font-size="9pt" style:font-size-asian="9pt" style:font-size-complex="9pt"/>
    </style:style>
    <style:style style:name="T34_56" style:family="text">
      <style:text-properties fo:background-color="#ffffff" fo:color="#333333" fo:font-size="9pt" style:font-size-asian="9pt" style:font-size-complex="9pt"/>
    </style:style>
    <style:style style:name="T34_57" style:family="text">
      <style:text-properties fo:background-color="#ffffff" fo:color="#333333" fo:font-size="9pt" style:font-size-asian="9pt" style:font-size-complex="9pt"/>
    </style:style>
    <style:style style:name="T34_58" style:family="text">
      <style:text-properties fo:background-color="#ffffff" fo:color="#333333" fo:font-size="9pt" style:font-size-asian="9pt" style:font-size-complex="9pt"/>
    </style:style>
    <style:style style:name="T34_59" style:family="text">
      <style:text-properties fo:background-color="#ffffff" fo:color="#333333" fo:font-size="9pt" style:font-size-asian="9pt" style:font-size-complex="9pt"/>
    </style:style>
    <style:style style:name="T34_60" style:family="text">
      <style:text-properties fo:background-color="#ffffff" fo:color="#333333" fo:font-size="9pt" style:font-size-asian="9pt" style:font-size-complex="9pt"/>
    </style:style>
    <style:style style:name="T34_61" style:family="text">
      <style:text-properties fo:background-color="#ffffff" fo:color="#333333" fo:font-size="9pt" style:font-size-asian="9pt" style:font-size-complex="9pt"/>
    </style:style>
    <style:style style:name="T34_62" style:family="text">
      <style:text-properties fo:background-color="#ffffff" fo:color="#333333" fo:font-size="9pt" style:font-size-asian="9pt" style:font-size-complex="9pt"/>
    </style:style>
    <style:style style:name="T34_63" style:family="text">
      <style:text-properties fo:background-color="#ffffff" fo:color="#333333" fo:font-size="9pt" style:font-size-asian="9pt" style:font-size-complex="9pt"/>
    </style:style>
    <style:style style:name="T34_64" style:family="text">
      <style:text-properties fo:background-color="#ffffff" fo:color="#333333" fo:font-size="9pt" style:font-size-asian="9pt" style:font-size-complex="9pt"/>
    </style:style>
    <style:style style:name="T34_65" style:family="text">
      <style:text-properties fo:background-color="#ffffff" fo:color="#333333" fo:font-size="9pt" style:font-size-asian="9pt" style:font-size-complex="9pt"/>
    </style:style>
    <style:style style:name="T34_66" style:family="text">
      <style:text-properties fo:background-color="#ffffff" fo:color="#333333" fo:font-size="9pt" style:font-size-asian="9pt" style:font-size-complex="9pt"/>
    </style:style>
    <style:style style:name="T34_67" style:family="text">
      <style:text-properties fo:background-color="#ffffff" fo:color="#333333" fo:font-size="9pt" style:font-size-asian="9pt" style:font-size-complex="9pt"/>
    </style:style>
    <style:style style:name="T34_68" style:family="text">
      <style:text-properties fo:background-color="#ffffff" fo:color="#333333" fo:font-size="9pt" style:font-size-asian="9pt" style:font-size-complex="9pt"/>
    </style:style>
    <style:style style:name="T34_69" style:family="text">
      <style:text-properties fo:background-color="#ffffff" fo:color="#333333" fo:font-size="9pt" style:font-size-asian="9pt" style:font-size-complex="9pt"/>
    </style:style>
    <style:style style:name="T34_70" style:family="text">
      <style:text-properties fo:background-color="#ffffff" fo:color="#333333" fo:font-size="9pt" style:font-size-asian="9pt" style:font-size-complex="9pt"/>
    </style:style>
    <style:style style:name="T34_71" style:family="text">
      <style:text-properties fo:background-color="#ffffff" fo:color="#333333" fo:font-size="9pt" style:font-size-asian="9pt" style:font-size-complex="9pt"/>
    </style:style>
    <style:style style:name="T34_72" style:family="text">
      <style:text-properties fo:background-color="#ffffff" fo:color="#333333" fo:font-size="9pt" style:font-size-asian="9pt" style:font-size-complex="9pt"/>
    </style:style>
    <style:style style:name="T34_73" style:family="text">
      <style:text-properties fo:background-color="#ffffff" fo:color="#333333" fo:font-size="9pt" style:font-size-asian="9pt" style:font-size-complex="9pt"/>
    </style:style>
    <style:style style:name="T34_74" style:family="text">
      <style:text-properties fo:background-color="#ffffff" fo:color="#333333" fo:font-size="9pt" style:font-size-asian="9pt" style:font-size-complex="9pt"/>
    </style:style>
    <style:style style:name="T34_75" style:family="text">
      <style:text-properties fo:background-color="#ffffff" fo:color="#333333" fo:font-size="9pt" style:font-size-asian="9pt" style:font-size-complex="9pt"/>
    </style:style>
    <style:style style:name="T34_76" style:family="text">
      <style:text-properties fo:background-color="#ffffff" fo:color="#333333" fo:font-size="9pt" style:font-size-asian="9pt" style:font-size-complex="9pt"/>
    </style:style>
    <style:style style:name="T34_77" style:family="text">
      <style:text-properties fo:background-color="#ffffff" fo:color="#333333" fo:font-size="9pt" style:font-size-asian="9pt" style:font-size-complex="9pt"/>
    </style:style>
    <style:style style:name="T34_78" style:family="text">
      <style:text-properties fo:background-color="#ffffff" fo:color="#333333" fo:font-size="9pt" style:font-size-asian="9pt" style:font-size-complex="9pt"/>
    </style:style>
    <style:style style:name="T34_79" style:family="text">
      <style:text-properties fo:background-color="#ffffff" fo:color="#333333" fo:font-size="9pt" style:font-size-asian="9pt" style:font-size-complex="9pt"/>
    </style:style>
    <style:style style:name="T34_80" style:family="text">
      <style:text-properties fo:background-color="#ffffff" fo:color="#333333" fo:font-size="9pt" style:font-size-asian="9pt" style:font-size-complex="9pt"/>
    </style:style>
    <style:style style:name="T34_81" style:family="text">
      <style:text-properties fo:background-color="#ffffff" fo:color="#333333" fo:font-size="9pt" style:font-size-asian="9pt" style:font-size-complex="9pt"/>
    </style:style>
    <style:style style:name="T34_82" style:family="text">
      <style:text-properties fo:background-color="#ffffff" fo:color="#333333" fo:font-size="9pt" style:font-size-asian="9pt" style:font-size-complex="9pt"/>
    </style:style>
    <style:style style:name="T34_83" style:family="text">
      <style:text-properties fo:background-color="#ffffff" fo:color="#333333" fo:font-size="9pt" style:font-size-asian="9pt" style:font-size-complex="9pt"/>
    </style:style>
    <style:style style:name="T34_84" style:family="text">
      <style:text-properties fo:background-color="#ffffff" fo:color="#333333" fo:font-size="9pt" style:font-size-asian="9pt" style:font-size-complex="9pt"/>
    </style:style>
    <style:style style:name="T34_85" style:family="text">
      <style:text-properties fo:background-color="#ffffff" fo:color="#333333" fo:font-size="9pt" style:font-size-asian="9pt" style:font-size-complex="9pt"/>
    </style:style>
    <style:style style:name="T34_86" style:family="text">
      <style:text-properties fo:background-color="#ffffff" fo:color="#333333" fo:font-size="9pt" style:font-size-asian="9pt" style:font-size-complex="9pt"/>
    </style:style>
    <style:style style:name="T34_87" style:family="text">
      <style:text-properties fo:background-color="#ffffff" fo:color="#333333" fo:font-size="9pt" style:font-size-asian="9pt" style:font-size-complex="9pt"/>
    </style:style>
    <style:style style:name="T34_88" style:family="text">
      <style:text-properties fo:background-color="#ffffff" fo:color="#333333" fo:font-size="9pt" style:font-size-asian="9pt" style:font-size-complex="9pt"/>
    </style:style>
    <style:style style:name="T34_89" style:family="text">
      <style:text-properties fo:background-color="#ffffff" fo:color="#333333" fo:font-size="9pt" style:font-size-asian="9pt" style:font-size-complex="9pt"/>
    </style:style>
    <style:style style:name="T34_90" style:family="text">
      <style:text-properties fo:background-color="#ffffff" fo:color="#333333" fo:font-size="9pt" style:font-size-asian="9pt" style:font-size-complex="9pt"/>
    </style:style>
    <style:style style:name="T34_91" style:family="text">
      <style:text-properties fo:background-color="#ffffff" fo:color="#333333" fo:font-size="9pt" style:font-size-asian="9pt" style:font-size-complex="9pt"/>
    </style:style>
    <style:style style:name="T34_92" style:family="text">
      <style:text-properties fo:background-color="#ffffff" fo:color="#333333" fo:font-size="9pt" style:font-size-asian="9pt" style:font-size-complex="9pt"/>
    </style:style>
    <style:style style:name="T34_93" style:family="text">
      <style:text-properties fo:background-color="#ffffff" fo:color="#333333" fo:font-size="9pt" style:font-size-asian="9pt" style:font-size-complex="9pt"/>
    </style:style>
    <style:style style:name="T34_94" style:family="text">
      <style:text-properties fo:background-color="#ffffff" fo:color="#333333" fo:font-size="9pt" style:font-size-asian="9pt" style:font-size-complex="9pt"/>
    </style:style>
    <style:style style:name="T34_95" style:family="text">
      <style:text-properties fo:background-color="#ffffff" fo:color="#333333" fo:font-size="9pt" style:font-size-asian="9pt" style:font-size-complex="9pt"/>
    </style:style>
    <style:style style:name="T34_96" style:family="text">
      <style:text-properties fo:background-color="#ffffff" fo:color="#333333" fo:font-size="9pt" style:font-size-asian="9pt" style:font-size-complex="9pt"/>
    </style:style>
    <style:style style:name="T34_97" style:family="text">
      <style:text-properties fo:background-color="#ffffff" fo:color="#333333" fo:font-size="9pt" style:font-size-asian="9pt" style:font-size-complex="9pt"/>
    </style:style>
    <style:style style:name="T34_98" style:family="text">
      <style:text-properties fo:background-color="#ffffff" fo:color="#333333" fo:font-size="9pt" style:font-size-asian="9pt" style:font-size-complex="9pt"/>
    </style:style>
    <style:style style:name="T34_99" style:family="text">
      <style:text-properties fo:background-color="#ffffff" fo:color="#333333" fo:font-size="9pt" style:font-size-asian="9pt" style:font-size-complex="9pt"/>
    </style:style>
    <style:style style:name="T34_100" style:family="text">
      <style:text-properties fo:background-color="#ffffff" fo:color="#333333" fo:font-size="9pt" style:font-size-asian="9pt" style:font-size-complex="9pt"/>
    </style:style>
    <style:style style:name="T34_101" style:family="text">
      <style:text-properties fo:background-color="#ffffff" fo:color="#333333" fo:font-size="9pt" style:font-size-asian="9pt" style:font-size-complex="9pt"/>
    </style:style>
    <style:style style:name="T34_102" style:family="text">
      <style:text-properties fo:background-color="#ffffff" fo:color="#333333" fo:font-size="9pt" style:font-size-asian="9pt" style:font-size-complex="9pt"/>
    </style:style>
    <style:style style:name="T34_103" style:family="text">
      <style:text-properties fo:background-color="#ffffff" fo:color="#333333" fo:font-size="9pt" style:font-size-asian="9pt" style:font-size-complex="9pt"/>
    </style:style>
    <style:style style:name="T34_104" style:family="text">
      <style:text-properties fo:background-color="#ffffff" fo:color="#333333" fo:font-size="9pt" style:font-size-asian="9pt" style:font-size-complex="9pt"/>
    </style:style>
    <style:style style:name="T34_105" style:family="text">
      <style:text-properties fo:background-color="#ffffff" fo:color="#333333" fo:font-size="9pt" style:font-size-asian="9pt" style:font-size-complex="9pt"/>
    </style:style>
    <style:style style:name="T34_106" style:family="text">
      <style:text-properties fo:background-color="#ffffff" fo:color="#333333" fo:font-size="9pt" style:font-size-asian="9pt" style:font-size-complex="9pt"/>
    </style:style>
    <style:style style:name="T34_107" style:family="text">
      <style:text-properties fo:background-color="#ffffff" fo:color="#333333" fo:font-size="9pt" style:font-size-asian="9pt" style:font-size-complex="9pt"/>
    </style:style>
    <style:style style:name="T34_108" style:family="text">
      <style:text-properties fo:background-color="#ffffff" fo:color="#333333" fo:font-size="9pt" style:font-size-asian="9pt" style:font-size-complex="9pt"/>
    </style:style>
    <style:style style:name="T34_109" style:family="text">
      <style:text-properties fo:background-color="#ffffff" fo:color="#333333" fo:font-size="9pt" style:font-size-asian="9pt" style:font-size-complex="9pt"/>
    </style:style>
    <style:style style:name="T34_110" style:family="text">
      <style:text-properties fo:background-color="#ffffff" fo:color="#333333" fo:font-size="9pt" style:font-size-asian="9pt" style:font-size-complex="9pt"/>
    </style:style>
    <style:style style:name="T34_111" style:family="text">
      <style:text-properties fo:background-color="#ffffff" fo:color="#333333" fo:font-size="9pt" style:font-size-asian="9pt" style:font-size-complex="9pt"/>
    </style:style>
    <style:style style:name="T34_112" style:family="text">
      <style:text-properties fo:background-color="#ffffff" fo:color="#333333" fo:font-size="9pt" style:font-size-asian="9pt" style:font-size-complex="9pt"/>
    </style:style>
    <style:style style:name="T34_113" style:family="text">
      <style:text-properties fo:background-color="#ffffff" fo:color="#333333" fo:font-size="9pt" style:font-size-asian="9pt" style:font-size-complex="9pt"/>
    </style:style>
    <style:style style:name="T34_114" style:family="text">
      <style:text-properties fo:background-color="#ffffff" fo:color="#333333" fo:font-size="9pt" style:font-size-asian="9pt" style:font-size-complex="9pt"/>
    </style:style>
    <style:style style:name="T34_115" style:family="text">
      <style:text-properties fo:background-color="#ffffff" fo:color="#333333" fo:font-size="9pt" style:font-size-asian="9pt" style:font-size-complex="9pt"/>
    </style:style>
    <style:style style:name="T34_116" style:family="text">
      <style:text-properties fo:background-color="#ffffff" fo:color="#333333" fo:font-size="9pt" style:font-size-asian="9pt" style:font-size-complex="9pt"/>
    </style:style>
    <style:style style:name="T34_117" style:family="text">
      <style:text-properties fo:background-color="#ffffff" fo:color="#333333" fo:font-size="9pt" style:font-size-asian="9pt" style:font-size-complex="9pt"/>
    </style:style>
    <style:style style:name="T34_118" style:family="text">
      <style:text-properties fo:background-color="#ffffff" fo:color="#333333" fo:font-size="9pt" style:font-size-asian="9pt" style:font-size-complex="9pt"/>
    </style:style>
    <style:style style:name="T34_119" style:family="text">
      <style:text-properties fo:background-color="#ffffff" fo:color="#333333" fo:font-size="9pt" style:font-size-asian="9pt" style:font-size-complex="9pt"/>
    </style:style>
    <style:style style:name="T34_120" style:family="text">
      <style:text-properties fo:background-color="#ffffff" fo:color="#333333" fo:font-size="9pt" style:font-size-asian="9pt" style:font-size-complex="9pt"/>
    </style:style>
    <style:style style:name="T34_121" style:family="text">
      <style:text-properties fo:background-color="#ffffff" fo:color="#333333" fo:font-size="9pt" style:font-size-asian="9pt" style:font-size-complex="9pt"/>
    </style:style>
    <style:style style:name="T34_122" style:family="text">
      <style:text-properties fo:background-color="#ffffff" fo:color="#333333" fo:font-size="9pt" style:font-size-asian="9pt" style:font-size-complex="9pt"/>
    </style:style>
    <style:style style:name="T34_123" style:family="text">
      <style:text-properties fo:background-color="#ffffff" fo:color="#333333" fo:font-size="9pt" style:font-size-asian="9pt" style:font-size-complex="9pt"/>
    </style:style>
    <style:style style:name="T34_124" style:family="text">
      <style:text-properties fo:background-color="#ffffff" fo:color="#333333" fo:font-size="9pt" style:font-size-asian="9pt" style:font-size-complex="9pt"/>
    </style:style>
    <style:style style:name="T34_125" style:family="text">
      <style:text-properties fo:background-color="#ffffff" fo:color="#333333" fo:font-size="9pt" style:font-size-asian="9pt" style:font-size-complex="9pt"/>
    </style:style>
    <style:style style:name="T34_126" style:family="text">
      <style:text-properties fo:background-color="#ffffff" fo:color="#333333" fo:font-size="9pt" style:font-size-asian="9pt" style:font-size-complex="9pt"/>
    </style:style>
    <style:style style:name="T34_127" style:family="text">
      <style:text-properties fo:background-color="#ffffff" fo:color="#333333" fo:font-size="9pt" style:font-size-asian="9pt" style:font-size-complex="9pt"/>
    </style:style>
    <style:style style:name="T34_128" style:family="text">
      <style:text-properties fo:background-color="#ffffff" fo:color="#333333" fo:font-size="9pt" style:font-size-asian="9pt" style:font-size-complex="9pt"/>
    </style:style>
    <style:style style:name="T34_129" style:family="text">
      <style:text-properties fo:background-color="#ffffff" fo:color="#333333" fo:font-size="9pt" style:font-size-asian="9pt" style:font-size-complex="9pt"/>
    </style:style>
    <style:style style:name="T34_130" style:family="text">
      <style:text-properties fo:background-color="#ffffff" fo:color="#333333" fo:font-size="9pt" style:font-size-asian="9pt" style:font-size-complex="9pt"/>
    </style:style>
    <style:style style:name="T34_131" style:family="text">
      <style:text-properties fo:background-color="#ffffff" fo:color="#333333" fo:font-size="9pt" style:font-size-asian="9pt" style:font-size-complex="9pt"/>
    </style:style>
    <style:style style:name="T34_132" style:family="text">
      <style:text-properties fo:background-color="#ffffff" fo:color="#333333" fo:font-size="9pt" style:font-size-asian="9pt" style:font-size-complex="9pt"/>
    </style:style>
    <style:style style:name="T34_133" style:family="text">
      <style:text-properties fo:background-color="#ffffff" fo:color="#333333" fo:font-size="9pt" style:font-size-asian="9pt" style:font-size-complex="9pt"/>
    </style:style>
    <style:style style:name="T34_134" style:family="text">
      <style:text-properties fo:background-color="#ffffff" fo:color="#333333" fo:font-size="9pt" style:font-size-asian="9pt" style:font-size-complex="9pt"/>
    </style:style>
    <style:style style:name="T34_135" style:family="text">
      <style:text-properties fo:background-color="#ffffff" fo:color="#333333" fo:font-size="9pt" style:font-size-asian="9pt" style:font-size-complex="9pt"/>
    </style:style>
    <style:style style:name="T34_136" style:family="text">
      <style:text-properties fo:background-color="#ffffff" fo:color="#333333" fo:font-size="9pt" style:font-size-asian="9pt" style:font-size-complex="9pt"/>
    </style:style>
    <style:style style:name="T34_137" style:family="text">
      <style:text-properties fo:background-color="#ffffff" fo:color="#333333" fo:font-size="9pt" style:font-size-asian="9pt" style:font-size-complex="9pt"/>
    </style:style>
    <style:style style:name="T34_138" style:family="text">
      <style:text-properties fo:background-color="#ffffff" fo:color="#333333" fo:font-size="9pt" style:font-size-asian="9pt" style:font-size-complex="9pt"/>
    </style:style>
    <style:style style:name="T34_139" style:family="text">
      <style:text-properties fo:background-color="#ffffff" fo:color="#333333" fo:font-size="9pt" style:font-size-asian="9pt" style:font-size-complex="9pt"/>
    </style:style>
    <style:style style:name="T34_140" style:family="text">
      <style:text-properties fo:background-color="#ffffff" fo:color="#333333" fo:font-size="9pt" style:font-size-asian="9pt" style:font-size-complex="9pt"/>
    </style:style>
    <style:style style:name="T34_141" style:family="text">
      <style:text-properties fo:background-color="#ffffff" fo:color="#333333" fo:font-size="9pt" style:font-size-asian="9pt" style:font-size-complex="9pt"/>
    </style:style>
    <style:style style:name="T34_142" style:family="text">
      <style:text-properties fo:background-color="#ffffff" fo:color="#333333" fo:font-size="9pt" style:font-size-asian="9pt" style:font-size-complex="9pt"/>
    </style:style>
    <style:style style:name="T34_143" style:family="text">
      <style:text-properties fo:background-color="#ffffff" fo:color="#333333" fo:font-size="9pt" style:font-size-asian="9pt" style:font-size-complex="9pt"/>
    </style:style>
    <style:style style:name="T34_144" style:family="text">
      <style:text-properties fo:background-color="#ffffff" fo:color="#333333" fo:font-size="9pt" style:font-size-asian="9pt" style:font-size-complex="9pt"/>
    </style:style>
    <style:style style:name="T34_145" style:family="text">
      <style:text-properties fo:background-color="#ffffff" fo:color="#333333" fo:font-size="9pt" style:font-size-asian="9pt" style:font-size-complex="9pt"/>
    </style:style>
    <style:style style:name="T34_146" style:family="text">
      <style:text-properties fo:background-color="#ffffff" fo:color="#333333" fo:font-size="9pt" style:font-size-asian="9pt" style:font-size-complex="9pt"/>
    </style:style>
    <style:style style:name="T34_147" style:family="text">
      <style:text-properties fo:background-color="#ffffff" fo:color="#333333" fo:font-size="9pt" style:font-size-asian="9pt" style:font-size-complex="9pt"/>
    </style:style>
    <style:style style:name="T34_148" style:family="text">
      <style:text-properties fo:background-color="#ffffff" fo:color="#333333" fo:font-size="9pt" style:font-size-asian="9pt" style:font-size-complex="9pt"/>
    </style:style>
    <style:style style:name="T34_149" style:family="text">
      <style:text-properties fo:background-color="#ffffff" fo:color="#333333" fo:font-size="9pt" style:font-size-asian="9pt" style:font-size-complex="9pt"/>
    </style:style>
    <style:style style:name="T34_150" style:family="text">
      <style:text-properties fo:background-color="#ffffff" fo:color="#333333" fo:font-size="9pt" style:font-size-asian="9pt" style:font-size-complex="9pt"/>
    </style:style>
    <style:style style:name="T34_151" style:family="text">
      <style:text-properties fo:background-color="#ffffff" fo:color="#333333" fo:font-size="9pt" style:font-size-asian="9pt" style:font-size-complex="9pt"/>
    </style:style>
    <style:style style:name="T34_152" style:family="text">
      <style:text-properties fo:background-color="#ffffff" fo:color="#333333" fo:font-size="9pt" style:font-size-asian="9pt" style:font-size-complex="9pt"/>
    </style:style>
    <style:style style:name="T34_153" style:family="text">
      <style:text-properties fo:background-color="#ffffff" fo:color="#333333" fo:font-size="9pt" style:font-size-asian="9pt" style:font-size-complex="9pt"/>
    </style:style>
    <style:style style:name="T34_154" style:family="text">
      <style:text-properties fo:background-color="#ffffff" fo:color="#333333" fo:font-size="9pt" style:font-size-asian="9pt" style:font-size-complex="9pt"/>
    </style:style>
    <style:style style:name="T34_155" style:family="text">
      <style:text-properties fo:background-color="#ffffff" fo:color="#333333" fo:font-size="9pt" style:font-size-asian="9pt" style:font-size-complex="9pt"/>
    </style:style>
    <style:style style:name="T34_156" style:family="text">
      <style:text-properties fo:background-color="#ffffff" fo:color="#333333" fo:font-size="9pt" style:font-size-asian="9pt" style:font-size-complex="9pt"/>
    </style:style>
    <style:style style:name="T34_157" style:family="text">
      <style:text-properties fo:background-color="#ffffff" fo:color="#333333" fo:font-size="9pt" style:font-size-asian="9pt" style:font-size-complex="9pt"/>
    </style:style>
    <style:style style:name="T34_158" style:family="text">
      <style:text-properties fo:background-color="#ffffff" fo:color="#333333" fo:font-size="9pt" style:font-size-asian="9pt" style:font-size-complex="9pt"/>
    </style:style>
    <style:style style:name="T34_159" style:family="text">
      <style:text-properties fo:background-color="#ffffff" fo:color="#333333" fo:font-size="9pt" style:font-size-asian="9pt" style:font-size-complex="9pt"/>
    </style:style>
    <style:style style:name="T34_160" style:family="text">
      <style:text-properties fo:background-color="#ffffff" fo:color="#333333" fo:font-size="9pt" style:font-size-asian="9pt" style:font-size-complex="9pt"/>
    </style:style>
    <style:style style:name="T34_161" style:family="text">
      <style:text-properties fo:background-color="#ffffff" fo:color="#333333" fo:font-size="9pt" style:font-size-asian="9pt" style:font-size-complex="9pt"/>
    </style:style>
    <style:style style:name="T34_162" style:family="text">
      <style:text-properties fo:background-color="#ffffff" fo:color="#333333" fo:font-size="9pt" style:font-size-asian="9pt" style:font-size-complex="9pt"/>
    </style:style>
    <style:style style:name="T34_163" style:family="text">
      <style:text-properties fo:background-color="#ffffff" fo:color="#333333" fo:font-size="9pt" style:font-size-asian="9pt" style:font-size-complex="9pt"/>
    </style:style>
    <style:style style:name="T34_164" style:family="text">
      <style:text-properties fo:background-color="#ffffff" fo:color="#333333" fo:font-size="9pt" style:font-size-asian="9pt" style:font-size-complex="9pt"/>
    </style:style>
    <style:style style:name="T34_165" style:family="text">
      <style:text-properties fo:background-color="#ffffff" fo:color="#333333" fo:font-size="9pt" style:font-size-asian="9pt" style:font-size-complex="9pt"/>
    </style:style>
    <style:style style:name="T34_166" style:family="text">
      <style:text-properties fo:background-color="#ffffff" fo:color="#333333" fo:font-size="9pt" style:font-size-asian="9pt" style:font-size-complex="9pt"/>
    </style:style>
    <style:style style:name="T34_167" style:family="text">
      <style:text-properties fo:background-color="#ffffff" fo:color="#333333" fo:font-size="9pt" style:font-size-asian="9pt" style:font-size-complex="9pt"/>
    </style:style>
    <style:style style:name="T34_168" style:family="text">
      <style:text-properties fo:background-color="#ffffff" fo:color="#333333" fo:font-size="9pt" style:font-size-asian="9pt" style:font-size-complex="9pt"/>
    </style:style>
    <style:style style:name="T34_169" style:family="text">
      <style:text-properties fo:background-color="#ffffff" fo:color="#333333" fo:font-size="9pt" style:font-size-asian="9pt" style:font-size-complex="9pt"/>
    </style:style>
    <style:style style:name="T34_170" style:family="text">
      <style:text-properties fo:background-color="#ffffff" fo:color="#333333" fo:font-size="9pt" style:font-size-asian="9pt" style:font-size-complex="9pt"/>
    </style:style>
    <style:style style:name="P35" style:family="paragraph" style:parent-style-name="Heading_20_3">
      <style:paragraph-properties fo:break-before="auto" fo:line-height="130%" fo:margin-top="0.318cm" style:writing-mode="lr-tb"/>
    </style:style>
    <style:style style:name="T35_1" style:family="text">
      <style:text-properties fo:background-color="#ffffff" fo:color="#333333" style:font-name="Arial" style:font-name-asian="Arial" style:font-name-complex="Arial"/>
    </style:style>
    <style:style style:name="P36" style:family="paragraph" style:parent-style-name="Standard">
      <style:paragraph-properties fo:break-before="auto" fo:line-height="140%" fo:margin-top="0.388cm" style:writing-mode="lr-tb"/>
    </style:style>
    <style:style style:name="T36_1" style:family="text"/>
    <style:style style:name="T36_2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6_3" style:family="text"/>
    <style:style style:name="T36_4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6_5" style:family="text"/>
    <style:style style:name="T36_6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6_7" style:family="text"/>
    <style:style style:name="T36_8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6_9" style:family="text"/>
    <style:style style:name="T36_10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6_11" style:family="text"/>
    <style:style style:name="T36_12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6_13" style:family="text"/>
    <style:style style:name="T36_14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T36_15" style:family="text"/>
    <style:style style:name="T36_16" style:family="text">
      <style:text-properties fo:background-color="#ffffff" fo:color="#6699cc" fo:font-size="9pt" style:font-size-asian="9pt" style:font-size-complex="9pt" style:text-underline-style="solid" style:text-underline-color="font-color"/>
    </style:style>
    <style:style style:name="P37" style:family="paragraph" style:parent-style-name="Standard">
      <style:paragraph-properties fo:break-before="auto" fo:line-height="140%" fo:margin-top="0.388cm" fo:margin-bottom="0.388cm" style:writing-mode="lr-tb"/>
    </style:style>
    <style:style style:name="T37_1" style:family="text">
      <style:text-properties fo:background-color="#ffffff" fo:color="#333333" fo:font-size="9pt" style:font-size-asian="9pt" style:font-size-complex="9pt"/>
    </style:style>
    <style:style style:name="T37_2" style:family="text">
      <style:text-properties fo:background-color="#ffffff" fo:color="#333333" fo:font-size="9pt" style:font-size-asian="9pt" style:font-size-complex="9pt"/>
    </style:style>
    <style:style style:name="T37_3" style:family="text">
      <style:text-properties fo:background-color="#ffffff" fo:color="#333333" fo:font-size="9pt" style:font-size-asian="9pt" style:font-size-complex="9pt"/>
    </style:style>
    <style:style style:name="T37_4" style:family="text">
      <style:text-properties fo:background-color="#ffffff" fo:color="#333333" fo:font-size="9pt" style:font-size-asian="9pt" style:font-size-complex="9pt"/>
    </style:style>
    <style:style style:name="T37_5" style:family="text">
      <style:text-properties fo:background-color="#ffffff" fo:color="#333333" fo:font-size="9pt" style:font-size-asian="9pt" style:font-size-complex="9pt"/>
    </style:style>
    <style:style style:name="T37_6" style:family="text">
      <style:text-properties fo:background-color="#ffffff" fo:color="#333333" fo:font-size="9pt" style:font-size-asian="9pt" style:font-size-complex="9pt"/>
    </style:style>
    <style:style style:name="T37_7" style:family="text">
      <style:text-properties fo:background-color="#ffffff" fo:color="#333333" fo:font-size="9pt" style:font-size-asian="9pt" style:font-size-complex="9pt"/>
    </style:style>
    <style:style style:name="T37_8" style:family="text">
      <style:text-properties fo:background-color="#ffffff" fo:color="#333333" fo:font-size="9pt" style:font-size-asian="9pt" style:font-size-complex="9pt"/>
    </style:style>
    <style:style style:name="T37_9" style:family="text">
      <style:text-properties fo:background-color="#ffffff" fo:color="#333333" fo:font-size="9pt" style:font-size-asian="9pt" style:font-size-complex="9pt"/>
    </style:style>
    <style:style style:name="T37_10" style:family="text">
      <style:text-properties fo:background-color="#ffffff" fo:color="#333333" fo:font-size="9pt" style:font-size-asian="9pt" style:font-size-complex="9pt"/>
    </style:style>
    <style:style style:name="T37_11" style:family="text">
      <style:text-properties fo:background-color="#ffffff" fo:color="#333333" fo:font-size="9pt" style:font-size-asian="9pt" style:font-size-complex="9pt"/>
    </style:style>
    <style:style style:name="T37_12" style:family="text">
      <style:text-properties fo:background-color="#ffffff" fo:color="#333333" fo:font-size="9pt" style:font-size-asian="9pt" style:font-size-complex="9pt"/>
    </style:style>
    <style:style style:name="T37_13" style:family="text">
      <style:text-properties fo:background-color="#ffffff" fo:color="#333333" fo:font-size="9pt" style:font-size-asian="9pt" style:font-size-complex="9pt"/>
    </style:style>
    <style:style style:name="T37_14" style:family="text">
      <style:text-properties fo:background-color="#ffffff" fo:color="#333333" fo:font-size="9pt" style:font-size-asian="9pt" style:font-size-complex="9pt"/>
    </style:style>
    <style:style style:name="T37_15" style:family="text">
      <style:text-properties fo:background-color="#ffffff" fo:color="#333333" fo:font-size="9pt" style:font-size-asian="9pt" style:font-size-complex="9pt"/>
    </style:style>
    <style:style style:name="T37_16" style:family="text">
      <style:text-properties fo:background-color="#ffffff" fo:color="#333333" fo:font-size="9pt" style:font-size-asian="9pt" style:font-size-complex="9pt"/>
    </style:style>
    <style:style style:name="T37_17" style:family="text">
      <style:text-properties fo:background-color="#ffffff" fo:color="#333333" fo:font-size="9pt" style:font-size-asian="9pt" style:font-size-complex="9pt"/>
    </style:style>
    <style:style style:name="T37_18" style:family="text">
      <style:text-properties fo:background-color="#ffffff" fo:color="#333333" fo:font-size="9pt" style:font-size-asian="9pt" style:font-size-complex="9pt"/>
    </style:style>
    <style:style style:name="T37_19" style:family="text">
      <style:text-properties fo:background-color="#ffffff" fo:color="#333333" fo:font-size="9pt" style:font-size-asian="9pt" style:font-size-complex="9pt"/>
    </style:style>
    <style:style style:name="T37_20" style:family="text">
      <style:text-properties fo:background-color="#ffffff" fo:color="#333333" fo:font-size="9pt" style:font-size-asian="9pt" style:font-size-complex="9pt"/>
    </style:style>
    <style:style style:name="T37_21" style:family="text">
      <style:text-properties fo:background-color="#ffffff" fo:color="#333333" fo:font-size="9pt" style:font-size-asian="9pt" style:font-size-complex="9pt"/>
    </style:style>
    <style:style style:name="T37_22" style:family="text">
      <style:text-properties fo:background-color="#ffffff" fo:color="#333333" fo:font-size="9pt" style:font-size-asian="9pt" style:font-size-complex="9pt"/>
    </style:style>
    <style:style style:name="T37_23" style:family="text">
      <style:text-properties fo:background-color="#ffffff" fo:color="#333333" fo:font-size="9pt" style:font-size-asian="9pt" style:font-size-complex="9pt"/>
    </style:style>
    <style:style style:name="T37_24" style:family="text">
      <style:text-properties fo:background-color="#ffffff" fo:color="#333333" fo:font-size="9pt" style:font-size-asian="9pt" style:font-size-complex="9pt"/>
    </style:style>
    <style:style style:name="T37_25" style:family="text">
      <style:text-properties fo:background-color="#ffffff" fo:color="#333333" fo:font-size="9pt" style:font-size-asian="9pt" style:font-size-complex="9pt"/>
    </style:style>
    <style:style style:name="T37_26" style:family="text">
      <style:text-properties fo:background-color="#ffffff" fo:color="#333333" fo:font-size="9pt" style:font-size-asian="9pt" style:font-size-complex="9pt"/>
    </style:style>
    <style:style style:name="T37_27" style:family="text">
      <style:text-properties fo:background-color="#ffffff" fo:color="#333333" fo:font-size="9pt" style:font-size-asian="9pt" style:font-size-complex="9pt"/>
    </style:style>
    <style:style style:name="T37_28" style:family="text">
      <style:text-properties fo:background-color="#ffffff" fo:color="#333333" fo:font-size="9pt" style:font-size-asian="9pt" style:font-size-complex="9pt"/>
    </style:style>
    <style:style style:name="T37_29" style:family="text">
      <style:text-properties fo:background-color="#ffffff" fo:color="#333333" fo:font-size="9pt" style:font-size-asian="9pt" style:font-size-complex="9pt"/>
    </style:style>
    <style:style style:name="T37_30" style:family="text">
      <style:text-properties fo:background-color="#ffffff" fo:color="#333333" fo:font-size="9pt" style:font-size-asian="9pt" style:font-size-complex="9pt"/>
    </style:style>
    <style:style style:name="T37_31" style:family="text">
      <style:text-properties fo:background-color="#ffffff" fo:color="#333333" fo:font-size="9pt" style:font-size-asian="9pt" style:font-size-complex="9pt"/>
    </style:style>
    <style:style style:name="T37_32" style:family="text">
      <style:text-properties fo:background-color="#ffffff" fo:color="#333333" fo:font-size="9pt" style:font-size-asian="9pt" style:font-size-complex="9pt"/>
    </style:style>
    <style:style style:name="T37_33" style:family="text">
      <style:text-properties fo:background-color="#ffffff" fo:color="#333333" fo:font-size="9pt" style:font-size-asian="9pt" style:font-size-complex="9pt"/>
    </style:style>
    <style:style style:name="T37_34" style:family="text">
      <style:text-properties fo:background-color="#ffffff" fo:color="#333333" fo:font-size="9pt" style:font-size-asian="9pt" style:font-size-complex="9pt"/>
    </style:style>
    <style:style style:name="T37_35" style:family="text">
      <style:text-properties fo:background-color="#ffffff" fo:color="#333333" fo:font-size="9pt" style:font-size-asian="9pt" style:font-size-complex="9pt"/>
    </style:style>
    <style:style style:name="T37_36" style:family="text">
      <style:text-properties fo:background-color="#ffffff" fo:color="#333333" fo:font-size="9pt" style:font-size-asian="9pt" style:font-size-complex="9pt"/>
    </style:style>
    <style:style style:name="T37_37" style:family="text">
      <style:text-properties fo:background-color="#ffffff" fo:color="#333333" fo:font-size="9pt" style:font-size-asian="9pt" style:font-size-complex="9pt"/>
    </style:style>
    <style:style style:name="T37_38" style:family="text">
      <style:text-properties fo:background-color="#ffffff" fo:color="#333333" fo:font-size="9pt" style:font-size-asian="9pt" style:font-size-complex="9pt"/>
    </style:style>
    <style:style style:name="T37_39" style:family="text">
      <style:text-properties fo:background-color="#ffffff" fo:color="#333333" fo:font-size="9pt" style:font-size-asian="9pt" style:font-size-complex="9pt"/>
    </style:style>
    <style:style style:name="T37_40" style:family="text">
      <style:text-properties fo:background-color="#ffffff" fo:color="#333333" fo:font-size="9pt" style:font-size-asian="9pt" style:font-size-complex="9pt"/>
    </style:style>
    <style:style style:name="T37_41" style:family="text">
      <style:text-properties fo:background-color="#ffffff" fo:color="#333333" fo:font-size="9pt" style:font-size-asian="9pt" style:font-size-complex="9pt"/>
    </style:style>
    <style:style style:name="T37_42" style:family="text">
      <style:text-properties fo:background-color="#ffffff" fo:color="#333333" fo:font-size="9pt" style:font-size-asian="9pt" style:font-size-complex="9pt"/>
    </style:style>
    <style:style style:name="T37_43" style:family="text">
      <style:text-properties fo:background-color="#ffffff" fo:color="#333333" fo:font-size="9pt" style:font-size-asian="9pt" style:font-size-complex="9pt"/>
    </style:style>
    <style:style style:name="T37_44" style:family="text">
      <style:text-properties fo:background-color="#ffffff" fo:color="#333333" fo:font-size="9pt" style:font-size-asian="9pt" style:font-size-complex="9pt"/>
    </style:style>
    <style:style style:name="T37_45" style:family="text">
      <style:text-properties fo:background-color="#ffffff" fo:color="#333333" fo:font-size="9pt" style:font-size-asian="9pt" style:font-size-complex="9pt"/>
    </style:style>
    <style:style style:name="T37_46" style:family="text">
      <style:text-properties fo:background-color="#ffffff" fo:color="#333333" fo:font-size="9pt" style:font-size-asian="9pt" style:font-size-complex="9pt"/>
    </style:style>
    <style:style style:name="T37_47" style:family="text">
      <style:text-properties fo:background-color="#ffffff" fo:color="#333333" fo:font-size="9pt" style:font-size-asian="9pt" style:font-size-complex="9pt"/>
    </style:style>
    <style:style style:name="T37_48" style:family="text">
      <style:text-properties fo:background-color="#ffffff" fo:color="#333333" fo:font-size="9pt" style:font-size-asian="9pt" style:font-size-complex="9pt"/>
    </style:style>
    <style:style style:name="T37_49" style:family="text">
      <style:text-properties fo:background-color="#ffffff" fo:color="#333333" fo:font-size="9pt" style:font-size-asian="9pt" style:font-size-complex="9pt"/>
    </style:style>
    <style:style style:name="T37_50" style:family="text">
      <style:text-properties fo:background-color="#ffffff" fo:color="#333333" fo:font-size="9pt" style:font-size-asian="9pt" style:font-size-complex="9pt"/>
    </style:style>
    <style:style style:name="T37_51" style:family="text">
      <style:text-properties fo:background-color="#ffffff" fo:color="#333333" fo:font-size="9pt" style:font-size-asian="9pt" style:font-size-complex="9pt"/>
    </style:style>
    <style:style style:name="T37_52" style:family="text">
      <style:text-properties fo:background-color="#ffffff" fo:color="#333333" fo:font-size="9pt" style:font-size-asian="9pt" style:font-size-complex="9pt"/>
    </style:style>
    <style:style style:name="T37_53" style:family="text">
      <style:text-properties fo:background-color="#ffffff" fo:color="#333333" fo:font-size="9pt" style:font-size-asian="9pt" style:font-size-complex="9pt"/>
    </style:style>
    <style:style style:name="T37_54" style:family="text">
      <style:text-properties fo:background-color="#ffffff" fo:color="#333333" fo:font-size="9pt" style:font-size-asian="9pt" style:font-size-complex="9pt"/>
    </style:style>
    <style:style style:name="T37_55" style:family="text">
      <style:text-properties fo:background-color="#ffffff" fo:color="#333333" fo:font-size="9pt" style:font-size-asian="9pt" style:font-size-complex="9pt"/>
    </style:style>
    <style:style style:name="T37_56" style:family="text">
      <style:text-properties fo:background-color="#ffffff" fo:color="#333333" fo:font-size="9pt" style:font-size-asian="9pt" style:font-size-complex="9pt"/>
    </style:style>
    <style:style style:name="T37_57" style:family="text">
      <style:text-properties fo:background-color="#ffffff" fo:color="#333333" fo:font-size="9pt" style:font-size-asian="9pt" style:font-size-complex="9pt"/>
    </style:style>
    <style:style style:name="T37_58" style:family="text">
      <style:text-properties fo:background-color="#ffffff" fo:color="#333333" fo:font-size="9pt" style:font-size-asian="9pt" style:font-size-complex="9pt"/>
    </style:style>
    <style:style style:name="T37_59" style:family="text">
      <style:text-properties fo:background-color="#ffffff" fo:color="#333333" fo:font-size="9pt" style:font-size-asian="9pt" style:font-size-complex="9pt"/>
    </style:style>
    <style:style style:name="T37_60" style:family="text">
      <style:text-properties fo:background-color="#ffffff" fo:color="#333333" fo:font-size="9pt" style:font-size-asian="9pt" style:font-size-complex="9pt"/>
    </style:style>
    <style:style style:name="T37_61" style:family="text">
      <style:text-properties fo:background-color="#ffffff" fo:color="#333333" fo:font-size="9pt" style:font-size-asian="9pt" style:font-size-complex="9pt"/>
    </style:style>
    <style:style style:name="T37_62" style:family="text">
      <style:text-properties fo:background-color="#ffffff" fo:color="#333333" fo:font-size="9pt" style:font-size-asian="9pt" style:font-size-complex="9pt"/>
    </style:style>
    <style:style style:name="T37_63" style:family="text">
      <style:text-properties fo:background-color="#ffffff" fo:color="#333333" fo:font-size="9pt" style:font-size-asian="9pt" style:font-size-complex="9pt"/>
    </style:style>
    <style:style style:name="T37_64" style:family="text">
      <style:text-properties fo:background-color="#ffffff" fo:color="#333333" fo:font-size="9pt" style:font-size-asian="9pt" style:font-size-complex="9pt"/>
    </style:style>
    <style:style style:name="T37_65" style:family="text">
      <style:text-properties fo:background-color="#ffffff" fo:color="#333333" fo:font-size="9pt" style:font-size-asian="9pt" style:font-size-complex="9pt"/>
    </style:style>
    <style:style style:name="T37_66" style:family="text">
      <style:text-properties fo:background-color="#ffffff" fo:color="#333333" fo:font-size="9pt" style:font-size-asian="9pt" style:font-size-complex="9pt"/>
    </style:style>
    <style:style style:name="T37_67" style:family="text">
      <style:text-properties fo:background-color="#ffffff" fo:color="#333333" fo:font-size="9pt" style:font-size-asian="9pt" style:font-size-complex="9pt"/>
    </style:style>
    <style:style style:name="T37_68" style:family="text">
      <style:text-properties fo:background-color="#ffffff" fo:color="#333333" fo:font-size="9pt" style:font-size-asian="9pt" style:font-size-complex="9pt"/>
    </style:style>
    <style:style style:name="T37_69" style:family="text">
      <style:text-properties fo:background-color="#ffffff" fo:color="#333333" fo:font-size="9pt" style:font-size-asian="9pt" style:font-size-complex="9pt"/>
    </style:style>
    <style:style style:name="T37_70" style:family="text">
      <style:text-properties fo:background-color="#ffffff" fo:color="#333333" fo:font-size="9pt" style:font-size-asian="9pt" style:font-size-complex="9pt"/>
    </style:style>
    <style:style style:name="T37_71" style:family="text">
      <style:text-properties fo:background-color="#ffffff" fo:color="#333333" fo:font-size="9pt" style:font-size-asian="9pt" style:font-size-complex="9pt"/>
    </style:style>
    <style:style style:name="T37_72" style:family="text">
      <style:text-properties fo:background-color="#ffffff" fo:color="#333333" fo:font-size="9pt" style:font-size-asian="9pt" style:font-size-complex="9pt"/>
    </style:style>
    <style:style style:name="T37_73" style:family="text">
      <style:text-properties fo:background-color="#ffffff" fo:color="#333333" fo:font-size="9pt" style:font-size-asian="9pt" style:font-size-complex="9pt"/>
    </style:style>
    <style:style style:name="T37_74" style:family="text">
      <style:text-properties fo:background-color="#ffffff" fo:color="#333333" fo:font-size="9pt" style:font-size-asian="9pt" style:font-size-complex="9pt"/>
    </style:style>
    <style:style style:name="T37_75" style:family="text">
      <style:text-properties fo:background-color="#ffffff" fo:color="#333333" fo:font-size="9pt" style:font-size-asian="9pt" style:font-size-complex="9pt"/>
    </style:style>
    <style:style style:name="T37_76" style:family="text">
      <style:text-properties fo:background-color="#ffffff" fo:color="#333333" fo:font-size="9pt" style:font-size-asian="9pt" style:font-size-complex="9pt"/>
    </style:style>
    <style:style style:name="T37_77" style:family="text">
      <style:text-properties fo:background-color="#ffffff" fo:color="#333333" fo:font-size="9pt" style:font-size-asian="9pt" style:font-size-complex="9pt"/>
    </style:style>
    <style:style style:name="T37_78" style:family="text">
      <style:text-properties fo:background-color="#ffffff" fo:color="#333333" fo:font-size="9pt" style:font-size-asian="9pt" style:font-size-complex="9pt"/>
    </style:style>
    <style:style style:name="T37_79" style:family="text">
      <style:text-properties fo:background-color="#ffffff" fo:color="#333333" fo:font-size="9pt" style:font-size-asian="9pt" style:font-size-complex="9pt"/>
    </style:style>
    <style:style style:name="T37_80" style:family="text">
      <style:text-properties fo:background-color="#ffffff" fo:color="#333333" fo:font-size="9pt" style:font-size-asian="9pt" style:font-size-complex="9pt"/>
    </style:style>
    <style:style style:name="T37_81" style:family="text">
      <style:text-properties fo:background-color="#ffffff" fo:color="#333333" fo:font-size="9pt" style:font-size-asian="9pt" style:font-size-complex="9pt"/>
    </style:style>
    <style:style style:name="T37_82" style:family="text">
      <style:text-properties fo:background-color="#ffffff" fo:color="#333333" fo:font-size="9pt" style:font-size-asian="9pt" style:font-size-complex="9pt"/>
    </style:style>
    <style:style style:name="T37_83" style:family="text">
      <style:text-properties fo:background-color="#ffffff" fo:color="#333333" fo:font-size="9pt" style:font-size-asian="9pt" style:font-size-complex="9pt"/>
    </style:style>
    <style:style style:name="T37_84" style:family="text">
      <style:text-properties fo:background-color="#ffffff" fo:color="#333333" fo:font-size="9pt" style:font-size-asian="9pt" style:font-size-complex="9pt"/>
    </style:style>
    <style:style style:name="T37_85" style:family="text">
      <style:text-properties fo:background-color="#ffffff" fo:color="#333333" fo:font-size="9pt" style:font-size-asian="9pt" style:font-size-complex="9pt"/>
    </style:style>
    <style:style style:name="T37_86" style:family="text">
      <style:text-properties fo:background-color="#ffffff" fo:color="#333333" fo:font-size="9pt" style:font-size-asian="9pt" style:font-size-complex="9pt"/>
    </style:style>
    <style:style style:name="T37_87" style:family="text">
      <style:text-properties fo:background-color="#ffffff" fo:color="#333333" fo:font-size="9pt" style:font-size-asian="9pt" style:font-size-complex="9pt"/>
    </style:style>
    <style:style style:name="T37_88" style:family="text">
      <style:text-properties fo:background-color="#ffffff" fo:color="#333333" fo:font-size="9pt" style:font-size-asian="9pt" style:font-size-complex="9pt"/>
    </style:style>
    <style:style style:name="T37_89" style:family="text">
      <style:text-properties fo:background-color="#ffffff" fo:color="#333333" fo:font-size="9pt" style:font-size-asian="9pt" style:font-size-complex="9pt"/>
    </style:style>
    <style:style style:name="T37_90" style:family="text">
      <style:text-properties fo:background-color="#ffffff" fo:color="#333333" fo:font-size="9pt" style:font-size-asian="9pt" style:font-size-complex="9pt"/>
    </style:style>
    <style:style style:name="T37_91" style:family="text">
      <style:text-properties fo:background-color="#ffffff" fo:color="#333333" fo:font-size="9pt" style:font-size-asian="9pt" style:font-size-complex="9pt"/>
    </style:style>
    <style:style style:name="T37_92" style:family="text">
      <style:text-properties fo:background-color="#ffffff" fo:color="#333333" fo:font-size="9pt" style:font-size-asian="9pt" style:font-size-complex="9pt"/>
    </style:style>
    <style:style style:name="T37_93" style:family="text">
      <style:text-properties fo:background-color="#ffffff" fo:color="#333333" fo:font-size="9pt" style:font-size-asian="9pt" style:font-size-complex="9pt"/>
    </style:style>
    <style:style style:name="T37_94" style:family="text">
      <style:text-properties fo:background-color="#ffffff" fo:color="#333333" fo:font-size="9pt" style:font-size-asian="9pt" style:font-size-complex="9pt"/>
    </style:style>
    <style:style style:name="T37_95" style:family="text">
      <style:text-properties fo:background-color="#ffffff" fo:color="#333333" fo:font-size="9pt" style:font-size-asian="9pt" style:font-size-complex="9pt"/>
    </style:style>
    <style:style style:name="T37_96" style:family="text">
      <style:text-properties fo:background-color="#ffffff" fo:color="#333333" fo:font-size="9pt" style:font-size-asian="9pt" style:font-size-complex="9pt"/>
    </style:style>
    <style:style style:name="T37_97" style:family="text">
      <style:text-properties fo:background-color="#ffffff" fo:color="#333333" fo:font-size="9pt" style:font-size-asian="9pt" style:font-size-complex="9pt"/>
    </style:style>
    <style:style style:name="T37_98" style:family="text">
      <style:text-properties fo:background-color="#ffffff" fo:color="#333333" fo:font-size="9pt" style:font-size-asian="9pt" style:font-size-complex="9pt"/>
    </style:style>
    <style:style style:name="T37_99" style:family="text">
      <style:text-properties fo:background-color="#ffffff" fo:color="#333333" fo:font-size="9pt" style:font-size-asian="9pt" style:font-size-complex="9pt"/>
    </style:style>
    <style:style style:name="T37_100" style:family="text">
      <style:text-properties fo:background-color="#ffffff" fo:color="#333333" fo:font-size="9pt" style:font-size-asian="9pt" style:font-size-complex="9pt"/>
    </style:style>
    <style:style style:name="T37_101" style:family="text">
      <style:text-properties fo:background-color="#ffffff" fo:color="#333333" fo:font-size="9pt" style:font-size-asian="9pt" style:font-size-complex="9pt"/>
    </style:style>
    <style:style style:name="T37_102" style:family="text">
      <style:text-properties fo:background-color="#ffffff" fo:color="#333333" fo:font-size="9pt" style:font-size-asian="9pt" style:font-size-complex="9pt"/>
    </style:style>
    <style:style style:name="T37_103" style:family="text">
      <style:text-properties fo:background-color="#ffffff" fo:color="#333333" fo:font-size="9pt" style:font-size-asian="9pt" style:font-size-complex="9pt"/>
    </style:style>
    <style:style style:name="T37_104" style:family="text">
      <style:text-properties fo:background-color="#ffffff" fo:color="#333333" fo:font-size="9pt" style:font-size-asian="9pt" style:font-size-complex="9pt"/>
    </style:style>
    <style:style style:name="T37_105" style:family="text">
      <style:text-properties fo:background-color="#ffffff" fo:color="#333333" fo:font-size="9pt" style:font-size-asian="9pt" style:font-size-complex="9pt"/>
    </style:style>
    <style:style style:name="T37_106" style:family="text">
      <style:text-properties fo:background-color="#ffffff" fo:color="#333333" fo:font-size="9pt" style:font-size-asian="9pt" style:font-size-complex="9pt"/>
    </style:style>
    <style:style style:name="T37_107" style:family="text">
      <style:text-properties fo:background-color="#ffffff" fo:color="#333333" fo:font-size="9pt" style:font-size-asian="9pt" style:font-size-complex="9pt"/>
    </style:style>
    <style:style style:name="T37_108" style:family="text">
      <style:text-properties fo:background-color="#ffffff" fo:color="#333333" fo:font-size="9pt" style:font-size-asian="9pt" style:font-size-complex="9pt"/>
    </style:style>
    <style:style style:name="T37_109" style:family="text">
      <style:text-properties fo:background-color="#ffffff" fo:color="#333333" fo:font-size="9pt" style:font-size-asian="9pt" style:font-size-complex="9pt"/>
    </style:style>
    <style:style style:name="T37_110" style:family="text">
      <style:text-properties fo:background-color="#ffffff" fo:color="#333333" fo:font-size="9pt" style:font-size-asian="9pt" style:font-size-complex="9pt"/>
    </style:style>
    <style:style style:name="T37_111" style:family="text">
      <style:text-properties fo:background-color="#ffffff" fo:color="#333333" fo:font-size="9pt" style:font-size-asian="9pt" style:font-size-complex="9pt"/>
    </style:style>
    <style:style style:name="T37_112" style:family="text">
      <style:text-properties fo:background-color="#ffffff" fo:color="#333333" fo:font-size="9pt" style:font-size-asian="9pt" style:font-size-complex="9pt"/>
    </style:style>
    <style:style style:name="T37_113" style:family="text">
      <style:text-properties fo:background-color="#ffffff" fo:color="#333333" fo:font-size="9pt" style:font-size-asian="9pt" style:font-size-complex="9pt"/>
    </style:style>
    <style:style style:name="T37_114" style:family="text">
      <style:text-properties fo:background-color="#ffffff" fo:color="#333333" fo:font-size="9pt" style:font-size-asian="9pt" style:font-size-complex="9pt"/>
    </style:style>
    <style:style style:name="T37_115" style:family="text">
      <style:text-properties fo:background-color="#ffffff" fo:color="#333333" fo:font-size="9pt" style:font-size-asian="9pt" style:font-size-complex="9pt"/>
    </style:style>
    <style:style style:name="T37_116" style:family="text">
      <style:text-properties fo:background-color="#ffffff" fo:color="#333333" fo:font-size="9pt" style:font-size-asian="9pt" style:font-size-complex="9pt"/>
    </style:style>
    <style:style style:name="T37_117" style:family="text">
      <style:text-properties fo:background-color="#ffffff" fo:color="#333333" fo:font-size="9pt" style:font-size-asian="9pt" style:font-size-complex="9pt"/>
    </style:style>
    <style:style style:name="T37_118" style:family="text">
      <style:text-properties fo:background-color="#ffffff" fo:color="#333333" fo:font-size="9pt" style:font-size-asian="9pt" style:font-size-complex="9pt"/>
    </style:style>
    <style:style style:name="T37_119" style:family="text">
      <style:text-properties fo:background-color="#ffffff" fo:color="#333333" fo:font-size="9pt" style:font-size-asian="9pt" style:font-size-complex="9pt"/>
    </style:style>
    <style:style style:name="T37_120" style:family="text">
      <style:text-properties fo:background-color="#ffffff" fo:color="#333333" fo:font-size="9pt" style:font-size-asian="9pt" style:font-size-complex="9pt"/>
    </style:style>
    <style:style style:name="T37_121" style:family="text">
      <style:text-properties fo:background-color="#ffffff" fo:color="#333333" fo:font-size="9pt" style:font-size-asian="9pt" style:font-size-complex="9pt"/>
    </style:style>
    <style:style style:name="T37_122" style:family="text">
      <style:text-properties fo:background-color="#ffffff" fo:color="#333333" fo:font-size="9pt" style:font-size-asian="9pt" style:font-size-complex="9pt"/>
    </style:style>
    <style:style style:name="T37_123" style:family="text">
      <style:text-properties fo:background-color="#ffffff" fo:color="#333333" fo:font-size="9pt" style:font-size-asian="9pt" style:font-size-complex="9pt"/>
    </style:style>
    <style:style style:name="T37_124" style:family="text">
      <style:text-properties fo:background-color="#ffffff" fo:color="#333333" fo:font-size="9pt" style:font-size-asian="9pt" style:font-size-complex="9pt"/>
    </style:style>
    <style:style style:name="T37_125" style:family="text">
      <style:text-properties fo:background-color="#ffffff" fo:color="#333333" fo:font-size="9pt" style:font-size-asian="9pt" style:font-size-complex="9pt"/>
    </style:style>
    <style:style style:name="T37_126" style:family="text">
      <style:text-properties fo:background-color="#ffffff" fo:color="#333333" fo:font-size="9pt" style:font-size-asian="9pt" style:font-size-complex="9pt"/>
    </style:style>
    <style:style style:name="T37_127" style:family="text">
      <style:text-properties fo:background-color="#ffffff" fo:color="#333333" fo:font-size="9pt" style:font-size-asian="9pt" style:font-size-complex="9pt"/>
    </style:style>
    <style:style style:name="T37_128" style:family="text">
      <style:text-properties fo:background-color="#ffffff" fo:color="#333333" fo:font-size="9pt" style:font-size-asian="9pt" style:font-size-complex="9pt"/>
    </style:style>
    <style:style style:name="T37_129" style:family="text">
      <style:text-properties fo:background-color="#ffffff" fo:color="#333333" fo:font-size="9pt" style:font-size-asian="9pt" style:font-size-complex="9pt"/>
    </style:style>
    <style:style style:name="T37_130" style:family="text">
      <style:text-properties fo:background-color="#ffffff" fo:color="#333333" fo:font-size="9pt" style:font-size-asian="9pt" style:font-size-complex="9pt"/>
    </style:style>
    <style:style style:name="T37_131" style:family="text">
      <style:text-properties fo:background-color="#ffffff" fo:color="#333333" fo:font-size="9pt" style:font-size-asian="9pt" style:font-size-complex="9pt"/>
    </style:style>
    <style:style style:name="T37_132" style:family="text">
      <style:text-properties fo:background-color="#ffffff" fo:color="#333333" fo:font-size="9pt" style:font-size-asian="9pt" style:font-size-complex="9pt"/>
    </style:style>
    <style:style style:name="T37_133" style:family="text">
      <style:text-properties fo:background-color="#ffffff" fo:color="#333333" fo:font-size="9pt" style:font-size-asian="9pt" style:font-size-complex="9pt"/>
    </style:style>
    <style:style style:name="T37_134" style:family="text">
      <style:text-properties fo:background-color="#ffffff" fo:color="#333333" fo:font-size="9pt" style:font-size-asian="9pt" style:font-size-complex="9pt"/>
    </style:style>
    <style:style style:name="T37_135" style:family="text">
      <style:text-properties fo:background-color="#ffffff" fo:color="#333333" fo:font-size="9pt" style:font-size-asian="9pt" style:font-size-complex="9pt"/>
    </style:style>
    <style:style style:name="T37_136" style:family="text">
      <style:text-properties fo:background-color="#ffffff" fo:color="#333333" fo:font-size="9pt" style:font-size-asian="9pt" style:font-size-complex="9pt"/>
    </style:style>
    <style:style style:name="T37_137" style:family="text">
      <style:text-properties fo:background-color="#ffffff" fo:color="#333333" fo:font-size="9pt" style:font-size-asian="9pt" style:font-size-complex="9pt"/>
    </style:style>
    <style:style style:name="T37_138" style:family="text">
      <style:text-properties fo:background-color="#ffffff" fo:color="#333333" fo:font-size="9pt" style:font-size-asian="9pt" style:font-size-complex="9pt"/>
    </style:style>
    <style:style style:name="T37_139" style:family="text">
      <style:text-properties fo:background-color="#ffffff" fo:color="#333333" fo:font-size="9pt" style:font-size-asian="9pt" style:font-size-complex="9pt"/>
    </style:style>
    <style:style style:name="T37_140" style:family="text">
      <style:text-properties fo:background-color="#ffffff" fo:color="#333333" fo:font-size="9pt" style:font-size-asian="9pt" style:font-size-complex="9pt"/>
    </style:style>
    <style:style style:name="T37_141" style:family="text">
      <style:text-properties fo:background-color="#ffffff" fo:color="#333333" fo:font-size="9pt" style:font-size-asian="9pt" style:font-size-complex="9pt"/>
    </style:style>
    <style:style style:name="T37_142" style:family="text">
      <style:text-properties fo:background-color="#ffffff" fo:color="#333333" fo:font-size="9pt" style:font-size-asian="9pt" style:font-size-complex="9pt"/>
    </style:style>
    <style:style style:name="T37_143" style:family="text">
      <style:text-properties fo:background-color="#ffffff" fo:color="#333333" fo:font-size="9pt" style:font-size-asian="9pt" style:font-size-complex="9pt"/>
    </style:style>
    <style:style style:name="T37_144" style:family="text">
      <style:text-properties fo:background-color="#ffffff" fo:color="#333333" fo:font-size="9pt" style:font-size-asian="9pt" style:font-size-complex="9pt"/>
    </style:style>
    <style:style style:name="T37_145" style:family="text">
      <style:text-properties fo:background-color="#ffffff" fo:color="#333333" fo:font-size="9pt" style:font-size-asian="9pt" style:font-size-complex="9pt"/>
    </style:style>
    <style:style style:name="T37_146" style:family="text">
      <style:text-properties fo:background-color="#ffffff" fo:color="#333333" fo:font-size="9pt" style:font-size-asian="9pt" style:font-size-complex="9pt"/>
    </style:style>
    <style:style style:name="T37_147" style:family="text">
      <style:text-properties fo:background-color="#ffffff" fo:color="#333333" fo:font-size="9pt" style:font-size-asian="9pt" style:font-size-complex="9pt"/>
    </style:style>
    <style:style style:name="T37_148" style:family="text">
      <style:text-properties fo:background-color="#ffffff" fo:color="#333333" fo:font-size="9pt" style:font-size-asian="9pt" style:font-size-complex="9pt"/>
    </style:style>
    <style:style style:name="T37_149" style:family="text">
      <style:text-properties fo:background-color="#ffffff" fo:color="#333333" fo:font-size="9pt" style:font-size-asian="9pt" style:font-size-complex="9pt"/>
    </style:style>
    <style:style style:name="T37_150" style:family="text">
      <style:text-properties fo:background-color="#ffffff" fo:color="#333333" fo:font-size="9pt" style:font-size-asian="9pt" style:font-size-complex="9pt"/>
    </style:style>
    <style:style style:name="T37_151" style:family="text">
      <style:text-properties fo:background-color="#ffffff" fo:color="#333333" fo:font-size="9pt" style:font-size-asian="9pt" style:font-size-complex="9pt"/>
    </style:style>
    <style:style style:name="T37_152" style:family="text">
      <style:text-properties fo:background-color="#ffffff" fo:color="#333333" fo:font-size="9pt" style:font-size-asian="9pt" style:font-size-complex="9pt"/>
    </style:style>
    <style:style style:name="T37_153" style:family="text">
      <style:text-properties fo:background-color="#ffffff" fo:color="#333333" fo:font-size="9pt" style:font-size-asian="9pt" style:font-size-complex="9pt"/>
    </style:style>
    <style:style style:name="T37_154" style:family="text">
      <style:text-properties fo:background-color="#ffffff" fo:color="#333333" fo:font-size="9pt" style:font-size-asian="9pt" style:font-size-complex="9pt"/>
    </style:style>
    <style:style style:name="T37_155" style:family="text">
      <style:text-properties fo:background-color="#ffffff" fo:color="#333333" fo:font-size="9pt" style:font-size-asian="9pt" style:font-size-complex="9pt"/>
    </style:style>
    <style:style style:name="T37_156" style:family="text">
      <style:text-properties fo:background-color="#ffffff" fo:color="#333333" fo:font-size="9pt" style:font-size-asian="9pt" style:font-size-complex="9pt"/>
    </style:style>
    <style:style style:name="T37_157" style:family="text">
      <style:text-properties fo:background-color="#ffffff" fo:color="#333333" fo:font-size="9pt" style:font-size-asian="9pt" style:font-size-complex="9pt"/>
    </style:style>
    <style:style style:name="T37_158" style:family="text">
      <style:text-properties fo:background-color="#ffffff" fo:color="#333333" fo:font-size="9pt" style:font-size-asian="9pt" style:font-size-complex="9pt"/>
    </style:style>
    <style:style style:name="T37_159" style:family="text">
      <style:text-properties fo:background-color="#ffffff" fo:color="#333333" fo:font-size="9pt" style:font-size-asian="9pt" style:font-size-complex="9pt"/>
    </style:style>
    <style:style style:name="T37_160" style:family="text">
      <style:text-properties fo:background-color="#ffffff" fo:color="#333333" fo:font-size="9pt" style:font-size-asian="9pt" style:font-size-complex="9pt"/>
    </style:style>
    <style:style style:name="T37_161" style:family="text">
      <style:text-properties fo:background-color="#ffffff" fo:color="#333333" fo:font-size="9pt" style:font-size-asian="9pt" style:font-size-complex="9pt"/>
    </style:style>
    <style:style style:name="T37_162" style:family="text">
      <style:text-properties fo:background-color="#ffffff" fo:color="#333333" fo:font-size="9pt" style:font-size-asian="9pt" style:font-size-complex="9pt"/>
    </style:style>
    <style:style style:name="T37_163" style:family="text">
      <style:text-properties fo:background-color="#ffffff" fo:color="#333333" fo:font-size="9pt" style:font-size-asian="9pt" style:font-size-complex="9pt"/>
    </style:style>
    <style:style style:name="T37_164" style:family="text">
      <style:text-properties fo:background-color="#ffffff" fo:color="#333333" fo:font-size="9pt" style:font-size-asian="9pt" style:font-size-complex="9pt"/>
    </style:style>
    <style:style style:name="T37_165" style:family="text">
      <style:text-properties fo:background-color="#ffffff" fo:color="#333333" fo:font-size="9pt" style:font-size-asian="9pt" style:font-size-complex="9pt"/>
    </style:style>
    <style:style style:name="T37_166" style:family="text">
      <style:text-properties fo:background-color="#ffffff" fo:color="#333333" fo:font-size="9pt" style:font-size-asian="9pt" style:font-size-complex="9pt"/>
    </style:style>
  </office:automatic-styles>
  <office:body>
    <office:text>
      <text:p text:style-name="P1"><text:span text:style-name="T1_1">http</text:span><text:span text:style-name="T1_2">://</text:span><text:span text:style-name="T1_3">opensource</text:span><text:span text:style-name="T1_4">.</text:span><text:span text:style-name="T1_5">com</text:span><text:span text:style-name="T1_6">/</text:span><text:span text:style-name="T1_7">education</text:span><text:span text:style-name="T1_8">/14/1/</text:span><text:span text:style-name="T1_9">teaching</text:span><text:span text:style-name="T1_10">-</text:span><text:span text:style-name="T1_11">kids</text:span><text:span text:style-name="T1_12">-</text:span><text:span text:style-name="T1_13">linux</text:span><text:span text:style-name="T1_14"><text:line-break/></text:span><text:span text:style-name="T1_15">Vier</text:span><text:span text:style-name="T1_16"><text:s/></text:span><text:span text:style-name="T1_17">Linux</text:span><text:span text:style-name="T1_18"><text:s/></text:span><text:span text:style-name="T1_19">Distris</text:span><text:span text:style-name="T1_20"><text:s/></text:span><text:span text:style-name="T1_21">für</text:span><text:span text:style-name="T1_22"><text:s/></text:span><text:span text:style-name="T1_23">Kinder</text:span><text:span text:style-name="T1_24"><text:line-break/></text:span><text:span text:style-name="T1_25">Posted</text:span><text:span text:style-name="T1_26"><text:s/>14<text:s/></text:span><text:span text:style-name="T1_27">Jan</text:span><text:span text:style-name="T1_28"><text:s/>2014<text:s/></text:span><text:span text:style-name="T1_29">by</text:span><text:span text:style-name="T1_30"><text:s/></text:span><text:span text:style-name="T1_31"><text:a xlink:type="simple" xlink:href="http://opensource.com/users/aseem-sharma"><text:span text:style-name="T1_32">Aseem</text:span></text:a></text:span><text:span text:style-name="T1_33"><text:a xlink:type="simple" xlink:href="http://opensource.com/users/aseem-sharma"><text:span text:style-name="T1_34"><text:s/></text:span></text:a></text:span><text:span text:style-name="T1_35"><text:a xlink:type="simple" xlink:href="http://opensource.com/users/aseem-sharma"><text:span text:style-name="T1_36">Sharma</text:span></text:a></text:span></text:p>
      <text:p text:style-name="P2"><text:span text:style-name="T2_1">Ich</text:span><text:span text:style-name="T2_2"><text:s/></text:span><text:span text:style-name="T2_3">kann</text:span><text:span text:style-name="T2_4"><text:s/></text:span><text:span text:style-name="T2_5">das</text:span><text:span text:style-name="T2_6"><text:s/></text:span><text:span text:style-name="T2_7">neugierige</text:span><text:span text:style-name="T2_8"><text:s/></text:span><text:span text:style-name="T2_9">Leuchten</text:span><text:span text:style-name="T2_10"><text:s/></text:span><text:span text:style-name="T2_11">in</text:span><text:span text:style-name="T2_12"><text:s/></text:span><text:span text:style-name="T2_13">den</text:span><text:span text:style-name="T2_14"><text:s/></text:span><text:span text:style-name="T2_15">Augen</text:span><text:span text:style-name="T2_16"><text:s/></text:span><text:span text:style-name="T2_17">meiner</text:span><text:span text:style-name="T2_18"><text:s/></text:span><text:span text:style-name="T2_19">sechs</text:span><text:span text:style-name="T2_20"><text:s/></text:span><text:span text:style-name="T2_21">Jahre</text:span><text:span text:style-name="T2_22"><text:s/></text:span><text:span text:style-name="T2_23">alten</text:span><text:span text:style-name="T2_24"><text:s/></text:span><text:span text:style-name="T2_25">Nichte</text:span><text:span text:style-name="T2_26"><text:s/></text:span><text:span text:style-name="T2_27">Shuchi</text:span><text:span text:style-name="T2_28">,<text:s/></text:span><text:span text:style-name="T2_29">wenn</text:span><text:span text:style-name="T2_30"><text:s/></text:span><text:span text:style-name="T2_31">sie</text:span><text:span text:style-name="T2_32"><text:s/></text:span><text:span text:style-name="T2_33">an</text:span><text:span text:style-name="T2_34"><text:s/></text:span><text:span text:style-name="T2_35">einem</text:span><text:span text:style-name="T2_36"><text:s/></text:span><text:span text:style-name="T2_37">Handy</text:span><text:span text:style-name="T2_38"><text:s/></text:span><text:span text:style-name="T2_39">herumspielt</text:span><text:span text:style-name="T2_40">,<text:s/></text:span><text:span text:style-name="T2_41">die</text:span><text:span text:style-name="T2_42"><text:s/></text:span><text:span text:style-name="T2_43">Glotze</text:span><text:span text:style-name="T2_44"><text:s/></text:span><text:span text:style-name="T2_45">mit</text:span><text:span text:style-name="T2_46"><text:s/></text:span><text:span text:style-name="T2_47">der</text:span><text:span text:style-name="T2_48"><text:s/></text:span><text:span text:style-name="T2_49">Fernbedienung</text:span><text:span text:style-name="T2_50"><text:s/></text:span><text:span text:style-name="T2_51">verstellt</text:span><text:span text:style-name="T2_52"><text:s/></text:span><text:span text:style-name="T2_53">oder</text:span><text:span text:style-name="T2_54"><text:s/></text:span><text:span text:style-name="T2_55">irgend</text:span><text:span text:style-name="T2_56"><text:s/></text:span><text:span text:style-name="T2_57">ein</text:span><text:span text:style-name="T2_58"><text:s/></text:span><text:span text:style-name="T2_59">anderes</text:span><text:span text:style-name="T2_60"><text:s/></text:span><text:span text:style-name="T2_61">elektrisches</text:span><text:span text:style-name="T2_62"><text:s/></text:span><text:span text:style-name="T2_63">Gerät</text:span><text:span text:style-name="T2_64"><text:s/></text:span><text:span text:style-name="T2_65">aus</text:span><text:span text:style-name="T2_66"><text:s/></text:span><text:span text:style-name="T2_67">kreative</text:span><text:span text:style-name="T2_68"><text:s/></text:span><text:span text:style-name="T2_69">Weise</text:span><text:span text:style-name="T2_70"><text:s/></text:span><text:span text:style-name="T2_71">auseinander</text:span><text:span text:style-name="T2_72"><text:s/></text:span><text:span text:style-name="T2_73">nimmt</text:span><text:span text:style-name="T2_74">.<text:s/></text:span><text:span text:style-name="T2_75">Wie</text:span><text:span text:style-name="T2_76"><text:s/></text:span><text:span text:style-name="T2_77">viele</text:span><text:span text:style-name="T2_78"><text:s/></text:span><text:span text:style-name="T2_79">Kinder</text:span><text:span text:style-name="T2_80"><text:s/></text:span><text:span text:style-name="T2_81">ihres</text:span><text:span text:style-name="T2_82"><text:s/></text:span><text:span text:style-name="T2_83">Alters</text:span><text:span text:style-name="T2_84"><text:s/></text:span><text:span text:style-name="T2_85">ist</text:span><text:span text:style-name="T2_86"><text:s/></text:span><text:span text:style-name="T2_87">sie</text:span><text:span text:style-name="T2_88"><text:s/></text:span><text:span text:style-name="T2_89">sehr</text:span><text:span text:style-name="T2_90"><text:s/></text:span><text:span text:style-name="T2_91">experimentierfreudig</text:span><text:span text:style-name="T2_92">.</text:span></text:p>
      <text:p text:style-name="P3"><text:span text:style-name="T3_1">Diese</text:span><text:span text:style-name="T3_2"><text:s/></text:span><text:span text:style-name="T3_3">Neugierde</text:span><text:span text:style-name="T3_4"><text:s/></text:span><text:span text:style-name="T3_5">erreicht</text:span><text:span text:style-name="T3_6"><text:s/></text:span><text:span text:style-name="T3_7">ihren</text:span><text:span text:style-name="T3_8"><text:s/></text:span><text:span text:style-name="T3_9">Höhepunkt</text:span><text:span text:style-name="T3_10"><text:s/></text:span><text:span text:style-name="T3_11">immer</text:span><text:span text:style-name="T3_12"><text:s/></text:span><text:span text:style-name="T3_13">dann</text:span><text:span text:style-name="T3_14">,<text:s/></text:span><text:span text:style-name="T3_15">wenn</text:span><text:span text:style-name="T3_16"><text:s/></text:span><text:span text:style-name="T3_17">sie</text:span><text:span text:style-name="T3_18"><text:s/></text:span><text:span text:style-name="T3_19">vor</text:span><text:span text:style-name="T3_20"><text:s/></text:span><text:span text:style-name="T3_21">meinem</text:span><text:span text:style-name="T3_22"><text:s/></text:span><text:span text:style-name="T3_23">Laptop</text:span><text:span text:style-name="T3_24">,<text:s/></text:span><text:span text:style-name="T3_25">oder</text:span><text:span text:style-name="T3_26"><text:s/></text:span><text:span text:style-name="T3_27">dem</text:span><text:span text:style-name="T3_28"><text:s/></text:span><text:span text:style-name="T3_29">ihres</text:span><text:span text:style-name="T3_30"><text:s/></text:span><text:span text:style-name="T3_31">Vaters</text:span><text:span text:style-name="T3_32">,<text:s/></text:span><text:span text:style-name="T3_33">sitzt</text:span><text:span text:style-name="T3_34">.<text:s/></text:span><text:span text:style-name="T3_35">Häufig</text:span><text:span text:style-name="T3_36"><text:s/></text:span><text:span text:style-name="T3_37">aber</text:span><text:span text:style-name="T3_38"><text:s/></text:span><text:span text:style-name="T3_39">beobachte</text:span><text:span text:style-name="T3_40"><text:s/></text:span><text:span text:style-name="T3_41">ich</text:span><text:span text:style-name="T3_42"><text:s/></text:span><text:span text:style-name="T3_43">jedoch</text:span><text:span text:style-name="T3_44">,<text:s/></text:span><text:span text:style-name="T3_45">dass</text:span><text:span text:style-name="T3_46"><text:s/></text:span><text:span text:style-name="T3_47">sie</text:span><text:span text:style-name="T3_48"><text:s/></text:span><text:span text:style-name="T3_49">sich</text:span><text:span text:style-name="T3_50"><text:s/></text:span><text:span text:style-name="T3_51">in</text:span><text:span text:style-name="T3_52"><text:s/></text:span><text:span text:style-name="T3_53">Anwendugnen</text:span><text:span text:style-name="T3_54"><text:s/></text:span><text:span text:style-name="T3_55">verirrt</text:span><text:span text:style-name="T3_56">,<text:s/></text:span><text:span text:style-name="T3_57">die</text:span><text:span text:style-name="T3_58"><text:s/></text:span><text:span text:style-name="T3_59">nur</text:span><text:span text:style-name="T3_60"><text:s/></text:span><text:span text:style-name="T3_61">auf</text:span><text:span text:style-name="T3_62"><text:s/></text:span><text:span text:style-name="T3_63">Erwachsene</text:span><text:span text:style-name="T3_64"><text:s/></text:span><text:span text:style-name="T3_65">zugeschnitten</text:span><text:span text:style-name="T3_66"><text:s/></text:span><text:span text:style-name="T3_67">sind</text:span><text:span text:style-name="T3_68">.<text:s/></text:span><text:span text:style-name="T3_69">Ein</text:span><text:span text:style-name="T3_70"><text:s/></text:span><text:span text:style-name="T3_71">Betriebssystem</text:span><text:span text:style-name="T3_72"><text:s/></text:span><text:span text:style-name="T3_73">für</text:span><text:span text:style-name="T3_74"><text:s/></text:span><text:span text:style-name="T3_75">Erwachsene</text:span><text:span text:style-name="T3_76"><text:s/></text:span><text:span text:style-name="T3_77">und</text:span><text:span text:style-name="T3_78"><text:s/></text:span><text:span text:style-name="T3_79">die</text:span><text:span text:style-name="T3_80"><text:s/></text:span><text:span text:style-name="T3_81">Logik</text:span><text:span text:style-name="T3_82"><text:s/></text:span><text:span text:style-name="T3_83">dahinter</text:span><text:span text:style-name="T3_84"><text:s/></text:span><text:span text:style-name="T3_85">erscheinen</text:span><text:span text:style-name="T3_86"><text:s/></text:span><text:span text:style-name="T3_87">vielen</text:span><text:span text:style-name="T3_88"><text:s/></text:span><text:span text:style-name="T3_89">Kondern</text:span><text:span text:style-name="T3_90"><text:s/></text:span><text:span text:style-name="T3_91">monströs</text:span><text:span text:style-name="T3_92">.</text:span><text:span text:style-name="T3_93">Diese</text:span><text:span text:style-name="T3_94"><text:s/></text:span><text:span text:style-name="T3_95">Anwendungen</text:span><text:span text:style-name="T3_96"><text:s/></text:span><text:span text:style-name="T3_97">übersteigen</text:span><text:span text:style-name="T3_98"><text:s/></text:span><text:span text:style-name="T3_99">das</text:span><text:span text:style-name="T3_100"><text:s/></text:span><text:span text:style-name="T3_101">Verständnis</text:span><text:span text:style-name="T3_102"><text:s/></text:span><text:span text:style-name="T3_103">kleiner</text:span><text:span text:style-name="T3_104"><text:s/></text:span><text:span text:style-name="T3_105">Kinder</text:span><text:span text:style-name="T3_106"><text:s/></text:span><text:span text:style-name="T3_107">und</text:span><text:span text:style-name="T3_108"><text:s/></text:span><text:span text:style-name="T3_109">sind</text:span><text:span text:style-name="T3_110"><text:s/></text:span><text:span text:style-name="T3_111">nicht</text:span><text:span text:style-name="T3_112"><text:s/></text:span><text:span text:style-name="T3_113">gerade</text:span><text:span text:style-name="T3_114"><text:s/></text:span><text:span text:style-name="T3_115">der</text:span><text:span text:style-name="T3_116"><text:s/></text:span><text:span text:style-name="T3_117">ideale</text:span><text:span text:style-name="T3_118"><text:s/>(</text:span><text:span text:style-name="T3_119">und</text:span><text:span text:style-name="T3_120"><text:s/></text:span><text:span text:style-name="T3_121">spielerische</text:span><text:span text:style-name="T3_122">)<text:s/></text:span><text:span text:style-name="T3_123">Einstieg</text:span><text:span text:style-name="T3_124"><text:s/></text:span><text:span text:style-name="T3_125">in</text:span><text:span text:style-name="T3_126"><text:s/></text:span><text:span text:style-name="T3_127">den</text:span><text:span text:style-name="T3_128"><text:s/></text:span><text:span text:style-name="T3_129">Umgang</text:span><text:span text:style-name="T3_130"><text:s/></text:span><text:span text:style-name="T3_131">mit</text:span><text:span text:style-name="T3_132"><text:s/></text:span><text:span text:style-name="T3_133">dem</text:span><text:span text:style-name="T3_134"><text:s/></text:span><text:span text:style-name="T3_135">Computer</text:span><text:span text:style-name="T3_136">.<text:s/></text:span><text:span text:style-name="T3_137">Außerdem</text:span><text:span text:style-name="T3_138"><text:s/></text:span><text:span text:style-name="T3_139">sind</text:span><text:span text:style-name="T3_140"><text:s/></text:span><text:span text:style-name="T3_141">Laptops</text:span><text:span text:style-name="T3_142"><text:s/></text:span><text:span text:style-name="T3_143">und</text:span><text:span text:style-name="T3_144"><text:s/></text:span><text:span text:style-name="T3_145">Tablet</text:span><text:span text:style-name="T3_146">-</text:span><text:span text:style-name="T3_147">PCs</text:span><text:span text:style-name="T3_148"><text:s/></text:span><text:span text:style-name="T3_149">für</text:span><text:span text:style-name="T3_150"><text:s/></text:span><text:span text:style-name="T3_151">Erwachsene</text:span><text:span text:style-name="T3_152"><text:s/></text:span><text:span text:style-name="T3_153">keine</text:span><text:span text:style-name="T3_154"><text:s/></text:span><text:span text:style-name="T3_155">geeignete</text:span><text:span text:style-name="T3_156"><text:s/></text:span><text:span text:style-name="T3_157">Lernumgebung</text:span><text:span text:style-name="T3_158"><text:s/></text:span><text:span text:style-name="T3_159">für</text:span><text:span text:style-name="T3_160"><text:s/></text:span><text:span text:style-name="T3_161">Kinder</text:span><text:span text:style-name="T3_162"><text:s/>(</text:span><text:span text:style-name="T3_163">egal</text:span><text:span text:style-name="T3_164"><text:s/></text:span><text:span text:style-name="T3_165">ob</text:span><text:span text:style-name="T3_166"><text:s/></text:span><text:span text:style-name="T3_167">jüngere</text:span><text:span text:style-name="T3_168"><text:s/></text:span><text:span text:style-name="T3_169">oder</text:span><text:span text:style-name="T3_170"><text:s/></text:span><text:span text:style-name="T3_171">ältere</text:span><text:span text:style-name="T3_172">),<text:s/></text:span><text:span text:style-name="T3_173">die</text:span><text:span text:style-name="T3_174"><text:s/></text:span><text:span text:style-name="T3_175">gerade</text:span><text:span text:style-name="T3_176"><text:s/></text:span><text:span text:style-name="T3_177">erst</text:span><text:span text:style-name="T3_178"><text:s/></text:span><text:span text:style-name="T3_179">in</text:span><text:span text:style-name="T3_180"><text:s/></text:span><text:span text:style-name="T3_181">die</text:span><text:span text:style-name="T3_182"><text:s/></text:span><text:span text:style-name="T3_183">Computerwelt</text:span><text:span text:style-name="T3_184"><text:s/></text:span><text:span text:style-name="T3_185">einsteigen</text:span><text:span text:style-name="T3_186">.<text:s/></text:span><text:span text:style-name="T3_187">Und</text:span><text:span text:style-name="T3_188"><text:s/></text:span><text:span text:style-name="T3_189">nicht</text:span><text:span text:style-name="T3_190"><text:s/></text:span><text:span text:style-name="T3_191">zuletzt</text:span><text:span text:style-name="T3_192"><text:s/></text:span><text:span text:style-name="T3_193">kann</text:span><text:span text:style-name="T3_194"><text:s/></text:span><text:span text:style-name="T3_195">auch</text:span><text:span text:style-name="T3_196"><text:s/></text:span><text:span text:style-name="T3_197">die</text:span><text:span text:style-name="T3_198"><text:s/></text:span><text:span text:style-name="T3_199">Vorstellung</text:span><text:span text:style-name="T3_200"><text:s/></text:span><text:span text:style-name="T3_201">ein</text:span><text:span text:style-name="T3_202"><text:s/></text:span><text:span text:style-name="T3_203">Kind</text:span><text:span text:style-name="T3_204"><text:s/></text:span><text:span text:style-name="T3_205">mit</text:span><text:span text:style-name="T3_206"><text:s/></text:span><text:span text:style-name="T3_207">einem</text:span><text:span text:style-name="T3_208"><text:s/></text:span><text:span text:style-name="T3_209">Computer</text:span><text:span text:style-name="T3_210"><text:s/></text:span><text:span text:style-name="T3_211">mit</text:span><text:span text:style-name="T3_212"><text:s/></text:span><text:span text:style-name="T3_213">Internetanbindung</text:span><text:span text:style-name="T3_214"><text:s/></text:span><text:span text:style-name="T3_215">alleine</text:span><text:span text:style-name="T3_216"><text:s/></text:span><text:span text:style-name="T3_217">zu</text:span><text:span text:style-name="T3_218"><text:s/></text:span><text:span text:style-name="T3_219">lassen</text:span><text:span text:style-name="T3_220"><text:s/></text:span><text:span text:style-name="T3_221">für</text:span><text:span text:style-name="T3_222"><text:s/></text:span><text:span text:style-name="T3_223">die</text:span><text:span text:style-name="T3_224"><text:s/></text:span><text:span text:style-name="T3_225">Eltern</text:span><text:span text:style-name="T3_226"><text:s/></text:span><text:span text:style-name="T3_227">sehr</text:span><text:span text:style-name="T3_228"><text:s/></text:span><text:span text:style-name="T3_229">beängstigend</text:span><text:span text:style-name="T3_230"><text:s/></text:span><text:span text:style-name="T3_231">sein</text:span><text:span text:style-name="T3_232">.</text:span></text:p>
      <text:p text:style-name="P4"><text:span text:style-name="T4_1">Da</text:span><text:span text:style-name="T4_2"><text:s/></text:span><text:span text:style-name="T4_3">ich</text:span><text:span text:style-name="T4_4"><text:s/></text:span><text:span text:style-name="T4_5">selbst</text:span><text:span text:style-name="T4_6"><text:s/></text:span><text:span text:style-name="T4_7">auch</text:span><text:span text:style-name="T4_8"><text:s/></text:span><text:span text:style-name="T4_9">nur</text:span><text:span text:style-name="T4_10"><text:s/></text:span><text:span text:style-name="T4_11">ein</text:span><text:span text:style-name="T4_12"><text:s/></text:span><text:span text:style-name="T4_13">großes</text:span><text:span text:style-name="T4_14"><text:s/></text:span><text:span text:style-name="T4_15">Kind</text:span><text:span text:style-name="T4_16"><text:s/></text:span><text:span text:style-name="T4_17">bin</text:span><text:span text:style-name="T4_18"><text:s/></text:span><text:span text:style-name="T4_19">und</text:span><text:span text:style-name="T4_20"><text:s/></text:span><text:span text:style-name="T4_21">seit</text:span><text:span text:style-name="T4_22"><text:s/></text:span><text:span text:style-name="T4_23">mehr</text:span><text:span text:style-name="T4_24"><text:s/></text:span><text:span text:style-name="T4_25">als</text:span><text:span text:style-name="T4_26"><text:s/></text:span><text:span text:style-name="T4_27">vier</text:span><text:span text:style-name="T4_28"><text:s/></text:span><text:span text:style-name="T4_29">Jahren</text:span><text:span text:style-name="T4_30"><text:s/></text:span><text:span text:style-name="T4_31">auch</text:span><text:span text:style-name="T4_32"><text:s/></text:span><text:span text:style-name="T4_33">ein</text:span><text:span text:style-name="T4_34"><text:s/></text:span><text:span text:style-name="T4_35">Open</text:span><text:span text:style-name="T4_36"><text:s/></text:span><text:span text:style-name="T4_37">Source</text:span><text:span text:style-name="T4_38"><text:s/></text:span><text:span text:style-name="T4_39">Software</text:span><text:span text:style-name="T4_40"><text:s/></text:span><text:span text:style-name="T4_41">Enthusiast</text:span><text:span text:style-name="T4_42">,<text:s/></text:span><text:span text:style-name="T4_43">liebe</text:span><text:span text:style-name="T4_44"><text:s/></text:span><text:span text:style-name="T4_45">ich</text:span><text:span text:style-name="T4_46"><text:s/></text:span><text:span text:style-name="T4_47">es</text:span><text:span text:style-name="T4_48"><text:s/></text:span><text:span text:style-name="T4_49">mit</text:span><text:span text:style-name="T4_50"><text:s/></text:span><text:span text:style-name="T4_51">verschiedenen</text:span><text:span text:style-name="T4_52"><text:s/></text:span><text:span text:style-name="T4_53">Softwarelösungen</text:span><text:span text:style-name="T4_54"><text:s/></text:span><text:span text:style-name="T4_55">herum</text:span><text:span text:style-name="T4_56"><text:s/></text:span><text:span text:style-name="T4_57">zu</text:span><text:span text:style-name="T4_58"><text:s/></text:span><text:span text:style-name="T4_59">experimentieren</text:span><text:span text:style-name="T4_60"><text:s/></text:span><text:span text:style-name="T4_61">und</text:span><text:span text:style-name="T4_62"><text:s/></text:span><text:span text:style-name="T4_63">zu</text:span><text:span text:style-name="T4_64"><text:s/></text:span><text:span text:style-name="T4_65">probieren</text:span><text:span text:style-name="T4_66">.<text:s/></text:span><text:span text:style-name="T4_67">Betreffend</text:span><text:span text:style-name="T4_68"><text:s/></text:span><text:span text:style-name="T4_69">das</text:span><text:span text:style-name="T4_70"><text:s/></text:span><text:span text:style-name="T4_71">Problem</text:span><text:span text:style-name="T4_72"><text:s/></text:span><text:span text:style-name="T4_73">ein</text:span><text:span text:style-name="T4_74"><text:s/></text:span><text:span text:style-name="T4_75">ideales</text:span><text:span text:style-name="T4_76"><text:s/></text:span><text:span text:style-name="T4_77">System</text:span><text:span text:style-name="T4_78"><text:s/></text:span><text:span text:style-name="T4_79">für</text:span><text:span text:style-name="T4_80"><text:s/></text:span><text:span text:style-name="T4_81">meine</text:span><text:span text:style-name="T4_82"><text:s/></text:span><text:span text:style-name="T4_83">junge</text:span><text:span text:style-name="T4_84"><text:s/></text:span><text:span text:style-name="T4_85">Nichte</text:span><text:span text:style-name="T4_86"><text:s/></text:span><text:span text:style-name="T4_87">zu</text:span><text:span text:style-name="T4_88"><text:s/></text:span><text:span text:style-name="T4_89">finden</text:span><text:span text:style-name="T4_90"><text:s/></text:span><text:span text:style-name="T4_91">und</text:span><text:span text:style-name="T4_92"><text:s/></text:span><text:span text:style-name="T4_93">einzurichten</text:span><text:span text:style-name="T4_94">,<text:s/></text:span><text:span text:style-name="T4_95">fiel</text:span><text:span text:style-name="T4_96"><text:s/></text:span><text:span text:style-name="T4_97">mir</text:span><text:span text:style-name="T4_98"><text:s/></text:span><text:span text:style-name="T4_99">auf</text:span><text:span text:style-name="T4_100">,<text:s/></text:span><text:span text:style-name="T4_101">dass</text:span><text:span text:style-name="T4_102"><text:s/></text:span><text:span text:style-name="T4_103">dass</text:span><text:span text:style-name="T4_104"><text:s/></text:span><text:span text:style-name="T4_105">die</text:span><text:span text:style-name="T4_106"><text:s/></text:span><text:span text:style-name="T4_107">Open</text:span><text:span text:style-name="T4_108"><text:s/></text:span><text:span text:style-name="T4_109">Source</text:span><text:span text:style-name="T4_110"><text:s/></text:span><text:span text:style-name="T4_111">Linuxgemeinde</text:span><text:span text:style-name="T4_112"><text:s/></text:span><text:span text:style-name="T4_113">spezielle</text:span><text:span text:style-name="T4_114"><text:s/></text:span><text:span text:style-name="T4_115">Betriebssysteme</text:span><text:span text:style-name="T4_116"><text:s/></text:span><text:span text:style-name="T4_117">und</text:span><text:span text:style-name="T4_118"><text:s/></text:span><text:span text:style-name="T4_119">Umgebungen</text:span><text:span text:style-name="T4_120"><text:s/></text:span><text:span text:style-name="T4_121">für</text:span><text:span text:style-name="T4_122"><text:s/></text:span><text:span text:style-name="T4_123">Kinder</text:span><text:span text:style-name="T4_124"><text:s/></text:span><text:span text:style-name="T4_125">geschaffen</text:span><text:span text:style-name="T4_126"><text:s/></text:span><text:span text:style-name="T4_127">hat</text:span><text:span text:style-name="T4_128">.<text:s/></text:span><text:span text:style-name="T4_129">Und</text:span><text:span text:style-name="T4_130">,<text:s/></text:span><text:span text:style-name="T4_131">ein</text:span><text:span text:style-name="T4_132"><text:s/></text:span><text:span text:style-name="T4_133">solches</text:span><text:span text:style-name="T4_134"><text:s/></text:span><text:span text:style-name="T4_135">System</text:span><text:span text:style-name="T4_136"><text:s/></text:span><text:span text:style-name="T4_137">aufzusetzen</text:span><text:span text:style-name="T4_138"><text:s/></text:span><text:span text:style-name="T4_139">ist</text:span><text:span text:style-name="T4_140"><text:s/></text:span><text:span text:style-name="T4_141">eine</text:span><text:span text:style-name="T4_142"><text:s/></text:span><text:span text:style-name="T4_143">Kleinigkeit</text:span><text:span text:style-name="T4_144">.</text:span></text:p>
      <text:h text:style-name="P5" text:outline-level="10"><text:bookmark-start text:name="h.eyz3tuk2g567"/><text:bookmark-end text:name="h.eyz3tuk2g567"/><text:span text:style-name="T5_1">Warum</text:span><text:span text:style-name="T5_2"><text:s/></text:span><text:span text:style-name="T5_3">Kinder</text:span><text:span text:style-name="T5_4"><text:s/></text:span><text:span text:style-name="T5_5">Linux</text:span><text:span text:style-name="T5_6"><text:s/></text:span><text:span text:style-name="T5_7">lernen</text:span><text:span text:style-name="T5_8"><text:s/></text:span><text:span text:style-name="T5_9">sollten</text:span><text:span text:style-name="T5_10">.</text:span></text:h>
      <text:p text:style-name="P6"><text:span text:style-name="T6_1">In</text:span><text:span text:style-name="T6_2"><text:s/></text:span><text:span text:style-name="T6_3">dieser</text:span><text:span text:style-name="T6_4"><text:s/></text:span><text:span text:style-name="T6_5">Phase</text:span><text:span text:style-name="T6_6"><text:s/></text:span><text:span text:style-name="T6_7">meines</text:span><text:span text:style-name="T6_8"><text:s/></text:span><text:span text:style-name="T6_9">Lebens</text:span><text:span text:style-name="T6_10"><text:s/></text:span><text:span text:style-name="T6_11">habe</text:span><text:span text:style-name="T6_12"><text:s/></text:span><text:span text:style-name="T6_13">ich</text:span><text:span text:style-name="T6_14"><text:s/></text:span><text:span text:style-name="T6_15">mir</text:span><text:span text:style-name="T6_16"><text:s/></text:span><text:span text:style-name="T6_17">eine</text:span><text:span text:style-name="T6_18"><text:s/></text:span><text:span text:style-name="T6_19">abschließende</text:span><text:span text:style-name="T6_20"><text:s/></text:span><text:span text:style-name="T6_21">Meinung</text:span><text:span text:style-name="T6_22"><text:s/></text:span><text:span text:style-name="T6_23">gebildet</text:span><text:span text:style-name="T6_24">,<text:s/></text:span><text:span text:style-name="T6_25">dass</text:span><text:span text:style-name="T6_26"><text:s/></text:span><text:span text:style-name="T6_27">Kinder</text:span><text:span text:style-name="T6_28"><text:s/></text:span><text:span text:style-name="T6_29">schon</text:span><text:span text:style-name="T6_30"><text:s/></text:span><text:span text:style-name="T6_31">früh</text:span><text:span text:style-name="T6_32"><text:s/></text:span><text:span text:style-name="T6_33">mit</text:span><text:span text:style-name="T6_34"><text:s/></text:span><text:span text:style-name="T6_35">der</text:span><text:span text:style-name="T6_36"><text:s/></text:span><text:span text:style-name="T6_37">Macht</text:span><text:span text:style-name="T6_38"><text:s/></text:span><text:span text:style-name="T6_39">von</text:span><text:span text:style-name="T6_40"><text:s/></text:span><text:span text:style-name="T6_41">Linux</text:span><text:span text:style-name="T6_42"><text:s/></text:span><text:span text:style-name="T6_43">konfrontiert</text:span><text:span text:style-name="T6_44"><text:s/></text:span><text:span text:style-name="T6_45">werden</text:span><text:span text:style-name="T6_46"><text:s/></text:span><text:span text:style-name="T6_47">sollten</text:span><text:span text:style-name="T6_48">.<text:s/></text:span><text:span text:style-name="T6_49">Zwei</text:span><text:span text:style-name="T6_50"><text:s/></text:span><text:span text:style-name="T6_51">der</text:span><text:span text:style-name="T6_52"><text:s/></text:span><text:span text:style-name="T6_53">Gründe</text:span><text:span text:style-name="T6_54"><text:s/></text:span><text:span text:style-name="T6_55">dafür</text:span><text:span text:style-name="T6_56"><text:s/></text:span><text:span text:style-name="T6_57">sind</text:span><text:span text:style-name="T6_58">...</text:span></text:p>
      <text:h text:style-name="P7" text:outline-level="10"><text:bookmark-start text:name="h.yrvvysbg8zl5"/><text:bookmark-end text:name="h.yrvvysbg8zl5"/><text:span text:style-name="T7_1">Die</text:span><text:span text:style-name="T7_2"><text:s/></text:span><text:span text:style-name="T7_3">Zukunft</text:span><text:span text:style-name="T7_4"><text:s/></text:span><text:span text:style-name="T7_5">des</text:span><text:span text:style-name="T7_6"><text:s/></text:span><text:span text:style-name="T7_7">Computerwesens</text:span></text:h>
      <text:p text:style-name="P8"><text:span text:style-name="T8_1">Kürzlich</text:span><text:span text:style-name="T8_2"><text:s/></text:span><text:span text:style-name="T8_3">las</text:span><text:span text:style-name="T8_4"><text:s/></text:span><text:span text:style-name="T8_5">ich</text:span><text:span text:style-name="T8_6"><text:s/></text:span><text:span text:style-name="T8_7">den</text:span><text:span text:style-name="T8_8"><text:s/></text:span><text:span text:style-name="T8_9">Artikel</text:span><text:span text:style-name="T8_10">,<text:s/></text:span><text:span text:style-name="T8_11"><text:a xlink:type="simple" xlink:href="http://opensource.com/education/13/7/linux-westcliff-high-school"><text:span text:style-name="T8_12">Ein</text:span></text:a></text:span><text:span text:style-name="T8_13"><text:a xlink:type="simple" xlink:href="http://opensource.com/education/13/7/linux-westcliff-high-school"><text:span text:style-name="T8_14"><text:s/></text:span></text:a></text:span><text:span text:style-name="T8_15"><text:a xlink:type="simple" xlink:href="http://opensource.com/education/13/7/linux-westcliff-high-school"><text:span text:style-name="T8_16">Jahr</text:span></text:a></text:span><text:span text:style-name="T8_17"><text:a xlink:type="simple" xlink:href="http://opensource.com/education/13/7/linux-westcliff-high-school"><text:span text:style-name="T8_18"><text:s/></text:span></text:a></text:span><text:span text:style-name="T8_19"><text:a xlink:type="simple" xlink:href="http://opensource.com/education/13/7/linux-westcliff-high-school"><text:span text:style-name="T8_20">Linux</text:span></text:a></text:span><text:span text:style-name="T8_21"><text:a xlink:type="simple" xlink:href="http://opensource.com/education/13/7/linux-westcliff-high-school"><text:span text:style-name="T8_22"><text:s/></text:span></text:a></text:span><text:span text:style-name="T8_23"><text:a xlink:type="simple" xlink:href="http://opensource.com/education/13/7/linux-westcliff-high-school"><text:span text:style-name="T8_24">Desktop</text:span></text:a></text:span><text:span text:style-name="T8_25"><text:a xlink:type="simple" xlink:href="http://opensource.com/education/13/7/linux-westcliff-high-school"><text:span text:style-name="T8_26"><text:s/></text:span></text:a></text:span><text:span text:style-name="T8_27"><text:a xlink:type="simple" xlink:href="http://opensource.com/education/13/7/linux-westcliff-high-school"><text:span text:style-name="T8_28">an</text:span></text:a></text:span><text:span text:style-name="T8_29"><text:a xlink:type="simple" xlink:href="http://opensource.com/education/13/7/linux-westcliff-high-school"><text:span text:style-name="T8_30"><text:s/></text:span></text:a></text:span><text:span text:style-name="T8_31"><text:a xlink:type="simple" xlink:href="http://opensource.com/education/13/7/linux-westcliff-high-school"><text:span text:style-name="T8_32">der</text:span></text:a></text:span><text:span text:style-name="T8_33"><text:a xlink:type="simple" xlink:href="http://opensource.com/education/13/7/linux-westcliff-high-school"><text:span text:style-name="T8_34"><text:s/></text:span></text:a></text:span><text:span text:style-name="T8_35"><text:a xlink:type="simple" xlink:href="http://opensource.com/education/13/7/linux-westcliff-high-school"><text:span text:style-name="T8_36">Westcliff</text:span></text:a></text:span><text:span text:style-name="T8_37"><text:a xlink:type="simple" xlink:href="http://opensource.com/education/13/7/linux-westcliff-high-school"><text:span text:style-name="T8_38"><text:s/></text:span></text:a></text:span><text:span text:style-name="T8_39"><text:a xlink:type="simple" xlink:href="http://opensource.com/education/13/7/linux-westcliff-high-school"><text:span text:style-name="T8_40">High</text:span></text:a></text:span><text:span text:style-name="T8_41"><text:a xlink:type="simple" xlink:href="http://opensource.com/education/13/7/linux-westcliff-high-school"><text:span text:style-name="T8_42"><text:s/></text:span></text:a></text:span><text:span text:style-name="T8_43"><text:a xlink:type="simple" xlink:href="http://opensource.com/education/13/7/linux-westcliff-high-school"><text:span text:style-name="T8_44">School</text:span></text:a></text:span><text:span text:style-name="T8_45">,<text:s/></text:span><text:span text:style-name="T8_46">der</text:span><text:span text:style-name="T8_47"><text:s/></text:span><text:span text:style-name="T8_48">eine</text:span><text:span text:style-name="T8_49"><text:s/></text:span><text:span text:style-name="T8_50">exzellente</text:span><text:span text:style-name="T8_51"><text:s/></text:span><text:span text:style-name="T8_52">Arbeit</text:span><text:span text:style-name="T8_53"><text:s/></text:span><text:span text:style-name="T8_54">von</text:span><text:span text:style-name="T8_55"><text:s/></text:span><text:span text:style-name="T8_56">Stu</text:span><text:span text:style-name="T8_57"><text:s/></text:span><text:span text:style-name="T8_58">jarvis</text:span><text:span text:style-name="T8_59"><text:s/></text:span><text:span text:style-name="T8_60">ist</text:span><text:span text:style-name="T8_61">,<text:s/></text:span><text:span text:style-name="T8_62">in</text:span><text:span text:style-name="T8_63"><text:s/></text:span><text:span text:style-name="T8_64">dem</text:span><text:span text:style-name="T8_65"><text:s/></text:span><text:span text:style-name="T8_66">Malcom</text:span><text:span text:style-name="T8_67"><text:s/></text:span><text:span text:style-name="T8_68">Moore</text:span><text:span text:style-name="T8_69"><text:s/></text:span><text:span text:style-name="T8_70">auf</text:span><text:span text:style-name="T8_71"><text:s/></text:span><text:span text:style-name="T8_72">eine</text:span><text:span text:style-name="T8_73"><text:s/></text:span><text:span text:style-name="T8_74">Frage</text:span><text:span text:style-name="T8_75"><text:s/></text:span><text:span text:style-name="T8_76">mit</text:span><text:span text:style-name="T8_77"><text:s/></text:span><text:span text:style-name="T8_78">folgendem</text:span><text:span text:style-name="T8_79"><text:s/></text:span><text:span text:style-name="T8_80">Satz</text:span><text:span text:style-name="T8_81"><text:s/></text:span><text:span text:style-name="T8_82">antwortet</text:span><text:span text:style-name="T8_83">:<text:s text:c="2"/>"</text:span><text:span text:style-name="T8_84">Hier</text:span><text:span text:style-name="T8_85"><text:s/></text:span><text:span text:style-name="T8_86">ist</text:span><text:span text:style-name="T8_87"><text:s/></text:span><text:span text:style-name="T8_88">eine</text:span><text:span text:style-name="T8_89"><text:s/></text:span><text:span text:style-name="T8_90">Studie</text:span><text:span text:style-name="T8_91">,<text:s/></text:span><text:span text:style-name="T8_92">die</text:span><text:span text:style-name="T8_93"><text:s/></text:span><text:span text:style-name="T8_94">besagt</text:span><text:span text:style-name="T8_95">,<text:s/></text:span><text:span text:style-name="T8_96">dass</text:span><text:span text:style-name="T8_97"><text:s/></text:span><text:span text:style-name="T8_98">im</text:span><text:span text:style-name="T8_99"><text:s/></text:span><text:span text:style-name="T8_100">Jahr</text:span><text:span text:style-name="T8_101"><text:s/>2000<text:s/></text:span><text:span text:style-name="T8_102">Windows</text:span><text:span text:style-name="T8_103"><text:s/></text:span><text:span text:style-name="T8_104">auf</text:span><text:span text:style-name="T8_105"><text:s/>97%<text:s/></text:span><text:span text:style-name="T8_106">aller</text:span><text:span text:style-name="T8_107"><text:s/></text:span><text:span text:style-name="T8_108">Computergeräte</text:span><text:span text:style-name="T8_109"><text:s/></text:span><text:span text:style-name="T8_110">installiert</text:span><text:span text:style-name="T8_111"><text:s/></text:span><text:span text:style-name="T8_112">war</text:span><text:span text:style-name="T8_113">,<text:s/></text:span><text:span text:style-name="T8_114">dass</text:span><text:span text:style-name="T8_115"><text:s/></text:span><text:span text:style-name="T8_116">aber</text:span><text:span text:style-name="T8_117"><text:s/></text:span><text:span text:style-name="T8_118">heute</text:span><text:span text:style-name="T8_119"><text:s/></text:span><text:span text:style-name="T8_120">mit</text:span><text:span text:style-name="T8_121"><text:s/></text:span><text:span text:style-name="T8_122">Smartphones</text:span><text:span text:style-name="T8_123"><text:s/></text:span><text:span text:style-name="T8_124">und</text:span><text:span text:style-name="T8_125"><text:s/></text:span><text:span text:style-name="T8_126">Tablet</text:span><text:span text:style-name="T8_127">-</text:span><text:span text:style-name="T8_128">PCs</text:span><text:span text:style-name="T8_129">,<text:s/></text:span><text:span text:style-name="T8_130">usw</text:span><text:span text:style-name="T8_131">.<text:s/></text:span><text:span text:style-name="T8_132">Windows</text:span><text:span text:style-name="T8_133"><text:s/></text:span><text:span text:style-name="T8_134">nur</text:span><text:span text:style-name="T8_135"><text:s/></text:span><text:span text:style-name="T8_136">noch</text:span><text:span text:style-name="T8_137"><text:s/></text:span><text:span text:style-name="T8_138">auf</text:span><text:span text:style-name="T8_139"><text:s/>20%<text:s/></text:span><text:span text:style-name="T8_140">der</text:span><text:span text:style-name="T8_141"><text:s/></text:span><text:span text:style-name="T8_142">Computergeräte</text:span><text:span text:style-name="T8_143"><text:s/></text:span><text:span text:style-name="T8_144">läuft</text:span><text:span text:style-name="T8_145"><text:s/></text:span><text:span text:style-name="T8_146">und</text:span><text:span text:style-name="T8_147"><text:s/></text:span><text:span text:style-name="T8_148">in</text:span><text:span text:style-name="T8_149"><text:s/></text:span><text:span text:style-name="T8_150">der</text:span><text:span text:style-name="T8_151"><text:s/></text:span><text:span text:style-name="T8_152">WElt</text:span><text:span text:style-name="T8_153"><text:s/></text:span><text:span text:style-name="T8_154">der</text:span><text:span text:style-name="T8_155"><text:s/></text:span><text:span text:style-name="T8_156">Supercomputer</text:span><text:span text:style-name="T8_157"><text:s/></text:span><text:span text:style-name="T8_158">regiert</text:span><text:span text:style-name="T8_159"><text:s/></text:span><text:span text:style-name="T8_160">Linux</text:span><text:span text:style-name="T8_161"><text:s/></text:span><text:span text:style-name="T8_162">unangefochten</text:span><text:span text:style-name="T8_163">.<text:s/></text:span><text:span text:style-name="T8_164">Wir</text:span><text:span text:style-name="T8_165"><text:s/></text:span><text:span text:style-name="T8_166">sind</text:span><text:span text:style-name="T8_167"><text:s/></text:span><text:span text:style-name="T8_168">auf</text:span><text:span text:style-name="T8_169"><text:s/></text:span><text:span text:style-name="T8_170">Wissenschaft</text:span><text:span text:style-name="T8_171"><text:s/></text:span><text:span text:style-name="T8_172">und</text:span><text:span text:style-name="T8_173"><text:s/></text:span><text:span text:style-name="T8_174">Entwicklung</text:span><text:span text:style-name="T8_175"><text:s/></text:span><text:span text:style-name="T8_176">spezialisiert</text:span><text:span text:style-name="T8_177"><text:s/></text:span><text:span text:style-name="T8_178">und</text:span><text:span text:style-name="T8_179"><text:s/></text:span><text:span text:style-name="T8_180">wollen</text:span><text:span text:style-name="T8_181"><text:s/></text:span><text:span text:style-name="T8_182">das</text:span><text:span text:style-name="T8_183"><text:s/></text:span><text:span text:style-name="T8_184">unsere</text:span><text:span text:style-name="T8_185"><text:s/></text:span><text:span text:style-name="T8_186">Studenten</text:span><text:span text:style-name="T8_187"><text:s/></text:span><text:span text:style-name="T8_188">weiterhin</text:span><text:span text:style-name="T8_189"><text:s/></text:span><text:span text:style-name="T8_190">so</text:span><text:span text:style-name="T8_191"><text:s/></text:span><text:span text:style-name="T8_192">große</text:span><text:span text:style-name="T8_193"><text:s/></text:span><text:span text:style-name="T8_194">Taten</text:span><text:span text:style-name="T8_195"><text:s/></text:span><text:span text:style-name="T8_196">vollbringen</text:span><text:span text:style-name="T8_197">,<text:s/></text:span><text:span text:style-name="T8_198">wie</text:span><text:span text:style-name="T8_199"><text:s/></text:span><text:span text:style-name="T8_200">das</text:span><text:span text:style-name="T8_201"><text:s/></text:span><text:span text:style-name="T8_202">nächste</text:span><text:span text:style-name="T8_203"><text:s/></text:span><text:span text:style-name="T8_204">Google</text:span><text:span text:style-name="T8_205"><text:s/></text:span><text:span text:style-name="T8_206">zu</text:span><text:span text:style-name="T8_207"><text:s/></text:span><text:span text:style-name="T8_208">schaffen</text:span><text:span text:style-name="T8_209"><text:s/></text:span><text:span text:style-name="T8_210">oder</text:span><text:span text:style-name="T8_211"><text:s/></text:span><text:span text:style-name="T8_212">das</text:span><text:span text:style-name="T8_213"><text:s/></text:span><text:span text:style-name="T8_214">Universum</text:span><text:span text:style-name="T8_215"><text:s/></text:span><text:span text:style-name="T8_216">im</text:span><text:span text:style-name="T8_217"><text:s/></text:span><text:span text:style-name="T8_218">CERN</text:span><text:span text:style-name="T8_219"><text:s/></text:span><text:span text:style-name="T8_220">kollabieren</text:span><text:span text:style-name="T8_221"><text:s/></text:span><text:span text:style-name="T8_222">zu</text:span><text:span text:style-name="T8_223"><text:s/></text:span><text:span text:style-name="T8_224">lassen</text:span><text:span text:style-name="T8_225">.<text:s/></text:span><text:span text:style-name="T8_226">In</text:span><text:span text:style-name="T8_227"><text:s/></text:span><text:span text:style-name="T8_228">diesen</text:span><text:span text:style-name="T8_229"><text:s/></text:span><text:span text:style-name="T8_230">Umfeldern</text:span><text:span text:style-name="T8_231"><text:s/></text:span><text:span text:style-name="T8_232">müssen</text:span><text:span text:style-name="T8_233"><text:s/></text:span><text:span text:style-name="T8_234">sie</text:span><text:span text:style-name="T8_235"><text:s/></text:span><text:span text:style-name="T8_236">sich</text:span><text:span text:style-name="T8_237"><text:s/></text:span><text:span text:style-name="T8_238">selbstverständlich</text:span><text:span text:style-name="T8_239"><text:s/></text:span><text:span text:style-name="T8_240">mit</text:span><text:span text:style-name="T8_241"><text:s/></text:span><text:span text:style-name="T8_242">Linux</text:span><text:span text:style-name="T8_243"><text:s/></text:span><text:span text:style-name="T8_244">auseinandersetzen</text:span><text:span text:style-name="T8_245">.”</text:span></text:p>
      <text:p text:style-name="P9"><text:span text:style-name="T9_1">Linux</text:span><text:span text:style-name="T9_2"><text:s/></text:span><text:span text:style-name="T9_3">treibt</text:span><text:span text:style-name="T9_4"><text:s/></text:span><text:span text:style-name="T9_5">einige</text:span><text:span text:style-name="T9_6"><text:s/></text:span><text:span text:style-name="T9_7">der</text:span><text:span text:style-name="T9_8"><text:s/></text:span><text:span text:style-name="T9_9">komplexesten</text:span><text:span text:style-name="T9_10"><text:s/></text:span><text:span text:style-name="T9_11">Systeme</text:span><text:span text:style-name="T9_12"><text:s/></text:span><text:span text:style-name="T9_13">der</text:span><text:span text:style-name="T9_14"><text:s/></text:span><text:span text:style-name="T9_15">Welt</text:span><text:span text:style-name="T9_16"><text:s/></text:span><text:span text:style-name="T9_17">an</text:span><text:span text:style-name="T9_18">.<text:s/></text:span><text:span text:style-name="T9_19">Für</text:span><text:span text:style-name="T9_20"><text:s/></text:span><text:span text:style-name="T9_21">jemanden</text:span><text:span text:style-name="T9_22"><text:s/></text:span><text:span text:style-name="T9_23">der</text:span><text:span text:style-name="T9_24"><text:s/></text:span><text:span text:style-name="T9_25">auch</text:span><text:span text:style-name="T9_26"><text:s/></text:span><text:span text:style-name="T9_27">nur</text:span><text:span text:style-name="T9_28"><text:s/></text:span><text:span text:style-name="T9_29">entfernt</text:span><text:span text:style-name="T9_30"><text:s/></text:span><text:span text:style-name="T9_31">an</text:span><text:span text:style-name="T9_32"><text:s/></text:span><text:span text:style-name="T9_33">einer</text:span><text:span text:style-name="T9_34"><text:s/></text:span><text:span text:style-name="T9_35">Karriere</text:span><text:span text:style-name="T9_36"><text:s/></text:span><text:span text:style-name="T9_37">im</text:span><text:span text:style-name="T9_38"><text:s/></text:span><text:span text:style-name="T9_39">Technologiesektor</text:span><text:span text:style-name="T9_40"><text:s/></text:span><text:span text:style-name="T9_41">interessiert</text:span><text:span text:style-name="T9_42"><text:s/></text:span><text:span text:style-name="T9_43">ist</text:span><text:span text:style-name="T9_44">,<text:s/></text:span><text:span text:style-name="T9_45">sind</text:span><text:span text:style-name="T9_46"><text:s/></text:span><text:span text:style-name="T9_47">Linuxkenntnisse</text:span><text:span text:style-name="T9_48"><text:s/></text:span><text:span text:style-name="T9_49">ein</text:span><text:span text:style-name="T9_50"><text:s/></text:span><text:span text:style-name="T9_51">absoluter</text:span><text:span text:style-name="T9_52"><text:s/></text:span><text:span text:style-name="T9_53">Vorteil</text:span><text:span text:style-name="T9_54">.<text:s/></text:span><text:span text:style-name="T9_55">Ganz</text:span><text:span text:style-name="T9_56"><text:s/></text:span><text:span text:style-name="T9_57">nebenbei</text:span><text:span text:style-name="T9_58"><text:s/></text:span><text:span text:style-name="T9_59">bemerkt</text:span><text:span text:style-name="T9_60"><text:s/></text:span><text:span text:style-name="T9_61">hat</text:span><text:span text:style-name="T9_62"><text:s/></text:span><text:span text:style-name="T9_63">der</text:span><text:span text:style-name="T9_64"><text:s/></text:span><text:span text:style-name="T9_65">Einsatz</text:span><text:span text:style-name="T9_66"><text:s/></text:span><text:span text:style-name="T9_67">überall</text:span><text:span text:style-name="T9_68"><text:s/></text:span><text:span text:style-name="T9_69">massiv</text:span><text:span text:style-name="T9_70"><text:s/></text:span><text:span text:style-name="T9_71">zugenommen</text:span><text:span text:style-name="T9_72">.<text:s/></text:span><text:span text:style-name="T9_73">Man</text:span><text:span text:style-name="T9_74"><text:s/></text:span><text:span text:style-name="T9_75">bedenke</text:span><text:span text:style-name="T9_76">:</text:span></text:p>
      <text:list text:style-name="LS1" xml:id="list0">
        <text:list-item>
          <text:p text:style-name="P10"><text:span text:style-name="T10_1">Linux</text:span><text:span text:style-name="T10_2"><text:s/></text:span><text:span text:style-name="T10_3">betreibt</text:span><text:span text:style-name="T10_4"><text:s/></text:span><text:span text:style-name="T10_5">internationale</text:span><text:span text:style-name="T10_6"><text:s/></text:span><text:span text:style-name="T10_7">Raumstationen</text:span></text:p>
        </text:list-item>
        <text:list-item>
          <text:p text:style-name="P11"><text:span text:style-name="T11_1">Linux</text:span><text:span text:style-name="T11_2"><text:s/></text:span><text:span text:style-name="T11_3">treibt</text:span><text:span text:style-name="T11_4"><text:s/></text:span><text:span text:style-name="T11_5">neue</text:span><text:span text:style-name="T11_6"><text:s/></text:span><text:span text:style-name="T11_7">Technolgie</text:span><text:span text:style-name="T11_8"><text:s/></text:span><text:span text:style-name="T11_9">in</text:span><text:span text:style-name="T11_10"><text:s/></text:span><text:span text:style-name="T11_11">Autos</text:span><text:span text:style-name="T11_12"><text:s/></text:span><text:span text:style-name="T11_13">wie</text:span><text:span text:style-name="T11_14"><text:s/></text:span><text:span text:style-name="T11_15">denen</text:span><text:span text:style-name="T11_16"><text:s/></text:span><text:span text:style-name="T11_17">von</text:span><text:span text:style-name="T11_18"><text:s/></text:span><text:span text:style-name="T11_19">Tesla</text:span><text:span text:style-name="T11_20"><text:s/></text:span><text:span text:style-name="T11_21">oder</text:span><text:span text:style-name="T11_22"><text:s/></text:span><text:span text:style-name="T11_23">Cadillac</text:span><text:span text:style-name="T11_24"><text:s/></text:span><text:span text:style-name="T11_25">an</text:span></text:p>
        </text:list-item>
        <text:list-item>
          <text:p text:style-name="P12"><text:span text:style-name="T12_1">Linux</text:span><text:span text:style-name="T12_2"><text:s/></text:span><text:span text:style-name="T12_3">betreibt</text:span><text:span text:style-name="T12_4"><text:s/></text:span><text:span text:style-name="T12_5">Luftfahrtkontrollsysteme</text:span></text:p>
        </text:list-item>
        <text:list-item>
          <text:p text:style-name="P13"><text:span text:style-name="T13_1">Google</text:span><text:span text:style-name="T13_2">,<text:s/></text:span><text:span text:style-name="T13_3">Facebook</text:span><text:span text:style-name="T13_4">,<text:s/></text:span><text:span text:style-name="T13_5">Twitter</text:span><text:span text:style-name="T13_6">,<text:s/></text:span><text:span text:style-name="T13_7">alle</text:span><text:span text:style-name="T13_8"><text:s/></text:span><text:span text:style-name="T13_9">bauen</text:span><text:span text:style-name="T13_10"><text:s/></text:span><text:span text:style-name="T13_11">auf</text:span><text:span text:style-name="T13_12"><text:s text:c="2"/></text:span><text:span text:style-name="T13_13">Linux</text:span></text:p>
        </text:list-item>
        <text:list-item>
          <text:p text:style-name="P14"><text:span text:style-name="T14_1">9<text:s/></text:span><text:span text:style-name="T14_2">von</text:span><text:span text:style-name="T14_3"><text:s/>10<text:s/></text:span><text:span text:style-name="T14_4">Supercomputern</text:span><text:span text:style-name="T14_5"><text:s/></text:span><text:span text:style-name="T14_6">auf</text:span><text:span text:style-name="T14_7"><text:s/></text:span><text:span text:style-name="T14_8">der</text:span><text:span text:style-name="T14_9"><text:s/></text:span><text:span text:style-name="T14_10">Welt</text:span><text:span text:style-name="T14_11"><text:s/></text:span><text:span text:style-name="T14_12">nutzen</text:span><text:span text:style-name="T14_13"><text:s/></text:span><text:span text:style-name="T14_14">Linux</text:span></text:p>
        </text:list-item>
      </text:list>
      <text:p text:style-name="P15"><text:span text:style-name="T15_1">Es</text:span><text:span text:style-name="T15_2"><text:s/></text:span><text:span text:style-name="T15_3">gibt</text:span><text:span text:style-name="T15_4"><text:s/></text:span><text:span text:style-name="T15_5">einen</text:span><text:span text:style-name="T15_6"><text:s/></text:span><text:span text:style-name="T15_7">vernünftigen</text:span><text:span text:style-name="T15_8"><text:s/></text:span><text:span text:style-name="T15_9">Grund</text:span><text:span text:style-name="T15_10"><text:s/></text:span><text:span text:style-name="T15_11">warum</text:span><text:span text:style-name="T15_12"><text:s/></text:span><text:span text:style-name="T15_13">Initiative</text:span><text:span text:style-name="T15_14"><text:s/></text:span><text:span text:style-name="T15_15">wie</text:span><text:span text:style-name="T15_16"><text:s/></text:span><text:span text:style-name="T15_17"><text:a xlink:type="simple" xlink:href="http://one.laptop.org/"><text:span text:style-name="T15_18">One</text:span></text:a></text:span><text:span text:style-name="T15_19"><text:a xlink:type="simple" xlink:href="http://one.laptop.org/"><text:span text:style-name="T15_20"><text:s/></text:span></text:a></text:span><text:span text:style-name="T15_21"><text:a xlink:type="simple" xlink:href="http://one.laptop.org/"><text:span text:style-name="T15_22">Laptop</text:span></text:a></text:span><text:span text:style-name="T15_23"><text:a xlink:type="simple" xlink:href="http://one.laptop.org/"><text:span text:style-name="T15_24"><text:s/></text:span></text:a></text:span><text:span text:style-name="T15_25"><text:a xlink:type="simple" xlink:href="http://one.laptop.org/"><text:span text:style-name="T15_26">per</text:span></text:a></text:span><text:span text:style-name="T15_27"><text:a xlink:type="simple" xlink:href="http://one.laptop.org/"><text:span text:style-name="T15_28"><text:s/></text:span></text:a></text:span><text:span text:style-name="T15_29"><text:a xlink:type="simple" xlink:href="http://one.laptop.org/"><text:span text:style-name="T15_30">Child</text:span></text:a></text:span><text:span text:style-name="T15_31">,<text:s/></text:span><text:span text:style-name="T15_32">das</text:span><text:span text:style-name="T15_33"><text:s/></text:span><text:span text:style-name="T15_34">meiner</text:span><text:span text:style-name="T15_35"><text:s/></text:span><text:span text:style-name="T15_36">Meinung</text:span><text:span text:style-name="T15_37"><text:s/></text:span><text:span text:style-name="T15_38">nach</text:span><text:span text:style-name="T15_39"><text:s/></text:span><text:span text:style-name="T15_40">eine</text:span><text:span text:style-name="T15_41"><text:s/></text:span><text:span text:style-name="T15_42">der</text:span><text:span text:style-name="T15_43"><text:s/></text:span><text:span text:style-name="T15_44">wichtigsten</text:span><text:span text:style-name="T15_45"><text:s/></text:span><text:span text:style-name="T15_46">Programme</text:span><text:span text:style-name="T15_47"><text:s/></text:span><text:span text:style-name="T15_48">der</text:span><text:span text:style-name="T15_49"><text:s/></text:span><text:span text:style-name="T15_50">Gegenwart</text:span><text:span text:style-name="T15_51"><text:s/></text:span><text:span text:style-name="T15_52">ist</text:span><text:span text:style-name="T15_53">,<text:s/></text:span><text:span text:style-name="T15_54">welches</text:span><text:span text:style-name="T15_55"><text:s/></text:span><text:span text:style-name="T15_56">versucht</text:span><text:span text:style-name="T15_57"><text:s/></text:span><text:span text:style-name="T15_58">die</text:span><text:span text:style-name="T15_59"><text:s/></text:span><text:span text:style-name="T15_60">digitale</text:span><text:span text:style-name="T15_61"><text:s/></text:span><text:span text:style-name="T15_62">Kluft</text:span><text:span text:style-name="T15_63"><text:s/></text:span><text:span text:style-name="T15_64">zu</text:span><text:span text:style-name="T15_65"><text:s/></text:span><text:span text:style-name="T15_66">überbrücken</text:span><text:span text:style-name="T15_67">,</text:span><text:span text:style-name="T15_68">Linux</text:span><text:span text:style-name="T15_69">-</text:span><text:span text:style-name="T15_70">basierte</text:span><text:span text:style-name="T15_71"><text:s/></text:span><text:span text:style-name="T15_72">Systeme</text:span><text:span text:style-name="T15_73"><text:s/></text:span><text:span text:style-name="T15_74">nutzt</text:span><text:span text:style-name="T15_75">.</text:span></text:p>
      <text:h text:style-name="P16" text:outline-level="10"><text:bookmark-start text:name="h.tultnma8gzr6"/><text:bookmark-end text:name="h.tultnma8gzr6"/><text:span text:style-name="T16_1">Anpassungsfähigkeit</text:span><text:span text:style-name="T16_2"><text:s/></text:span><text:span text:style-name="T16_3">und</text:span><text:span text:style-name="T16_4"><text:s/></text:span><text:span text:style-name="T16_5">Vielfältigkeit</text:span></text:h>
      <text:p text:style-name="P17"><text:span text:style-name="T17_1">Lernen</text:span><text:span text:style-name="T17_2"><text:s/></text:span><text:span text:style-name="T17_3">im</text:span><text:span text:style-name="T17_4"><text:s/></text:span><text:span text:style-name="T17_5">frühen</text:span><text:span text:style-name="T17_6"><text:s/></text:span><text:span text:style-name="T17_7">Alter</text:span><text:span text:style-name="T17_8"><text:s/></text:span><text:span text:style-name="T17_9">kann</text:span><text:span text:style-name="T17_10"><text:s/></text:span><text:span text:style-name="T17_11">am</text:span><text:span text:style-name="T17_12"><text:s/></text:span><text:span text:style-name="T17_13">besten</text:span><text:span text:style-name="T17_14"><text:s/></text:span><text:span text:style-name="T17_15">durch</text:span><text:span text:style-name="T17_16"><text:s/></text:span><text:span text:style-name="T17_17">eine</text:span><text:span text:style-name="T17_18"><text:s/></text:span><text:span text:style-name="T17_19">Umgebung</text:span><text:span text:style-name="T17_20"><text:s/></text:span><text:span text:style-name="T17_21">gefördert</text:span><text:span text:style-name="T17_22"><text:s/></text:span><text:span text:style-name="T17_23">werden</text:span><text:span text:style-name="T17_24"><text:s/>,<text:s/></text:span><text:span text:style-name="T17_25">die</text:span><text:span text:style-name="T17_26"><text:s/></text:span><text:span text:style-name="T17_27">das</text:span><text:span text:style-name="T17_28"><text:s/></text:span><text:span text:style-name="T17_29">eingenständige</text:span><text:span text:style-name="T17_30"><text:s/></text:span><text:span text:style-name="T17_31">Erforschen</text:span><text:span text:style-name="T17_32"><text:s/></text:span><text:span text:style-name="T17_33">fördert</text:span><text:span text:style-name="T17_34">.</text:span><text:span text:style-name="T17_35"><text:s/></text:span><text:span text:style-name="T17_36">Es</text:span><text:span text:style-name="T17_37"><text:s/></text:span><text:span text:style-name="T17_38">gibt</text:span><text:span text:style-name="T17_39"><text:s/></text:span><text:span text:style-name="T17_40">kein</text:span><text:span text:style-name="T17_41"><text:s/></text:span><text:span text:style-name="T17_42">anderes</text:span><text:span text:style-name="T17_43"><text:s/></text:span><text:span text:style-name="T17_44">Betriebssystem</text:span><text:span text:style-name="T17_45">,<text:s/></text:span><text:span text:style-name="T17_46">das</text:span><text:span text:style-name="T17_47"><text:s/></text:span><text:span text:style-name="T17_48">eine</text:span><text:span text:style-name="T17_49"><text:s/></text:span><text:span text:style-name="T17_50">solche</text:span><text:span text:style-name="T17_51"><text:s/></text:span><text:span text:style-name="T17_52">Vielfalt</text:span><text:span text:style-name="T17_53"><text:s/></text:span><text:span text:style-name="T17_54">liefert</text:span><text:span text:style-name="T17_55"><text:s/></text:span><text:span text:style-name="T17_56">und</text:span><text:span text:style-name="T17_57"><text:s/></text:span><text:span text:style-name="T17_58">dem</text:span><text:span text:style-name="T17_59"><text:s/></text:span><text:span text:style-name="T17_60">Nutzer</text:span><text:span text:style-name="T17_61"><text:s/></text:span><text:span text:style-name="T17_62">so</text:span><text:span text:style-name="T17_63"><text:s/></text:span><text:span text:style-name="T17_64">viele</text:span><text:span text:style-name="T17_65"><text:s/></text:span><text:span text:style-name="T17_66">Möglichkeiten</text:span><text:span text:style-name="T17_67"><text:s/></text:span><text:span text:style-name="T17_68">gibt</text:span><text:span text:style-name="T17_69"><text:s/></text:span><text:span text:style-name="T17_70">das</text:span><text:span text:style-name="T17_71"><text:s/></text:span><text:span text:style-name="T17_72">System</text:span><text:span text:style-name="T17_73"><text:s/></text:span><text:span text:style-name="T17_74">auf</text:span><text:span text:style-name="T17_75"><text:s/></text:span><text:span text:style-name="T17_76">bestimmte</text:span><text:span text:style-name="T17_77"><text:s/></text:span><text:span text:style-name="T17_78">Bedürfnisse</text:span><text:span text:style-name="T17_79"><text:s/></text:span><text:span text:style-name="T17_80">hin</text:span><text:span text:style-name="T17_81"><text:s/></text:span><text:span text:style-name="T17_82">anzupassen</text:span><text:span text:style-name="T17_83"><text:s/></text:span><text:span text:style-name="T17_84">wie</text:span><text:span text:style-name="T17_85"><text:s/></text:span><text:span text:style-name="T17_86">Linux</text:span><text:span text:style-name="T17_87">.<text:s/></text:span><text:span text:style-name="T17_88">So</text:span><text:span text:style-name="T17_89"><text:s/></text:span><text:span text:style-name="T17_90">wie</text:span><text:span text:style-name="T17_91"><text:s/></text:span><text:span text:style-name="T17_92">es</text:span><text:span text:style-name="T17_93"><text:s/></text:span><text:span text:style-name="T17_94">Spielzeug</text:span><text:span text:style-name="T17_95"><text:s/></text:span><text:span text:style-name="T17_96">und</text:span><text:span text:style-name="T17_97"><text:s/></text:span><text:span text:style-name="T17_98">Kleidung</text:span><text:span text:style-name="T17_99"><text:s/></text:span><text:span text:style-name="T17_100">für</text:span><text:span text:style-name="T17_101"><text:s/></text:span><text:span text:style-name="T17_102">Kinder</text:span><text:span text:style-name="T17_103"><text:s/></text:span><text:span text:style-name="T17_104">gibt</text:span><text:span text:style-name="T17_105">,<text:s/></text:span><text:span text:style-name="T17_106">hat</text:span><text:span text:style-name="T17_107"><text:s/></text:span><text:span text:style-name="T17_108">die</text:span><text:span text:style-name="T17_109"><text:s/></text:span><text:span text:style-name="T17_110">Linuxgemeinde</text:span><text:span text:style-name="T17_111"><text:s/></text:span><text:span text:style-name="T17_112">spezielle</text:span><text:span text:style-name="T17_113"><text:s/></text:span><text:span text:style-name="T17_114">Betriebssysteme</text:span><text:span text:style-name="T17_115"><text:s/></text:span><text:span text:style-name="T17_116">entwickelt</text:span><text:span text:style-name="T17_117">,<text:s/></text:span><text:span text:style-name="T17_118">die</text:span><text:span text:style-name="T17_119"><text:s/></text:span><text:span text:style-name="T17_120">Kindern</text:span><text:span text:style-name="T17_121"><text:s/></text:span><text:span text:style-name="T17_122">eine</text:span><text:span text:style-name="T17_123"><text:s/></text:span><text:span text:style-name="T17_124">spaßige</text:span><text:span text:style-name="T17_125"><text:s/></text:span><text:span text:style-name="T17_126">Lernumgebung</text:span><text:span text:style-name="T17_127"><text:s/></text:span><text:span text:style-name="T17_128">bieten</text:span><text:span text:style-name="T17_129">.<text:s/></text:span><text:span text:style-name="T17_130">Ich</text:span><text:span text:style-name="T17_131"><text:s/></text:span><text:span text:style-name="T17_132">glaube</text:span><text:span text:style-name="T17_133"><text:s/></text:span><text:span text:style-name="T17_134">das</text:span><text:span text:style-name="T17_135"><text:s/></text:span><text:span text:style-name="T17_136">es</text:span><text:span text:style-name="T17_137"><text:s/></text:span><text:span text:style-name="T17_138">wichtig</text:span><text:span text:style-name="T17_139"><text:s/></text:span><text:span text:style-name="T17_140">ist</text:span><text:span text:style-name="T17_141"><text:s/></text:span><text:span text:style-name="T17_142">eine</text:span><text:span text:style-name="T17_143"><text:s/></text:span><text:span text:style-name="T17_144">Umgebung</text:span><text:span text:style-name="T17_145"><text:s/></text:span><text:span text:style-name="T17_146">zu</text:span><text:span text:style-name="T17_147"><text:s/></text:span><text:span text:style-name="T17_148">schaffen</text:span><text:span text:style-name="T17_149"><text:s/></text:span><text:span text:style-name="T17_150">die</text:span><text:span text:style-name="T17_151"><text:s/></text:span><text:span text:style-name="T17_152">Kindern</text:span><text:span text:style-name="T17_153"><text:s/></text:span><text:span text:style-name="T17_154">ein</text:span><text:span text:style-name="T17_155"><text:s/></text:span><text:span text:style-name="T17_156">Gefühl</text:span><text:span text:style-name="T17_157"><text:s/></text:span><text:span text:style-name="T17_158">für</text:span><text:span text:style-name="T17_159"><text:s/></text:span><text:span text:style-name="T17_160">das</text:span><text:span text:style-name="T17_161"><text:s/></text:span><text:span text:style-name="T17_162">wunderbare</text:span><text:span text:style-name="T17_163"><text:s/></text:span><text:span text:style-name="T17_164">gibt</text:span><text:span text:style-name="T17_165">,<text:s/></text:span><text:span text:style-name="T17_166">um</text:span><text:span text:style-name="T17_167"><text:s/></text:span><text:span text:style-name="T17_168">ihre</text:span><text:span text:style-name="T17_169"><text:s/></text:span><text:span text:style-name="T17_170">Neugierde</text:span><text:span text:style-name="T17_171"><text:s/></text:span><text:span text:style-name="T17_172">anzufeuern</text:span><text:span text:style-name="T17_173">.</text:span></text:p>
      <text:h text:style-name="P18" text:outline-level="10"><text:bookmark-start text:name="h.5vkhwjxwfr2t"/><text:bookmark-end text:name="h.5vkhwjxwfr2t"/><text:span text:style-name="T18_1">Programme</text:span><text:span text:style-name="T18_2"><text:s/></text:span><text:span text:style-name="T18_3">um</text:span><text:span text:style-name="T18_4"><text:s/></text:span><text:span text:style-name="T18_5">Kindern</text:span><text:span text:style-name="T18_6"><text:s/></text:span><text:span text:style-name="T18_7">Linux</text:span><text:span text:style-name="T18_8"><text:s/></text:span><text:span text:style-name="T18_9">beizubringen</text:span></text:h>
      <text:p text:style-name="P19"><text:span text:style-name="T19_1">Es</text:span><text:span text:style-name="T19_2"><text:s/></text:span><text:span text:style-name="T19_3">gibt</text:span><text:span text:style-name="T19_4"><text:s/></text:span><text:span text:style-name="T19_5">viele</text:span><text:span text:style-name="T19_6"><text:s/></text:span><text:span text:style-name="T19_7">verschiedene</text:span><text:span text:style-name="T19_8"><text:s/></text:span><text:span text:style-name="T19_9">Arbeitsumgebungen</text:span><text:span text:style-name="T19_10">,<text:s/></text:span><text:span text:style-name="T19_11">die</text:span><text:span text:style-name="T19_12"><text:s/></text:span><text:span text:style-name="T19_13">die</text:span><text:span text:style-name="T19_14"><text:s/></text:span><text:span text:style-name="T19_15">Linuxgemeinde</text:span><text:span text:style-name="T19_16"><text:s/></text:span><text:span text:style-name="T19_17">extra</text:span><text:span text:style-name="T19_18"><text:s/></text:span><text:span text:style-name="T19_19">für</text:span><text:span text:style-name="T19_20"><text:s/></text:span><text:span text:style-name="T19_21">Kinder</text:span><text:span text:style-name="T19_22"><text:s/></text:span><text:span text:style-name="T19_23">geschaffen</text:span><text:span text:style-name="T19_24"><text:s/></text:span><text:span text:style-name="T19_25">hat</text:span><text:span text:style-name="T19_26"><text:s/></text:span><text:span text:style-name="T19_27">und</text:span><text:span text:style-name="T19_28"><text:s/></text:span><text:span text:style-name="T19_29">ich</text:span><text:span text:style-name="T19_30"><text:s/></text:span><text:span text:style-name="T19_31">habe</text:span><text:span text:style-name="T19_32"><text:s/></text:span><text:span text:style-name="T19_33">noch</text:span><text:span text:style-name="T19_34"><text:s/></text:span><text:span text:style-name="T19_35">nicht</text:span><text:span text:style-name="T19_36"><text:s/></text:span><text:span text:style-name="T19_37">alle</text:span><text:span text:style-name="T19_38"><text:s/></text:span><text:span text:style-name="T19_39">ausprobiert</text:span><text:span text:style-name="T19_40">.<text:s/></text:span><text:span text:style-name="T19_41">Doch</text:span><text:span text:style-name="T19_42"><text:s/></text:span><text:span text:style-name="T19_43">unter</text:span><text:span text:style-name="T19_44"><text:s/></text:span><text:span text:style-name="T19_45">denen</text:span><text:span text:style-name="T19_46">,<text:s/></text:span><text:span text:style-name="T19_47">die</text:span><text:span text:style-name="T19_48"><text:s/></text:span><text:span text:style-name="T19_49">ich</text:span><text:span text:style-name="T19_50"><text:s/></text:span><text:span text:style-name="T19_51">bereits</text:span><text:span text:style-name="T19_52"><text:s/></text:span><text:span text:style-name="T19_53">getestet</text:span><text:span text:style-name="T19_54"><text:s/></text:span><text:span text:style-name="T19_55">habe</text:span><text:span text:style-name="T19_56">,<text:s/></text:span><text:span text:style-name="T19_57">sollte</text:span><text:span text:style-name="T19_58"><text:s/></text:span><text:span text:style-name="T19_59">es</text:span><text:span text:style-name="T19_60"><text:s/></text:span><text:span text:style-name="T19_61">möglich</text:span><text:span text:style-name="T19_62"><text:s/></text:span><text:span text:style-name="T19_63">sein</text:span><text:span text:style-name="T19_64"><text:s/></text:span><text:span text:style-name="T19_65">eine</text:span><text:span text:style-name="T19_66"><text:s/></text:span><text:span text:style-name="T19_67">geeignete</text:span><text:span text:style-name="T19_68"><text:s/></text:span><text:span text:style-name="T19_69">Lösung</text:span><text:span text:style-name="T19_70"><text:s/></text:span><text:span text:style-name="T19_71">dabei</text:span><text:span text:style-name="T19_72"><text:s/></text:span><text:span text:style-name="T19_73">sein</text:span><text:span text:style-name="T19_74"><text:s/></text:span><text:span text:style-name="T19_75">um</text:span><text:span text:style-name="T19_76"><text:s/></text:span><text:span text:style-name="T19_77">den</text:span><text:span text:style-name="T19_78"><text:s/></text:span><text:span text:style-name="T19_79">meisten</text:span><text:span text:style-name="T19_80"><text:s/></text:span><text:span text:style-name="T19_81">Kinder</text:span><text:span text:style-name="T19_82"><text:s/></text:span><text:span text:style-name="T19_83">Linux</text:span><text:span text:style-name="T19_84"><text:s/></text:span><text:span text:style-name="T19_85">und</text:span><text:span text:style-name="T19_86"><text:s/></text:span><text:span text:style-name="T19_87">das</text:span><text:span text:style-name="T19_88"><text:s/></text:span><text:span text:style-name="T19_89">Computerwesen</text:span><text:span text:style-name="T19_90"><text:s/></text:span><text:span text:style-name="T19_91">beizubringen</text:span><text:span text:style-name="T19_92">.</text:span></text:p>
      <text:h text:style-name="P20" text:outline-level="10"><text:bookmark-start text:name="h.9k9j8ttsyjr5"/><text:bookmark-end text:name="h.9k9j8ttsyjr5"/><text:span text:style-name="T20_1">Qimo</text:span></text:h>
      <text:p text:style-name="P21"><text:span text:style-name="T21_1"><text:a xlink:type="simple" xlink:href="http://www.qimo4kids.com/"><text:span text:style-name="T21_2">http</text:span></text:a></text:span><text:span text:style-name="T21_3"><text:a xlink:type="simple" xlink:href="http://www.qimo4kids.com/"><text:span text:style-name="T21_4">://</text:span></text:a></text:span><text:span text:style-name="T21_5"><text:a xlink:type="simple" xlink:href="http://www.qimo4kids.com/"><text:span text:style-name="T21_6">www</text:span></text:a></text:span><text:span text:style-name="T21_7"><text:a xlink:type="simple" xlink:href="http://www.qimo4kids.com/"><text:span text:style-name="T21_8">.</text:span></text:a></text:span><text:span text:style-name="T21_9"><text:a xlink:type="simple" xlink:href="http://www.qimo4kids.com/"><text:span text:style-name="T21_10">qimo</text:span></text:a></text:span><text:span text:style-name="T21_11"><text:a xlink:type="simple" xlink:href="http://www.qimo4kids.com/"><text:span text:style-name="T21_12">4</text:span></text:a></text:span><text:span text:style-name="T21_13"><text:a xlink:type="simple" xlink:href="http://www.qimo4kids.com/"><text:span text:style-name="T21_14">kids</text:span></text:a></text:span><text:span text:style-name="T21_15"><text:a xlink:type="simple" xlink:href="http://www.qimo4kids.com/"><text:span text:style-name="T21_16">.</text:span></text:a></text:span><text:span text:style-name="T21_17"><text:a xlink:type="simple" xlink:href="http://www.qimo4kids.com/"><text:span text:style-name="T21_18">com</text:span></text:a></text:span><text:span text:style-name="T21_19"><text:a xlink:type="simple" xlink:href="http://www.qimo4kids.com/"><text:span text:style-name="T21_20">/</text:span></text:a></text:span></text:p>
      <text:p text:style-name="P22"><text:span text:style-name="T22_1">Qimo</text:span><text:span text:style-name="T22_2"><text:s/></text:span><text:span text:style-name="T22_3">for</text:span><text:span text:style-name="T22_4"><text:s/></text:span><text:span text:style-name="T22_5">kids</text:span><text:span text:style-name="T22_6"><text:s/></text:span><text:span text:style-name="T22_7">ist</text:span><text:span text:style-name="T22_8"><text:s/></text:span><text:span text:style-name="T22_9">eine</text:span><text:span text:style-name="T22_10"><text:s/></text:span><text:span text:style-name="T22_11">Distribution</text:span><text:span text:style-name="T22_12">,<text:s/></text:span><text:span text:style-name="T22_13">die</text:span><text:span text:style-name="T22_14"><text:s/></text:span><text:span text:style-name="T22_15">auf</text:span><text:span text:style-name="T22_16"><text:s/></text:span><text:span text:style-name="T22_17">Ubuntu</text:span><text:span text:style-name="T22_18"><text:s/></text:span><text:span text:style-name="T22_19">basiert</text:span><text:span text:style-name="T22_20"><text:s/></text:span><text:span text:style-name="T22_21">und</text:span><text:span text:style-name="T22_22"><text:s/></text:span><text:span text:style-name="T22_23">speziell</text:span><text:span text:style-name="T22_24"><text:s/></text:span><text:span text:style-name="T22_25">für</text:span><text:span text:style-name="T22_26"><text:s/></text:span><text:span text:style-name="T22_27">Kinder</text:span><text:span text:style-name="T22_28"><text:s/></text:span><text:span text:style-name="T22_29">entwickelt</text:span><text:span text:style-name="T22_30"><text:s/></text:span><text:span text:style-name="T22_31">wurde</text:span><text:span text:style-name="T22_32">.<text:s/></text:span><text:span text:style-name="T22_33">Diese</text:span><text:span text:style-name="T22_34"><text:s/></text:span><text:span text:style-name="T22_35">Variant</text:span><text:span text:style-name="T22_36"><text:s/></text:span><text:span text:style-name="T22_37">hat</text:span><text:span text:style-name="T22_38"><text:s/></text:span><text:span text:style-name="T22_39">etliche</text:span><text:span text:style-name="T22_40"><text:s/></text:span><text:span text:style-name="T22_41">Lernanwendungen</text:span><text:span text:style-name="T22_42"><text:s/></text:span><text:span text:style-name="T22_43">für</text:span><text:span text:style-name="T22_44"><text:s/></text:span><text:span text:style-name="T22_45">Kinder</text:span><text:span text:style-name="T22_46"><text:s/></text:span><text:span text:style-name="T22_47">ab</text:span><text:span text:style-name="T22_48"><text:s/>3<text:s/></text:span><text:span text:style-name="T22_49">Jahren</text:span><text:span text:style-name="T22_50"><text:s/></text:span><text:span text:style-name="T22_51">vorinstalliert</text:span><text:span text:style-name="T22_52">.<text:s/></text:span><text:span text:style-name="T22_53">Dabei</text:span><text:span text:style-name="T22_54"><text:s/></text:span><text:span text:style-name="T22_55">ist</text:span><text:span text:style-name="T22_56"><text:s/></text:span><text:span text:style-name="T22_57">GCompris</text:span><text:span text:style-name="T22_58">,<text:s/></text:span><text:span text:style-name="T22_59">eine</text:span><text:span text:style-name="T22_60"><text:s/></text:span><text:span text:style-name="T22_61">perfekte</text:span><text:span text:style-name="T22_62"><text:s/></text:span><text:span text:style-name="T22_63">Sammlung</text:span><text:span text:style-name="T22_64"><text:s/></text:span><text:span text:style-name="T22_65">für</text:span><text:span text:style-name="T22_66"><text:s/></text:span><text:span text:style-name="T22_67">Kinder</text:span><text:span text:style-name="T22_68"><text:s/></text:span><text:span text:style-name="T22_69">von</text:span><text:span text:style-name="T22_70"><text:s/>3<text:s/>-<text:s/>10.<text:s/></text:span><text:span text:style-name="T22_71">Sie</text:span><text:span text:style-name="T22_72"><text:s/></text:span><text:span text:style-name="T22_73">besteht</text:span><text:span text:style-name="T22_74"><text:s/></text:span><text:span text:style-name="T22_75">aus</text:span><text:span text:style-name="T22_76"><text:s/></text:span><text:span text:style-name="T22_77">über</text:span><text:span text:style-name="T22_78"><text:s/>100<text:s/></text:span><text:span text:style-name="T22_79">Lernspielen</text:span><text:span text:style-name="T22_80">,<text:s/></text:span><text:span text:style-name="T22_81">die</text:span><text:span text:style-name="T22_82"><text:s/></text:span><text:span text:style-name="T22_83">die</text:span><text:span text:style-name="T22_84"><text:s/></text:span><text:span text:style-name="T22_85">Grundlagen</text:span><text:span text:style-name="T22_86"><text:s/></text:span><text:span text:style-name="T22_87">der</text:span><text:span text:style-name="T22_88"><text:s/></text:span><text:span text:style-name="T22_89">Computernutzung</text:span><text:span text:style-name="T22_90"><text:s/></text:span><text:span text:style-name="T22_91">vermitteln</text:span><text:span text:style-name="T22_92">,<text:s/></text:span><text:span text:style-name="T22_93">aber</text:span><text:span text:style-name="T22_94"><text:s/></text:span><text:span text:style-name="T22_95">auch</text:span><text:span text:style-name="T22_96"><text:s/></text:span><text:span text:style-name="T22_97">das</text:span><text:span text:style-name="T22_98"><text:s/></text:span><text:span text:style-name="T22_99">Lesen</text:span><text:span text:style-name="T22_100">,<text:s/></text:span><text:span text:style-name="T22_101">Kunstgeschichte</text:span><text:span text:style-name="T22_102">,<text:s/></text:span><text:span text:style-name="T22_103">die</text:span><text:span text:style-name="T22_104"><text:s/></text:span><text:span text:style-name="T22_105">Uhrzeit</text:span><text:span text:style-name="T22_106"><text:s/></text:span><text:span text:style-name="T22_107">und</text:span><text:span text:style-name="T22_108"><text:s/></text:span><text:span text:style-name="T22_109">Zeichnen</text:span><text:span text:style-name="T22_110">.<text:s/></text:span><text:span text:style-name="T22_111">Außerdem</text:span><text:span text:style-name="T22_112"><text:s/></text:span><text:span text:style-name="T22_113">beinhaltet</text:span><text:span text:style-name="T22_114"><text:s/></text:span><text:span text:style-name="T22_115">sie</text:span><text:span text:style-name="T22_116"><text:s/></text:span><text:span text:style-name="T22_117">auch</text:span><text:span text:style-name="T22_118"><text:s/></text:span><text:span text:style-name="T22_119">Childs</text:span><text:span text:style-name="T22_120"><text:s/></text:span><text:span text:style-name="T22_121">Play</text:span><text:span text:style-name="T22_122">,<text:s/></text:span><text:span text:style-name="T22_123">eine</text:span><text:span text:style-name="T22_124"><text:s/></text:span><text:span text:style-name="T22_125">Sammlung</text:span><text:span text:style-name="T22_126"><text:s/></text:span><text:span text:style-name="T22_127">von</text:span><text:span text:style-name="T22_128"><text:s/></text:span><text:span text:style-name="T22_129">Spielen</text:span><text:span text:style-name="T22_130"><text:s/></text:span><text:span text:style-name="T22_131">zum</text:span><text:span text:style-name="T22_132"><text:s/></text:span><text:span text:style-name="T22_133">Gedächtnistrining</text:span><text:span text:style-name="T22_134">.</text:span></text:p>
      <text:p text:style-name="P23"><text:span text:style-name="T23_1">Was</text:span><text:span text:style-name="T23_2"><text:s/></text:span><text:span text:style-name="T23_3">mit</text:span><text:span text:style-name="T23_4"><text:s/></text:span><text:span text:style-name="T23_5">an</text:span><text:span text:style-name="T23_6"><text:s/></text:span><text:span text:style-name="T23_7">dieser</text:span><text:span text:style-name="T23_8"><text:s/></text:span><text:span text:style-name="T23_9">Distribution</text:span><text:span text:style-name="T23_10"><text:s/></text:span><text:span text:style-name="T23_11">mit</text:span><text:span text:style-name="T23_12"><text:s/></text:span><text:span text:style-name="T23_13">am</text:span><text:span text:style-name="T23_14"><text:s/></text:span><text:span text:style-name="T23_15">besten</text:span><text:span text:style-name="T23_16"><text:s/></text:span><text:span text:style-name="T23_17">gefällt</text:span><text:span text:style-name="T23_18"><text:s/></text:span><text:span text:style-name="T23_19">ist</text:span><text:span text:style-name="T23_20">,<text:s/></text:span><text:span text:style-name="T23_21">dass</text:span><text:span text:style-name="T23_22"><text:s/></text:span><text:span text:style-name="T23_23">sie</text:span><text:span text:style-name="T23_24"><text:s/></text:span><text:span text:style-name="T23_25">die</text:span><text:span text:style-name="T23_26"><text:s/></text:span><text:span text:style-name="T23_27">XFCE</text:span><text:span text:style-name="T23_28">-</text:span><text:span text:style-name="T23_29">Arbeitsumgebung</text:span><text:span text:style-name="T23_30"><text:s/></text:span><text:span text:style-name="T23_31">einsetzt</text:span><text:span text:style-name="T23_32">,<text:s/></text:span><text:span text:style-name="T23_33">die</text:span><text:span text:style-name="T23_34"><text:s/></text:span><text:span text:style-name="T23_35">sehr</text:span><text:span text:style-name="T23_36"><text:s/></text:span><text:span text:style-name="T23_37">niedrige</text:span><text:span text:style-name="T23_38"><text:s/></text:span><text:span text:style-name="T23_39">Hardwareanforderungen</text:span><text:span text:style-name="T23_40"><text:s/></text:span><text:span text:style-name="T23_41">hat</text:span><text:span text:style-name="T23_42"><text:s/></text:span><text:span text:style-name="T23_43">und</text:span><text:span text:style-name="T23_44"><text:s/></text:span><text:span text:style-name="T23_45">damit</text:span><text:span text:style-name="T23_46"><text:s/></text:span><text:span text:style-name="T23_47">auch</text:span><text:span text:style-name="T23_48"><text:s/></text:span><text:span text:style-name="T23_49">auf</text:span><text:span text:style-name="T23_50"><text:s/></text:span><text:span text:style-name="T23_51">älteren</text:span><text:span text:style-name="T23_52"><text:s/></text:span><text:span text:style-name="T23_53">Rechnern</text:span><text:span text:style-name="T23_54"><text:s/></text:span><text:span text:style-name="T23_55">gut</text:span><text:span text:style-name="T23_56"><text:s/></text:span><text:span text:style-name="T23_57">funktioniert</text:span><text:span text:style-name="T23_58">..<text:s/></text:span><text:span text:style-name="T23_59">Damit</text:span><text:span text:style-name="T23_60"><text:s/></text:span><text:span text:style-name="T23_61">ist</text:span><text:span text:style-name="T23_62"><text:s/></text:span><text:span text:style-name="T23_63">es</text:span><text:span text:style-name="T23_64"><text:s/></text:span><text:span text:style-name="T23_65">fast</text:span><text:span text:style-name="T23_66"><text:s/></text:span><text:span text:style-name="T23_67">schon</text:span><text:span text:style-name="T23_68"><text:s/></text:span><text:span text:style-name="T23_69">lächerlich</text:span><text:span text:style-name="T23_70"><text:s/></text:span><text:span text:style-name="T23_71">einfach</text:span><text:span text:style-name="T23_72"><text:s/></text:span><text:span text:style-name="T23_73">einen</text:span><text:span text:style-name="T23_74"><text:s/></text:span><text:span text:style-name="T23_75">alten</text:span><text:span text:style-name="T23_76"><text:s/></text:span><text:span text:style-name="T23_77">Laptop</text:span><text:span text:style-name="T23_78"><text:s/></text:span><text:span text:style-name="T23_79">oder</text:span><text:span text:style-name="T23_80"><text:s/></text:span><text:span text:style-name="T23_81">Desktop</text:span><text:span text:style-name="T23_82">-</text:span><text:span text:style-name="T23_83">Rechner</text:span><text:span text:style-name="T23_84"><text:s/></text:span><text:span text:style-name="T23_85">um</text:span><text:span text:style-name="T23_86"><text:s/></text:span><text:span text:style-name="T23_87">zu</text:span><text:span text:style-name="T23_88"><text:s/></text:span><text:span text:style-name="T23_89">funktionieren</text:span><text:span text:style-name="T23_90">.</text:span><text:span text:style-name="T23_91">Wir</text:span><text:span text:style-name="T23_92"><text:s/></text:span><text:span text:style-name="T23_93">hatten</text:span><text:span text:style-name="T23_94"><text:s/></text:span><text:span text:style-name="T23_95">so</text:span><text:span text:style-name="T23_96"><text:s/></text:span><text:span text:style-name="T23_97">einen</text:span><text:span text:style-name="T23_98"><text:s/></text:span><text:span text:style-name="T23_99">alten</text:span><text:span text:style-name="T23_100"><text:s/></text:span><text:span text:style-name="T23_101">Rechner</text:span><text:span text:style-name="T23_102"><text:s/></text:span><text:span text:style-name="T23_103">zuhause</text:span><text:span text:style-name="T23_104"><text:s/></text:span><text:span text:style-name="T23_105">und</text:span><text:span text:style-name="T23_106"><text:s/></text:span><text:span text:style-name="T23_107">Qimo</text:span><text:span text:style-name="T23_108"><text:s/></text:span><text:span text:style-name="T23_109">hat</text:span><text:span text:style-name="T23_110"><text:s/></text:span><text:span text:style-name="T23_111">ihn</text:span><text:span text:style-name="T23_112"><text:s/></text:span><text:span text:style-name="T23_113">zu</text:span><text:span text:style-name="T23_114"><text:s/></text:span><text:span text:style-name="T23_115">neuem</text:span><text:span text:style-name="T23_116"><text:s/></text:span><text:span text:style-name="T23_117">Leben</text:span><text:span text:style-name="T23_118"><text:s/></text:span><text:span text:style-name="T23_119">erweckt</text:span><text:span text:style-name="T23_120">.<text:s/></text:span><text:span text:style-name="T23_121">Dieses</text:span><text:span text:style-name="T23_122"><text:s/></text:span><text:span text:style-name="T23_123">System</text:span><text:span text:style-name="T23_124"><text:s/></text:span><text:span text:style-name="T23_125">war</text:span><text:span text:style-name="T23_126">,<text:s/></text:span><text:span text:style-name="T23_127">wegen</text:span><text:span text:style-name="T23_128"><text:s/></text:span><text:span text:style-name="T23_129">seiner</text:span><text:span text:style-name="T23_130"><text:s/></text:span><text:span text:style-name="T23_131">kinderfreundlichen</text:span><text:span text:style-name="T23_132"><text:s/></text:span><text:span text:style-name="T23_133">Zeichentrick</text:span><text:span text:style-name="T23_134">-</text:span><text:span text:style-name="T23_135">Arbeitsfläche</text:span><text:span text:style-name="T23_136"><text:s/></text:span><text:span text:style-name="T23_137">und</text:span><text:span text:style-name="T23_138"><text:s/></text:span><text:span text:style-name="T23_139">seiner</text:span><text:span text:style-name="T23_140"><text:s/></text:span><text:span text:style-name="T23_141">Auswahl</text:span><text:span text:style-name="T23_142"><text:s/></text:span><text:span text:style-name="T23_143">an</text:span><text:span text:style-name="T23_144"><text:s/></text:span><text:span text:style-name="T23_145">Lernsoftware</text:span><text:span text:style-name="T23_146">,<text:s/></text:span><text:span text:style-name="T23_147">meine</text:span><text:span text:style-name="T23_148"><text:s/></text:span><text:span text:style-name="T23_149">erste</text:span><text:span text:style-name="T23_150"><text:s/></text:span><text:span text:style-name="T23_151">Wahl</text:span><text:span text:style-name="T23_152"><text:s/></text:span><text:span text:style-name="T23_153">für</text:span><text:span text:style-name="T23_154"><text:s/></text:span><text:span text:style-name="T23_155">meine</text:span><text:span text:style-name="T23_156"><text:s/></text:span><text:span text:style-name="T23_157">junge</text:span><text:span text:style-name="T23_158"><text:s/></text:span><text:span text:style-name="T23_159">Nichte</text:span><text:span text:style-name="T23_160">.</text:span></text:p>
      <text:h text:style-name="P24" text:outline-level="10"><text:bookmark-start text:name="h.y0xwoti5616r"/><text:bookmark-end text:name="h.y0xwoti5616r"/><text:span text:style-name="T24_1">Sugar</text:span></text:h>
      <text:p text:style-name="P25"><text:span text:style-name="T25_1"><text:a xlink:type="simple" xlink:href="https://www.sugarlabs.org/"><text:span text:style-name="T25_2">https</text:span></text:a></text:span><text:span text:style-name="T25_3"><text:a xlink:type="simple" xlink:href="https://www.sugarlabs.org/"><text:span text:style-name="T25_4">://</text:span></text:a></text:span><text:span text:style-name="T25_5"><text:a xlink:type="simple" xlink:href="https://www.sugarlabs.org/"><text:span text:style-name="T25_6">www</text:span></text:a></text:span><text:span text:style-name="T25_7"><text:a xlink:type="simple" xlink:href="https://www.sugarlabs.org/"><text:span text:style-name="T25_8">.</text:span></text:a></text:span><text:span text:style-name="T25_9"><text:a xlink:type="simple" xlink:href="https://www.sugarlabs.org/"><text:span text:style-name="T25_10">sugarlabs</text:span></text:a></text:span><text:span text:style-name="T25_11"><text:a xlink:type="simple" xlink:href="https://www.sugarlabs.org/"><text:span text:style-name="T25_12">.</text:span></text:a></text:span><text:span text:style-name="T25_13"><text:a xlink:type="simple" xlink:href="https://www.sugarlabs.org/"><text:span text:style-name="T25_14">org</text:span></text:a></text:span><text:span text:style-name="T25_15"><text:a xlink:type="simple" xlink:href="https://www.sugarlabs.org/"><text:span text:style-name="T25_16">/</text:span></text:a></text:span></text:p>
      <text:p text:style-name="P26"><text:span text:style-name="T26_1">Sugar</text:span><text:span text:style-name="T26_2"><text:s/></text:span><text:span text:style-name="T26_3">wurde</text:span><text:span text:style-name="T26_4"><text:s/></text:span><text:span text:style-name="T26_5">für</text:span><text:span text:style-name="T26_6"><text:s/></text:span><text:span text:style-name="T26_7">das</text:span><text:span text:style-name="T26_8"><text:s/></text:span><text:span text:style-name="T26_9">One</text:span><text:span text:style-name="T26_10"><text:s/></text:span><text:span text:style-name="T26_11">Laptop</text:span><text:span text:style-name="T26_12"><text:s/></text:span><text:span text:style-name="T26_13">per</text:span><text:span text:style-name="T26_14"><text:s/></text:span><text:span text:style-name="T26_15">Child</text:span><text:span text:style-name="T26_16"><text:s/></text:span><text:span text:style-name="T26_17">Programm</text:span><text:span text:style-name="T26_18"><text:s/></text:span><text:span text:style-name="T26_19">entwickelt</text:span><text:span text:style-name="T26_20">.<text:s/></text:span><text:span text:style-name="T26_21">Es</text:span><text:span text:style-name="T26_22"><text:s/></text:span><text:span text:style-name="T26_23">ist</text:span><text:span text:style-name="T26_24"><text:s/></text:span><text:span text:style-name="T26_25">ein</text:span><text:span text:style-name="T26_26"><text:s/></text:span><text:span text:style-name="T26_27">einfach</text:span><text:span text:style-name="T26_28"><text:s/></text:span><text:span text:style-name="T26_29">zu</text:span><text:span text:style-name="T26_30"><text:s/></text:span><text:span text:style-name="T26_31">benutzendes</text:span><text:span text:style-name="T26_32"><text:s/></text:span><text:span text:style-name="T26_33">und</text:span><text:span text:style-name="T26_34"><text:s/></text:span><text:span text:style-name="T26_35">Kinderfreundliches</text:span><text:span text:style-name="T26_36"><text:s/></text:span><text:span text:style-name="T26_37">System</text:span><text:span text:style-name="T26_38">.<text:s/></text:span><text:span text:style-name="T26_39">Kinder</text:span><text:span text:style-name="T26_40">,<text:s/></text:span><text:span text:style-name="T26_41">die</text:span><text:span text:style-name="T26_42"><text:s/></text:span><text:span text:style-name="T26_43">gerne</text:span><text:span text:style-name="T26_44"><text:s/></text:span><text:span text:style-name="T26_45">entdecken</text:span><text:span text:style-name="T26_46">,<text:s/></text:span><text:span text:style-name="T26_47">werden</text:span><text:span text:style-name="T26_48"><text:s/></text:span><text:span text:style-name="T26_49">sich</text:span><text:span text:style-name="T26_50"><text:s/></text:span><text:span text:style-name="T26_51">in</text:span><text:span text:style-name="T26_52"><text:s/></text:span><text:span text:style-name="T26_53">dieser</text:span><text:span text:style-name="T26_54"><text:s/></text:span><text:span text:style-name="T26_55">Arbeitsumgebung</text:span><text:span text:style-name="T26_56"><text:s/></text:span><text:span text:style-name="T26_57">schnell</text:span><text:span text:style-name="T26_58"><text:s/></text:span><text:span text:style-name="T26_59">zurechtfinden</text:span><text:span text:style-name="T26_60">,<text:s/></text:span><text:span text:style-name="T26_61">selbst</text:span><text:span text:style-name="T26_62"><text:s/></text:span><text:span text:style-name="T26_63">wenn</text:span><text:span text:style-name="T26_64"><text:s/></text:span><text:span text:style-name="T26_65">sie</text:span><text:span text:style-name="T26_66"><text:s/></text:span><text:span text:style-name="T26_67">noch</text:span><text:span text:style-name="T26_68"><text:s/></text:span><text:span text:style-name="T26_69">nicht</text:span><text:span text:style-name="T26_70"><text:s/></text:span><text:span text:style-name="T26_71">lesen</text:span><text:span text:style-name="T26_72"><text:s/></text:span><text:span text:style-name="T26_73">können</text:span><text:span text:style-name="T26_74">.</text:span></text:p>
      <text:p text:style-name="P27"><text:span text:style-name="T27_1">Die</text:span><text:span text:style-name="T27_2"><text:s/></text:span><text:span text:style-name="T27_3">Sugar</text:span><text:span text:style-name="T27_4"><text:s/></text:span><text:span text:style-name="T27_5">Labs</text:span><text:span text:style-name="T27_6">:</text:span></text:p>
      <text:p text:style-name="P28"><text:span text:style-name="T28_1">Bei</text:span><text:span text:style-name="T28_2"><text:s/></text:span><text:span text:style-name="T28_3">Information</text:span><text:span text:style-name="T28_4"><text:s/></text:span><text:span text:style-name="T28_5">geht</text:span><text:span text:style-name="T28_6"><text:s/></text:span><text:span text:style-name="T28_7">es</text:span><text:span text:style-name="T28_8"><text:s/></text:span><text:span text:style-name="T28_9">um</text:span><text:span text:style-name="T28_10"><text:s/></text:span><text:span text:style-name="T28_11">Substantive</text:span><text:span text:style-name="T28_12">;<text:s/></text:span><text:span text:style-name="T28_13">beim</text:span><text:span text:style-name="T28_14"><text:s/></text:span><text:span text:style-name="T28_15">Lernen</text:span><text:span text:style-name="T28_16"><text:s/></text:span><text:span text:style-name="T28_17">um</text:span><text:span text:style-name="T28_18"><text:s/></text:span><text:span text:style-name="T28_19">Verben</text:span><text:span text:style-name="T28_20">.<text:s/></text:span><text:span text:style-name="T28_21">Die</text:span><text:span text:style-name="T28_22"><text:s text:c="2"/></text:span><text:span text:style-name="T28_23">Sugar</text:span><text:span text:style-name="T28_24"><text:s/></text:span><text:span text:style-name="T28_25">Benutzeroberfläche</text:span><text:span text:style-name="T28_26">,<text:s/></text:span><text:span text:style-name="T28_27">mit</text:span><text:span text:style-name="T28_28"><text:s/></text:span><text:span text:style-name="T28_29">ihrer</text:span><text:span text:style-name="T28_30"><text:s/></text:span><text:span text:style-name="T28_31">Abkehr</text:span><text:span text:style-name="T28_32"><text:s/></text:span><text:span text:style-name="T28_33">von</text:span><text:span text:style-name="T28_34"><text:s/></text:span><text:span text:style-name="T28_35">der</text:span><text:span text:style-name="T28_36"><text:s/></text:span><text:span text:style-name="T28_37">traditionellen</text:span><text:span text:style-name="T28_38"><text:s/></text:span><text:span text:style-name="T28_39">Form</text:span><text:span text:style-name="T28_40"><text:s/></text:span><text:span text:style-name="T28_41">der</text:span><text:span text:style-name="T28_42"><text:s/></text:span><text:span text:style-name="T28_43">Computer</text:span><text:span text:style-name="T28_44">-</text:span><text:span text:style-name="T28_45">Arbeitsfläche</text:span><text:span text:style-name="T28_46">,<text:s/></text:span><text:span text:style-name="T28_47">ist</text:span><text:span text:style-name="T28_48"><text:s/></text:span><text:span text:style-name="T28_49">der</text:span><text:span text:style-name="T28_50"><text:s/></text:span><text:span text:style-name="T28_51">erste</text:span><text:span text:style-name="T28_52"><text:s/></text:span><text:span text:style-name="T28_53">ernsthafte</text:span><text:span text:style-name="T28_54"><text:s/></text:span><text:span text:style-name="T28_55">VErsuch</text:span><text:span text:style-name="T28_56"><text:s/></text:span><text:span text:style-name="T28_57">eine</text:span><text:span text:style-name="T28_58"><text:s/></text:span><text:span text:style-name="T28_59">Benutzeroberfläche</text:span><text:span text:style-name="T28_60"><text:s/></text:span><text:span text:style-name="T28_61">zu</text:span><text:span text:style-name="T28_62"><text:s/></text:span><text:span text:style-name="T28_63">schaffen</text:span><text:span text:style-name="T28_64">,<text:s/></text:span><text:span text:style-name="T28_65">die</text:span><text:span text:style-name="T28_66"><text:s/></text:span><text:span text:style-name="T28_67">auf</text:span><text:span text:style-name="T28_68"><text:s/></text:span><text:span text:style-name="T28_69">den</text:span><text:span text:style-name="T28_70"><text:s/></text:span><text:span text:style-name="T28_71">Prinzipien</text:span><text:span text:style-name="T28_72"><text:s/></text:span><text:span text:style-name="T28_73">des</text:span><text:span text:style-name="T28_74"><text:s/></text:span><text:span text:style-name="T28_75">kognitiven</text:span><text:span text:style-name="T28_76"><text:s/></text:span><text:span text:style-name="T28_77">und</text:span><text:span text:style-name="T28_78"><text:s/></text:span><text:span text:style-name="T28_79">sozialen</text:span><text:span text:style-name="T28_80"><text:s/></text:span><text:span text:style-name="T28_81">Konstruktivismus</text:span><text:span text:style-name="T28_82"><text:s/></text:span><text:span text:style-name="T28_83">basiert</text:span><text:span text:style-name="T28_84">:<text:s/></text:span><text:span text:style-name="T28_85">Lernende</text:span><text:span text:style-name="T28_86"><text:s/></text:span><text:span text:style-name="T28_87">sollen</text:span><text:span text:style-name="T28_88"><text:s/></text:span><text:span text:style-name="T28_89">sich</text:span><text:span text:style-name="T28_90"><text:s/></text:span><text:span text:style-name="T28_91">in</text:span><text:span text:style-name="T28_92"><text:s/></text:span><text:span text:style-name="T28_93">echter</text:span><text:span text:style-name="T28_94"><text:s/></text:span><text:span text:style-name="T28_95">Erforschung</text:span><text:span text:style-name="T28_96"><text:s/></text:span><text:span text:style-name="T28_97">und</text:span><text:span text:style-name="T28_98"><text:s/></text:span><text:span text:style-name="T28_99">Zusammenarbeit</text:span><text:span text:style-name="T28_100"><text:s/></text:span><text:span text:style-name="T28_101">beteiligen</text:span><text:span text:style-name="T28_102">.<text:s/></text:span><text:span text:style-name="T28_103">Es</text:span><text:span text:style-name="T28_104"><text:s/></text:span><text:span text:style-name="T28_105">basiert</text:span><text:span text:style-name="T28_106"><text:s/></text:span><text:span text:style-name="T28_107">auf</text:span><text:span text:style-name="T28_108"><text:s/></text:span><text:span text:style-name="T28_109">drei</text:span><text:span text:style-name="T28_110"><text:s/></text:span><text:span text:style-name="T28_111">ganz</text:span><text:span text:style-name="T28_112"><text:s/></text:span><text:span text:style-name="T28_113">einfachen</text:span><text:span text:style-name="T28_114"><text:s/></text:span><text:span text:style-name="T28_115">Prinzipien</text:span><text:span text:style-name="T28_116"><text:s/></text:span><text:span text:style-name="T28_117">darüber</text:span><text:span text:style-name="T28_118"><text:s/></text:span><text:span text:style-name="T28_119">was</text:span><text:span text:style-name="T28_120"><text:s/></text:span><text:span text:style-name="T28_121">und</text:span><text:span text:style-name="T28_122"><text:s/></text:span><text:span text:style-name="T28_123">Menschen</text:span><text:span text:style-name="T28_124"><text:s/></text:span><text:span text:style-name="T28_125">ausmacht</text:span><text:span text:style-name="T28_126">..</text:span></text:p>
      <text:h text:style-name="P29" text:outline-level="10"><text:bookmark-start text:name="h.5watdbf52x1m"/><text:bookmark-end text:name="h.5watdbf52x1m"/><text:span text:style-name="T29_1">Ubermix</text:span></text:h>
      <text:p text:style-name="P30"><text:span text:style-name="T30_1"><text:a xlink:type="simple" xlink:href="http://www.ubermix.org/"><text:span text:style-name="T30_2">http</text:span></text:a></text:span><text:span text:style-name="T30_3"><text:a xlink:type="simple" xlink:href="http://www.ubermix.org/"><text:span text:style-name="T30_4">://</text:span></text:a></text:span><text:span text:style-name="T30_5"><text:a xlink:type="simple" xlink:href="http://www.ubermix.org/"><text:span text:style-name="T30_6">www</text:span></text:a></text:span><text:span text:style-name="T30_7"><text:a xlink:type="simple" xlink:href="http://www.ubermix.org/"><text:span text:style-name="T30_8">.</text:span></text:a></text:span><text:span text:style-name="T30_9"><text:a xlink:type="simple" xlink:href="http://www.ubermix.org/"><text:span text:style-name="T30_10">ubermix</text:span></text:a></text:span><text:span text:style-name="T30_11"><text:a xlink:type="simple" xlink:href="http://www.ubermix.org/"><text:span text:style-name="T30_12">.</text:span></text:a></text:span><text:span text:style-name="T30_13"><text:a xlink:type="simple" xlink:href="http://www.ubermix.org/"><text:span text:style-name="T30_14">org</text:span></text:a></text:span><text:span text:style-name="T30_15"><text:a xlink:type="simple" xlink:href="http://www.ubermix.org/"><text:span text:style-name="T30_16">/</text:span></text:a></text:span></text:p>
      <text:p text:style-name="P31"><text:span text:style-name="T31_1">Ubermix</text:span><text:span text:style-name="T31_2"><text:s/></text:span><text:span text:style-name="T31_3">wird</text:span><text:span text:style-name="T31_4"><text:s/></text:span><text:span text:style-name="T31_5">in</text:span><text:span text:style-name="T31_6"><text:s/></text:span><text:span text:style-name="T31_7">Schule</text:span><text:span text:style-name="T31_8"><text:s/></text:span><text:span text:style-name="T31_9">ausgiebig</text:span><text:span text:style-name="T31_10"><text:s/></text:span><text:span text:style-name="T31_11">genutzt</text:span><text:span text:style-name="T31_12">.<text:s/></text:span><text:span text:style-name="T31_13">Das</text:span><text:span text:style-name="T31_14"><text:s/></text:span><text:span text:style-name="T31_15">System</text:span><text:span text:style-name="T31_16"><text:s/></text:span><text:span text:style-name="T31_17">wurde</text:span><text:span text:style-name="T31_18"><text:s/></text:span><text:span text:style-name="T31_19">entwickelt</text:span><text:span text:style-name="T31_20"><text:s/></text:span><text:span text:style-name="T31_21">um</text:span><text:span text:style-name="T31_22"><text:s/></text:span><text:span text:style-name="T31_23">Nutzerdaten</text:span><text:span text:style-name="T31_24"><text:s/></text:span><text:span text:style-name="T31_25">uns</text:span><text:span text:style-name="T31_26"><text:s/></text:span><text:span text:style-name="T31_27">Software</text:span><text:span text:style-name="T31_28"><text:s/></text:span><text:span text:style-name="T31_29">auf</text:span><text:span text:style-name="T31_30"><text:s/></text:span><text:span text:style-name="T31_31">getrennten</text:span><text:span text:style-name="T31_32"><text:s/></text:span><text:span text:style-name="T31_33">Partitionen</text:span><text:span text:style-name="T31_34"><text:s text:c="2"/></text:span><text:span text:style-name="T31_35">zu</text:span><text:span text:style-name="T31_36"><text:s/></text:span><text:span text:style-name="T31_37">speichern</text:span><text:span text:style-name="T31_38">.<text:s/></text:span><text:span text:style-name="T31_39">Daher</text:span><text:span text:style-name="T31_40"><text:s/></text:span><text:span text:style-name="T31_41">kann</text:span><text:span text:style-name="T31_42"><text:s/></text:span><text:span text:style-name="T31_43">man</text:span><text:span text:style-name="T31_44"><text:s/></text:span><text:span text:style-name="T31_45">im</text:span><text:span text:style-name="T31_46"><text:s/></text:span><text:span text:style-name="T31_47">Falle</text:span><text:span text:style-name="T31_48"><text:s/></text:span><text:span text:style-name="T31_49">einer</text:span><text:span text:style-name="T31_50"><text:s/></text:span><text:span text:style-name="T31_51">Computerstörung</text:span><text:span text:style-name="T31_52"><text:s/></text:span><text:span text:style-name="T31_53">das</text:span><text:span text:style-name="T31_54"><text:s/></text:span><text:span text:style-name="T31_55">System</text:span><text:span text:style-name="T31_56"><text:s/></text:span><text:span text:style-name="T31_57">problemlos</text:span><text:span text:style-name="T31_58"><text:s/></text:span><text:span text:style-name="T31_59">löschen</text:span><text:span text:style-name="T31_60"><text:s/></text:span><text:span text:style-name="T31_61">und</text:span><text:span text:style-name="T31_62"><text:s/></text:span><text:span text:style-name="T31_63">schnell</text:span><text:span text:style-name="T31_64"><text:s/></text:span><text:span text:style-name="T31_65">neue</text:span><text:span text:style-name="T31_66"><text:s text:c="2"/></text:span><text:span text:style-name="T31_67">Kopien</text:span><text:span text:style-name="T31_68"><text:s/></text:span><text:span text:style-name="T31_69">eines</text:span><text:span text:style-name="T31_70"><text:s/></text:span><text:span text:style-name="T31_71">Systems</text:span><text:span text:style-name="T31_72"><text:s/></text:span><text:span text:style-name="T31_73">erstellen</text:span><text:span text:style-name="T31_74">.<text:s/></text:span></text:p>
      <text:p text:style-name="P32"><text:span text:style-name="T32_1"><text:s/></text:span><text:span text:style-name="T32_2">Der</text:span><text:span text:style-name="T32_3"><text:s/></text:span><text:span text:style-name="T32_4">Ubermix</text:span><text:span text:style-name="T32_5"><text:s/></text:span><text:span text:style-name="T32_6">Gründer</text:span><text:span text:style-name="T32_7">,<text:s/></text:span><text:span text:style-name="T32_8">Jim</text:span><text:span text:style-name="T32_9"><text:s/></text:span><text:span text:style-name="T32_10">Klein</text:span><text:span text:style-name="T32_11">,<text:s/></text:span><text:span text:style-name="T32_12">inm</text:span><text:span text:style-name="T32_13"><text:s/></text:span><text:span text:style-name="T32_14"><text:a xlink:type="simple" xlink:href="http://opensource.com/education/13/3/ubermix-linux"><text:span text:style-name="T32_15">Opensource</text:span></text:a></text:span><text:span text:style-name="T32_16"><text:a xlink:type="simple" xlink:href="http://opensource.com/education/13/3/ubermix-linux"><text:span text:style-name="T32_17">.</text:span></text:a></text:span><text:span text:style-name="T32_18"><text:a xlink:type="simple" xlink:href="http://opensource.com/education/13/3/ubermix-linux"><text:span text:style-name="T32_19">com</text:span></text:a></text:span><text:span text:style-name="T32_20"><text:a xlink:type="simple" xlink:href="http://opensource.com/education/13/3/ubermix-linux"><text:span text:style-name="T32_21"><text:s/></text:span></text:a></text:span><text:span text:style-name="T32_22"><text:a xlink:type="simple" xlink:href="http://opensource.com/education/13/3/ubermix-linux"><text:span text:style-name="T32_23">Interview</text:span></text:a></text:span><text:span text:style-name="T32_24">:</text:span></text:p>
      <text:p text:style-name="P33"><text:span text:style-name="T33_1">Ubermix</text:span><text:span text:style-name="T33_2"><text:s/></text:span><text:span text:style-name="T33_3">kommt</text:span><text:span text:style-name="T33_4"><text:s/></text:span><text:span text:style-name="T33_5">mit</text:span><text:span text:style-name="T33_6"><text:s/></text:span><text:span text:style-name="T33_7">einer</text:span><text:span text:style-name="T33_8"><text:s/></text:span><text:span text:style-name="T33_9">fertig</text:span><text:span text:style-name="T33_10"><text:s/></text:span><text:span text:style-name="T33_11">eingerichteten</text:span><text:span text:style-name="T33_12"><text:s/></text:span><text:span text:style-name="T33_13">großen</text:span><text:span text:style-name="T33_14"><text:s/></text:span><text:span text:style-name="T33_15">Auswahl</text:span><text:span text:style-name="T33_16"><text:s/></text:span><text:span text:style-name="T33_17">an</text:span><text:span text:style-name="T33_18"><text:s/></text:span><text:span text:style-name="T33_19">Programmen</text:span><text:span text:style-name="T33_20"><text:s/></text:span><text:span text:style-name="T33_21">für</text:span><text:span text:style-name="T33_22">.<text:s/></text:span><text:span text:style-name="T33_23">Bildung</text:span><text:span text:style-name="T33_24">,<text:s/></text:span><text:span text:style-name="T33_25">produktives</text:span><text:span text:style-name="T33_26"><text:s/></text:span><text:span text:style-name="T33_27">Arbeiten</text:span><text:span text:style-name="T33_28">,<text:s/></text:span><text:span text:style-name="T33_29">Entwicklung</text:span><text:span text:style-name="T33_30">,<text:s/></text:span><text:span text:style-name="T33_31">Programmierung</text:span><text:span text:style-name="T33_32">,<text:s/></text:span><text:span text:style-name="T33_33">Internet</text:span><text:span text:style-name="T33_34"><text:s/></text:span><text:span text:style-name="T33_35">und</text:span><text:span text:style-name="T33_36"><text:s/></text:span><text:span text:style-name="T33_37">Mediendesign</text:span><text:span text:style-name="T33_38">.<text:s/></text:span><text:span text:style-name="T33_39">Bildungsorientierte</text:span><text:span text:style-name="T33_40"><text:s/></text:span><text:span text:style-name="T33_41">Programme</text:span><text:span text:style-name="T33_42"><text:s/></text:span><text:span text:style-name="T33_43">wie</text:span><text:span text:style-name="T33_44"><text:s/></text:span><text:span text:style-name="T33_45">Celestia</text:span><text:span text:style-name="T33_46">,<text:s/></text:span><text:span text:style-name="T33_47">Stellarium</text:span><text:span text:style-name="T33_48">,<text:s/></text:span><text:span text:style-name="T33_49">Scratch</text:span><text:span text:style-name="T33_50">,<text:s/></text:span><text:span text:style-name="T33_51">VirtualLab</text:span><text:span text:style-name="T33_52"><text:s/></text:span><text:span text:style-name="T33_53">Microscope</text:span><text:span text:style-name="T33_54">,<text:s/></text:span><text:span text:style-name="T33_55">Geogebra</text:span><text:span text:style-name="T33_56">,<text:s/></text:span><text:span text:style-name="T33_57">iGNUit</text:span><text:span text:style-name="T33_58">,<text:s/></text:span><text:span text:style-name="T33_59">und</text:span><text:span text:style-name="T33_60"><text:s/></text:span><text:span text:style-name="T33_61">Klavaro</text:span><text:span text:style-name="T33_62">,<text:s/></text:span><text:span text:style-name="T33_63">sowie</text:span><text:span text:style-name="T33_64"><text:s/></text:span><text:span text:style-name="T33_65">Lernspiele</text:span><text:span text:style-name="T33_66"><text:s/></text:span><text:span text:style-name="T33_67">wie</text:span><text:span text:style-name="T33_68"><text:s/></text:span><text:span text:style-name="T33_69">TuxMath</text:span><text:span text:style-name="T33_70">,<text:s/></text:span><text:span text:style-name="T33_71">TuxTyping</text:span><text:span text:style-name="T33_72">,<text:s/></text:span><text:span text:style-name="T33_73">gMult</text:span><text:span text:style-name="T33_74">,<text:s/></text:span><text:span text:style-name="T33_75">und</text:span><text:span text:style-name="T33_76"><text:s/></text:span><text:span text:style-name="T33_77">Numpty</text:span><text:span text:style-name="T33_78"><text:s/></text:span><text:span text:style-name="T33_79">Physics</text:span><text:span text:style-name="T33_80"><text:s/></text:span><text:span text:style-name="T33_81">bieten</text:span><text:span text:style-name="T33_82"><text:s/></text:span><text:span text:style-name="T33_83">viele</text:span><text:span text:style-name="T33_84"><text:s/></text:span><text:span text:style-name="T33_85">Möglichkeiten</text:span><text:span text:style-name="T33_86"><text:s/></text:span><text:span text:style-name="T33_87">zum</text:span><text:span text:style-name="T33_88"><text:s/></text:span><text:span text:style-name="T33_89">Lernen</text:span><text:span text:style-name="T33_90">.</text:span></text:p>
      <text:p text:style-name="P34"><text:span text:style-name="T34_1">Alle</text:span><text:span text:style-name="T34_2"><text:s/></text:span><text:span text:style-name="T34_3">Internetanwendungen</text:span><text:span text:style-name="T34_4"><text:s/></text:span><text:span text:style-name="T34_5">die</text:span><text:span text:style-name="T34_6"><text:s/></text:span><text:span text:style-name="T34_7">wir</text:span><text:span text:style-name="T34_8"><text:s/></text:span><text:span text:style-name="T34_9">kennen</text:span><text:span text:style-name="T34_10"><text:s/></text:span><text:span text:style-name="T34_11">und</text:span><text:span text:style-name="T34_12"><text:s/></text:span><text:span text:style-name="T34_13">lieben</text:span><text:span text:style-name="T34_14"><text:s/></text:span><text:span text:style-name="T34_15">gelernt</text:span><text:span text:style-name="T34_16"><text:s/></text:span><text:span text:style-name="T34_17">haben</text:span><text:span text:style-name="T34_18">,<text:s/></text:span><text:span text:style-name="T34_19">wie</text:span><text:span text:style-name="T34_20"><text:s/></text:span><text:span text:style-name="T34_21">Firefox</text:span><text:span text:style-name="T34_22">,<text:s/></text:span><text:span text:style-name="T34_23">Thunderbird</text:span><text:span text:style-name="T34_24">,<text:s/></text:span><text:span text:style-name="T34_25">Chrome</text:span><text:span text:style-name="T34_26">,<text:s/></text:span><text:span text:style-name="T34_27">Google</text:span><text:span text:style-name="T34_28"><text:s/></text:span><text:span text:style-name="T34_29">Earth</text:span><text:span text:style-name="T34_30">,<text:s/></text:span><text:span text:style-name="T34_31">und</text:span><text:span text:style-name="T34_32"><text:s/></text:span><text:span text:style-name="T34_33">Skype</text:span><text:span text:style-name="T34_34"><text:s/></text:span><text:span text:style-name="T34_35">sind</text:span><text:span text:style-name="T34_36"><text:s/></text:span><text:span text:style-name="T34_37">da</text:span><text:span text:style-name="T34_38">.<text:s/></text:span><text:span text:style-name="T34_39">Verbreitete</text:span><text:span text:style-name="T34_40"><text:s/></text:span><text:span text:style-name="T34_41">Arbeitsanwendungen</text:span><text:span text:style-name="T34_42"><text:s/></text:span><text:span text:style-name="T34_43">wie</text:span><text:span text:style-name="T34_44"><text:s/></text:span><text:span text:style-name="T34_45">LibreOffice</text:span><text:span text:style-name="T34_46">,<text:s/></text:span><text:span text:style-name="T34_47">NitroTasks</text:span><text:span text:style-name="T34_48">,<text:s/></text:span><text:span text:style-name="T34_49">Planner</text:span><text:span text:style-name="T34_50"><text:s/></text:span><text:span text:style-name="T34_51">Project</text:span><text:span text:style-name="T34_52"><text:s/></text:span><text:span text:style-name="T34_53">Management</text:span><text:span text:style-name="T34_54">,<text:s/></text:span><text:span text:style-name="T34_55">VYM</text:span><text:span text:style-name="T34_56"><text:s/>(</text:span><text:span text:style-name="T34_57">View</text:span><text:span text:style-name="T34_58"><text:s/></text:span><text:span text:style-name="T34_59">Your</text:span><text:span text:style-name="T34_60"><text:s/></text:span><text:span text:style-name="T34_61">Mind</text:span><text:span text:style-name="T34_62">),<text:s/></text:span><text:span text:style-name="T34_63">und</text:span><text:span text:style-name="T34_64"><text:s/></text:span><text:span text:style-name="T34_65">Zim</text:span><text:span text:style-name="T34_66"><text:s/></text:span><text:span text:style-name="T34_67">Desktop</text:span><text:span text:style-name="T34_68"><text:s/></text:span><text:span text:style-name="T34_69">Wiki</text:span><text:span text:style-name="T34_70"><text:s/></text:span><text:span text:style-name="T34_71">dürfen</text:span><text:span text:style-name="T34_72"><text:s/></text:span><text:span text:style-name="T34_73">auch</text:span><text:span text:style-name="T34_74"><text:s/></text:span><text:span text:style-name="T34_75">nicht</text:span><text:span text:style-name="T34_76"><text:s/></text:span><text:span text:style-name="T34_77">fehlen</text:span><text:span text:style-name="T34_78">.<text:s/></text:span><text:span text:style-name="T34_79">Kinder</text:span><text:span text:style-name="T34_80"><text:s/></text:span><text:span text:style-name="T34_81">die</text:span><text:span text:style-name="T34_82"><text:s/></text:span><text:span text:style-name="T34_83">sich</text:span><text:span text:style-name="T34_84"><text:s/></text:span><text:span text:style-name="T34_85">für</text:span><text:span text:style-name="T34_86"><text:s/></text:span><text:span text:style-name="T34_87">das</text:span><text:span text:style-name="T34_88"><text:s/></text:span><text:span text:style-name="T34_89">Gestalten</text:span><text:span text:style-name="T34_90"><text:s/></text:span><text:span text:style-name="T34_91">interessieren</text:span><text:span text:style-name="T34_92"><text:s/></text:span><text:span text:style-name="T34_93">werden</text:span><text:span text:style-name="T34_94"><text:s/></text:span><text:span text:style-name="T34_95">GIMP</text:span><text:span text:style-name="T34_96">,<text:s/></text:span><text:span text:style-name="T34_97">Inkscape</text:span><text:span text:style-name="T34_98">,<text:s/></text:span><text:span text:style-name="T34_99">Scribus</text:span><text:span text:style-name="T34_100">,<text:s/></text:span><text:span text:style-name="T34_101">Dia</text:span><text:span text:style-name="T34_102">,<text:s/></text:span><text:span text:style-name="T34_103">Agave</text:span><text:span text:style-name="T34_104">,<text:s/></text:span><text:span text:style-name="T34_105">und</text:span><text:span text:style-name="T34_106"><text:s/></text:span><text:span text:style-name="T34_107">sogar</text:span><text:span text:style-name="T34_108"><text:s/></text:span><text:span text:style-name="T34_109">TuxPaint</text:span><text:span text:style-name="T34_110"><text:s/></text:span><text:span text:style-name="T34_111">für</text:span><text:span text:style-name="T34_112"><text:s/></text:span><text:span text:style-name="T34_113">die</text:span><text:span text:style-name="T34_114"><text:s/></text:span><text:span text:style-name="T34_115">jüngeren</text:span><text:span text:style-name="T34_116"><text:s/></text:span><text:span text:style-name="T34_117">finden</text:span><text:span text:style-name="T34_118">..</text:span><text:span text:style-name="T34_119">Weitere</text:span><text:span text:style-name="T34_120"><text:s/></text:span><text:span text:style-name="T34_121">Software</text:span><text:span text:style-name="T34_122"><text:s/></text:span><text:span text:style-name="T34_123">wie</text:span><text:span text:style-name="T34_124"><text:s/></text:span><text:span text:style-name="T34_125">Audacity</text:span><text:span text:style-name="T34_126">,<text:s/></text:span><text:span text:style-name="T34_127">Openshot</text:span><text:span text:style-name="T34_128">,<text:s/></text:span><text:span text:style-name="T34_129">Pencil</text:span><text:span text:style-name="T34_130">,<text:s/></text:span><text:span text:style-name="T34_131">und</text:span><text:span text:style-name="T34_132"><text:s/></text:span><text:span text:style-name="T34_133">ffDiaporama</text:span><text:span text:style-name="T34_134"><text:s/></text:span><text:span text:style-name="T34_135">helfen</text:span><text:span text:style-name="T34_136"><text:s/></text:span><text:span text:style-name="T34_137">das</text:span><text:span text:style-name="T34_138"><text:s/></text:span><text:span text:style-name="T34_139">Medienangebot</text:span><text:span text:style-name="T34_140"><text:s/></text:span><text:span text:style-name="T34_141">abzurunden</text:span><text:span text:style-name="T34_142">.<text:s/></text:span><text:span text:style-name="T34_143">Diese</text:span><text:span text:style-name="T34_144"><text:s/></text:span><text:span text:style-name="T34_145">und</text:span><text:span text:style-name="T34_146"><text:s/></text:span><text:span text:style-name="T34_147">viele</text:span><text:span text:style-name="T34_148"><text:s/></text:span><text:span text:style-name="T34_149">weitere</text:span><text:span text:style-name="T34_150"><text:s/></text:span><text:span text:style-name="T34_151">machen</text:span><text:span text:style-name="T34_152"><text:s/></text:span><text:span text:style-name="T34_153">Ubermix</text:span><text:span text:style-name="T34_154"><text:s/></text:span><text:span text:style-name="T34_155">zu</text:span><text:span text:style-name="T34_156"><text:s/></text:span><text:span text:style-name="T34_157">einer</text:span><text:span text:style-name="T34_158"><text:s/></text:span><text:span text:style-name="T34_159">mächtigen</text:span><text:span text:style-name="T34_160"><text:s/></text:span><text:span text:style-name="T34_161">Lern</text:span><text:span text:style-name="T34_162">-<text:s/></text:span><text:span text:style-name="T34_163">und</text:span><text:span text:style-name="T34_164"><text:s/></text:span><text:span text:style-name="T34_165">Kreativitätsplattform</text:span><text:span text:style-name="T34_166"><text:s/></text:span><text:span text:style-name="T34_167">für</text:span><text:span text:style-name="T34_168"><text:s/></text:span><text:span text:style-name="T34_169">Schüler</text:span><text:span text:style-name="T34_170">.</text:span></text:p>
      <text:h text:style-name="P35" text:outline-level="10"><text:bookmark-start text:name="h.cfbiwrong625"/><text:bookmark-end text:name="h.cfbiwrong625"/><text:span text:style-name="T35_1">Edubuntu</text:span></text:h>
      <text:p text:style-name="P36"><text:span text:style-name="T36_1"><text:a xlink:type="simple" xlink:href="http://www.edubuntu.org/"><text:span text:style-name="T36_2">http</text:span></text:a></text:span><text:span text:style-name="T36_3"><text:a xlink:type="simple" xlink:href="http://www.edubuntu.org/"><text:span text:style-name="T36_4">://</text:span></text:a></text:span><text:span text:style-name="T36_5"><text:a xlink:type="simple" xlink:href="http://www.edubuntu.org/"><text:span text:style-name="T36_6">www</text:span></text:a></text:span><text:span text:style-name="T36_7"><text:a xlink:type="simple" xlink:href="http://www.edubuntu.org/"><text:span text:style-name="T36_8">.</text:span></text:a></text:span><text:span text:style-name="T36_9"><text:a xlink:type="simple" xlink:href="http://www.edubuntu.org/"><text:span text:style-name="T36_10">edubuntu</text:span></text:a></text:span><text:span text:style-name="T36_11"><text:a xlink:type="simple" xlink:href="http://www.edubuntu.org/"><text:span text:style-name="T36_12">.</text:span></text:a></text:span><text:span text:style-name="T36_13"><text:a xlink:type="simple" xlink:href="http://www.edubuntu.org/"><text:span text:style-name="T36_14">org</text:span></text:a></text:span><text:span text:style-name="T36_15"><text:a xlink:type="simple" xlink:href="http://www.edubuntu.org/"><text:span text:style-name="T36_16">/</text:span></text:a></text:span></text:p>
      <text:p text:style-name="P37"><text:span text:style-name="T37_1">Edubuntu</text:span><text:span text:style-name="T37_2">,<text:s/></text:span><text:span text:style-name="T37_3">das</text:span><text:span text:style-name="T37_4"><text:s/></text:span><text:span text:style-name="T37_5">eigentlich</text:span><text:span text:style-name="T37_6"><text:s/></text:span><text:span text:style-name="T37_7">Ubuntu</text:span><text:span text:style-name="T37_8"><text:s/></text:span><text:span text:style-name="T37_9">Education</text:span><text:span text:style-name="T37_10"><text:s/></text:span><text:span text:style-name="T37_11">Edition</text:span><text:span text:style-name="T37_12"><text:s/></text:span><text:span text:style-name="T37_13">heißt</text:span><text:span text:style-name="T37_14">,<text:s text:c="2"/></text:span><text:span text:style-name="T37_15">wurde</text:span><text:span text:style-name="T37_16"><text:s/></text:span><text:span text:style-name="T37_17">in</text:span><text:span text:style-name="T37_18"><text:s/></text:span><text:span text:style-name="T37_19">Zusammenarbeit</text:span><text:span text:style-name="T37_20"><text:s/></text:span><text:span text:style-name="T37_21">mit</text:span><text:span text:style-name="T37_22"><text:s/></text:span><text:span text:style-name="T37_23">Erziehern</text:span><text:span text:style-name="T37_24"><text:s/></text:span><text:span text:style-name="T37_25">und</text:span><text:span text:style-name="T37_26"><text:s/></text:span><text:span text:style-name="T37_27">Lehrern</text:span><text:span text:style-name="T37_28"><text:s/></text:span><text:span text:style-name="T37_29">entwickelt</text:span><text:span text:style-name="T37_30">.<text:s/></text:span><text:span text:style-name="T37_31">Es</text:span><text:span text:style-name="T37_32"><text:s/></text:span><text:span text:style-name="T37_33">bettet</text:span><text:span text:style-name="T37_34"><text:s/></text:span><text:span text:style-name="T37_35">eine</text:span><text:span text:style-name="T37_36"><text:s/></text:span><text:span text:style-name="T37_37">Reihe</text:span><text:span text:style-name="T37_38"><text:s/></text:span><text:span text:style-name="T37_39">von</text:span><text:span text:style-name="T37_40"><text:s/></text:span><text:span text:style-name="T37_41">Lernprogrammen</text:span><text:span text:style-name="T37_42"><text:s/></text:span><text:span text:style-name="T37_43">in</text:span><text:span text:style-name="T37_44"><text:s/></text:span><text:span text:style-name="T37_45">eine</text:span><text:span text:style-name="T37_46"><text:s/></text:span><text:span text:style-name="T37_47">geeignete</text:span><text:span text:style-name="T37_48"><text:s/></text:span><text:span text:style-name="T37_49">Lernumgebung</text:span><text:span text:style-name="T37_50"><text:s/></text:span><text:span text:style-name="T37_51">ein</text:span><text:span text:style-name="T37_52">.</text:span><text:span text:style-name="T37_53">Ein</text:span><text:span text:style-name="T37_54"><text:s/></text:span><text:span text:style-name="T37_55">Vorteil</text:span><text:span text:style-name="T37_56"><text:s/></text:span><text:span text:style-name="T37_57">ist</text:span><text:span text:style-name="T37_58"><text:s/></text:span><text:span text:style-name="T37_59">ihr</text:span><text:span text:style-name="T37_60"><text:s/></text:span><text:span text:style-name="T37_61">Zugang</text:span><text:span text:style-name="T37_62"><text:s/></text:span><text:span text:style-name="T37_63">zum</text:span><text:span text:style-name="T37_64"><text:s/></text:span><text:span text:style-name="T37_65">ganzen</text:span><text:span text:style-name="T37_66"><text:s/></text:span><text:span text:style-name="T37_67">Ubuntu</text:span><text:span text:style-name="T37_68"><text:s/></text:span><text:span text:style-name="T37_69">Software</text:span><text:span text:style-name="T37_70"><text:s/></text:span><text:span text:style-name="T37_71">Repository</text:span><text:span text:style-name="T37_72">.</text:span><text:span text:style-name="T37_73">Lehrende</text:span><text:span text:style-name="T37_74"><text:s/></text:span><text:span text:style-name="T37_75">haben</text:span><text:span text:style-name="T37_76"><text:s/></text:span><text:span text:style-name="T37_77">diese</text:span><text:span text:style-name="T37_78"><text:s/></text:span><text:span text:style-name="T37_79">Distribution</text:span><text:span text:style-name="T37_80"><text:s/></text:span><text:span text:style-name="T37_81">bereits</text:span><text:span text:style-name="T37_82"><text:s/></text:span><text:span text:style-name="T37_83">umfangreich</text:span><text:span text:style-name="T37_84"><text:s/></text:span><text:span text:style-name="T37_85">in</text:span><text:span text:style-name="T37_86"><text:s/></text:span><text:span text:style-name="T37_87">Schulen</text:span><text:span text:style-name="T37_88"><text:s/></text:span><text:span text:style-name="T37_89">und</text:span><text:span text:style-name="T37_90"><text:s/></text:span><text:span text:style-name="T37_91">anderen</text:span><text:span text:style-name="T37_92"><text:s/></text:span><text:span text:style-name="T37_93">Bildungseinrichtungen</text:span><text:span text:style-name="T37_94"><text:s/></text:span><text:span text:style-name="T37_95">verwendet</text:span><text:span text:style-name="T37_96"><text:s/></text:span><text:span text:style-name="T37_97">um</text:span><text:span text:style-name="T37_98"><text:s/></text:span><text:span text:style-name="T37_99">eine</text:span><text:span text:style-name="T37_100"><text:s/></text:span><text:span text:style-name="T37_101">reichhaltige</text:span><text:span text:style-name="T37_102"><text:s/></text:span><text:span text:style-name="T37_103">Lernumgebung</text:span><text:span text:style-name="T37_104"><text:s/></text:span><text:span text:style-name="T37_105">für</text:span><text:span text:style-name="T37_106"><text:s/></text:span><text:span text:style-name="T37_107">Lernende</text:span><text:span text:style-name="T37_108"><text:s/></text:span><text:span text:style-name="T37_109">zur</text:span><text:span text:style-name="T37_110"><text:s/></text:span><text:span text:style-name="T37_111">Verfügung</text:span><text:span text:style-name="T37_112"><text:s/></text:span><text:span text:style-name="T37_113">zu</text:span><text:span text:style-name="T37_114"><text:s/></text:span><text:span text:style-name="T37_115">stellen</text:span><text:span text:style-name="T37_116">.<text:s/></text:span><text:span text:style-name="T37_117">Es</text:span><text:span text:style-name="T37_118"><text:s/></text:span><text:span text:style-name="T37_119">ist</text:span><text:span text:style-name="T37_120"><text:s/></text:span><text:span text:style-name="T37_121">ein</text:span><text:span text:style-name="T37_122"><text:s/></text:span><text:span text:style-name="T37_123">großartiges</text:span><text:span text:style-name="T37_124"><text:s/></text:span><text:span text:style-name="T37_125">System</text:span><text:span text:style-name="T37_126"><text:s/></text:span><text:span text:style-name="T37_127">um</text:span><text:span text:style-name="T37_128"><text:s/></text:span><text:span text:style-name="T37_129">älteren</text:span><text:span text:style-name="T37_130"><text:s/></text:span><text:span text:style-name="T37_131">Kindern</text:span><text:span text:style-name="T37_132"><text:s/></text:span><text:span text:style-name="T37_133">Linux</text:span><text:span text:style-name="T37_134"><text:s/></text:span><text:span text:style-name="T37_135">beizubringen</text:span><text:span text:style-name="T37_136">,<text:s/></text:span><text:span text:style-name="T37_137">da</text:span><text:span text:style-name="T37_138"><text:s/></text:span><text:span text:style-name="T37_139">seine</text:span><text:span text:style-name="T37_140"><text:s/></text:span><text:span text:style-name="T37_141">Lernkurve</text:span><text:span text:style-name="T37_142"><text:s/></text:span><text:span text:style-name="T37_143">am</text:span><text:span text:style-name="T37_144"><text:s/></text:span><text:span text:style-name="T37_145">Anfange</text:span><text:span text:style-name="T37_146"><text:s/></text:span><text:span text:style-name="T37_147">etwas</text:span><text:span text:style-name="T37_148"><text:s/></text:span><text:span text:style-name="T37_149">steiler</text:span><text:span text:style-name="T37_150"><text:s/></text:span><text:span text:style-name="T37_151">sein</text:span><text:span text:style-name="T37_152"><text:s/></text:span><text:span text:style-name="T37_153">kann</text:span><text:span text:style-name="T37_154"><text:s/></text:span><text:span text:style-name="T37_155">als</text:span><text:span text:style-name="T37_156"><text:s/></text:span><text:span text:style-name="T37_157">etwa</text:span><text:span text:style-name="T37_158"><text:s/></text:span><text:span text:style-name="T37_159">bei</text:span><text:span text:style-name="T37_160"><text:s/></text:span><text:span text:style-name="T37_161">Qimo</text:span><text:span text:style-name="T37_162"><text:s/></text:span><text:span text:style-name="T37_163">oder</text:span><text:span text:style-name="T37_164"><text:s/></text:span><text:span text:style-name="T37_165">Sugar</text:span><text:span text:style-name="T37_16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background-color="#ffffff" fo:color="#333333" style:font-name="Arial" fo:font-size="9pt" style:font-name-asian="Arial" style:font-size-asian="9pt" style:font-name-complex="Arial" style:font-size-complex="9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fffff" fo:color="#333333" style:font-name="Arial" fo:font-size="9pt" style:font-name-asian="Arial" style:font-size-asian="9pt" style:font-name-complex="Arial" style:font-size-complex="9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